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8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1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2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1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2" style:family="paragraph" style:parent-style-name="Standard">
      <style:text-properties fo:font-style="normal" officeooo:paragraph-rsid="00751d17" style:font-style-asian="normal" style:font-style-complex="normal"/>
    </style:style>
    <style:style style:name="P33" style:family="paragraph" style:parent-style-name="Standard">
      <style:text-properties fo:font-style="normal" officeooo:paragraph-rsid="006f66ec" style:font-style-asian="normal" style:font-style-complex="normal"/>
    </style:style>
    <style:style style:name="P34" style:family="paragraph" style:parent-style-name="Standard">
      <style:text-properties fo:font-style="normal" officeooo:paragraph-rsid="00793c0d" style:font-style-asian="normal" style:font-style-complex="normal"/>
    </style:style>
    <style:style style:name="P35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6" style:family="paragraph" style:parent-style-name="Standard">
      <style:text-properties fo:font-style="normal" officeooo:paragraph-rsid="005f2637" style:font-style-asian="normal" style:font-style-complex="normal"/>
    </style:style>
    <style:style style:name="P37" style:family="paragraph" style:parent-style-name="Standard">
      <style:text-properties fo:font-style="normal" officeooo:paragraph-rsid="00644350" style:font-style-asian="normal" style:font-style-complex="normal"/>
    </style:style>
    <style:style style:name="P38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39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0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1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2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3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5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6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1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2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text-properties fo:font-style="normal" officeooo:paragraph-rsid="00939859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7" style:family="paragraph" style:parent-style-name="Standard">
      <style:text-properties fo:font-style="normal" officeooo:paragraph-rsid="00956521" style:font-style-asian="normal" style:font-style-complex="normal"/>
    </style:style>
    <style:style style:name="P58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9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0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2" style:family="paragraph" style:parent-style-name="Standard">
      <style:text-properties fo:font-style="normal" officeooo:rsid="00a1e031" style:font-style-asian="normal" style:font-style-complex="normal"/>
    </style:style>
    <style:style style:name="P63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4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6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8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9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0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3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4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6" style:family="paragraph" style:parent-style-name="Standard">
      <style:text-properties fo:font-style="normal" officeooo:paragraph-rsid="00c2c999" style:font-style-asian="normal" style:font-style-complex="normal"/>
    </style:style>
    <style:style style:name="P77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9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1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2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4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5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6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9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1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2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3" style:family="paragraph" style:parent-style-name="Standard">
      <style:text-properties fo:font-style="normal" officeooo:paragraph-rsid="01148430" style:font-style-asian="normal" style:font-style-complex="normal"/>
    </style:style>
    <style:style style:name="P94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6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97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98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9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0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1" style:family="paragraph" style:parent-style-name="Standard">
      <style:text-properties fo:font-style="normal" officeooo:paragraph-rsid="01190d75" style:font-style-asian="normal" style:font-style-complex="normal"/>
    </style:style>
    <style:style style:name="P102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3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4" style:family="paragraph" style:parent-style-name="Standard">
      <style:text-properties fo:font-style="normal" officeooo:rsid="0128c6e8" officeooo:paragraph-rsid="012cecd7" style:font-style-asian="normal" style:font-style-complex="normal"/>
    </style:style>
    <style:style style:name="P105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6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7" style:family="paragraph" style:parent-style-name="Standard">
      <style:text-properties fo:font-style="normal" officeooo:paragraph-rsid="01305c41" style:font-style-asian="normal" style:font-style-complex="normal"/>
    </style:style>
    <style:style style:name="P108" style:family="paragraph" style:parent-style-name="Standard">
      <style:text-properties fo:font-style="normal" officeooo:paragraph-rsid="01401741" style:font-style-asian="normal" style:font-style-complex="normal"/>
    </style:style>
    <style:style style:name="P109" style:family="paragraph" style:parent-style-name="Standard">
      <style:text-properties fo:font-style="normal" officeooo:paragraph-rsid="01466326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8ad15c9" officeooo:paragraph-rsid="002f336e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10db770" officeooo:paragraph-rsid="004450ff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36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37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38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39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40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4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42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43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44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45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176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77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78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84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185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08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10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officeooo:paragraph-rsid="00134990"/>
    </style:style>
    <style:style style:name="P213" style:family="paragraph" style:parent-style-name="Standard">
      <style:text-properties fo:font-style="italic" style:font-style-asian="italic" style:font-style-complex="italic"/>
    </style:style>
    <style:style style:name="P214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15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16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17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18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19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20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21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22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23" style:family="paragraph" style:parent-style-name="Standard">
      <style:text-properties fo:font-style="italic" officeooo:paragraph-rsid="0057ec24" style:font-style-asian="italic" style:font-style-complex="italic"/>
    </style:style>
    <style:style style:name="P224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25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26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27" style:family="paragraph" style:parent-style-name="Standard">
      <style:text-properties fo:font-style="italic" officeooo:paragraph-rsid="005f2637" style:font-style-asian="italic" style:font-style-complex="italic"/>
    </style:style>
    <style:style style:name="P228" style:family="paragraph" style:parent-style-name="Standard">
      <style:text-properties fo:font-style="italic" officeooo:paragraph-rsid="00644350" style:font-style-asian="italic" style:font-style-complex="italic"/>
    </style:style>
    <style:style style:name="P229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30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31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32" style:family="paragraph" style:parent-style-name="Standard">
      <style:text-properties fo:font-style="italic" officeooo:paragraph-rsid="00684bfc" style:font-style-asian="italic" style:font-style-complex="italic"/>
    </style:style>
    <style:style style:name="P233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34" style:family="paragraph" style:parent-style-name="Standard">
      <style:text-properties fo:font-style="italic" officeooo:paragraph-rsid="006f66ec" style:font-style-asian="italic" style:font-style-complex="italic"/>
    </style:style>
    <style:style style:name="P235" style:family="paragraph" style:parent-style-name="Standard">
      <style:text-properties fo:font-style="italic" officeooo:paragraph-rsid="0071baff" style:font-style-asian="italic" style:font-style-complex="italic"/>
    </style:style>
    <style:style style:name="P236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37" style:family="paragraph" style:parent-style-name="Standard">
      <style:text-properties fo:font-style="italic" officeooo:paragraph-rsid="00751d17" style:font-style-asian="italic" style:font-style-complex="italic"/>
    </style:style>
    <style:style style:name="P238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39" style:family="paragraph" style:parent-style-name="Standard">
      <style:text-properties fo:font-style="italic" officeooo:paragraph-rsid="00793c0d" style:font-style-asian="italic" style:font-style-complex="italic"/>
    </style:style>
    <style:style style:name="P240" style:family="paragraph" style:parent-style-name="Standard">
      <style:text-properties fo:font-style="italic" officeooo:paragraph-rsid="007b2101" style:font-style-asian="italic" style:font-style-complex="italic"/>
    </style:style>
    <style:style style:name="P241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42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43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44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45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46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47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48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49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50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51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52" style:family="paragraph" style:parent-style-name="Standard">
      <style:text-properties fo:font-style="italic" officeooo:paragraph-rsid="008eb3ea" style:font-style-asian="italic" style:font-style-complex="italic"/>
    </style:style>
    <style:style style:name="P253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54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55" style:family="paragraph" style:parent-style-name="Standard">
      <style:text-properties fo:font-style="italic" officeooo:paragraph-rsid="00939859" style:font-style-asian="italic" style:font-style-complex="italic"/>
    </style:style>
    <style:style style:name="P256" style:family="paragraph" style:parent-style-name="Standard">
      <style:text-properties fo:font-style="italic" officeooo:paragraph-rsid="00971224" style:font-style-asian="italic" style:font-style-complex="italic"/>
    </style:style>
    <style:style style:name="P257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58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59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60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61" style:family="paragraph" style:parent-style-name="Standard">
      <style:text-properties fo:font-style="italic" officeooo:paragraph-rsid="00a6f347" style:font-style-asian="italic" style:font-style-complex="italic"/>
    </style:style>
    <style:style style:name="P262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63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64" style:family="paragraph" style:parent-style-name="Standard">
      <style:text-properties fo:font-style="italic" officeooo:paragraph-rsid="00acfb9d" style:font-style-asian="italic" style:font-style-complex="italic"/>
    </style:style>
    <style:style style:name="P265" style:family="paragraph" style:parent-style-name="Standard">
      <style:text-properties fo:font-style="italic" officeooo:paragraph-rsid="00b41267" style:font-style-asian="italic" style:font-style-complex="italic"/>
    </style:style>
    <style:style style:name="P266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267" style:family="paragraph" style:parent-style-name="Standard">
      <style:text-properties fo:font-style="italic" officeooo:paragraph-rsid="00ba819c" style:font-style-asian="italic" style:font-style-complex="italic"/>
    </style:style>
    <style:style style:name="P268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69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70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71" style:family="paragraph" style:parent-style-name="Standard">
      <style:text-properties fo:font-style="italic" officeooo:paragraph-rsid="00c2c999" style:font-style-asian="italic" style:font-style-complex="italic"/>
    </style:style>
    <style:style style:name="P272" style:family="paragraph" style:parent-style-name="Standard">
      <style:text-properties fo:font-style="italic" officeooo:paragraph-rsid="00c50878" style:font-style-asian="italic" style:font-style-complex="italic"/>
    </style:style>
    <style:style style:name="P273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74" style:family="paragraph" style:parent-style-name="Standard">
      <style:text-properties fo:font-style="italic" officeooo:paragraph-rsid="00dd44af" style:font-style-asian="italic" style:font-style-complex="italic"/>
    </style:style>
    <style:style style:name="P275" style:family="paragraph" style:parent-style-name="Standard">
      <style:text-properties fo:font-style="italic" officeooo:paragraph-rsid="00f4c6c5" style:font-style-asian="italic" style:font-style-complex="italic"/>
    </style:style>
    <style:style style:name="P276" style:family="paragraph" style:parent-style-name="Standard">
      <style:text-properties fo:font-style="italic" officeooo:paragraph-rsid="00fc67ff" style:font-style-asian="italic" style:font-style-complex="italic"/>
    </style:style>
    <style:style style:name="P277" style:family="paragraph" style:parent-style-name="Standard">
      <style:text-properties fo:font-style="italic" officeooo:paragraph-rsid="00fdd3aa" style:font-style-asian="italic" style:font-style-complex="italic"/>
    </style:style>
    <style:style style:name="P278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279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280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281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282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283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284" style:family="paragraph" style:parent-style-name="Standard">
      <style:text-properties fo:font-style="italic" officeooo:paragraph-rsid="01148430" style:font-style-asian="italic" style:font-style-complex="italic"/>
    </style:style>
    <style:style style:name="P285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286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287" style:family="paragraph" style:parent-style-name="Standard">
      <style:text-properties fo:font-style="italic" officeooo:paragraph-rsid="01190d75" style:font-style-asian="italic" style:font-style-complex="italic"/>
    </style:style>
    <style:style style:name="P288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289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290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291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292" style:family="paragraph" style:parent-style-name="Standard">
      <style:text-properties fo:font-style="italic" officeooo:paragraph-rsid="01305c41" style:font-style-asian="italic" style:font-style-complex="italic"/>
    </style:style>
    <style:style style:name="P293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294" style:family="paragraph" style:parent-style-name="Standard">
      <style:text-properties fo:font-style="italic" officeooo:paragraph-rsid="01466326" style:font-style-asian="italic" style:font-style-complex="italic"/>
    </style:style>
    <style:style style:name="P295" style:family="paragraph" style:parent-style-name="Standard">
      <style:text-properties fo:font-style="italic" officeooo:paragraph-rsid="014f285e" style:font-style-asian="italic" style:font-style-complex="italic"/>
    </style:style>
    <style:style style:name="P296" style:family="paragraph" style:parent-style-name="Standard">
      <style:text-properties fo:font-style="italic" officeooo:paragraph-rsid="014d6fa3" style:font-style-asian="italic" style:font-style-complex="italic"/>
    </style:style>
    <style:style style:name="P297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298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299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00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01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02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03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04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05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06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07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08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09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10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11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12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13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14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15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16" style:family="paragraph" style:parent-style-name="Standard">
      <style:text-properties fo:font-style="italic" style:text-underline-style="none" officeooo:rsid="00d2fc06" officeooo:paragraph-rsid="002f336e" style:font-style-asian="italic" style:font-style-complex="italic"/>
    </style:style>
    <style:style style:name="P317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18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19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2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21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22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23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24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25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26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27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28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29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30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31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32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33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34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35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351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352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353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354" style:family="paragraph" style:parent-style-name="Standard">
      <style:text-properties officeooo:paragraph-rsid="00154f37"/>
    </style:style>
    <style:style style:name="P355" style:family="paragraph" style:parent-style-name="Standard">
      <style:text-properties officeooo:paragraph-rsid="00186c3f"/>
    </style:style>
    <style:style style:name="P356" style:family="paragraph" style:parent-style-name="Standard">
      <style:text-properties officeooo:paragraph-rsid="0018e013"/>
    </style:style>
    <style:style style:name="P357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358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359" style:family="paragraph" style:parent-style-name="Standard">
      <style:text-properties officeooo:rsid="001c0ef5" officeooo:paragraph-rsid="001c0ef5"/>
    </style:style>
    <style:style style:name="P360" style:family="paragraph" style:parent-style-name="Standard">
      <style:text-properties officeooo:rsid="001c0ef5" officeooo:paragraph-rsid="00819260"/>
    </style:style>
    <style:style style:name="P361" style:family="paragraph" style:parent-style-name="Standard">
      <style:text-properties officeooo:rsid="001c5680" officeooo:paragraph-rsid="001c5680"/>
    </style:style>
    <style:style style:name="P362" style:family="paragraph" style:parent-style-name="Standard">
      <style:paragraph-properties fo:line-height="115%"/>
      <style:text-properties officeooo:rsid="001c5680" officeooo:paragraph-rsid="001c5680"/>
    </style:style>
    <style:style style:name="P363" style:family="paragraph" style:parent-style-name="Standard">
      <style:text-properties officeooo:paragraph-rsid="001c5680"/>
    </style:style>
    <style:style style:name="P364" style:family="paragraph" style:parent-style-name="Standard">
      <style:paragraph-properties fo:line-height="115%"/>
      <style:text-properties officeooo:paragraph-rsid="002ba0e7"/>
    </style:style>
    <style:style style:name="P365" style:family="paragraph" style:parent-style-name="Standard">
      <style:paragraph-properties fo:line-height="115%"/>
      <style:text-properties officeooo:paragraph-rsid="00819260"/>
    </style:style>
    <style:style style:name="P366" style:family="paragraph" style:parent-style-name="Standard">
      <style:paragraph-properties fo:line-height="115%"/>
      <style:text-properties officeooo:paragraph-rsid="0082c116"/>
    </style:style>
    <style:style style:name="P367" style:family="paragraph" style:parent-style-name="Standard">
      <style:paragraph-properties fo:line-height="115%"/>
      <style:text-properties officeooo:paragraph-rsid="008b54df"/>
    </style:style>
    <style:style style:name="P368" style:family="paragraph" style:parent-style-name="Standard">
      <style:paragraph-properties fo:line-height="115%"/>
      <style:text-properties officeooo:paragraph-rsid="00941a11"/>
    </style:style>
    <style:style style:name="P369" style:family="paragraph" style:parent-style-name="Standard">
      <style:paragraph-properties fo:line-height="115%"/>
      <style:text-properties officeooo:paragraph-rsid="009d5b59"/>
    </style:style>
    <style:style style:name="P370" style:family="paragraph" style:parent-style-name="Standard">
      <style:paragraph-properties fo:line-height="115%"/>
      <style:text-properties officeooo:paragraph-rsid="00a8ca1b"/>
    </style:style>
    <style:style style:name="P371" style:family="paragraph" style:parent-style-name="Standard">
      <style:paragraph-properties fo:line-height="115%"/>
      <style:text-properties officeooo:paragraph-rsid="00201bd5"/>
    </style:style>
    <style:style style:name="P372" style:family="paragraph" style:parent-style-name="Standard">
      <style:paragraph-properties fo:line-height="115%"/>
      <style:text-properties officeooo:paragraph-rsid="00f9fdc0"/>
    </style:style>
    <style:style style:name="P373" style:family="paragraph" style:parent-style-name="Standard">
      <style:paragraph-properties fo:line-height="115%"/>
      <style:text-properties officeooo:paragraph-rsid="012e9465"/>
    </style:style>
    <style:style style:name="P374" style:family="paragraph" style:parent-style-name="Standard">
      <style:paragraph-properties fo:line-height="115%"/>
      <style:text-properties officeooo:paragraph-rsid="012edf56"/>
    </style:style>
    <style:style style:name="P375" style:family="paragraph" style:parent-style-name="Standard">
      <style:paragraph-properties fo:line-height="115%"/>
      <style:text-properties officeooo:paragraph-rsid="01305c41"/>
    </style:style>
    <style:style style:name="P376" style:family="paragraph" style:parent-style-name="Standard">
      <style:paragraph-properties fo:line-height="100%"/>
      <style:text-properties officeooo:paragraph-rsid="00201bd5"/>
    </style:style>
    <style:style style:name="P377" style:family="paragraph" style:parent-style-name="Standard">
      <style:paragraph-properties fo:line-height="100%"/>
      <style:text-properties officeooo:paragraph-rsid="005b3d57"/>
    </style:style>
    <style:style style:name="P378" style:family="paragraph" style:parent-style-name="Standard">
      <style:paragraph-properties fo:line-height="100%"/>
      <style:text-properties officeooo:paragraph-rsid="005c5090"/>
    </style:style>
    <style:style style:name="P379" style:family="paragraph" style:parent-style-name="Standard">
      <style:paragraph-properties fo:line-height="100%"/>
      <style:text-properties officeooo:paragraph-rsid="005dfe09"/>
    </style:style>
    <style:style style:name="P380" style:family="paragraph" style:parent-style-name="Standard">
      <style:paragraph-properties fo:line-height="100%"/>
      <style:text-properties officeooo:paragraph-rsid="00bdd473"/>
    </style:style>
    <style:style style:name="P381" style:family="paragraph" style:parent-style-name="Standard">
      <style:paragraph-properties fo:line-height="100%"/>
      <style:text-properties officeooo:paragraph-rsid="01148430"/>
    </style:style>
    <style:style style:name="P382" style:family="paragraph" style:parent-style-name="Standard">
      <style:paragraph-properties fo:line-height="100%"/>
      <style:text-properties officeooo:paragraph-rsid="013b189d"/>
    </style:style>
    <style:style style:name="P383" style:family="paragraph" style:parent-style-name="Standard">
      <style:paragraph-properties fo:line-height="100%"/>
      <style:text-properties officeooo:paragraph-rsid="013c5706"/>
    </style:style>
    <style:style style:name="P384" style:family="paragraph" style:parent-style-name="Standard">
      <style:text-properties officeooo:paragraph-rsid="001e2fb9"/>
    </style:style>
    <style:style style:name="P385" style:family="paragraph" style:parent-style-name="Standard">
      <style:text-properties officeooo:paragraph-rsid="00201bd5"/>
    </style:style>
    <style:style style:name="P386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387" style:family="paragraph" style:parent-style-name="Standard">
      <style:text-properties officeooo:paragraph-rsid="0023a424"/>
    </style:style>
    <style:style style:name="P388" style:family="paragraph" style:parent-style-name="Standard">
      <style:text-properties officeooo:paragraph-rsid="00254a2e"/>
    </style:style>
    <style:style style:name="P389" style:family="paragraph" style:parent-style-name="Standard">
      <style:text-properties officeooo:paragraph-rsid="0029f907"/>
    </style:style>
    <style:style style:name="P390" style:family="paragraph" style:parent-style-name="Standard">
      <style:text-properties officeooo:rsid="00beb82f" officeooo:paragraph-rsid="005b3d57"/>
    </style:style>
    <style:style style:name="P391" style:family="paragraph" style:parent-style-name="Standard">
      <style:text-properties officeooo:rsid="00d9c9e4" officeooo:paragraph-rsid="00316632"/>
    </style:style>
    <style:style style:name="P392" style:family="paragraph" style:parent-style-name="Standard">
      <style:text-properties officeooo:paragraph-rsid="00316632"/>
    </style:style>
    <style:style style:name="P393" style:family="paragraph" style:parent-style-name="Standard">
      <style:text-properties officeooo:paragraph-rsid="003523e3"/>
    </style:style>
    <style:style style:name="P394" style:family="paragraph" style:parent-style-name="Standard">
      <style:text-properties style:use-window-font-color="true"/>
    </style:style>
    <style:style style:name="P395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396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397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398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399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00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01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0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14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16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1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20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22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423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424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425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42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427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428" style:family="paragraph" style:parent-style-name="Standard">
      <style:text-properties style:use-window-font-color="true" officeooo:rsid="007d92ff" officeooo:paragraph-rsid="007d92ff"/>
    </style:style>
    <style:style style:name="P429" style:family="paragraph" style:parent-style-name="Standard">
      <style:text-properties style:use-window-font-color="true" officeooo:paragraph-rsid="007d92ff"/>
    </style:style>
    <style:style style:name="P430" style:family="paragraph" style:parent-style-name="Standard">
      <style:text-properties officeooo:paragraph-rsid="003c1931"/>
    </style:style>
    <style:style style:name="P431" style:family="paragraph" style:parent-style-name="Standard">
      <style:text-properties officeooo:paragraph-rsid="003fcbcf"/>
    </style:style>
    <style:style style:name="P432" style:family="paragraph" style:parent-style-name="Standard">
      <style:text-properties officeooo:paragraph-rsid="00432526"/>
    </style:style>
    <style:style style:name="P433" style:family="paragraph" style:parent-style-name="Standard">
      <style:text-properties officeooo:paragraph-rsid="004566c5"/>
    </style:style>
    <style:style style:name="P434" style:family="paragraph" style:parent-style-name="Standard">
      <style:text-properties officeooo:paragraph-rsid="004b8029"/>
    </style:style>
    <style:style style:name="P435" style:family="paragraph" style:parent-style-name="Standard">
      <style:text-properties officeooo:paragraph-rsid="0050b57f"/>
    </style:style>
    <style:style style:name="P436" style:family="paragraph" style:parent-style-name="Standard">
      <style:text-properties officeooo:rsid="00523bf9" officeooo:paragraph-rsid="00523bf9"/>
    </style:style>
    <style:style style:name="P437" style:family="paragraph" style:parent-style-name="Standard">
      <style:text-properties officeooo:paragraph-rsid="0055a125"/>
    </style:style>
    <style:style style:name="P438" style:family="paragraph" style:parent-style-name="Standard">
      <style:text-properties officeooo:paragraph-rsid="00572cb0"/>
    </style:style>
    <style:style style:name="P439" style:family="paragraph" style:parent-style-name="Standard">
      <style:text-properties officeooo:paragraph-rsid="005c5090"/>
    </style:style>
    <style:style style:name="P440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41" style:family="paragraph" style:parent-style-name="Standard">
      <style:text-properties fo:font-weight="bold" style:font-weight-asian="bold" style:font-weight-complex="bold"/>
    </style:style>
    <style:style style:name="P442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443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444" style:family="paragraph" style:parent-style-name="Standard">
      <style:text-properties fo:font-weight="bold" officeooo:paragraph-rsid="012e9465" style:font-weight-asian="bold" style:font-weight-complex="bold"/>
    </style:style>
    <style:style style:name="P445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446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447" style:family="paragraph" style:parent-style-name="Standard">
      <style:text-properties officeooo:rsid="001e2fb9" officeooo:paragraph-rsid="001e2fb9"/>
    </style:style>
    <style:style style:name="P448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449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450" style:family="paragraph" style:parent-style-name="Standard">
      <style:text-properties officeooo:paragraph-rsid="005f2637"/>
    </style:style>
    <style:style style:name="P451" style:family="paragraph" style:parent-style-name="Standard">
      <style:text-properties officeooo:rsid="005fb5cb" officeooo:paragraph-rsid="005fb5cb"/>
    </style:style>
    <style:style style:name="P452" style:family="paragraph" style:parent-style-name="Standard">
      <style:text-properties officeooo:paragraph-rsid="00607814"/>
    </style:style>
    <style:style style:name="P453" style:family="paragraph" style:parent-style-name="Standard">
      <style:text-properties officeooo:paragraph-rsid="0063f681"/>
    </style:style>
    <style:style style:name="P454" style:family="paragraph" style:parent-style-name="Standard">
      <style:text-properties officeooo:rsid="00644350" officeooo:paragraph-rsid="00644350"/>
    </style:style>
    <style:style style:name="P455" style:family="paragraph" style:parent-style-name="Standard">
      <style:text-properties officeooo:paragraph-rsid="00644350"/>
    </style:style>
    <style:style style:name="P456" style:family="paragraph" style:parent-style-name="Standard">
      <style:text-properties officeooo:paragraph-rsid="006579dd"/>
    </style:style>
    <style:style style:name="P457" style:family="paragraph" style:parent-style-name="Standard">
      <style:text-properties officeooo:paragraph-rsid="0066c57e"/>
    </style:style>
    <style:style style:name="P458" style:family="paragraph" style:parent-style-name="Standard">
      <style:text-properties officeooo:paragraph-rsid="0069643a"/>
    </style:style>
    <style:style style:name="P459" style:family="paragraph" style:parent-style-name="Standard">
      <style:text-properties officeooo:paragraph-rsid="0069ae1a"/>
    </style:style>
    <style:style style:name="P460" style:family="paragraph" style:parent-style-name="Standard">
      <style:text-properties officeooo:rsid="006f66ec" officeooo:paragraph-rsid="006f66ec"/>
    </style:style>
    <style:style style:name="P461" style:family="paragraph" style:parent-style-name="Standard">
      <style:text-properties officeooo:paragraph-rsid="006f66ec"/>
    </style:style>
    <style:style style:name="P462" style:family="paragraph" style:parent-style-name="Standard">
      <style:text-properties officeooo:paragraph-rsid="0071baff"/>
    </style:style>
    <style:style style:name="P463" style:family="paragraph" style:parent-style-name="Standard">
      <style:text-properties officeooo:rsid="0072cdc4" officeooo:paragraph-rsid="00751d17"/>
    </style:style>
    <style:style style:name="P464" style:family="paragraph" style:parent-style-name="Standard">
      <style:text-properties officeooo:paragraph-rsid="00751d17"/>
    </style:style>
    <style:style style:name="P465" style:family="paragraph" style:parent-style-name="Standard">
      <style:text-properties officeooo:rsid="00793c0d" officeooo:paragraph-rsid="00793c0d"/>
    </style:style>
    <style:style style:name="P466" style:family="paragraph" style:parent-style-name="Standard">
      <style:paragraph-properties fo:line-height="115%"/>
      <style:text-properties officeooo:rsid="00793c0d" officeooo:paragraph-rsid="00793c0d"/>
    </style:style>
    <style:style style:name="P467" style:family="paragraph" style:parent-style-name="Standard">
      <style:text-properties officeooo:rsid="00793c0d" officeooo:paragraph-rsid="007b2101"/>
    </style:style>
    <style:style style:name="P468" style:family="paragraph" style:parent-style-name="Standard">
      <style:text-properties officeooo:paragraph-rsid="00793c0d"/>
    </style:style>
    <style:style style:name="P469" style:family="paragraph" style:parent-style-name="Standard">
      <style:text-properties officeooo:paragraph-rsid="007b2101"/>
    </style:style>
    <style:style style:name="P470" style:family="paragraph" style:parent-style-name="Standard">
      <style:text-properties officeooo:rsid="007d92ff" officeooo:paragraph-rsid="007d92ff"/>
    </style:style>
    <style:style style:name="P471" style:family="paragraph" style:parent-style-name="Standard">
      <style:text-properties officeooo:paragraph-rsid="007d92ff"/>
    </style:style>
    <style:style style:name="P472" style:family="paragraph" style:parent-style-name="Standard">
      <style:text-properties officeooo:paragraph-rsid="0053faec"/>
    </style:style>
    <style:style style:name="P473" style:family="paragraph" style:parent-style-name="Standard">
      <style:text-properties officeooo:paragraph-rsid="008478a0"/>
    </style:style>
    <style:style style:name="P474" style:family="paragraph" style:parent-style-name="Standard">
      <style:text-properties officeooo:paragraph-rsid="008eeb87"/>
    </style:style>
    <style:style style:name="P475" style:family="paragraph" style:parent-style-name="Standard">
      <style:text-properties officeooo:paragraph-rsid="00905987"/>
    </style:style>
    <style:style style:name="P476" style:family="paragraph" style:parent-style-name="Standard">
      <style:text-properties officeooo:paragraph-rsid="00939859"/>
    </style:style>
    <style:style style:name="P477" style:family="paragraph" style:parent-style-name="Standard">
      <style:text-properties officeooo:paragraph-rsid="0097dc17"/>
    </style:style>
    <style:style style:name="P478" style:family="paragraph" style:parent-style-name="Standard">
      <style:text-properties officeooo:rsid="009d5b59" officeooo:paragraph-rsid="009d5b59"/>
    </style:style>
    <style:style style:name="P479" style:family="paragraph" style:parent-style-name="Standard">
      <style:text-properties officeooo:rsid="009d5b59" officeooo:paragraph-rsid="009ec4fc"/>
    </style:style>
    <style:style style:name="P480" style:family="paragraph" style:parent-style-name="Standard">
      <style:text-properties officeooo:paragraph-rsid="009d5b59"/>
    </style:style>
    <style:style style:name="P481" style:family="paragraph" style:parent-style-name="Standard">
      <style:text-properties officeooo:paragraph-rsid="009ec4fc"/>
    </style:style>
    <style:style style:name="P482" style:family="paragraph" style:parent-style-name="Standard">
      <style:text-properties officeooo:paragraph-rsid="009f187e"/>
    </style:style>
    <style:style style:name="P483" style:family="paragraph" style:parent-style-name="Standard">
      <style:text-properties officeooo:paragraph-rsid="007fd79d"/>
    </style:style>
    <style:style style:name="P484" style:family="paragraph" style:parent-style-name="Standard">
      <style:text-properties officeooo:paragraph-rsid="00a1d04f"/>
    </style:style>
    <style:style style:name="P485" style:family="paragraph" style:parent-style-name="Standard">
      <style:text-properties officeooo:rsid="00a6f347" officeooo:paragraph-rsid="00a6f347"/>
    </style:style>
    <style:style style:name="P486" style:family="paragraph" style:parent-style-name="Standard">
      <style:text-properties officeooo:paragraph-rsid="00aa7e9e"/>
    </style:style>
    <style:style style:name="P487" style:family="paragraph" style:parent-style-name="Standard">
      <style:text-properties officeooo:paragraph-rsid="00acfb9d"/>
    </style:style>
    <style:style style:name="P488" style:family="paragraph" style:parent-style-name="Standard">
      <style:text-properties officeooo:paragraph-rsid="00a1e031"/>
    </style:style>
    <style:style style:name="P489" style:family="paragraph" style:parent-style-name="Standard">
      <style:text-properties officeooo:paragraph-rsid="00635f1a"/>
    </style:style>
    <style:style style:name="P490" style:family="paragraph" style:parent-style-name="Standard">
      <style:text-properties officeooo:paragraph-rsid="00ba819c"/>
    </style:style>
    <style:style style:name="P491" style:family="paragraph" style:parent-style-name="Standard">
      <style:paragraph-properties fo:line-height="100%"/>
      <style:text-properties officeooo:rsid="00ba819c" officeooo:paragraph-rsid="00c12d1c"/>
    </style:style>
    <style:style style:name="P492" style:family="paragraph" style:parent-style-name="Standard">
      <style:text-properties officeooo:paragraph-rsid="00bc5e43"/>
    </style:style>
    <style:style style:name="P493" style:family="paragraph" style:parent-style-name="Standard">
      <style:text-properties officeooo:paragraph-rsid="00c50878"/>
    </style:style>
    <style:style style:name="P494" style:family="paragraph" style:parent-style-name="Standard">
      <style:text-properties officeooo:paragraph-rsid="00c7021f"/>
    </style:style>
    <style:style style:name="P495" style:family="paragraph" style:parent-style-name="Standard">
      <style:text-properties officeooo:paragraph-rsid="00c88326"/>
    </style:style>
    <style:style style:name="P496" style:family="paragraph" style:parent-style-name="Standard">
      <style:text-properties officeooo:paragraph-rsid="00af3424"/>
    </style:style>
    <style:style style:name="P497" style:family="paragraph" style:parent-style-name="Standard">
      <style:text-properties officeooo:paragraph-rsid="00cfa052"/>
    </style:style>
    <style:style style:name="P498" style:family="paragraph" style:parent-style-name="Standard">
      <style:text-properties officeooo:paragraph-rsid="00d63bc5"/>
    </style:style>
    <style:style style:name="P499" style:family="paragraph" style:parent-style-name="Standard">
      <style:text-properties officeooo:paragraph-rsid="00d833d3"/>
    </style:style>
    <style:style style:name="P500" style:family="paragraph" style:parent-style-name="Standard">
      <style:text-properties officeooo:paragraph-rsid="00dd44af"/>
    </style:style>
    <style:style style:name="P501" style:family="paragraph" style:parent-style-name="Standard">
      <style:text-properties officeooo:paragraph-rsid="00e1ae30"/>
    </style:style>
    <style:style style:name="P502" style:family="paragraph" style:parent-style-name="Standard">
      <style:text-properties officeooo:paragraph-rsid="00e56ddc"/>
    </style:style>
    <style:style style:name="P503" style:family="paragraph" style:parent-style-name="Standard">
      <style:text-properties officeooo:paragraph-rsid="00e6e228"/>
    </style:style>
    <style:style style:name="P504" style:family="paragraph" style:parent-style-name="Standard">
      <style:text-properties officeooo:paragraph-rsid="00e9938e"/>
    </style:style>
    <style:style style:name="P505" style:family="paragraph" style:parent-style-name="Standard">
      <style:text-properties officeooo:paragraph-rsid="00eb49f4"/>
    </style:style>
    <style:style style:name="P506" style:family="paragraph" style:parent-style-name="Standard">
      <style:text-properties officeooo:paragraph-rsid="00ec9cc0"/>
    </style:style>
    <style:style style:name="P507" style:family="paragraph" style:parent-style-name="Standard">
      <style:text-properties officeooo:paragraph-rsid="00f4c6c5"/>
    </style:style>
    <style:style style:name="P508" style:family="paragraph" style:parent-style-name="Standard">
      <style:text-properties officeooo:rsid="00f4c6c5" officeooo:paragraph-rsid="00f4c6c5"/>
    </style:style>
    <style:style style:name="P509" style:family="paragraph" style:parent-style-name="Standard">
      <style:text-properties officeooo:rsid="00f68ffb" officeooo:paragraph-rsid="00f68ffb"/>
    </style:style>
    <style:style style:name="P510" style:family="paragraph" style:parent-style-name="Standard">
      <style:text-properties officeooo:paragraph-rsid="00f9fdc0"/>
    </style:style>
    <style:style style:name="P511" style:family="paragraph" style:parent-style-name="Standard">
      <style:text-properties officeooo:paragraph-rsid="00fb5f7f"/>
    </style:style>
    <style:style style:name="P512" style:family="paragraph" style:parent-style-name="Standard">
      <style:text-properties officeooo:paragraph-rsid="00fc67ff"/>
    </style:style>
    <style:style style:name="P513" style:family="paragraph" style:parent-style-name="Standard">
      <style:text-properties officeooo:paragraph-rsid="00fdd6a8"/>
    </style:style>
    <style:style style:name="P514" style:family="paragraph" style:parent-style-name="Standard">
      <style:text-properties officeooo:rsid="010639c7" officeooo:paragraph-rsid="01078b3d"/>
    </style:style>
    <style:style style:name="P515" style:family="paragraph" style:parent-style-name="Standard">
      <style:text-properties officeooo:rsid="010639c7" officeooo:paragraph-rsid="01078ca1"/>
    </style:style>
    <style:style style:name="P516" style:family="paragraph" style:parent-style-name="Standard">
      <style:text-properties officeooo:paragraph-rsid="010639c7"/>
    </style:style>
    <style:style style:name="P517" style:family="paragraph" style:parent-style-name="Standard">
      <style:text-properties officeooo:paragraph-rsid="010c3ac9"/>
    </style:style>
    <style:style style:name="P518" style:family="paragraph" style:parent-style-name="Standard">
      <style:text-properties officeooo:paragraph-rsid="010f5523"/>
    </style:style>
    <style:style style:name="P519" style:family="paragraph" style:parent-style-name="Standard">
      <style:text-properties officeooo:paragraph-rsid="010ff277"/>
    </style:style>
    <style:style style:name="P520" style:family="paragraph" style:parent-style-name="Standard">
      <style:text-properties officeooo:paragraph-rsid="0111d037"/>
    </style:style>
    <style:style style:name="P521" style:family="paragraph" style:parent-style-name="Standard">
      <style:text-properties officeooo:paragraph-rsid="0113860e"/>
    </style:style>
    <style:style style:name="P522" style:family="paragraph" style:parent-style-name="Standard">
      <style:text-properties officeooo:paragraph-rsid="01148430"/>
    </style:style>
    <style:style style:name="P523" style:family="paragraph" style:parent-style-name="Standard">
      <style:text-properties officeooo:paragraph-rsid="01190d75"/>
    </style:style>
    <style:style style:name="P524" style:family="paragraph" style:parent-style-name="Standard">
      <style:text-properties officeooo:rsid="011e7671" officeooo:paragraph-rsid="011e7671"/>
    </style:style>
    <style:style style:name="P525" style:family="paragraph" style:parent-style-name="Standard">
      <style:text-properties officeooo:paragraph-rsid="011e7671"/>
    </style:style>
    <style:style style:name="P526" style:family="paragraph" style:parent-style-name="Standard">
      <style:text-properties officeooo:paragraph-rsid="01206a6e"/>
    </style:style>
    <style:style style:name="P527" style:family="paragraph" style:parent-style-name="Standard">
      <style:text-properties officeooo:paragraph-rsid="008c034a"/>
    </style:style>
    <style:style style:name="P528" style:family="paragraph" style:parent-style-name="Standard">
      <style:text-properties officeooo:paragraph-rsid="012b24b3"/>
    </style:style>
    <style:style style:name="P529" style:family="paragraph" style:parent-style-name="Standard">
      <style:text-properties officeooo:paragraph-rsid="012e9465"/>
    </style:style>
    <style:style style:name="P530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531" style:family="paragraph" style:parent-style-name="Standard">
      <style:text-properties officeooo:paragraph-rsid="01401741"/>
    </style:style>
    <style:style style:name="P532" style:family="paragraph" style:parent-style-name="Standard">
      <style:text-properties officeooo:paragraph-rsid="01466326"/>
    </style:style>
    <style:style style:name="P533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>
      <style:text-properties officeooo:paragraph-rsid="00d459e3"/>
    </style:style>
    <style:style style:name="P535" style:family="paragraph" style:parent-style-name="Standard">
      <style:text-properties officeooo:paragraph-rsid="0149fc19"/>
    </style:style>
    <style:style style:name="P536" style:family="paragraph" style:parent-style-name="Standard">
      <style:text-properties officeooo:paragraph-rsid="01078ca1"/>
    </style:style>
    <style:style style:name="P537" style:family="paragraph" style:parent-style-name="Standard">
      <style:text-properties officeooo:paragraph-rsid="010ab710"/>
    </style:style>
    <style:style style:name="P538" style:family="paragraph" style:parent-style-name="Standard">
      <style:text-properties officeooo:paragraph-rsid="014be95f"/>
    </style:style>
    <style:style style:name="P539" style:family="paragraph" style:parent-style-name="Standard">
      <style:text-properties officeooo:paragraph-rsid="014f285e"/>
    </style:style>
    <style:style style:name="P54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54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550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551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552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553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554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555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55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55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55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55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56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56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56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563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564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565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566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567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568" style:family="paragraph" style:parent-style-name="Standard">
      <style:paragraph-properties fo:break-before="page"/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569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570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571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572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573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574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575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576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577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578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579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580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581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582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583" style:family="paragraph" style:parent-style-name="Standard">
      <style:text-properties fo:font-style="normal" officeooo:rsid="01549026" officeooo:paragraph-rsid="01549026" style:font-style-asian="normal" style:font-style-complex="normal"/>
    </style:style>
    <style:style style:name="P584" style:family="paragraph" style:parent-style-name="Standard">
      <style:text-properties fo:font-style="normal" officeooo:paragraph-rsid="01549026" style:font-style-asian="normal" style:font-style-complex="normal"/>
    </style:style>
    <style:style style:name="P585" style:family="paragraph" style:parent-style-name="Standard">
      <style:text-properties fo:font-style="normal" officeooo:paragraph-rsid="01549d31" style:font-style-asian="normal" style:font-style-complex="normal"/>
    </style:style>
    <style:style style:name="P586" style:family="paragraph" style:parent-style-name="Standard">
      <style:text-properties fo:font-style="normal" officeooo:rsid="01549d31" officeooo:paragraph-rsid="01549d31" style:font-style-asian="normal" style:font-style-complex="normal"/>
    </style:style>
    <style:style style:name="P587" style:family="paragraph" style:parent-style-name="Standard">
      <style:paragraph-properties fo:line-height="115%"/>
      <style:text-properties fo:font-style="normal" officeooo:paragraph-rsid="01549026" style:font-style-asian="normal" style:font-style-complex="normal"/>
    </style:style>
    <style:style style:name="P588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589" style:family="paragraph" style:parent-style-name="Standard">
      <style:text-properties fo:font-style="normal" officeooo:rsid="01617549" officeooo:paragraph-rsid="0161b854" style:font-style-asian="normal" style:font-style-complex="normal"/>
    </style:style>
    <style:style style:name="P590" style:family="paragraph" style:parent-style-name="Standard">
      <style:paragraph-properties fo:line-height="115%"/>
      <style:text-properties fo:font-style="normal" officeooo:rsid="01618dcc" officeooo:paragraph-rsid="0161b854" style:font-style-asian="normal" style:font-style-complex="normal"/>
    </style:style>
    <style:style style:name="P591" style:family="paragraph" style:parent-style-name="Standard">
      <style:text-properties fo:font-style="normal" officeooo:rsid="01618dcc" officeooo:paragraph-rsid="0161b854" style:font-style-asian="normal" style:font-style-complex="normal"/>
    </style:style>
    <style:style style:name="P592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593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594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595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596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597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598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602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603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606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607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608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609" style:family="paragraph" style:parent-style-name="Standard">
      <style:text-properties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610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611" style:family="paragraph" style:parent-style-name="Standard">
      <style:paragraph-properties fo:line-height="100%"/>
      <style:text-properties fo:font-style="normal" style:text-underline-style="none" officeooo:rsid="0151b86d" officeooo:paragraph-rsid="0151b86d" style:font-style-asian="normal" style:font-style-complex="normal"/>
    </style:style>
    <style:style style:name="P612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619" style:family="paragraph" style:parent-style-name="Standard" style:list-style-name="L1">
      <style:text-properties officeooo:paragraph-rsid="001c5680"/>
    </style:style>
    <style:style style:name="P620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621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622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623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624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625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626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627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628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629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630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631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632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633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634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635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636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637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638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639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640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641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642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643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644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645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646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647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648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649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650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651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652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653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654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655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656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657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658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659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660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661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662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663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664" style:family="paragraph" style:parent-style-name="Standard">
      <style:paragraph-properties fo:line-height="100%"/>
      <style:text-properties fo:font-style="italic" officeooo:paragraph-rsid="0151b86d" style:font-style-asian="italic" style:font-style-complex="italic"/>
    </style:style>
    <style:style style:name="P665" style:family="paragraph" style:parent-style-name="Standard" style:list-style-name="L67">
      <style:paragraph-properties fo:line-height="100%"/>
      <style:text-properties fo:font-style="italic" officeooo:paragraph-rsid="0151b86d" style:font-style-asian="italic" style:font-style-complex="italic"/>
    </style:style>
    <style:style style:name="P666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667" style:family="paragraph" style:parent-style-name="Standard">
      <style:text-properties fo:font-style="italic" officeooo:rsid="01536dcf" officeooo:paragraph-rsid="01528202" style:font-style-asian="italic" style:font-style-complex="italic"/>
    </style:style>
    <style:style style:name="P668" style:family="paragraph" style:parent-style-name="Standard">
      <style:text-properties fo:font-style="italic" officeooo:rsid="01549026" officeooo:paragraph-rsid="01549026" style:font-style-asian="italic" style:font-style-complex="italic"/>
    </style:style>
    <style:style style:name="P669" style:family="paragraph" style:parent-style-name="Standard">
      <style:text-properties fo:font-style="italic" officeooo:paragraph-rsid="01549026" style:font-style-asian="italic" style:font-style-complex="italic"/>
    </style:style>
    <style:style style:name="P670" style:family="paragraph" style:parent-style-name="Standard" style:list-style-name="L68">
      <style:text-properties fo:font-style="italic" officeooo:paragraph-rsid="01549026" style:font-style-asian="italic" style:font-style-complex="italic"/>
    </style:style>
    <style:style style:name="P671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672" style:family="paragraph" style:parent-style-name="Standard" style:list-style-name="L69">
      <style:text-properties fo:font-style="italic" officeooo:rsid="01618dcc" officeooo:paragraph-rsid="0161b854" style:font-style-asian="italic" style:font-style-complex="italic"/>
    </style:style>
    <style:style style:name="P673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674" style:family="paragraph" style:parent-style-name="Standard">
      <style:text-properties fo:font-style="italic" officeooo:rsid="01618dcc" officeooo:paragraph-rsid="015ee267" style:font-style-asian="italic" style:font-style-complex="italic"/>
    </style:style>
    <style:style style:name="P675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676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677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678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679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680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681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682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683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684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685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686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687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688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689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690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691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692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693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694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695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696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697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698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699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700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01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02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03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04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05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06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07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08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09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10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11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712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13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14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715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16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17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18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19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20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721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722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23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24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25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26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727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728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729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730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731" style:family="paragraph" style:parent-style-name="Standard">
      <style:text-properties style:use-window-font-color="true" fo:font-style="normal" fo:font-weight="bold" officeooo:rsid="009ff1c7" officeooo:paragraph-rsid="00a1d04f" style:font-style-asian="normal" style:font-weight-asian="bold" style:font-style-complex="normal" style:font-weight-complex="bold"/>
    </style:style>
    <style:style style:name="P732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734" style:family="paragraph" style:parent-style-name="Standard">
      <style:text-properties style:use-window-font-color="true" fo:font-style="normal" fo:font-weight="normal" officeooo:rsid="014d6fa3" officeooo:paragraph-rsid="014f285e" style:font-style-asian="normal" style:font-weight-asian="normal" style:font-style-complex="normal" style:font-weight-complex="normal"/>
    </style:style>
    <style:style style:name="P735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736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37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38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739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40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41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742" style:family="paragraph" style:parent-style-name="Standard" style:list-style-name="L29">
      <style:text-properties officeooo:paragraph-rsid="00a8ca1b"/>
    </style:style>
    <style:style style:name="P743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744" style:family="paragraph" style:parent-style-name="Standard" style:list-style-name="L38">
      <style:text-properties officeooo:paragraph-rsid="00f9fdc0"/>
    </style:style>
    <style:style style:name="P745" style:family="paragraph" style:parent-style-name="Standard" style:list-style-name="L63">
      <style:text-properties officeooo:paragraph-rsid="013e50cb"/>
    </style:style>
    <style:style style:name="P746" style:family="paragraph" style:parent-style-name="Standard" style:list-style-name="L63">
      <style:text-properties officeooo:paragraph-rsid="01401741"/>
    </style:style>
    <style:style style:name="P747" style:family="paragraph" style:parent-style-name="Standard" style:list-style-name="L63">
      <style:text-properties officeooo:paragraph-rsid="013db3b4"/>
    </style:style>
    <style:style style:name="P748" style:family="paragraph" style:parent-style-name="Standard">
      <style:text-properties officeooo:paragraph-rsid="0151b86d"/>
    </style:style>
    <style:style style:name="P749" style:family="paragraph" style:parent-style-name="Standard">
      <style:paragraph-properties fo:line-height="100%"/>
      <style:text-properties officeooo:paragraph-rsid="0151b86d"/>
    </style:style>
    <style:style style:name="P750" style:family="paragraph" style:parent-style-name="Standard">
      <style:paragraph-properties fo:line-height="100%"/>
      <style:text-properties officeooo:paragraph-rsid="0128c6e8"/>
    </style:style>
    <style:style style:name="P751" style:family="paragraph" style:parent-style-name="Standard">
      <style:paragraph-properties fo:line-height="100%"/>
      <style:text-properties officeooo:paragraph-rsid="012cecd7"/>
    </style:style>
    <style:style style:name="P752" style:family="paragraph" style:parent-style-name="Standard">
      <style:paragraph-properties fo:line-height="100%"/>
      <style:text-properties officeooo:paragraph-rsid="01459f86"/>
    </style:style>
    <style:style style:name="P753" style:family="paragraph" style:parent-style-name="Standard">
      <style:paragraph-properties fo:line-height="115%"/>
      <style:text-properties officeooo:paragraph-rsid="0151b86d"/>
    </style:style>
    <style:style style:name="P754" style:family="paragraph" style:parent-style-name="Standard">
      <style:paragraph-properties fo:line-height="115%"/>
      <style:text-properties officeooo:paragraph-rsid="0166b397"/>
    </style:style>
    <style:style style:name="P755" style:family="paragraph" style:parent-style-name="Standard">
      <style:text-properties officeooo:rsid="01528202" officeooo:paragraph-rsid="016331b0"/>
    </style:style>
    <style:style style:name="P756" style:family="paragraph" style:parent-style-name="Standard">
      <style:text-properties officeooo:paragraph-rsid="01549026"/>
    </style:style>
    <style:style style:name="P757" style:family="paragraph" style:parent-style-name="Standard">
      <style:text-properties officeooo:paragraph-rsid="015882c3"/>
    </style:style>
    <style:style style:name="P758" style:family="paragraph" style:parent-style-name="Standard">
      <style:text-properties officeooo:paragraph-rsid="015ee267"/>
    </style:style>
    <style:style style:name="P759" style:family="paragraph" style:parent-style-name="Standard">
      <style:text-properties officeooo:paragraph-rsid="01604964"/>
    </style:style>
    <style:style style:name="P760" style:family="paragraph" style:parent-style-name="Standard">
      <style:text-properties officeooo:paragraph-rsid="016331b0"/>
    </style:style>
    <style:style style:name="P761" style:family="paragraph" style:parent-style-name="Standard">
      <style:paragraph-properties fo:line-height="150%"/>
      <style:text-properties officeooo:paragraph-rsid="0166b397"/>
    </style:style>
    <style:style style:name="P762" style:family="paragraph" style:parent-style-name="Standard">
      <style:text-properties officeooo:paragraph-rsid="010ab710"/>
    </style:style>
    <style:style style:name="P763" style:family="paragraph" style:parent-style-name="Standard">
      <style:paragraph-properties fo:line-height="100%"/>
      <style:text-properties officeooo:rsid="00ba819c" officeooo:paragraph-rsid="00c12d1c"/>
    </style:style>
    <style:style style:name="P764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P765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50%" fo:break-before="page"/>
      <style:text-properties officeooo:paragraph-rsid="0166b397"/>
    </style:style>
    <style:style style:name="P767" style:family="paragraph" style:parent-style-name="Standard">
      <style:paragraph-properties fo:line-height="150%" fo:break-before="page"/>
      <style:text-properties officeooo:paragraph-rsid="0169df86"/>
    </style:style>
    <style:style style:name="P768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69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70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71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72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73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74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775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776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77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78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79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80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81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82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83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784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85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86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87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88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89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90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91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92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93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94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95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96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97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98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99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800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801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802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803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804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805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806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807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ecca" style:font-style-asian="italic" style:font-style-complex="italic"/>
    </style:style>
    <style:style style:name="T4" style:family="text">
      <style:text-properties fo:font-style="italic" officeooo:rsid="0011b025" style:font-style-asian="italic" style:font-style-complex="italic"/>
    </style:style>
    <style:style style:name="T5" style:family="text">
      <style:text-properties fo:font-style="italic" officeooo:rsid="0013daba" style:font-style-asian="italic" style:font-style-complex="italic"/>
    </style:style>
    <style:style style:name="T6" style:family="text">
      <style:text-properties fo:font-style="italic" officeooo:rsid="0012a0dc" style:font-style-asian="italic" style:font-style-complex="italic"/>
    </style:style>
    <style:style style:name="T7" style:family="text">
      <style:text-properties fo:font-style="italic" officeooo:rsid="00154f37" style:font-style-asian="italic" style:font-style-complex="italic"/>
    </style:style>
    <style:style style:name="T8" style:family="text">
      <style:text-properties fo:font-style="italic" officeooo:rsid="00186c3f" style:font-style-asian="italic" style:font-style-complex="italic"/>
    </style:style>
    <style:style style:name="T9" style:family="text">
      <style:text-properties fo:font-style="italic" officeooo:rsid="001c5680" style:font-style-asian="italic" style:font-style-complex="italic"/>
    </style:style>
    <style:style style:name="T10" style:family="text">
      <style:text-properties fo:font-style="italic" officeooo:rsid="001e2fb9" style:font-style-asian="italic" style:font-style-complex="italic"/>
    </style:style>
    <style:style style:name="T11" style:family="text">
      <style:text-properties fo:font-style="italic" officeooo:rsid="00201bd5" style:font-style-asian="italic" style:font-style-complex="italic"/>
    </style:style>
    <style:style style:name="T12" style:family="text">
      <style:text-properties fo:font-style="italic" officeooo:rsid="004a157b" style:font-style-asian="italic" style:font-style-complex="italic"/>
    </style:style>
    <style:style style:name="T13" style:family="text">
      <style:text-properties fo:font-style="italic" officeooo:rsid="01871851" style:font-style-asian="italic" style:font-style-complex="italic"/>
    </style:style>
    <style:style style:name="T14" style:family="text">
      <style:text-properties fo:font-style="italic" officeooo:rsid="0055a125" style:font-style-asian="italic" style:font-style-complex="italic"/>
    </style:style>
    <style:style style:name="T15" style:family="text">
      <style:text-properties fo:font-style="italic" officeooo:rsid="00572cb0" style:font-style-asian="italic" style:font-style-complex="italic"/>
    </style:style>
    <style:style style:name="T16" style:family="text">
      <style:text-properties fo:font-style="italic" officeooo:rsid="00beb82f" style:font-style-asian="italic" style:font-style-complex="italic"/>
    </style:style>
    <style:style style:name="T17" style:family="text">
      <style:text-properties fo:font-style="italic" officeooo:rsid="005f2637" style:font-style-asian="italic" style:font-style-complex="italic"/>
    </style:style>
    <style:style style:name="T18" style:family="text">
      <style:text-properties fo:font-style="italic" officeooo:rsid="005fb5cb" style:font-style-asian="italic" style:font-style-complex="italic"/>
    </style:style>
    <style:style style:name="T19" style:family="text">
      <style:text-properties fo:font-style="italic" officeooo:rsid="00607814" style:font-style-asian="italic" style:font-style-complex="italic"/>
    </style:style>
    <style:style style:name="T20" style:family="text">
      <style:text-properties fo:font-style="italic" officeooo:rsid="0063f681" style:font-style-asian="italic" style:font-style-complex="italic"/>
    </style:style>
    <style:style style:name="T21" style:family="text">
      <style:text-properties fo:font-style="italic" officeooo:rsid="006579dd" style:font-style-asian="italic" style:font-style-complex="italic"/>
    </style:style>
    <style:style style:name="T22" style:family="text">
      <style:text-properties fo:font-style="italic" officeooo:rsid="00644350" style:font-style-asian="italic" style:font-style-complex="italic"/>
    </style:style>
    <style:style style:name="T23" style:family="text">
      <style:text-properties fo:font-style="italic" officeooo:rsid="0066b31e" style:font-style-asian="italic" style:font-style-complex="italic"/>
    </style:style>
    <style:style style:name="T24" style:family="text">
      <style:text-properties fo:font-style="italic" officeooo:rsid="0069ae1a" style:font-style-asian="italic" style:font-style-complex="italic"/>
    </style:style>
    <style:style style:name="T25" style:family="text">
      <style:text-properties fo:font-style="italic" officeooo:rsid="006f66ec" style:font-style-asian="italic" style:font-style-complex="italic"/>
    </style:style>
    <style:style style:name="T26" style:family="text">
      <style:text-properties fo:font-style="italic" officeooo:rsid="0072cdc4" style:font-style-asian="italic" style:font-style-complex="italic"/>
    </style:style>
    <style:style style:name="T27" style:family="text">
      <style:text-properties fo:font-style="italic" officeooo:rsid="00751d17" style:font-style-asian="italic" style:font-style-complex="italic"/>
    </style:style>
    <style:style style:name="T28" style:family="text">
      <style:text-properties fo:font-style="italic" officeooo:rsid="00793c0d" style:font-style-asian="italic" style:font-style-complex="italic"/>
    </style:style>
    <style:style style:name="T29" style:family="text">
      <style:text-properties fo:font-style="italic" officeooo:rsid="007d92ff" style:font-style-asian="italic" style:font-style-complex="italic"/>
    </style:style>
    <style:style style:name="T30" style:family="text">
      <style:text-properties fo:font-style="italic" officeooo:rsid="00819260" style:font-style-asian="italic" style:font-style-complex="italic"/>
    </style:style>
    <style:style style:name="T31" style:family="text">
      <style:text-properties fo:font-style="italic" officeooo:rsid="009622c6" style:font-style-asian="italic" style:font-style-complex="italic"/>
    </style:style>
    <style:style style:name="T32" style:family="text">
      <style:text-properties fo:font-style="italic" officeooo:rsid="009d5b59" style:font-style-asian="italic" style:font-style-complex="italic"/>
    </style:style>
    <style:style style:name="T33" style:family="text">
      <style:text-properties fo:font-style="italic" officeooo:rsid="00a1d04f" style:font-style-asian="italic" style:font-style-complex="italic"/>
    </style:style>
    <style:style style:name="T34" style:family="text">
      <style:text-properties fo:font-style="italic" officeooo:rsid="00a8ca1b" style:font-style-asian="italic" style:font-style-complex="italic"/>
    </style:style>
    <style:style style:name="T35" style:family="text">
      <style:text-properties fo:font-style="italic" officeooo:rsid="00acfb9d" style:font-style-asian="italic" style:font-style-complex="italic"/>
    </style:style>
    <style:style style:name="T36" style:family="text">
      <style:text-properties fo:font-style="italic" officeooo:rsid="00b41267" style:font-style-asian="italic" style:font-style-complex="italic"/>
    </style:style>
    <style:style style:name="T37" style:family="text">
      <style:text-properties fo:font-style="italic" officeooo:rsid="00bbf4cd" style:font-style-asian="italic" style:font-style-complex="italic"/>
    </style:style>
    <style:style style:name="T38" style:family="text">
      <style:text-properties fo:font-style="italic" officeooo:rsid="00ba819c" style:font-style-asian="italic" style:font-style-complex="italic"/>
    </style:style>
    <style:style style:name="T39" style:family="text">
      <style:text-properties fo:font-style="italic" officeooo:rsid="00bdd473" style:font-style-asian="italic" style:font-style-complex="italic"/>
    </style:style>
    <style:style style:name="T40" style:family="text">
      <style:text-properties fo:font-style="italic" officeooo:rsid="00c495da" style:font-style-asian="italic" style:font-style-complex="italic"/>
    </style:style>
    <style:style style:name="T41" style:family="text">
      <style:text-properties fo:font-style="italic" officeooo:rsid="00c50878" style:font-style-asian="italic" style:font-style-complex="italic"/>
    </style:style>
    <style:style style:name="T42" style:family="text">
      <style:text-properties fo:font-style="italic" officeooo:rsid="00f9fdc0" style:font-style-asian="italic" style:font-style-complex="italic"/>
    </style:style>
    <style:style style:name="T43" style:family="text">
      <style:text-properties fo:font-style="italic" officeooo:rsid="00fb5f7f" style:font-style-asian="italic" style:font-style-complex="italic"/>
    </style:style>
    <style:style style:name="T44" style:family="text">
      <style:text-properties fo:font-style="italic" officeooo:rsid="0108e64c" style:font-style-asian="italic" style:font-style-complex="italic"/>
    </style:style>
    <style:style style:name="T45" style:family="text">
      <style:text-properties fo:font-style="italic" officeooo:rsid="010c3ac9" style:font-style-asian="italic" style:font-style-complex="italic"/>
    </style:style>
    <style:style style:name="T46" style:family="text">
      <style:text-properties fo:font-style="italic" officeooo:rsid="010f5523" style:font-style-asian="italic" style:font-style-complex="italic"/>
    </style:style>
    <style:style style:name="T47" style:family="text">
      <style:text-properties fo:font-style="italic" officeooo:rsid="010da598" style:font-style-asian="italic" style:font-style-complex="italic"/>
    </style:style>
    <style:style style:name="T48" style:family="text">
      <style:text-properties fo:font-style="italic" officeooo:rsid="0111d037" style:font-style-asian="italic" style:font-style-complex="italic"/>
    </style:style>
    <style:style style:name="T49" style:family="text">
      <style:text-properties fo:font-style="italic" officeooo:rsid="01190d75" style:font-style-asian="italic" style:font-style-complex="italic"/>
    </style:style>
    <style:style style:name="T50" style:family="text">
      <style:text-properties fo:font-style="italic" officeooo:rsid="008c034a" style:font-style-asian="italic" style:font-style-complex="italic"/>
    </style:style>
    <style:style style:name="T51" style:family="text">
      <style:text-properties fo:font-style="italic" officeooo:rsid="0128c6e8" style:font-style-asian="italic" style:font-style-complex="italic"/>
    </style:style>
    <style:style style:name="T52" style:family="text">
      <style:text-properties fo:font-style="italic" officeooo:rsid="012e9465" style:font-style-asian="italic" style:font-style-complex="italic"/>
    </style:style>
    <style:style style:name="T53" style:family="text">
      <style:text-properties fo:font-style="italic" officeooo:rsid="01305c41" style:font-style-asian="italic" style:font-style-complex="italic"/>
    </style:style>
    <style:style style:name="T54" style:family="text">
      <style:text-properties fo:font-style="italic" officeooo:rsid="014be95f" style:font-style-asian="italic" style:font-style-complex="italic"/>
    </style:style>
    <style:style style:name="T55" style:family="text">
      <style:text-properties fo:font-style="italic" officeooo:rsid="010639c7" style:font-style-asian="italic" style:font-style-complex="italic"/>
    </style:style>
    <style:style style:name="T56" style:family="text">
      <style:text-properties fo:font-style="italic" officeooo:rsid="01703db4" style:font-style-asian="italic" style:font-style-complex="italic"/>
    </style:style>
    <style:style style:name="T57" style:family="text">
      <style:text-properties fo:font-style="italic" officeooo:rsid="010ab710" style:font-style-asian="italic" style:font-style-complex="italic"/>
    </style:style>
    <style:style style:name="T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style:font-style-asian="italic" style:font-style-complex="italic"/>
    </style:style>
    <style:style style:name="T111" style:family="text">
      <style:text-properties fo:font-style="italic" style:text-underline-style="none" officeooo:rsid="010f422a" style:font-style-asian="italic" style:font-style-complex="italic"/>
    </style:style>
    <style:style style:name="T112" style:family="text">
      <style:text-properties fo:font-style="italic" style:text-underline-style="none" officeooo:rsid="004caf23" style:font-style-asian="italic" style:font-style-complex="italic"/>
    </style:style>
    <style:style style:name="T113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14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15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16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2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6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27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28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29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1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2" style:family="text">
      <style:text-properties officeooo:rsid="0010e9b7"/>
    </style:style>
    <style:style style:name="T133" style:family="text">
      <style:text-properties fo:color="#ff0000"/>
    </style:style>
    <style:style style:name="T134" style:family="text">
      <style:text-properties fo:color="#ff0000" fo:font-style="italic" style:font-style-asian="italic" style:font-style-complex="italic"/>
    </style:style>
    <style:style style:name="T135" style:family="text">
      <style:text-properties fo:color="#ff0000" fo:font-style="italic" officeooo:rsid="0011b025" style:font-style-asian="italic" style:font-style-complex="italic"/>
    </style:style>
    <style:style style:name="T136" style:family="text">
      <style:text-properties fo:color="#ff0000" fo:font-style="italic" officeooo:rsid="00186c3f" style:font-style-asian="italic" style:font-style-complex="italic"/>
    </style:style>
    <style:style style:name="T137" style:family="text">
      <style:text-properties fo:color="#ff0000" officeooo:rsid="0013daba"/>
    </style:style>
    <style:style style:name="T138" style:family="text">
      <style:text-properties fo:color="#ff0000" officeooo:rsid="00186c3f"/>
    </style:style>
    <style:style style:name="T139" style:family="text">
      <style:text-properties fo:color="#ff0000" officeooo:rsid="00acfb9d"/>
    </style:style>
    <style:style style:name="T140" style:family="text">
      <style:text-properties fo:color="#ff0000" fo:font-weight="normal" style:font-weight-asian="normal" style:font-weight-complex="normal"/>
    </style:style>
    <style:style style:name="T141" style:family="text">
      <style:text-properties fo:color="#ff0000" fo:font-weight="normal" officeooo:rsid="014d6fa3" style:font-weight-asian="normal" style:font-weight-complex="normal"/>
    </style:style>
    <style:style style:name="T142" style:family="text">
      <style:text-properties fo:color="#ff0000" fo:font-style="normal" fo:font-weight="normal" officeooo:rsid="0151b86d" style:font-style-asian="normal" style:font-weight-asian="normal" style:font-style-complex="normal" style:font-weight-complex="normal"/>
    </style:style>
    <style:style style:name="T143" style:family="text">
      <style:text-properties fo:color="#0000ff"/>
    </style:style>
    <style:style style:name="T144" style:family="text">
      <style:text-properties fo:color="#0000ff" fo:font-style="italic" style:font-style-asian="italic" style:font-style-complex="italic"/>
    </style:style>
    <style:style style:name="T145" style:family="text">
      <style:text-properties fo:color="#0000ff" fo:font-style="italic" officeooo:rsid="0011b025" style:font-style-asian="italic" style:font-style-complex="italic"/>
    </style:style>
    <style:style style:name="T146" style:family="text">
      <style:text-properties fo:color="#0000ff" fo:font-style="italic" officeooo:rsid="0013daba" style:font-style-asian="italic" style:font-style-complex="italic"/>
    </style:style>
    <style:style style:name="T147" style:family="text">
      <style:text-properties fo:color="#0000ff" fo:font-style="italic" officeooo:rsid="00186c3f" style:font-style-asian="italic" style:font-style-complex="italic"/>
    </style:style>
    <style:style style:name="T148" style:family="text">
      <style:text-properties fo:color="#0000ff" fo:font-style="italic" officeooo:rsid="0012a0dc" style:font-style-asian="italic" style:font-style-complex="italic"/>
    </style:style>
    <style:style style:name="T149" style:family="text">
      <style:text-properties fo:color="#0000ff" fo:font-style="italic" officeooo:rsid="009f187e" style:font-style-asian="italic" style:font-style-complex="italic"/>
    </style:style>
    <style:style style:name="T150" style:family="text">
      <style:text-properties fo:color="#0000ff" officeooo:rsid="0013daba"/>
    </style:style>
    <style:style style:name="T151" style:family="text">
      <style:text-properties fo:color="#0000ff" officeooo:rsid="00186c3f"/>
    </style:style>
    <style:style style:name="T152" style:family="text">
      <style:text-properties fo:color="#0000ff" fo:background-color="transparent" loext:char-shading-value="0"/>
    </style:style>
    <style:style style:name="T153" style:family="text">
      <style:text-properties fo:color="#0000ff" officeooo:rsid="00acfb9d"/>
    </style:style>
    <style:style style:name="T154" style:family="text">
      <style:text-properties fo:color="#0000ff" fo:font-weight="normal" style:font-weight-asian="normal" style:font-weight-complex="normal"/>
    </style:style>
    <style:style style:name="T155" style:family="text">
      <style:text-properties fo:color="#0000ff" fo:font-weight="normal" officeooo:rsid="014d6fa3" style:font-weight-asian="normal" style:font-weight-complex="normal"/>
    </style:style>
    <style:style style:name="T156" style:family="text">
      <style:text-properties fo:color="#0000ff" fo:font-style="normal" fo:font-weight="normal" officeooo:rsid="0151b86d" style:font-style-asian="normal" style:font-weight-asian="normal" style:font-style-complex="normal" style:font-weight-complex="normal"/>
    </style:style>
    <style:style style:name="T157" style:family="text">
      <style:text-properties fo:color="#008000"/>
    </style:style>
    <style:style style:name="T158" style:family="text">
      <style:text-properties fo:color="#008000" fo:font-style="italic" style:font-style-asian="italic" style:font-style-complex="italic"/>
    </style:style>
    <style:style style:name="T159" style:family="text">
      <style:text-properties fo:color="#008000" fo:font-style="italic" officeooo:rsid="0011b025" style:font-style-asian="italic" style:font-style-complex="italic"/>
    </style:style>
    <style:style style:name="T160" style:family="text">
      <style:text-properties fo:color="#008000" fo:font-style="italic" officeooo:rsid="0013daba" style:font-style-asian="italic" style:font-style-complex="italic"/>
    </style:style>
    <style:style style:name="T161" style:family="text">
      <style:text-properties fo:color="#008000" fo:font-style="italic" officeooo:rsid="009f187e" style:font-style-asian="italic" style:font-style-complex="italic"/>
    </style:style>
    <style:style style:name="T162" style:family="text">
      <style:text-properties fo:color="#008000" officeooo:rsid="0013daba"/>
    </style:style>
    <style:style style:name="T163" style:family="text">
      <style:text-properties fo:color="#008000" officeooo:rsid="00acfb9d"/>
    </style:style>
    <style:style style:name="T164" style:family="text">
      <style:text-properties fo:color="#008000" fo:font-weight="normal" officeooo:rsid="007ca694" style:font-weight-asian="normal" style:font-weight-complex="normal"/>
    </style:style>
    <style:style style:name="T165" style:family="text">
      <style:text-properties fo:color="#ff00ff"/>
    </style:style>
    <style:style style:name="T166" style:family="text">
      <style:text-properties fo:color="#ff00ff" fo:font-style="italic" style:font-style-asian="italic" style:font-style-complex="italic"/>
    </style:style>
    <style:style style:name="T167" style:family="text">
      <style:text-properties fo:color="#ff00ff" fo:font-style="italic" officeooo:rsid="0011b025" style:font-style-asian="italic" style:font-style-complex="italic"/>
    </style:style>
    <style:style style:name="T168" style:family="text">
      <style:text-properties fo:color="#ff00ff" fo:font-style="italic" officeooo:rsid="0013daba" style:font-style-asian="italic" style:font-style-complex="italic"/>
    </style:style>
    <style:style style:name="T169" style:family="text">
      <style:text-properties fo:color="#ff00ff" fo:font-style="italic" officeooo:rsid="00186c3f" style:font-style-asian="italic" style:font-style-complex="italic"/>
    </style:style>
    <style:style style:name="T170" style:family="text">
      <style:text-properties fo:color="#ff00ff" officeooo:rsid="00186c3f"/>
    </style:style>
    <style:style style:name="T171" style:family="text">
      <style:text-properties fo:color="#ff00ff" officeooo:rsid="00acfb9d"/>
    </style:style>
    <style:style style:name="T172" style:family="text">
      <style:text-properties fo:color="#1e90ff"/>
    </style:style>
    <style:style style:name="T173" style:family="text">
      <style:text-properties fo:color="#1e90ff" fo:font-style="italic" style:font-style-asian="italic" style:font-style-complex="italic"/>
    </style:style>
    <style:style style:name="T174" style:family="text">
      <style:text-properties fo:color="#1e90ff" fo:font-style="italic" officeooo:rsid="0013daba" style:font-style-asian="italic" style:font-style-complex="italic"/>
    </style:style>
    <style:style style:name="T175" style:family="text">
      <style:text-properties fo:color="#1e90ff" fo:font-style="italic" officeooo:rsid="00186c3f" style:font-style-asian="italic" style:font-style-complex="italic"/>
    </style:style>
    <style:style style:name="T176" style:family="text">
      <style:text-properties fo:color="#1e90ff" fo:font-style="italic" officeooo:rsid="0011b025" style:font-style-asian="italic" style:font-style-complex="italic"/>
    </style:style>
    <style:style style:name="T177" style:family="text">
      <style:text-properties fo:color="#1e90ff" officeooo:rsid="0013daba"/>
    </style:style>
    <style:style style:name="T178" style:family="text">
      <style:text-properties fo:color="#1e90ff" officeooo:rsid="00186c3f"/>
    </style:style>
    <style:style style:name="T179" style:family="text">
      <style:text-properties officeooo:rsid="0013daba"/>
    </style:style>
    <style:style style:name="T180" style:family="text">
      <style:text-properties fo:font-style="normal" style:font-style-asian="normal" style:font-style-complex="normal"/>
    </style:style>
    <style:style style:name="T181" style:family="text">
      <style:text-properties fo:font-style="normal" officeooo:rsid="00134990" style:font-style-asian="normal" style:font-style-complex="normal"/>
    </style:style>
    <style:style style:name="T182" style:family="text">
      <style:text-properties fo:font-style="normal" officeooo:rsid="0013daba" style:font-style-asian="normal" style:font-style-complex="normal"/>
    </style:style>
    <style:style style:name="T183" style:family="text">
      <style:text-properties fo:font-style="normal" officeooo:rsid="00154f37" style:font-style-asian="normal" style:font-style-complex="normal"/>
    </style:style>
    <style:style style:name="T184" style:family="text">
      <style:text-properties fo:font-style="normal" officeooo:rsid="001819bc" style:font-style-asian="normal" style:font-style-complex="normal"/>
    </style:style>
    <style:style style:name="T185" style:family="text">
      <style:text-properties fo:font-style="normal" officeooo:rsid="00186c3f" style:font-style-asian="normal" style:font-style-complex="normal"/>
    </style:style>
    <style:style style:name="T186" style:family="text">
      <style:text-properties fo:font-style="normal" officeooo:rsid="0018e013" style:font-style-asian="normal" style:font-style-complex="normal"/>
    </style:style>
    <style:style style:name="T187" style:family="text">
      <style:text-properties fo:font-style="normal" officeooo:rsid="001c0ef5" style:font-style-asian="normal" style:font-style-complex="normal"/>
    </style:style>
    <style:style style:name="T188" style:family="text">
      <style:text-properties fo:font-style="normal" officeooo:rsid="0055a125" style:font-style-asian="normal" style:font-style-complex="normal"/>
    </style:style>
    <style:style style:name="T189" style:family="text">
      <style:text-properties fo:font-style="normal" officeooo:rsid="005fb5cb" style:font-style-asian="normal" style:font-style-complex="normal"/>
    </style:style>
    <style:style style:name="T190" style:family="text">
      <style:text-properties fo:font-style="normal" officeooo:rsid="00607814" style:font-style-asian="normal" style:font-style-complex="normal"/>
    </style:style>
    <style:style style:name="T191" style:family="text">
      <style:text-properties fo:font-style="normal" officeooo:rsid="00616041" style:font-style-asian="normal" style:font-style-complex="normal"/>
    </style:style>
    <style:style style:name="T192" style:family="text">
      <style:text-properties fo:font-style="normal" officeooo:rsid="0063f681" style:font-style-asian="normal" style:font-style-complex="normal"/>
    </style:style>
    <style:style style:name="T193" style:family="text">
      <style:text-properties fo:font-style="normal" officeooo:rsid="00644350" style:font-style-asian="normal" style:font-style-complex="normal"/>
    </style:style>
    <style:style style:name="T194" style:family="text">
      <style:text-properties fo:font-style="normal" officeooo:rsid="006579dd" style:font-style-asian="normal" style:font-style-complex="normal"/>
    </style:style>
    <style:style style:name="T195" style:family="text">
      <style:text-properties fo:font-style="normal" officeooo:rsid="0068aca7" style:font-style-asian="normal" style:font-style-complex="normal"/>
    </style:style>
    <style:style style:name="T196" style:family="text">
      <style:text-properties fo:font-style="normal" officeooo:rsid="0069ae1a" style:font-style-asian="normal" style:font-style-complex="normal"/>
    </style:style>
    <style:style style:name="T197" style:family="text">
      <style:text-properties fo:font-style="normal" officeooo:rsid="006b8991" style:font-style-asian="normal" style:font-style-complex="normal"/>
    </style:style>
    <style:style style:name="T198" style:family="text">
      <style:text-properties fo:font-style="normal" officeooo:rsid="0069643a" style:font-style-asian="normal" style:font-style-complex="normal"/>
    </style:style>
    <style:style style:name="T199" style:family="text">
      <style:text-properties fo:font-style="normal" officeooo:rsid="006f66ec" style:font-style-asian="normal" style:font-style-complex="normal"/>
    </style:style>
    <style:style style:name="T200" style:family="text">
      <style:text-properties fo:font-style="normal" officeooo:rsid="006d78d1" style:font-style-asian="normal" style:font-style-complex="normal"/>
    </style:style>
    <style:style style:name="T201" style:family="text">
      <style:text-properties fo:font-style="normal" officeooo:rsid="0071baff" style:font-style-asian="normal" style:font-style-complex="normal"/>
    </style:style>
    <style:style style:name="T202" style:family="text">
      <style:text-properties fo:font-style="normal" officeooo:rsid="00751d17" style:font-style-asian="normal" style:font-style-complex="normal"/>
    </style:style>
    <style:style style:name="T203" style:family="text">
      <style:text-properties fo:font-style="normal" officeooo:rsid="0075c7db" style:font-style-asian="normal" style:font-style-complex="normal"/>
    </style:style>
    <style:style style:name="T204" style:family="text">
      <style:text-properties fo:font-style="normal" officeooo:rsid="007b2101" style:font-style-asian="normal" style:font-style-complex="normal"/>
    </style:style>
    <style:style style:name="T205" style:family="text">
      <style:text-properties fo:font-style="normal" officeooo:rsid="007d92ff" style:font-style-asian="normal" style:font-style-complex="normal"/>
    </style:style>
    <style:style style:name="T206" style:family="text">
      <style:text-properties fo:font-style="normal" officeooo:rsid="00819260" style:font-style-asian="normal" style:font-style-complex="normal"/>
    </style:style>
    <style:style style:name="T207" style:family="text">
      <style:text-properties fo:font-style="normal" officeooo:rsid="008478a0" style:font-style-asian="normal" style:font-style-complex="normal"/>
    </style:style>
    <style:style style:name="T208" style:family="text">
      <style:text-properties fo:font-style="normal" officeooo:rsid="0085ac68" style:font-style-asian="normal" style:font-style-complex="normal"/>
    </style:style>
    <style:style style:name="T209" style:family="text">
      <style:text-properties fo:font-style="normal" officeooo:rsid="00941a11" style:font-style-asian="normal" style:font-style-complex="normal"/>
    </style:style>
    <style:style style:name="T210" style:family="text">
      <style:text-properties fo:font-style="normal" officeooo:rsid="009d5b59" style:font-style-asian="normal" style:font-style-complex="normal"/>
    </style:style>
    <style:style style:name="T211" style:family="text">
      <style:text-properties fo:font-style="normal" officeooo:rsid="009ec4fc" style:font-style-asian="normal" style:font-style-complex="normal"/>
    </style:style>
    <style:style style:name="T212" style:family="text">
      <style:text-properties fo:font-style="normal" officeooo:rsid="00a6f347" style:font-style-asian="normal" style:font-style-complex="normal"/>
    </style:style>
    <style:style style:name="T213" style:family="text">
      <style:text-properties fo:font-style="normal" officeooo:rsid="00a1e031" style:font-style-asian="normal" style:font-style-complex="normal"/>
    </style:style>
    <style:style style:name="T214" style:family="text">
      <style:text-properties fo:font-style="normal" officeooo:rsid="00acfb9d" style:font-style-asian="normal" style:font-style-complex="normal"/>
    </style:style>
    <style:style style:name="T215" style:family="text">
      <style:text-properties fo:font-style="normal" officeooo:rsid="00af3424" style:font-style-asian="normal" style:font-style-complex="normal"/>
    </style:style>
    <style:style style:name="T216" style:family="text">
      <style:text-properties fo:font-style="normal" officeooo:rsid="00ba819c" style:font-style-asian="normal" style:font-style-complex="normal"/>
    </style:style>
    <style:style style:name="T217" style:family="text">
      <style:text-properties fo:font-style="normal" officeooo:rsid="00bbf4cd" style:font-style-asian="normal" style:font-style-complex="normal"/>
    </style:style>
    <style:style style:name="T218" style:family="text">
      <style:text-properties fo:font-style="normal" officeooo:rsid="00bc5e43" style:font-style-asian="normal" style:font-style-complex="normal"/>
    </style:style>
    <style:style style:name="T219" style:family="text">
      <style:text-properties fo:font-style="normal" officeooo:rsid="00bdd473" style:font-style-asian="normal" style:font-style-complex="normal"/>
    </style:style>
    <style:style style:name="T220" style:family="text">
      <style:text-properties fo:font-style="normal" officeooo:rsid="00c12d1c" style:font-style-asian="normal" style:font-style-complex="normal"/>
    </style:style>
    <style:style style:name="T221" style:family="text">
      <style:text-properties fo:font-style="normal" officeooo:rsid="00c2c999" style:font-style-asian="normal" style:font-style-complex="normal"/>
    </style:style>
    <style:style style:name="T222" style:family="text">
      <style:text-properties fo:font-style="normal" officeooo:rsid="00c495da" style:font-style-asian="normal" style:font-style-complex="normal"/>
    </style:style>
    <style:style style:name="T223" style:family="text">
      <style:text-properties fo:font-style="normal" officeooo:rsid="00c50878" style:font-style-asian="normal" style:font-style-complex="normal"/>
    </style:style>
    <style:style style:name="T224" style:family="text">
      <style:text-properties fo:font-style="normal" officeooo:rsid="0066b31e" style:font-style-asian="normal" style:font-style-complex="normal"/>
    </style:style>
    <style:style style:name="T225" style:family="text">
      <style:text-properties fo:font-style="normal" officeooo:rsid="00684bfc" style:font-style-asian="normal" style:font-style-complex="normal"/>
    </style:style>
    <style:style style:name="T226" style:family="text">
      <style:text-properties fo:font-style="normal" officeooo:rsid="00c7021f" style:font-style-asian="normal" style:font-style-complex="normal"/>
    </style:style>
    <style:style style:name="T227" style:family="text">
      <style:text-properties fo:font-style="normal" officeooo:rsid="00c7cebc" style:font-style-asian="normal" style:font-style-complex="normal"/>
    </style:style>
    <style:style style:name="T228" style:family="text">
      <style:text-properties fo:font-style="normal" officeooo:rsid="00c88326" style:font-style-asian="normal" style:font-style-complex="normal"/>
    </style:style>
    <style:style style:name="T229" style:family="text">
      <style:text-properties fo:font-style="normal" officeooo:rsid="00d63bc5" style:font-style-asian="normal" style:font-style-complex="normal"/>
    </style:style>
    <style:style style:name="T230" style:family="text">
      <style:text-properties fo:font-style="normal" officeooo:rsid="00dd44af" style:font-style-asian="normal" style:font-style-complex="normal"/>
    </style:style>
    <style:style style:name="T231" style:family="text">
      <style:text-properties fo:font-style="normal" officeooo:rsid="00eb49f4" style:font-style-asian="normal" style:font-style-complex="normal"/>
    </style:style>
    <style:style style:name="T232" style:family="text">
      <style:text-properties fo:font-style="normal" officeooo:rsid="010c3ac9" style:font-style-asian="normal" style:font-style-complex="normal"/>
    </style:style>
    <style:style style:name="T233" style:family="text">
      <style:text-properties fo:font-style="normal" officeooo:rsid="010c4cb4" style:font-style-asian="normal" style:font-style-complex="normal"/>
    </style:style>
    <style:style style:name="T234" style:family="text">
      <style:text-properties fo:font-style="normal" officeooo:rsid="010da598" style:font-style-asian="normal" style:font-style-complex="normal"/>
    </style:style>
    <style:style style:name="T235" style:family="text">
      <style:text-properties fo:font-style="normal" officeooo:rsid="010f5523" style:font-style-asian="normal" style:font-style-complex="normal"/>
    </style:style>
    <style:style style:name="T236" style:family="text">
      <style:text-properties fo:font-style="normal" officeooo:rsid="0111d037" style:font-style-asian="normal" style:font-style-complex="normal"/>
    </style:style>
    <style:style style:name="T237" style:family="text">
      <style:text-properties fo:font-style="normal" officeooo:rsid="01148430" style:font-style-asian="normal" style:font-style-complex="normal"/>
    </style:style>
    <style:style style:name="T238" style:family="text">
      <style:text-properties fo:font-style="normal" officeooo:rsid="01190d75" style:font-style-asian="normal" style:font-style-complex="normal"/>
    </style:style>
    <style:style style:name="T239" style:family="text">
      <style:text-properties fo:font-style="normal" officeooo:rsid="011511c0" style:font-style-asian="normal" style:font-style-complex="normal"/>
    </style:style>
    <style:style style:name="T240" style:family="text">
      <style:text-properties fo:font-style="normal" officeooo:rsid="011e7671" style:font-style-asian="normal" style:font-style-complex="normal"/>
    </style:style>
    <style:style style:name="T241" style:family="text">
      <style:text-properties fo:font-style="normal" officeooo:rsid="01206a6e" style:font-style-asian="normal" style:font-style-complex="normal"/>
    </style:style>
    <style:style style:name="T242" style:family="text">
      <style:text-properties fo:font-style="normal" officeooo:rsid="008c034a" style:font-style-asian="normal" style:font-style-complex="normal"/>
    </style:style>
    <style:style style:name="T243" style:family="text">
      <style:text-properties fo:font-style="normal" officeooo:rsid="0128c6e8" style:font-style-asian="normal" style:font-style-complex="normal"/>
    </style:style>
    <style:style style:name="T244" style:family="text">
      <style:text-properties fo:font-style="normal" officeooo:rsid="012b24b3" style:font-style-asian="normal" style:font-style-complex="normal"/>
    </style:style>
    <style:style style:name="T245" style:family="text">
      <style:text-properties fo:font-style="normal" officeooo:rsid="012cecd7" style:font-style-asian="normal" style:font-style-complex="normal"/>
    </style:style>
    <style:style style:name="T246" style:family="text">
      <style:text-properties fo:font-style="normal" officeooo:rsid="012e9465" style:font-style-asian="normal" style:font-style-complex="normal"/>
    </style:style>
    <style:style style:name="T247" style:family="text">
      <style:text-properties fo:font-style="normal" officeooo:rsid="01305c41" style:font-style-asian="normal" style:font-style-complex="normal"/>
    </style:style>
    <style:style style:name="T248" style:family="text">
      <style:text-properties fo:font-style="normal" officeooo:rsid="01494a68" style:font-style-asian="normal" style:font-style-complex="normal"/>
    </style:style>
    <style:style style:name="T249" style:family="text">
      <style:text-properties fo:font-style="normal" officeooo:rsid="014be95f" style:font-style-asian="normal" style:font-style-complex="normal"/>
    </style:style>
    <style:style style:name="T2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4450ff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113860e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style:font-style-asian="normal" style:font-style-complex="normal"/>
    </style:style>
    <style:style style:name="T335" style:family="text">
      <style:text-properties fo:font-style="normal" style:text-underline-style="none" officeooo:rsid="00bbbf73" style:font-style-asian="normal" style:font-style-complex="normal"/>
    </style:style>
    <style:style style:name="T336" style:family="text">
      <style:text-properties fo:font-style="normal" style:text-underline-style="none" officeooo:rsid="08e9819c" style:font-style-asian="normal" style:font-style-complex="normal"/>
    </style:style>
    <style:style style:name="T337" style:family="text">
      <style:text-properties fo:font-style="normal" style:text-underline-style="none" officeooo:rsid="00be4749" style:font-style-asian="normal" style:font-style-complex="normal"/>
    </style:style>
    <style:style style:name="T338" style:family="text">
      <style:text-properties fo:font-style="normal" style:text-underline-style="none" officeooo:rsid="00d708a6" style:font-style-asian="normal" style:font-style-complex="normal"/>
    </style:style>
    <style:style style:name="T339" style:family="text">
      <style:text-properties fo:font-style="normal" style:text-underline-style="none" officeooo:rsid="00ec1e8c" style:font-style-asian="normal" style:font-style-complex="normal"/>
    </style:style>
    <style:style style:name="T340" style:family="text">
      <style:text-properties fo:font-style="normal" style:text-underline-style="none" officeooo:rsid="00d9c9e4" style:font-style-asian="normal" style:font-style-complex="normal"/>
    </style:style>
    <style:style style:name="T341" style:family="text">
      <style:text-properties fo:font-style="normal" style:text-underline-style="none" officeooo:rsid="08f0811a" style:font-style-asian="normal" style:font-style-complex="normal"/>
    </style:style>
    <style:style style:name="T342" style:family="text">
      <style:text-properties fo:font-style="normal" style:text-underline-style="none" officeooo:rsid="010f422a" style:font-style-asian="normal" style:font-style-complex="normal"/>
    </style:style>
    <style:style style:name="T343" style:family="text">
      <style:text-properties fo:font-style="normal" style:text-underline-style="none" officeooo:rsid="00476ae1" style:font-style-asian="normal" style:font-style-complex="normal"/>
    </style:style>
    <style:style style:name="T344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49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50" style:family="text">
      <style:text-properties officeooo:rsid="00154f37"/>
    </style:style>
    <style:style style:name="T351" style:family="text">
      <style:text-properties officeooo:rsid="0016b56f"/>
    </style:style>
    <style:style style:name="T352" style:family="text">
      <style:text-properties officeooo:rsid="00186c3f"/>
    </style:style>
    <style:style style:name="T353" style:family="text">
      <style:text-properties fo:color="#228b22" fo:font-style="italic" officeooo:rsid="00186c3f" style:font-style-asian="italic" style:font-style-complex="italic"/>
    </style:style>
    <style:style style:name="T354" style:family="text">
      <style:text-properties fo:color="#8b4513"/>
    </style:style>
    <style:style style:name="T355" style:family="text">
      <style:text-properties fo:color="#8b4513" officeooo:rsid="00186c3f"/>
    </style:style>
    <style:style style:name="T356" style:family="text">
      <style:text-properties officeooo:rsid="00205d85"/>
    </style:style>
    <style:style style:name="T357" style:family="text">
      <style:text-properties officeooo:rsid="001c5680"/>
    </style:style>
    <style:style style:name="T358" style:family="text">
      <style:text-properties officeooo:rsid="001e2fb9"/>
    </style:style>
    <style:style style:name="T35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60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officeooo:rsid="00a75993" style:font-weight-asian="bold" style:font-weight-complex="bold"/>
    </style:style>
    <style:style style:name="T363" style:family="text">
      <style:text-properties fo:font-weight="bold" officeooo:rsid="00beb82f" style:font-weight-asian="bold" style:font-weight-complex="bold"/>
    </style:style>
    <style:style style:name="T364" style:family="text">
      <style:text-properties fo:font-weight="bold" officeooo:rsid="00476ae1" style:font-weight-asian="bold" style:font-weight-complex="bold"/>
    </style:style>
    <style:style style:name="T365" style:family="text">
      <style:text-properties fo:font-weight="bold" officeooo:rsid="013013d9" style:font-weight-asian="bold" style:font-weight-complex="bold"/>
    </style:style>
    <style:style style:name="T366" style:family="text">
      <style:text-properties fo:font-weight="bold" officeooo:rsid="0053faec" style:font-weight-asian="bold" style:font-weight-complex="bold"/>
    </style:style>
    <style:style style:name="T367" style:family="text">
      <style:text-properties fo:font-weight="bold" officeooo:rsid="00bfa17d" style:font-weight-asian="bold" style:font-weight-complex="bold"/>
    </style:style>
    <style:style style:name="T368" style:family="text">
      <style:text-properties fo:font-weight="bold" officeooo:rsid="02a94de9" style:font-weight-asian="bold" style:font-weight-complex="bold"/>
    </style:style>
    <style:style style:name="T369" style:family="text">
      <style:text-properties fo:font-weight="bold" officeooo:rsid="00912fec" style:font-weight-asian="bold" style:font-weight-complex="bold"/>
    </style:style>
    <style:style style:name="T370" style:family="text">
      <style:text-properties fo:font-weight="bold" officeooo:rsid="008eb3ea" style:font-weight-asian="bold" style:font-weight-complex="bold"/>
    </style:style>
    <style:style style:name="T371" style:family="text">
      <style:text-properties fo:font-weight="bold" officeooo:rsid="00939859" style:font-weight-asian="bold" style:font-weight-complex="bold"/>
    </style:style>
    <style:style style:name="T372" style:family="text">
      <style:text-properties fo:font-weight="bold" officeooo:rsid="00a35d76" style:font-weight-asian="bold" style:font-weight-complex="bold"/>
    </style:style>
    <style:style style:name="T373" style:family="text">
      <style:text-properties fo:font-weight="bold" officeooo:rsid="00a6f347" style:font-weight-asian="bold" style:font-weight-complex="bold"/>
    </style:style>
    <style:style style:name="T374" style:family="text">
      <style:text-properties fo:font-weight="bold" officeooo:rsid="00ba819c" style:font-weight-asian="bold" style:font-weight-complex="bold"/>
    </style:style>
    <style:style style:name="T375" style:family="text">
      <style:text-properties fo:font-weight="bold" officeooo:rsid="00c50878" style:font-weight-asian="bold" style:font-weight-complex="bold"/>
    </style:style>
    <style:style style:name="T376" style:family="text">
      <style:text-properties fo:font-weight="bold" officeooo:rsid="00dd44af" style:font-weight-asian="bold" style:font-weight-complex="bold"/>
    </style:style>
    <style:style style:name="T377" style:family="text">
      <style:text-properties fo:font-weight="bold" officeooo:rsid="00f4c6c5" style:font-weight-asian="bold" style:font-weight-complex="bold"/>
    </style:style>
    <style:style style:name="T378" style:family="text">
      <style:text-properties fo:font-weight="bold" officeooo:rsid="00fc67ff" style:font-weight-asian="bold" style:font-weight-complex="bold"/>
    </style:style>
    <style:style style:name="T379" style:family="text">
      <style:text-properties fo:font-weight="bold" officeooo:rsid="00751d17" style:font-weight-asian="bold" style:font-weight-complex="bold"/>
    </style:style>
    <style:style style:name="T380" style:family="text">
      <style:text-properties fo:font-weight="bold" officeooo:rsid="0134038e" style:font-weight-asian="bold" style:font-weight-complex="bold"/>
    </style:style>
    <style:style style:name="T381" style:family="text">
      <style:text-properties fo:font-weight="bold" officeooo:rsid="01305c41" style:font-weight-asian="bold" style:font-weight-complex="bold"/>
    </style:style>
    <style:style style:name="T382" style:family="text">
      <style:text-properties fo:font-weight="bold" officeooo:rsid="02070606" style:font-weight-asian="bold" style:font-weight-complex="bold"/>
    </style:style>
    <style:style style:name="T383" style:family="text">
      <style:text-properties fo:font-weight="bold" officeooo:rsid="0206e857" style:font-weight-asian="bold" style:font-weight-complex="bold"/>
    </style:style>
    <style:style style:name="T384" style:family="text">
      <style:text-properties officeooo:rsid="0034ed8b"/>
    </style:style>
    <style:style style:name="T385" style:family="text">
      <style:text-properties fo:font-weight="normal" style:font-weight-asian="normal" style:font-weight-complex="normal"/>
    </style:style>
    <style:style style:name="T386" style:family="text">
      <style:text-properties fo:font-weight="normal" officeooo:rsid="00912fec" style:font-weight-asian="normal" style:font-weight-complex="normal"/>
    </style:style>
    <style:style style:name="T387" style:family="text">
      <style:text-properties fo:font-weight="normal" officeooo:rsid="02b807dc" style:font-weight-asian="normal" style:font-weight-complex="normal"/>
    </style:style>
    <style:style style:name="T388" style:family="text">
      <style:text-properties fo:font-weight="normal" officeooo:rsid="00bbbf73" style:font-weight-asian="normal" style:font-weight-complex="normal"/>
    </style:style>
    <style:style style:name="T389" style:family="text">
      <style:text-properties fo:font-weight="normal" officeooo:rsid="002ba0e7" style:font-weight-asian="normal" style:font-weight-complex="normal"/>
    </style:style>
    <style:style style:name="T390" style:family="text">
      <style:text-properties fo:font-weight="normal" officeooo:rsid="00bfa17d" style:font-weight-asian="normal" style:font-weight-complex="normal"/>
    </style:style>
    <style:style style:name="T391" style:family="text">
      <style:text-properties fo:font-weight="normal" officeooo:rsid="02a94de9" style:font-weight-asian="normal" style:font-weight-complex="normal"/>
    </style:style>
    <style:style style:name="T392" style:family="text">
      <style:text-properties fo:font-weight="normal" officeooo:rsid="004450ff" style:font-weight-asian="normal" style:font-weight-complex="normal"/>
    </style:style>
    <style:style style:name="T393" style:family="text">
      <style:text-properties fo:font-weight="normal" officeooo:rsid="01113d34" style:font-weight-asian="normal" style:font-weight-complex="normal"/>
    </style:style>
    <style:style style:name="T394" style:family="text">
      <style:text-properties fo:font-weight="normal" officeooo:rsid="00476ae1" style:font-weight-asian="normal" style:font-weight-complex="normal"/>
    </style:style>
    <style:style style:name="T395" style:family="text">
      <style:text-properties fo:font-weight="normal" officeooo:rsid="08ad15c9" style:font-weight-asian="normal" style:font-weight-complex="normal"/>
    </style:style>
    <style:style style:name="T396" style:family="text">
      <style:text-properties fo:font-weight="normal" officeooo:rsid="008eb3ea" style:font-weight-asian="normal" style:font-weight-complex="normal"/>
    </style:style>
    <style:style style:name="T397" style:family="text">
      <style:text-properties fo:font-weight="normal" officeooo:rsid="00939859" style:font-weight-asian="normal" style:font-weight-complex="normal"/>
    </style:style>
    <style:style style:name="T398" style:family="text">
      <style:text-properties fo:font-weight="normal" officeooo:rsid="00941a11" style:font-weight-asian="normal" style:font-weight-complex="normal"/>
    </style:style>
    <style:style style:name="T399" style:family="text">
      <style:text-properties fo:font-weight="normal" officeooo:rsid="00dd44af" style:font-weight-asian="normal" style:font-weight-complex="normal"/>
    </style:style>
    <style:style style:name="T400" style:family="text">
      <style:text-properties fo:font-weight="normal" officeooo:rsid="00e1ae30" style:font-weight-asian="normal" style:font-weight-complex="normal"/>
    </style:style>
    <style:style style:name="T401" style:family="text">
      <style:text-properties fo:font-weight="normal" officeooo:rsid="00f4c6c5" style:font-weight-asian="normal" style:font-weight-complex="normal"/>
    </style:style>
    <style:style style:name="T402" style:family="text">
      <style:text-properties fo:font-weight="normal" officeooo:rsid="00f51685" style:font-weight-asian="normal" style:font-weight-complex="normal"/>
    </style:style>
    <style:style style:name="T403" style:family="text">
      <style:text-properties fo:font-weight="normal" officeooo:rsid="00fc67ff" style:font-weight-asian="normal" style:font-weight-complex="normal"/>
    </style:style>
    <style:style style:name="T404" style:family="text">
      <style:text-properties fo:font-weight="normal" officeooo:rsid="00fdd3aa" style:font-weight-asian="normal" style:font-weight-complex="normal"/>
    </style:style>
    <style:style style:name="T405" style:family="text">
      <style:text-properties fo:font-weight="normal" officeooo:rsid="012e9465" style:font-weight-asian="normal" style:font-weight-complex="normal"/>
    </style:style>
    <style:style style:name="T406" style:family="text">
      <style:text-properties fo:font-weight="normal" officeooo:rsid="012edf56" style:font-weight-asian="normal" style:font-weight-complex="normal"/>
    </style:style>
    <style:style style:name="T407" style:family="text">
      <style:text-properties fo:font-weight="normal" officeooo:rsid="01305c41" style:font-weight-asian="normal" style:font-weight-complex="normal"/>
    </style:style>
    <style:style style:name="T408" style:family="text">
      <style:text-properties fo:font-weight="normal" officeooo:rsid="0134038e" style:font-weight-asian="normal" style:font-weight-complex="normal"/>
    </style:style>
    <style:style style:name="T409" style:family="text">
      <style:text-properties fo:font-weight="normal" officeooo:rsid="0139bd35" style:font-weight-asian="normal" style:font-weight-complex="normal"/>
    </style:style>
    <style:style style:name="T410" style:family="text">
      <style:text-properties fo:font-weight="normal" officeooo:rsid="01401741" style:font-weight-asian="normal" style:font-weight-complex="normal"/>
    </style:style>
    <style:style style:name="T411" style:family="text">
      <style:text-properties fo:font-weight="normal" officeooo:rsid="0142451b" style:font-weight-asian="normal" style:font-weight-complex="normal"/>
    </style:style>
    <style:style style:name="T412" style:family="text">
      <style:text-properties fo:font-weight="normal" officeooo:rsid="0149fc19" style:font-weight-asian="normal" style:font-weight-complex="normal"/>
    </style:style>
    <style:style style:name="T413" style:family="text">
      <style:text-properties fo:font-weight="normal" officeooo:rsid="014be95f" style:font-weight-asian="normal" style:font-weight-complex="normal"/>
    </style:style>
    <style:style style:name="T414" style:family="text">
      <style:text-properties fo:font-weight="normal" officeooo:rsid="03ee7eb1" style:font-weight-asian="normal" style:font-weight-complex="normal"/>
    </style:style>
    <style:style style:name="T415" style:family="text">
      <style:text-properties fo:font-weight="normal" officeooo:rsid="045e6749" style:font-weight-asian="normal" style:font-weight-complex="normal"/>
    </style:style>
    <style:style style:name="T416" style:family="text">
      <style:text-properties fo:font-weight="normal" officeooo:rsid="04602400" style:font-weight-asian="normal" style:font-weight-complex="normal"/>
    </style:style>
    <style:style style:name="T417" style:family="text">
      <style:text-properties style:use-window-font-color="true"/>
    </style:style>
    <style:style style:name="T418" style:family="text">
      <style:text-properties style:use-window-font-color="true" fo:font-weight="bold" style:font-weight-asian="bold" style:font-weight-complex="bold"/>
    </style:style>
    <style:style style:name="T419" style:family="text">
      <style:text-properties style:use-window-font-color="true" fo:font-weight="bold" officeooo:rsid="0044d7a4" style:font-weight-asian="bold" style:font-weight-complex="bold"/>
    </style:style>
    <style:style style:name="T420" style:family="text">
      <style:text-properties style:use-window-font-color="true" fo:font-weight="bold" officeooo:rsid="007ca694" style:font-weight-asian="bold" style:font-weight-complex="bold"/>
    </style:style>
    <style:style style:name="T421" style:family="text">
      <style:text-properties style:use-window-font-color="true" fo:font-weight="bold" officeooo:rsid="01536dcf" style:font-weight-asian="bold" style:font-weight-complex="bold"/>
    </style:style>
    <style:style style:name="T422" style:family="text">
      <style:text-properties style:use-window-font-color="true" fo:font-weight="bold" officeooo:rsid="01549026" style:font-weight-asian="bold" style:font-weight-complex="bold"/>
    </style:style>
    <style:style style:name="T423" style:family="text">
      <style:text-properties style:use-window-font-color="true" fo:font-weight="bold" officeooo:rsid="01549d31" style:font-weight-asian="bold" style:font-weight-complex="bold"/>
    </style:style>
    <style:style style:name="T424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25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26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27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28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29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30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32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33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34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35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36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37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38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39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40" style:family="text">
      <style:text-properties style:use-window-font-color="true" fo:font-style="italic" officeooo:rsid="009f187e" style:font-style-asian="italic" style:font-style-complex="italic"/>
    </style:style>
    <style:style style:name="T44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42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4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4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4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4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4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48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49" style:family="text">
      <style:text-properties style:use-window-font-color="true" fo:font-style="normal" fo:font-weight="normal" officeooo:rsid="007ca694" style:font-style-asian="normal" style:font-weight-asian="normal" style:font-style-complex="normal" style:font-weight-complex="normal"/>
    </style:style>
    <style:style style:name="T450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51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52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53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54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55" style:family="text">
      <style:text-properties style:use-window-font-color="true" fo:font-style="normal" fo:font-weight="normal" officeooo:rsid="0151b86d" style:font-style-asian="normal" style:font-weight-asian="normal" style:font-style-complex="normal" style:font-weight-complex="normal"/>
    </style:style>
    <style:style style:name="T456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57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58" style:family="text">
      <style:text-properties style:use-window-font-color="true" fo:font-style="normal" fo:font-weight="normal" officeooo:rsid="01549d31" style:font-style-asian="normal" style:font-weight-asian="normal" style:font-style-complex="normal" style:font-weight-complex="normal"/>
    </style:style>
    <style:style style:name="T459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60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61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62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63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64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65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66" style:family="text">
      <style:text-properties style:use-window-font-color="true" fo:font-style="normal" style:font-style-asian="normal" style:font-style-complex="normal"/>
    </style:style>
    <style:style style:name="T467" style:family="text">
      <style:text-properties style:use-window-font-color="true" fo:font-style="normal" officeooo:rsid="0050063f" style:font-style-asian="normal" style:font-style-complex="normal"/>
    </style:style>
    <style:style style:name="T468" style:family="text">
      <style:text-properties style:use-window-font-color="true" fo:font-style="normal" officeooo:rsid="00523bf9" style:font-style-asian="normal" style:font-style-complex="normal"/>
    </style:style>
    <style:style style:name="T469" style:family="text">
      <style:text-properties style:use-window-font-color="true" fo:font-style="normal" officeooo:rsid="016f0506" style:font-style-asian="normal" style:font-style-complex="normal"/>
    </style:style>
    <style:style style:name="T470" style:family="text">
      <style:text-properties style:use-window-font-color="true" fo:font-style="normal" officeooo:rsid="0176ee1b" style:font-style-asian="normal" style:font-style-complex="normal"/>
    </style:style>
    <style:style style:name="T471" style:family="text">
      <style:text-properties style:use-window-font-color="true" fo:font-style="normal" officeooo:rsid="017029bc" style:font-style-asian="normal" style:font-style-complex="normal"/>
    </style:style>
    <style:style style:name="T472" style:family="text">
      <style:text-properties style:use-window-font-color="true" fo:font-style="normal" officeooo:rsid="00a1d04f" style:font-style-asian="normal" style:font-style-complex="normal"/>
    </style:style>
    <style:style style:name="T473" style:family="text">
      <style:text-properties style:use-window-font-color="true" fo:font-style="normal" officeooo:rsid="0050b57f" style:font-style-asian="normal" style:font-style-complex="normal"/>
    </style:style>
    <style:style style:name="T474" style:family="text">
      <style:text-properties style:use-window-font-color="true" fo:font-style="normal" officeooo:rsid="01148430" style:font-style-asian="normal" style:font-style-complex="normal"/>
    </style:style>
    <style:style style:name="T475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476" style:family="text">
      <style:text-properties style:use-window-font-color="true" officeooo:rsid="016f0506"/>
    </style:style>
    <style:style style:name="T477" style:family="text">
      <style:text-properties style:use-window-font-color="true" officeooo:rsid="009ff1c7"/>
    </style:style>
    <style:style style:name="T478" style:family="text">
      <style:text-properties style:use-window-font-color="true" fo:font-weight="normal" style:font-weight-asian="normal" style:font-weight-complex="normal"/>
    </style:style>
    <style:style style:name="T479" style:family="text">
      <style:text-properties style:use-window-font-color="true" fo:font-weight="normal" officeooo:rsid="007ca694" style:font-weight-asian="normal" style:font-weight-complex="normal"/>
    </style:style>
    <style:style style:name="T480" style:family="text">
      <style:text-properties style:use-window-font-color="true" fo:font-weight="normal" officeooo:rsid="01466326" style:font-weight-asian="normal" style:font-weight-complex="normal"/>
    </style:style>
    <style:style style:name="T481" style:family="text">
      <style:text-properties style:use-window-font-color="true" fo:font-weight="normal" officeooo:rsid="014d6fa3" style:font-weight-asian="normal" style:font-weight-complex="normal"/>
    </style:style>
    <style:style style:name="T482" style:family="text">
      <style:text-properties style:use-window-font-color="true" fo:font-weight="normal" officeooo:rsid="0151b86d" style:font-weight-asian="normal" style:font-weight-complex="normal"/>
    </style:style>
    <style:style style:name="T483" style:family="text">
      <style:text-properties style:use-window-font-color="true" fo:font-weight="normal" officeooo:rsid="01536dcf" style:font-weight-asian="normal" style:font-weight-complex="normal"/>
    </style:style>
    <style:style style:name="T484" style:family="text">
      <style:text-properties style:use-window-font-color="true" fo:font-weight="normal" officeooo:rsid="01549026" style:font-weight-asian="normal" style:font-weight-complex="normal"/>
    </style:style>
    <style:style style:name="T485" style:family="text">
      <style:text-properties style:use-window-font-color="true" fo:font-weight="normal" officeooo:rsid="01549d31" style:font-weight-asian="normal" style:font-weight-complex="normal"/>
    </style:style>
    <style:style style:name="T486" style:family="text">
      <style:text-properties style:use-window-font-color="true" fo:font-weight="normal" officeooo:rsid="0159ad23" style:font-weight-asian="normal" style:font-weight-complex="normal"/>
    </style:style>
    <style:style style:name="T487" style:family="text">
      <style:text-properties style:use-window-font-color="true" fo:font-weight="normal" officeooo:rsid="015ee267" style:font-weight-asian="normal" style:font-weight-complex="normal"/>
    </style:style>
    <style:style style:name="T488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489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490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491" style:family="text">
      <style:text-properties style:use-window-font-color="true" officeooo:rsid="01549026"/>
    </style:style>
    <style:style style:name="T492" style:family="text">
      <style:text-properties style:text-underline-style="none"/>
    </style:style>
    <style:style style:name="T493" style:family="text">
      <style:text-properties style:text-underline-style="none" fo:font-weight="normal" style:font-weight-asian="normal" style:font-weight-complex="normal"/>
    </style:style>
    <style:style style:name="T494" style:family="text">
      <style:text-properties style:text-underline-style="none" fo:font-weight="normal" officeooo:rsid="0043121f" style:font-weight-asian="normal" style:font-weight-complex="normal"/>
    </style:style>
    <style:style style:name="T495" style:family="text">
      <style:text-properties style:text-underline-style="none" fo:font-weight="normal" officeooo:rsid="0044d7a4" style:font-weight-asian="normal" style:font-weight-complex="normal"/>
    </style:style>
    <style:style style:name="T496" style:family="text">
      <style:text-properties style:text-underline-style="none" fo:font-weight="normal" officeooo:rsid="00e7b674" style:font-weight-asian="normal" style:font-weight-complex="normal"/>
    </style:style>
    <style:style style:name="T497" style:family="text">
      <style:text-properties style:text-underline-style="none" fo:font-weight="normal" officeooo:rsid="002eb485" style:font-weight-asian="normal" style:font-weight-complex="normal"/>
    </style:style>
    <style:style style:name="T498" style:family="text">
      <style:text-properties style:text-underline-style="none" fo:font-weight="normal" officeooo:rsid="00d5826a" style:font-weight-asian="normal" style:font-weight-complex="normal"/>
    </style:style>
    <style:style style:name="T499" style:family="text">
      <style:text-properties style:text-underline-style="none" fo:font-weight="normal" officeooo:rsid="00476ae1" style:font-weight-asian="normal" style:font-weight-complex="normal"/>
    </style:style>
    <style:style style:name="T500" style:family="text">
      <style:text-properties style:text-underline-style="none" fo:font-weight="normal" officeooo:rsid="013282b3" style:font-weight-asian="normal" style:font-weight-complex="normal"/>
    </style:style>
    <style:style style:name="T501" style:family="text">
      <style:text-properties style:text-underline-style="none" fo:font-weight="normal" officeooo:rsid="004caf23" style:font-weight-asian="normal" style:font-weight-complex="normal"/>
    </style:style>
    <style:style style:name="T502" style:family="text">
      <style:text-properties style:text-underline-style="none" fo:font-weight="normal" officeooo:rsid="0128c6e8" style:font-weight-asian="normal" style:font-weight-complex="normal"/>
    </style:style>
    <style:style style:name="T503" style:family="text">
      <style:text-properties style:text-underline-style="none" fo:font-weight="bold" style:font-weight-asian="bold" style:font-weight-complex="bold"/>
    </style:style>
    <style:style style:name="T504" style:family="text">
      <style:text-properties style:text-underline-style="none" fo:font-weight="bold" officeooo:rsid="002eb485" style:font-weight-asian="bold" style:font-weight-complex="bold"/>
    </style:style>
    <style:style style:name="T505" style:family="text">
      <style:text-properties style:text-underline-style="none" fo:font-weight="bold" officeooo:rsid="00f74e17" style:font-weight-asian="bold" style:font-weight-complex="bold"/>
    </style:style>
    <style:style style:name="T506" style:family="text">
      <style:text-properties style:text-underline-style="none" officeooo:rsid="00bbbf73"/>
    </style:style>
    <style:style style:name="T507" style:family="text">
      <style:text-properties style:text-underline-style="none" officeooo:rsid="00d708a6"/>
    </style:style>
    <style:style style:name="T508" style:family="text">
      <style:text-properties style:text-underline-style="none" officeooo:rsid="00f74e17"/>
    </style:style>
    <style:style style:name="T509" style:family="text">
      <style:text-properties style:text-underline-style="none" officeooo:rsid="00378059"/>
    </style:style>
    <style:style style:name="T510" style:family="text">
      <style:text-properties style:text-underline-style="none" officeooo:rsid="0a1c7a91"/>
    </style:style>
    <style:style style:name="T511" style:family="text">
      <style:text-properties style:text-underline-style="none" officeooo:rsid="08ec3514"/>
    </style:style>
    <style:style style:name="T512" style:family="text">
      <style:text-properties officeooo:rsid="00722a19"/>
    </style:style>
    <style:style style:name="T513" style:family="text">
      <style:text-properties officeooo:rsid="00254a2e"/>
    </style:style>
    <style:style style:name="T514" style:family="text">
      <style:text-properties officeooo:rsid="008a06de"/>
    </style:style>
    <style:style style:name="T515" style:family="text">
      <style:text-properties officeooo:rsid="0099273a"/>
    </style:style>
    <style:style style:name="T516" style:family="text">
      <style:text-properties officeooo:rsid="01dac838"/>
    </style:style>
    <style:style style:name="T517" style:family="text">
      <style:text-properties officeooo:rsid="08e38a7d"/>
    </style:style>
    <style:style style:name="T518" style:family="text">
      <style:text-properties officeooo:rsid="00a75993"/>
    </style:style>
    <style:style style:name="T519" style:family="text">
      <style:text-properties officeooo:rsid="002ba0e7"/>
    </style:style>
    <style:style style:name="T520" style:family="text">
      <style:text-properties officeooo:rsid="00beb82f"/>
    </style:style>
    <style:style style:name="T521" style:family="text">
      <style:text-properties officeooo:rsid="00ba4170"/>
    </style:style>
    <style:style style:name="T522" style:family="text">
      <style:text-properties officeooo:rsid="00bbbf73"/>
    </style:style>
    <style:style style:name="T523" style:family="text">
      <style:text-properties officeooo:rsid="00bd3f9d"/>
    </style:style>
    <style:style style:name="T524" style:family="text">
      <style:text-properties officeooo:rsid="002f336e"/>
    </style:style>
    <style:style style:name="T525" style:family="text">
      <style:text-properties officeooo:rsid="0043008e"/>
    </style:style>
    <style:style style:name="T526" style:family="text">
      <style:text-properties officeooo:rsid="004450ff"/>
    </style:style>
    <style:style style:name="T527" style:family="text">
      <style:text-properties officeooo:rsid="00f5260b"/>
    </style:style>
    <style:style style:name="T528" style:family="text">
      <style:text-properties officeooo:rsid="010c486e"/>
    </style:style>
    <style:style style:name="T529" style:family="text">
      <style:text-properties officeooo:rsid="010db770"/>
    </style:style>
    <style:style style:name="T530" style:family="text">
      <style:text-properties officeooo:rsid="004a157b"/>
    </style:style>
    <style:style style:name="T531" style:family="text">
      <style:text-properties officeooo:rsid="013013d9"/>
    </style:style>
    <style:style style:name="T532" style:family="text">
      <style:text-properties officeooo:rsid="0137af9f"/>
    </style:style>
    <style:style style:name="T533" style:family="text">
      <style:text-properties officeooo:rsid="004acb3b"/>
    </style:style>
    <style:style style:name="T534" style:family="text">
      <style:text-properties officeooo:rsid="016860b9"/>
    </style:style>
    <style:style style:name="T535" style:family="text">
      <style:text-properties officeooo:rsid="0050b57f"/>
    </style:style>
    <style:style style:name="T536" style:family="text">
      <style:text-properties officeooo:rsid="0188ed42"/>
    </style:style>
    <style:style style:name="T537" style:family="text">
      <style:text-properties officeooo:rsid="0055a125"/>
    </style:style>
    <style:style style:name="T538" style:family="text">
      <style:text-properties officeooo:rsid="00572cb0"/>
    </style:style>
    <style:style style:name="T539" style:family="text">
      <style:text-properties officeooo:rsid="0176ee1b"/>
    </style:style>
    <style:style style:name="T540" style:family="text">
      <style:text-properties officeooo:rsid="005c5090"/>
    </style:style>
    <style:style style:name="T541" style:family="text">
      <style:text-properties officeooo:rsid="005f2637"/>
    </style:style>
    <style:style style:name="T542" style:family="text">
      <style:text-properties officeooo:rsid="005fb5cb"/>
    </style:style>
    <style:style style:name="T543" style:family="text">
      <style:text-properties officeooo:rsid="0063f681"/>
    </style:style>
    <style:style style:name="T544" style:family="text">
      <style:text-properties officeooo:rsid="00644350"/>
    </style:style>
    <style:style style:name="T545" style:family="text">
      <style:text-properties officeooo:rsid="006579dd"/>
    </style:style>
    <style:style style:name="T546" style:family="text">
      <style:text-properties officeooo:rsid="0066b31e"/>
    </style:style>
    <style:style style:name="T547" style:family="text">
      <style:text-properties officeooo:rsid="0066c57e"/>
    </style:style>
    <style:style style:name="T548" style:family="text">
      <style:text-properties officeooo:rsid="00684bfc"/>
    </style:style>
    <style:style style:name="T549" style:family="text">
      <style:text-properties officeooo:rsid="0069643a"/>
    </style:style>
    <style:style style:name="T550" style:family="text">
      <style:text-properties officeooo:rsid="00703df9"/>
    </style:style>
    <style:style style:name="T551" style:family="text">
      <style:text-properties officeooo:rsid="0072cdc4"/>
    </style:style>
    <style:style style:name="T552" style:family="text">
      <style:text-properties officeooo:rsid="00751d17"/>
    </style:style>
    <style:style style:name="T553" style:family="text">
      <style:text-properties officeooo:rsid="0076848f"/>
    </style:style>
    <style:style style:name="T554" style:family="text">
      <style:text-properties officeooo:rsid="0077a442"/>
    </style:style>
    <style:style style:name="T555" style:family="text">
      <style:text-properties officeooo:rsid="00793c0d"/>
    </style:style>
    <style:style style:name="T556" style:family="text">
      <style:text-properties officeooo:rsid="007b2101"/>
    </style:style>
    <style:style style:name="T557" style:family="text">
      <style:text-properties officeooo:rsid="007ca694"/>
    </style:style>
    <style:style style:name="T558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59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60" style:family="text">
      <style:text-properties fo:font-size="14pt" fo:font-weight="bold" style:font-size-asian="14pt" style:font-weight-asian="bold" style:font-size-complex="14pt" style:font-weight-complex="bold"/>
    </style:style>
    <style:style style:name="T561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62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63" style:family="text">
      <style:text-properties fo:font-size="14pt" fo:font-style="normal" style:font-size-asian="14pt" style:font-style-asian="normal" style:font-size-complex="14pt" style:font-style-complex="normal"/>
    </style:style>
    <style:style style:name="T564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56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66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567" style:family="text">
      <style:text-properties fo:font-size="14pt" fo:font-style="italic" style:font-size-asian="14pt" style:font-style-asian="italic" style:font-size-complex="14pt" style:font-style-complex="italic"/>
    </style:style>
    <style:style style:name="T568" style:family="text">
      <style:text-properties officeooo:rsid="007d92ff"/>
    </style:style>
    <style:style style:name="T569" style:family="text">
      <style:text-properties officeooo:rsid="007fd79d"/>
    </style:style>
    <style:style style:name="T570" style:family="text">
      <style:text-properties officeooo:rsid="00819260"/>
    </style:style>
    <style:style style:name="T571" style:family="text">
      <style:text-properties officeooo:rsid="0082c116"/>
    </style:style>
    <style:style style:name="T572" style:family="text">
      <style:text-properties officeooo:rsid="008478a0"/>
    </style:style>
    <style:style style:name="T573" style:family="text">
      <style:text-properties officeooo:rsid="00941a11"/>
    </style:style>
    <style:style style:name="T574" style:family="text">
      <style:text-properties officeooo:rsid="009d5b59"/>
    </style:style>
    <style:style style:name="T575" style:family="text">
      <style:text-properties officeooo:rsid="00a1d04f"/>
    </style:style>
    <style:style style:name="T576" style:family="text">
      <style:text-properties fo:color="#ff8c00"/>
    </style:style>
    <style:style style:name="T577" style:family="text">
      <style:text-properties fo:color="#ff8c00" fo:font-style="italic" style:font-style-asian="italic" style:font-style-complex="italic"/>
    </style:style>
    <style:style style:name="T578" style:family="text">
      <style:text-properties officeooo:rsid="00a1e031"/>
    </style:style>
    <style:style style:name="T579" style:family="text">
      <style:text-properties officeooo:rsid="00a35d76"/>
    </style:style>
    <style:style style:name="T580" style:family="text">
      <style:text-properties officeooo:rsid="00a69dce"/>
    </style:style>
    <style:style style:name="T581" style:family="text">
      <style:text-properties officeooo:rsid="00a6f347"/>
    </style:style>
    <style:style style:name="T582" style:family="text">
      <style:text-properties officeooo:rsid="00a8ca1b"/>
    </style:style>
    <style:style style:name="T583" style:family="text">
      <style:text-properties officeooo:rsid="00acfb9d"/>
    </style:style>
    <style:style style:name="T584" style:family="text">
      <style:text-properties officeooo:rsid="00ad6801"/>
    </style:style>
    <style:style style:name="T585" style:family="text">
      <style:text-properties officeooo:rsid="00b41267"/>
    </style:style>
    <style:style style:name="T586" style:family="text">
      <style:text-properties officeooo:rsid="00ba819c"/>
    </style:style>
    <style:style style:name="T587" style:family="text">
      <style:text-properties officeooo:rsid="00bbf4cd"/>
    </style:style>
    <style:style style:name="T588" style:family="text">
      <style:text-properties officeooo:rsid="00bdd473"/>
    </style:style>
    <style:style style:name="T589" style:family="text">
      <style:text-properties officeooo:rsid="00c12d1c"/>
    </style:style>
    <style:style style:name="T590" style:family="text">
      <style:text-properties officeooo:rsid="00c2c999"/>
    </style:style>
    <style:style style:name="T591" style:family="text">
      <style:text-properties officeooo:rsid="00c50878"/>
    </style:style>
    <style:style style:name="T592" style:family="text">
      <style:text-properties officeooo:rsid="00c88326"/>
    </style:style>
    <style:style style:name="T593" style:family="text">
      <style:text-properties officeooo:rsid="00cbb52c"/>
    </style:style>
    <style:style style:name="T594" style:family="text">
      <style:text-properties officeooo:rsid="00d04e1a"/>
    </style:style>
    <style:style style:name="T595" style:family="text">
      <style:text-properties officeooo:rsid="00d23a32"/>
    </style:style>
    <style:style style:name="T596" style:family="text">
      <style:text-properties officeooo:rsid="00d3f114"/>
    </style:style>
    <style:style style:name="T597" style:family="text">
      <style:text-properties officeooo:rsid="00d833d3"/>
    </style:style>
    <style:style style:name="T598" style:family="text">
      <style:text-properties officeooo:rsid="00d873e2"/>
    </style:style>
    <style:style style:name="T599" style:family="text">
      <style:text-properties officeooo:rsid="00eb49f4"/>
    </style:style>
    <style:style style:name="T600" style:family="text">
      <style:text-properties officeooo:rsid="00fb5f7f"/>
    </style:style>
    <style:style style:name="T601" style:family="text">
      <style:text-properties officeooo:rsid="00fc67ff"/>
    </style:style>
    <style:style style:name="T602" style:family="text">
      <style:text-properties officeooo:rsid="00fdd3aa"/>
    </style:style>
    <style:style style:name="T603" style:family="text">
      <style:text-properties officeooo:rsid="00ffe4b9"/>
    </style:style>
    <style:style style:name="T604" style:family="text">
      <style:text-properties officeooo:rsid="010639c7"/>
    </style:style>
    <style:style style:name="T605" style:family="text">
      <style:text-properties officeooo:rsid="010ab710"/>
    </style:style>
    <style:style style:name="T606" style:family="text">
      <style:text-properties officeooo:rsid="010ff277"/>
    </style:style>
    <style:style style:name="T607" style:family="text">
      <style:text-properties officeooo:rsid="0111d037"/>
    </style:style>
    <style:style style:name="T608" style:family="text">
      <style:text-properties officeooo:rsid="011511c0"/>
    </style:style>
    <style:style style:name="T609" style:family="text">
      <style:text-properties officeooo:rsid="01185712"/>
    </style:style>
    <style:style style:name="T610" style:family="text">
      <style:text-properties officeooo:rsid="01190d75"/>
    </style:style>
    <style:style style:name="T611" style:family="text">
      <style:text-properties officeooo:rsid="01206a6e"/>
    </style:style>
    <style:style style:name="T612" style:family="text">
      <style:text-properties officeooo:rsid="0128c6e8"/>
    </style:style>
    <style:style style:name="T613" style:family="text">
      <style:text-properties officeooo:rsid="00201bd5"/>
    </style:style>
    <style:style style:name="T614" style:family="text">
      <style:text-properties officeooo:rsid="012b24b3"/>
    </style:style>
    <style:style style:name="T615" style:family="text">
      <style:text-properties officeooo:rsid="012cecd7"/>
    </style:style>
    <style:style style:name="T616" style:family="text">
      <style:text-properties officeooo:rsid="012e9465"/>
    </style:style>
    <style:style style:name="T617" style:family="text">
      <style:text-properties officeooo:rsid="01305c41"/>
    </style:style>
    <style:style style:name="T618" style:family="text">
      <style:text-properties officeooo:rsid="0140be6f"/>
    </style:style>
    <style:style style:name="T619" style:family="text">
      <style:text-properties officeooo:rsid="0149fc19"/>
    </style:style>
    <style:style style:name="T620" style:family="text">
      <style:text-properties officeooo:rsid="014be95f"/>
    </style:style>
    <style:style style:name="T621" style:family="text">
      <style:text-properties officeooo:rsid="010185dc"/>
    </style:style>
    <style:style style:name="T622" style:family="text">
      <style:text-properties officeooo:rsid="0437fd59"/>
    </style:style>
    <style:style style:name="T623" style:family="text">
      <style:text-properties officeooo:rsid="03ee7eb1"/>
    </style:style>
    <style:style style:name="T624" style:family="text">
      <style:text-properties officeooo:rsid="03f7049e"/>
    </style:style>
    <style:style style:name="T625" style:family="text">
      <style:text-properties officeooo:rsid="0735889c"/>
    </style:style>
    <style:style style:name="T626" style:family="text">
      <style:text-properties officeooo:rsid="0739531b"/>
    </style:style>
    <style:style style:name="T627" style:family="text">
      <style:text-properties officeooo:rsid="0166b397"/>
    </style:style>
    <style:style style:name="T628" style:family="text">
      <style:text-properties officeooo:rsid="01676857"/>
    </style:style>
    <style:style style:name="T629" style:family="text">
      <style:text-properties officeooo:rsid="0206e857"/>
    </style:style>
    <style:style style:name="T630" style:family="text">
      <style:text-properties officeooo:rsid="066f3d61"/>
    </style:style>
    <style:style style:name="T631" style:family="text">
      <style:text-properties officeooo:rsid="067106c6"/>
    </style:style>
    <style:style style:name="T632" style:family="text">
      <style:text-properties officeooo:rsid="08cb2076"/>
    </style:style>
    <style:style style:name="T633" style:family="text">
      <style:text-properties officeooo:rsid="066eeab0"/>
    </style:style>
    <style:style style:name="T634" style:family="text">
      <style:text-properties officeooo:rsid="01703d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79">совершенное</text:span> автор<text:span text:style-name="T179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355"><text:span text:style-name="T1">Помимо </text:span><text:span text:style-name="T132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50">одним или несколькими </text:span><text:span text:style-name="T1">существительным</text:span><text:span text:style-name="T350">и</text:span><text:span text:style-name="T1">, перед которым</text:span><text:span text:style-name="T351">и</text:span><text:span text:style-name="T1"> обычно идет предлог или </text:span><text:span text:style-name="T350">инфинитив</text:span><text:span text:style-name="T1">.</text:span></text:p>
      <text:p text:style-name="P1"/>
      <text:p text:style-name="P354"><text:span text:style-name="T1">Обстоятельство описывает место, время, </text:span><text:span text:style-name="T350">или </text:span><text:span text:style-name="T1">способ действия. Оно выражено словом или группой слов, отвечающих на вопросы: </text:span><text:span text:style-name="T7">где?</text:span><text:span text:style-name="T350"> </text:span><text:span text:style-name="T3">когда? </text:span><text:span text:style-name="T8">к</text:span><text:span text:style-name="T3">ак? </text:span><text:span text:style-name="T36">(это тоже дополнение)</text:span></text:p>
      <text:p text:style-name="P67"/>
      <text:p text:style-name="P17">Английское предложение иногда удобнее переводить с конца. Для удобства можно добавлять дополнительные уточняющие слова.</text:p>
      <text:p text:style-name="P16"/>
      <text:p text:style-name="P355"><text:span text:style-name="T186">В а</text:span><text:span text:style-name="T181">нглийско</text:span><text:span text:style-name="T186">м</text:span><text:span text:style-name="T181"> предложени</text:span><text:span text:style-name="T186">и важно</text:span><text:span text:style-name="T181"> </text:span><text:span text:style-name="T188">соблюдать</text:span><text:span text:style-name="T181"> </text:span><text:span text:style-name="T186">правильн</text:span><text:span text:style-name="T188">ый</text:span><text:span text:style-name="T186"> </text:span><text:span text:style-name="T181">поряд</text:span><text:span text:style-name="T188">о</text:span><text:span text:style-name="T181">к слов.</text:span></text:p>
      <text:p text:style-name="Standard">Сначала <text:span text:style-name="T537">идет</text:span> <text:span text:style-name="T134">подлежащее</text:span>, затем <text:span text:style-name="T144">сказуемое</text:span>, после <text:span text:style-name="T158">дополнение</text:span> и/или <text:span text:style-name="T166">обстоятельство</text:span>.</text:p>
      <text:p text:style-name="P18"/>
      <text:p text:style-name="P212"><text:span text:style-name="T135">We</text:span><text:span text:style-name="T4"> </text:span><text:span text:style-name="T145">do</text:span><text:span text:style-name="T4"> </text:span><text:span text:style-name="T158">the</text:span><text:span text:style-name="T159"> </text:span><text:span text:style-name="T160">job</text:span><text:span text:style-name="T4"> </text:span><text:span text:style-name="T168">well</text:span><text:span text:style-name="T4"> — </text:span><text:span text:style-name="T6">М</text:span><text:span text:style-name="T4">ы делаем работу </text:span><text:span text:style-name="T5">хорошо</text:span><text:span text:style-name="T4">.</text:span></text:p>
      <text:p text:style-name="P214"/>
      <text:p text:style-name="P356"><text:span text:style-name="T183">С</text:span><text:span text:style-name="T182">казуемое часто разделяется</text:span><text:span text:style-name="T183"> на</text:span><text:span text:style-name="T182"> </text:span><text:span text:style-name="T174">вспомогательный </text:span><text:span text:style-name="T182">и </text:span><text:span text:style-name="T146">смысловой</text:span><text:span text:style-name="T5"> </text:span>глаголы<text:span text:style-name="T182">. </text:span><text:span text:style-name="T187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9"/>
      <text:p text:style-name="P354"><text:span text:style-name="T135">They</text:span><text:span text:style-name="T4"> </text:span><text:span text:style-name="T176">have </text:span><text:span text:style-name="T173">not</text:span><text:span text:style-name="T145"> finish</text:span><text:span text:style-name="T148">ed</text:span><text:span text:style-name="T4"> </text:span><text:span text:style-name="T159">their work</text:span><text:span text:style-name="T4"> </text:span><text:span text:style-name="T167">in time</text:span><text:span text:style-name="T4"> — </text:span><text:span text:style-name="T6">Они не закончили работу вовремя.</text:span></text:p>
      <text:p text:style-name="P215"><text:span text:style-name="T137">I</text:span><text:span text:style-name="T179"> </text:span><text:span text:style-name="T177">will</text:span><text:span text:style-name="T150"> give</text:span><text:span text:style-name="T179"> </text:span><text:span text:style-name="T162">you money</text:span><text:span text:style-name="T179"> — Я дам тебе деньги </text:span><text:span text:style-name="T352">(два дополнения)</text:span><text:span text:style-name="T179">.</text:span></text:p>
      <text:p text:style-name="P20"/>
      <text:p text:style-name="P354"><text:span text:style-name="T183">В вопросительных предложениях порядок слов другой. Сначала идет вспомогательный глагол, затем подлежащее, </text:span><text:span text:style-name="T184">а после — смысловой глагол, дополнение и/</text:span><text:span text:style-name="T185">или</text:span><text:span text:style-name="T184"> обстоятельство.</text:span></text:p>
      <text:p text:style-name="P21">Перед вспомогательным глаголом может также идти вопросительное слово.</text:p>
      <text:p text:style-name="P21"/>
      <text:p text:style-name="P355"><text:span text:style-name="T175">Do</text:span><text:span text:style-name="T8"> </text:span><text:span text:style-name="T136">you</text:span><text:span text:style-name="T8"> </text:span><text:span text:style-name="T147">want</text:span><text:span text:style-name="T353"> </text:span><text:span text:style-name="T2">to live</text:span><text:span text:style-name="T353"> </text:span><text:span text:style-name="T169">in Spain</text:span><text:span text:style-name="T8">? — Ты хочешь жить в Испании?</text:span></text:p>
      <text:p text:style-name="P216"><text:span text:style-name="T355">What</text:span><text:span text:style-name="T352"> </text:span><text:span text:style-name="T178">are</text:span><text:span text:style-name="T352"> </text:span><text:span text:style-name="T138">you</text:span><text:span text:style-name="T352"> </text:span><text:span text:style-name="T151">doing</text:span><text:span text:style-name="T352"> </text:span><text:span text:style-name="T170">here</text:span><text:span text:style-name="T352">? </text:span><text:span text:style-name="T356">—</text:span><text:span text:style-name="T352"> Что ты здесь делаешь?</text:span></text:p>
      <text:p text:style-name="P216"/>
      <text:p text:style-name="P102">Если обстоятельство состоит из нескольких слов, то оно может переехать в самое начало:</text:p>
      <text:p text:style-name="P102"/>
      <text:p text:style-name="P290">Tom walks to work <text:span text:style-name="T165">every morning</text:span> / <text:span text:style-name="T165">Every morning</text:span> Tom walks to work —</text:p>
      <text:p text:style-name="P290">Том ходит на работу каждое утро.</text:p>
      <text:p text:style-name="P290"/>
      <text:p text:style-name="P102">Глаголы, требующие 2х дополнений: <text:span text:style-name="T2">give, lend, pass, send, show.</text:span></text:p>
      <text:p text:style-name="P570"/>
      <text:p text:style-name="P525"><text:span text:style-name="T248">Сами д</text:span><text:span text:style-name="T240">ополнения могут указываться </text:span><text:span text:style-name="T241">2мя</text:span><text:span text:style-name="T240"> способами:</text:span></text:p>
      <text:p text:style-name="P102"/>
      <text:p text:style-name="P102">1. После глагола указывается человек, а затем предмет; без предлогов.</text:p>
      <text:p text:style-name="P524"><text:span text:style-name="T180"><text:s text:c="2"/></text:span><text:span text:style-name="T2"><text:s text:c="2"/>I lent </text:span><text:span text:style-name="T158">Mike</text:span><text:span text:style-name="T2"> some </text:span><text:span text:style-name="T158">money</text:span><text:span text:style-name="T2"> — Я одолжил Майку деньги.</text:span></text:p>
      <text:p text:style-name="P290"/>
      <text:p text:style-name="P102">2. После глагола указывается предмет, а затем человек; перед человеком будет предлог <text:span text:style-name="T2">to</text:span>.</text:p>
      <text:p text:style-name="P102"><text:s text:c="4"/><text:span text:style-name="T2">I </text:span><text:span text:style-name="T158">lent</text:span><text:span text:style-name="T2"> some money </text:span><text:span text:style-name="T577">to</text:span><text:span text:style-name="T2"> </text:span><text:span text:style-name="T158">Mike</text:span><text:span text:style-name="T2"> — Я одолжил деньги Майку.</text:span></text:p>
      <text:p text:style-name="P11"><text:soft-page-break/>Английские времена</text:p>
      <text:p text:style-name="P359"/>
      <text:p text:style-name="P360">В английском языке 12 времен. Они разбиты на 4 группы: <text:span text:style-name="T2">Simple, Continuous, Perfect </text:span><text:span text:style-name="T180">и</text:span><text:span text:style-name="T2"> Perfect Continuous</text:span>. Каждая<text:span text:style-name="T570"> </text:span>групп<text:span text:style-name="T570">а</text:span> включает в себя 3 времени: <text:span text:style-name="T2">Present, Past, Future</text:span>.</text:p>
      <text:p text:style-name="P359"/>
      <text:p text:style-name="P350">Present Simple</text:p>
      <text:p text:style-name="P361"/>
      <text:p text:style-name="P362">Используется чтобы сообщить: </text:p>
      <text:list xml:id="list1299861836" text:style-name="L1">
        <text:list-item>
          <text:p text:style-name="P619"><text:span text:style-name="T9">факт</text:span><text:span text:style-name="T12">ы</text:span><text:span text:style-name="T9"> настоящего, </text:span><text:span text:style-name="T12">очевидную </text:span><text:span text:style-name="T11">истин</text:span><text:span text:style-name="T12">у</text:span><text:span text:style-name="T9">;</text:span></text:p>
        </text:list-item>
        <text:list-item>
          <text:p text:style-name="P620"><text:span text:style-name="T357">регулярны</text:span><text:span text:style-name="T530">е</text:span><text:span text:style-name="T357"> события настоящего;</text:span></text:p>
        </text:list-item>
      </text:list>
      <text:p text:style-name="P449"/>
      <text:p text:style-name="P393"><text:span text:style-name="T359">I </text:span><text:span text:style-name="T117">live</text:span><text:span text:style-name="T359"> in New York — Я </text:span><text:span text:style-name="T360">живу</text:span><text:span text:style-name="T359"> в Нью Йорке.</text:span></text:p>
      <text:p text:style-name="P363"/>
      <text:p text:style-name="P447">В утверждениях, когда подлежащее в третьем лице, единственном числе (he, she, it), </text:p>
      <text:p text:style-name="P384"><text:span text:style-name="T358">к сказуемому добавляется окончание </text:span><text:span text:style-name="T10">-s</text:span><text:span text:style-name="T358"> (</text:span><text:span text:style-name="T10">-es</text:span><text:span text:style-name="T358"> если заканчивается на гласную или шипящий). </text:span></text:p>
      <text:p text:style-name="P448"/>
      <text:p text:style-name="P385"><text:span text:style-name="T359">Peter </text:span><text:span text:style-name="T117">works</text:span><text:span text:style-name="T359"> in New York — Питер </text:span><text:span text:style-name="T360">работает</text:span><text:span text:style-name="T359"> в Нью Йорке;</text:span></text:p>
      <text:p text:style-name="P361"/>
      <text:p text:style-name="P371"><text:span text:style-name="T612">Слова-маячки</text:span><text:span text:style-name="T613"> (перед сказуемым):</text:span></text:p>
      <text:list xml:id="list2031622248" text:style-name="L2">
        <text:list-item>
          <text:p text:style-name="P621">always - <text:span text:style-name="T384">всегда</text:span>;</text:p>
        </text:list-item>
        <text:list-item>
          <text:p text:style-name="P621">usually - <text:span text:style-name="T384">обычно</text:span>;</text:p>
        </text:list-item>
        <text:list-item>
          <text:p text:style-name="P621">often - <text:span text:style-name="T384">часто</text:span>;</text:p>
        </text:list-item>
        <text:list-item>
          <text:p text:style-name="P621">sometimes - <text:span text:style-name="T384">иногда</text:span>;</text:p>
        </text:list-item>
        <text:list-item>
          <text:p text:style-name="P621">never — <text:span text:style-name="T384">никогда;</text:span></text:p>
        </text:list-item>
      </text:list>
      <text:p text:style-name="P217"/>
      <text:p text:style-name="P218">I <text:span text:style-name="T361">always</text:span> wash my hands before eating — Я <text:span text:style-name="T361">всегда</text:span> мою руки перед едой.</text:p>
      <text:p text:style-name="Standard"/>
      <text:p text:style-name="P438"><text:span text:style-name="T538">Отрицание образуется с помощью частицы </text:span><text:span text:style-name="T15">not</text:span><text:span text:style-name="T538">, </text:span>которая идет в паре со вспомогательным глаголом <text:span text:style-name="T2">do</text:span>. <text:span text:style-name="T495">Если подлежащее </text:span><text:span text:style-name="T91">he/she/it</text:span><text:span text:style-name="T495">, то </text:span><text:span text:style-name="T101">do</text:span><text:span text:style-name="T499"> меняется на</text:span><text:span text:style-name="T495"> </text:span><text:span text:style-name="T91">does</text:span><text:span text:style-name="T495">.</text:span></text:p>
      <text:p text:style-name="P386"/>
      <text:p text:style-name="P298">People <text:span text:style-name="T418">do </text:span><text:span text:style-name="T419">not</text:span><text:span text:style-name="T417"> live</text:span> in space — Люди <text:span text:style-name="T361">не</text:span> живут в космосе.</text:p>
      <text:p text:style-name="P298">Water <text:span text:style-name="T418">does </text:span><text:span text:style-name="T419">not</text:span><text:span text:style-name="T417"> boil</text:span> at 50 degrees Celsius — Вода <text:span text:style-name="T361">не</text:span> кипит при 50 грудусах.</text:p>
      <text:p text:style-name="P298"/>
      <text:p text:style-name="P376"><text:span text:style-name="T293">Практически всегда </text:span><text:span text:style-name="T91">do not</text:span><text:span text:style-name="T293"> использу</text:span><text:span text:style-name="T294">е</text:span><text:span text:style-name="T293">тся в сокращении: </text:span></text:p>
      <text:p text:style-name="P110"/>
      <text:p text:style-name="P299">We <text:span text:style-name="T361">don`t</text:span> drink whisky — Мы <text:span text:style-name="T361">не</text:span> пьем виски. </text:p>
      <text:p text:style-name="P297">He <text:span text:style-name="T361">doesn`t</text:span> drink tea — Он <text:span text:style-name="T361">не</text:span> пьет чай.</text:p>
      <text:p text:style-name="P222"/>
      <text:p text:style-name="P437"><text:span text:style-name="T537">В вопросах вспомогательный глагол </text:span><text:span text:style-name="T14">do</text:span><text:span text:style-name="T295"> ставится перед подлежащим:</text:span></text:p>
      <text:p text:style-name="P112"/>
      <text:p text:style-name="P395"><text:span text:style-name="T503">Do</text:span><text:span text:style-name="T493"> you like action movies? </text:span><text:span text:style-name="T494">— </text:span><text:span text:style-name="T493">Тебе нравятся экшен фильмы? </text:span></text:p>
      <text:p text:style-name="P387"><text:span text:style-name="T424">What books </text:span><text:span text:style-name="T427">do</text:span><text:span text:style-name="T428">es</text:span><text:span text:style-name="T424"> </text:span><text:span text:style-name="T425">he</text:span><text:span text:style-name="T424"> read? </text:span><text:span text:style-name="T426">—</text:span><text:span text:style-name="T424"> Какие книги </text:span><text:span text:style-name="T425">он</text:span><text:span text:style-name="T424"> </text:span><text:span text:style-name="T425">читает</text:span><text:span text:style-name="T424">?</text:span></text:p>
      <text:p text:style-name="P112"/>
      <text:p text:style-name="P318">Present Continuous</text:p>
      <text:p text:style-name="P113"/>
      <text:p text:style-name="P388"><text:span text:style-name="T296">Используется, чтобы </text:span><text:span text:style-name="T314">сообщить</text:span><text:span text:style-name="T296"> о </text:span><text:span text:style-name="T306">действии</text:span><text:span text:style-name="T296">, </text:span><text:span text:style-name="T307">которое происходит</text:span><text:span text:style-name="T296"> </text:span><text:span text:style-name="T344">сейчас</text:span><text:span text:style-name="T296"> и еще не законч</text:span><text:span text:style-name="T314">ено</text:span><text:span text:style-name="T296">.</text:span></text:p>
      <text:p text:style-name="P114">Состоит из связки вспомогательного глагола <text:span text:style-name="T2">be</text:span> и смыслового <text:span text:style-name="T533">глагола </text:span>с окончанием <text:span text:style-name="T2">-ing</text:span>:</text:p>
      <text:p text:style-name="P401"/>
      <text:p text:style-name="P401">She <text:span text:style-name="T361">is driving</text:span> to work. <text:span text:style-name="T512">—</text:span> Она <text:span text:style-name="T361">едет</text:span> на работу.</text:p>
      <text:p text:style-name="P402">I <text:span text:style-name="T366">a</text:span><text:span text:style-name="T361">m not listening</text:span> to you. <text:span text:style-name="T514">—</text:span> Я <text:span text:style-name="T361">не слушаю</text:span> тебя.</text:p>
      <text:p text:style-name="P403">Where <text:span text:style-name="T361">is </text:span>he <text:span text:style-name="T361">going</text:span>? <text:span text:style-name="T514">—</text:span> Куда он <text:span text:style-name="T361">идет</text:span>?</text:p>
      <text:p text:style-name="P111"/>
      <text:p text:style-name="P134"><text:soft-page-break/><text:span text:style-name="T612">Слова-маячки</text:span> <text:span text:style-name="T519">(в разных местах)</text:span>:</text:p>
      <text:list xml:id="list3813685539" text:style-name="L3">
        <text:list-item>
          <text:p text:style-name="P676">look — смотри;</text:p>
        </text:list-item>
        <text:list-item>
          <text:p text:style-name="P676">now — сейчас (<text:span text:style-name="T513">обычно </text:span>в конце);</text:p>
        </text:list-item>
        <text:list-item>
          <text:p text:style-name="P676">at the moment — в этот момент (<text:span text:style-name="T513">обычно </text:span>в конце).</text:p>
        </text:list-item>
      </text:list>
      <text:p text:style-name="P301"/>
      <text:p text:style-name="P300">I am working right <text:span text:style-name="T361">now</text:span>. — Прямо сейчас я работаю.</text:p>
      <text:p text:style-name="P300"><text:span text:style-name="T361">Look</text:span> out of the window! It`s raining. — Посмотри в окно. Идет дождь.</text:p>
      <text:p text:style-name="P136"/>
      <text:p text:style-name="P135"><text:span text:style-name="T515">Глаголы, которые не использ</text:span><text:span text:style-name="T516">уются</text:span><text:span text:style-name="T515"> в </text:span><text:span text:style-name="T31">Continuous</text:span></text:p>
      <text:p text:style-name="P135"/>
      <text:p text:style-name="P129">Как правило это глаголы, описывающие чувства или мысли.</text:p>
      <text:p text:style-name="P434"><text:span text:style-name="T318">Но если они </text:span><text:span text:style-name="T319">идут</text:span><text:span text:style-name="T318"> </text:span><text:span text:style-name="T319">внутри</text:span><text:span text:style-name="T318"> </text:span><text:span text:style-name="T319">какой-</text:span><text:span text:style-name="T320">то</text:span><text:span text:style-name="T319"> </text:span><text:span text:style-name="T318">устойчивой связки, то могут быть и с </text:span><text:span text:style-name="T102">-ing</text:span><text:span text:style-name="T318">.</text:span></text:p>
      <text:p text:style-name="P303"/>
      <text:p text:style-name="P116">Глаголы восприятия:</text:p>
      <text:list xml:id="list1274947437" text:style-name="L4">
        <text:list-item>
          <text:p text:style-name="P677">see — видеть;</text:p>
        </text:list-item>
        <text:list-item>
          <text:p text:style-name="P677">hear — слышать;</text:p>
        </text:list-item>
        <text:list-item>
          <text:p text:style-name="P677">feel — чувствовать <text:span text:style-name="T517">себя</text:span>;</text:p>
        </text:list-item>
        <text:list-item>
          <text:p text:style-name="P677">taste — чувствовать вкус (пробовать);</text:p>
        </text:list-item>
        <text:list-item>
          <text:p text:style-name="P677">smell — чувствовать запах (нюхать);</text:p>
        </text:list-item>
      </text:list>
      <text:p text:style-name="P117"/>
      <text:p text:style-name="P116">Глаголы для выражения мнения:</text:p>
      <text:list xml:id="list1317671286" text:style-name="L5">
        <text:list-item>
          <text:p text:style-name="P678">belive — верить;</text:p>
        </text:list-item>
        <text:list-item>
          <text:p text:style-name="P678">doubt — сомневаться;</text:p>
        </text:list-item>
        <text:list-item>
          <text:p text:style-name="P678">think — думать;</text:p>
        </text:list-item>
      </text:list>
      <text:p text:style-name="P115"/>
      <text:p text:style-name="P116">Глаголы, показывающие состояние мыслей:</text:p>
      <text:list xml:id="list583202899" text:style-name="L6">
        <text:list-item>
          <text:p text:style-name="P679">forget — забывать;</text:p>
        </text:list-item>
        <text:list-item>
          <text:p text:style-name="P679">imagine — представлять;</text:p>
        </text:list-item>
        <text:list-item>
          <text:p text:style-name="P679">know — знать;</text:p>
        </text:list-item>
        <text:list-item>
          <text:p text:style-name="P679">understand — понимать;</text:p>
        </text:list-item>
      </text:list>
      <text:p text:style-name="P117"/>
      <text:p text:style-name="P118">Глаголы, указывающие на эмоции и желания:</text:p>
      <text:list xml:id="list1986854648" text:style-name="L7">
        <text:list-item>
          <text:p text:style-name="P680">love — любить;</text:p>
        </text:list-item>
        <text:list-item>
          <text:p text:style-name="P680">like — нравиться;</text:p>
        </text:list-item>
        <text:list-item>
          <text:p text:style-name="P680">hate — ненавидеть;</text:p>
        </text:list-item>
        <text:list-item>
          <text:p text:style-name="P680">hope — надеяться;</text:p>
        </text:list-item>
        <text:list-item>
          <text:p text:style-name="P680">want — хотеть;</text:p>
        </text:list-item>
        <text:list-item>
          <text:p text:style-name="P680">wish — желать;</text:p>
        </text:list-item>
      </text:list>
      <text:p text:style-name="P118"/>
      <text:p text:style-name="P118">Другие глаголы:</text:p>
      <text:list xml:id="list1345382567" text:style-name="L8">
        <text:list-item>
          <text:p text:style-name="P681">look — выглядеть;</text:p>
        </text:list-item>
        <text:list-item>
          <text:p text:style-name="P681">have — иметь;</text:p>
        </text:list-item>
      </text:list>
      <text:p text:style-name="P119"/>
      <text:p text:style-name="P304">I <text:span text:style-name="T361">think</text:span> Amy is a strange girl. - Я <text:span text:style-name="T361">думаю</text:span>, Эмми странная девушка.</text:p>
      <text:p text:style-name="P304">You <text:span text:style-name="T361">look</text:span> great! - Ты <text:span text:style-name="T361">выглядишь</text:span> отлично!</text:p>
      <text:p text:style-name="P302"/>
      <text:p text:style-name="P319">Present Perfect</text:p>
      <text:p text:style-name="P133"/>
      <text:p text:style-name="P431"><text:span text:style-name="T297">И</text:span><text:span text:style-name="T309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21"><text:soft-page-break/>Состоит из связки вспомогательного глагола have и смыслового глагола в 3й форме.</text:p>
      <text:p text:style-name="P390"><text:span text:style-name="T337">В </text:span><text:span text:style-name="T334">отрицаниях почти всегда используется сокращенная форма глагола </text:span><text:span text:style-name="T110">haven`t</text:span><text:span text:style-name="T334">.</text:span></text:p>
      <text:p text:style-name="P123"><text:span text:style-name="T520">Сокращени</text:span><text:span text:style-name="T539">е</text:span><text:span text:style-name="T520"> </text:span><text:span text:style-name="T16">`ve not</text:span><text:span text:style-name="T520"> не используется.</text:span></text:p>
      <text:p text:style-name="P122"/>
      <text:p text:style-name="P389"><text:span text:style-name="T97">You </text:span><text:span text:style-name="T114">have</text:span><text:span text:style-name="T97"> </text:span><text:span text:style-name="T114">broken</text:span><text:span text:style-name="T97"> the vase. </text:span><text:span text:style-name="T98">— </text:span><text:span text:style-name="T97">Ты </text:span><text:span text:style-name="T114">разбил</text:span><text:span text:style-name="T97"> вазу (результат, кот. </text:span><text:span text:style-name="T99">важен сейчас</text:span><text:span text:style-name="T97">).</text:span></text:p>
      <text:p text:style-name="P567"><text:span text:style-name="T386">I </text:span><text:span text:style-name="T369">haven</text:span><text:span text:style-name="T363">`</text:span><text:span text:style-name="T369">t</text:span><text:span text:style-name="T386"> </text:span><text:span text:style-name="T369">expected</text:span><text:span text:style-name="T386"> that. </text:span><text:span text:style-name="T388">—</text:span><text:span text:style-name="T386"> Я этого </text:span><text:span text:style-name="T369">не</text:span><text:span text:style-name="T386"> </text:span><text:span text:style-name="T369">ожидал</text:span><text:span text:style-name="T386">.</text:span></text:p>
      <text:p text:style-name="P567"><text:span text:style-name="T367">Ha</text:span><text:span text:style-name="T368">s</text:span><text:span text:style-name="T390"> </text:span><text:span text:style-name="T391">he</text:span><text:span text:style-name="T390"> </text:span><text:span text:style-name="T367">been</text:span><text:span text:style-name="T390"> to Rome? </text:span><text:span text:style-name="T388">—</text:span><text:span text:style-name="T390"> </text:span><text:span text:style-name="T391">Он</text:span><text:span text:style-name="T390"> </text:span><text:span text:style-name="T367">бывал</text:span><text:span text:style-name="T390"> в Риме?</text:span></text:p>
      <text:p text:style-name="P308"/>
      <text:p text:style-name="P472"><text:span text:style-name="T297">Также использу</text:span><text:span text:style-name="T304">ется</text:span><text:span text:style-name="T297">, </text:span><text:span text:style-name="T298">если</text:span><text:span text:style-name="T297"> что-то произошло впервые.</text:span></text:p>
      <text:p text:style-name="P305"><text:span text:style-name="T518">It`s the fitst time I </text:span><text:span text:style-name="T362">have</text:span><text:span text:style-name="T518"> </text:span><text:span text:style-name="T362">driven</text:span><text:span text:style-name="T518"> a car — Это впервые, когда я </text:span><text:span text:style-name="T362">веду</text:span><text:span text:style-name="T518"> машину.</text:span></text:p>
      <text:p text:style-name="P305"/>
      <text:p text:style-name="P124">Как образуется 3я форма глагола:</text:p>
      <text:list xml:id="list3806769748" text:style-name="L9">
        <text:list-item>
          <text:p text:style-name="P682">если глагол правильный, то к нему добавляется окончание -ed;</text:p>
        </text:list-item>
        <text:list-item>
          <text:p text:style-name="P683">если глагол неправильный, то <text:span text:style-name="T524">его <text:s/></text:span>нужно<text:span text:style-name="T524"> </text:span>искать в таблице неправильных глаголов;</text:p>
        </text:list-item>
      </text:list>
      <text:p text:style-name="P120"/>
      <text:p text:style-name="P125"><text:span text:style-name="T612">Слова-маячки</text:span>:</text:p>
      <text:list xml:id="list3421405935" text:style-name="L10">
        <text:list-item>
          <text:p text:style-name="P687">just — только что;</text:p>
        </text:list-item>
        <text:list-item>
          <text:p text:style-name="P687">already — уже;</text:p>
        </text:list-item>
        <text:list-item>
          <text:p text:style-name="P684">yet — еще не;</text:p>
        </text:list-item>
      </text:list>
      <text:p text:style-name="P306"/>
      <text:p text:style-name="P137">Место <text:span text:style-name="T2">just</text:span>, <text:span text:style-name="T2">already</text:span> — между <text:span text:style-name="T2">have</text:span> и 3й формой глагола. <text:span text:style-name="T385">Слово </text:span><text:span text:style-name="T58">yet</text:span><text:span text:style-name="T385"> стоит </text:span><text:span text:style-name="T387">всегда </text:span><text:span text:style-name="T385">в конце предложения. </text:span><text:span text:style-name="T58">Just</text:span><text:span text:style-name="T385"> и </text:span><text:span text:style-name="T58">already</text:span><text:span text:style-name="T385"> использ</text:span><text:span text:style-name="T389">уются</text:span><text:span text:style-name="T385"> в утверждениях. </text:span><text:span text:style-name="T58">Yet</text:span><text:span text:style-name="T385"> — в вопросах и отрицаниях</text:span><text:span text:style-name="T388">. </text:span></text:p>
      <text:p text:style-name="P306"/>
      <text:p text:style-name="P313">I have <text:span text:style-name="T361">just</text:span> eaten a sandwich. <text:span text:style-name="T521">—</text:span> Я <text:span text:style-name="T361">только что</text:span> съел бутерброд.</text:p>
      <text:p text:style-name="P307">We have n<text:span text:style-name="T520">o</text:span>t finished <text:span text:style-name="T361">yet</text:span>. <text:span text:style-name="T521">—</text:span> Мы <text:span text:style-name="T361">еще не</text:span> закончили.</text:p>
      <text:p text:style-name="P307"/>
      <text:p text:style-name="P364"><text:span text:style-name="T335">Другие </text:span><text:span text:style-name="T336">маячки</text:span><text:span text:style-name="T335">:</text:span></text:p>
      <text:list xml:id="list1597053343" text:style-name="L11">
        <text:list-item>
          <text:p text:style-name="P622"><text:span text:style-name="T506">ever — когда-</text:span><text:span text:style-name="T510">либо, всегда</text:span><text:span text:style-name="T506">;</text:span></text:p>
        </text:list-item>
        <text:list-item>
          <text:p text:style-name="P688">never — никогда;</text:p>
        </text:list-item>
        <text:list-item>
          <text:p text:style-name="P688">recently — в последнее время;</text:p>
        </text:list-item>
        <text:list-item>
          <text:p text:style-name="P688">these days — в последние дни;</text:p>
        </text:list-item>
        <text:list-item>
          <text:p text:style-name="P622"><text:span text:style-name="T506">словосочетани</text:span><text:span text:style-name="T511">я</text:span><text:span text:style-name="T506"> с this (this mornig, this week);</text:span></text:p>
        </text:list-item>
      </text:list>
      <text:p text:style-name="P138"/>
      <text:p text:style-name="P138">Место <text:span text:style-name="T2">ever</text:span>, <text:span text:style-name="T2">never</text:span> — перед 3й формой глагола, <text:span text:style-name="T523">а</text:span> <text:span text:style-name="T2">recently</text:span>, <text:span text:style-name="T2">these days</text:span> и </text:p>
      <text:p text:style-name="P138">словосочетания с <text:span text:style-name="T2">this</text:span> — в конце предложения.</text:p>
      <text:p text:style-name="P138"/>
      <text:p text:style-name="P314">I <text:span text:style-name="T520">ha</text:span>ve <text:span text:style-name="T361">never</text:span> been to New York. <text:span text:style-name="T522">— </text:span>Я <text:span text:style-name="T361">никогда</text:span> не был в Нью Йорке.</text:p>
      <text:p text:style-name="P430"><text:span text:style-name="T95">I </text:span><text:span text:style-name="T92">ha</text:span><text:span text:style-name="T95">ve worked a lot </text:span><text:span text:style-name="T113">these days</text:span><text:span text:style-name="T95">. </text:span><text:span text:style-name="T96">—</text:span><text:span text:style-name="T95"> Я много работал </text:span><text:span text:style-name="T113">в эти дни</text:span><text:span text:style-name="T95">.</text:span></text:p>
      <text:p text:style-name="P557"/>
      <text:p text:style-name="P549">Present Perfect Continuous</text:p>
      <text:p text:style-name="P543"/>
      <text:p text:style-name="P551"><text:span text:style-name="T299">И</text:span><text:span text:style-name="T305">спользуется чтобы сообщить о действии, которое еще не закончено и при этом известна </text:span></text:p>
      <text:p text:style-name="P552"><text:span text:style-name="T305">его продолжительность, </text:span><text:span text:style-name="T307">т. е. «</text:span><text:span text:style-name="T308">я </text:span><text:span text:style-name="T307">делал и продолжаю делать». </text:span></text:p>
      <text:p text:style-name="P544"/>
      <text:p text:style-name="P565"><text:span text:style-name="T301">С</text:span><text:span text:style-name="T292">остоит из связки вспомогательного глагола </text:span><text:span text:style-name="T90">have</text:span><text:span text:style-name="T292">, cлова </text:span><text:span text:style-name="T90">been</text:span><text:span text:style-name="T292"> </text:span><text:span text:style-name="T303">(особая форма глагола </text:span><text:span text:style-name="T93">be</text:span><text:span text:style-name="T303">) </text:span></text:p>
      <text:p text:style-name="P552"><text:span text:style-name="T302">и смыслового глагола с окончанием </text:span><text:span text:style-name="T94">-ing</text:span><text:span text:style-name="T302">. </text:span><text:span text:style-name="T300">Переводится</text:span><text:span text:style-name="T305"> настоящим</text:span><text:span text:style-name="T102">.</text:span></text:p>
      <text:p text:style-name="P559"/>
      <text:p text:style-name="P219"><text:span text:style-name="T492">I </text:span><text:span text:style-name="T503">have been learning</text:span><text:span text:style-name="T492"> English for 2 years. </text:span><text:span text:style-name="T506">—</text:span><text:span text:style-name="T492"> Я </text:span><text:span text:style-name="T503">учу</text:span><text:span text:style-name="T492"> английский уже 2 года (и еще не закончил).</text:span></text:p>
      <text:p text:style-name="P316"/>
      <text:p text:style-name="P526"><text:span text:style-name="T106">I </text:span><text:span text:style-name="T116">have not been waiting</text:span><text:span text:style-name="T106"> long. </text:span><text:span text:style-name="T104">—</text:span><text:span text:style-name="T106"> Я </text:span><text:span text:style-name="T116">не жду</text:span><text:span text:style-name="T106"> долго </text:span></text:p>
      <text:p text:style-name="P526"><text:span text:style-name="T107">(это не происходит в течении указанного времени)</text:span><text:span text:style-name="T106">.</text:span></text:p>
      <text:p text:style-name="P309"/>
      <text:p text:style-name="P439"><text:soft-page-break/><text:span text:style-name="T115">Have</text:span><text:span text:style-name="T103"> you </text:span><text:span text:style-name="T115">been</text:span><text:span text:style-name="T103"> </text:span><text:span text:style-name="T115">waiting</text:span><text:span text:style-name="T103"> long? </text:span><text:span text:style-name="T104">— </text:span><text:span text:style-name="T103">Вы </text:span><text:span text:style-name="T105">долго</text:span><text:span text:style-name="T103"> </text:span><text:span text:style-name="T115">ждете</text:span><text:span text:style-name="T103">? </text:span></text:p>
      <text:p text:style-name="P439"><text:span text:style-name="T107">(как долго происходит действие вплоть до текущего момента)</text:span><text:span text:style-name="T103"> </text:span></text:p>
      <text:p text:style-name="P130"/>
      <text:p text:style-name="P566"><text:span text:style-name="T326">Слова-маячки</text:span><text:span text:style-name="T292">:</text:span></text:p>
      <text:list xml:id="list1088984235" text:style-name="L12">
        <text:list-item>
          <text:p text:style-name="P689">for — в течении;</text:p>
        </text:list-item>
        <text:list-item>
          <text:p text:style-name="P689">since — с какого-то времени;</text:p>
        </text:list-item>
        <text:list-item>
          <text:p text:style-name="P764">how long — как долго.</text:p>
        </text:list-item>
      </text:list>
      <text:p text:style-name="P561"/>
      <text:p text:style-name="P563"><text:span text:style-name="T497">We`ve been staying in this hotel </text:span><text:span text:style-name="T504">since</text:span><text:span text:style-name="T497"> Tuesday. </text:span><text:span text:style-name="T498">— </text:span><text:span text:style-name="T497">Мы находимся в этом отеле </text:span><text:span text:style-name="T504">со</text:span><text:span text:style-name="T497"> вторника.</text:span></text:p>
      <text:p text:style-name="P545"/>
      <text:p text:style-name="P391"><text:span text:style-name="T338">Е</text:span><text:span text:style-name="T334">сли используется глагол </text:span><text:span text:style-name="T110">be</text:span><text:span text:style-name="T334"> или глаголы состояния, которые не стоят в Continuous</text:span><text:span text:style-name="T339">,</text:span><text:span text:style-name="T334"> </text:span></text:p>
      <text:p text:style-name="P392"><text:span text:style-name="T340">то </text:span><text:span text:style-name="T341">Present Perfect Continuous</text:span><text:span text:style-name="T340"> будет в </text:span><text:span text:style-name="T341">форме</text:span><text:span text:style-name="T340"> Present Perfect. </text:span></text:p>
      <text:p text:style-name="P220"><text:span text:style-name="T493">I have known</text:span><text:span text:style-name="T503"> </text:span><text:span text:style-name="T493">(</text:span><text:span text:style-name="T496">а </text:span><text:span text:style-name="T493">не have been knowing)</text:span><text:span text:style-name="T492"> Alice for 3 years. </text:span><text:span text:style-name="T507">—</text:span><text:span text:style-name="T492"> Я </text:span><text:span text:style-name="T493">знаю</text:span><text:span text:style-name="T492"> Алису уже 3 года</text:span></text:p>
      <text:p text:style-name="P317"/>
      <text:p text:style-name="P139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540"><text:span text:style-name="T395">Если у смыслового глагола окончание</text:span><text:span text:style-name="T59"> -ing</text:span><text:span text:style-name="T395">, то </text:span><text:span text:style-name="T59">have</text:span><text:span text:style-name="T395"> применяется только с </text:span><text:span text:style-name="T59">been</text:span><text:span text:style-name="T395">.</text:span></text:p>
      <text:p text:style-name="P317"/>
      <text:p text:style-name="P351"><text:span text:style-name="T492">Past </text:span><text:span text:style-name="T509">Simple</text:span></text:p>
      <text:p text:style-name="P126"/>
      <text:p text:style-name="P127">Используется, чтобы сообщить:</text:p>
      <text:list xml:id="list699467518" text:style-name="L13">
        <text:list-item>
          <text:p text:style-name="P685">факт<text:span text:style-name="T525">ы</text:span> прошлого, историю, биографию;</text:p>
        </text:list-item>
        <text:list-item>
          <text:p text:style-name="P685">результат, который не важен в настоящем;</text:p>
        </text:list-item>
      </text:list>
      <text:p text:style-name="P310"/>
      <text:p text:style-name="P432"><text:span text:style-name="T321">Глагол</text:span><text:span text:style-name="T310"> </text:span><text:span text:style-name="T317">принимает</text:span><text:span text:style-name="T310"> 2ю форму. </text:span><text:span text:style-name="T321">Она</text:span><text:span text:style-name="T310"> образуется с пом</text:span><text:span text:style-name="T321">ощью</text:span><text:span text:style-name="T310"> окончания -ed для правильных глоголов, </text:span><text:span text:style-name="T317">а н</text:span><text:span text:style-name="T310">еправильные глаголы находится в таблице.</text:span></text:p>
      <text:p text:style-name="P131"/>
      <text:p text:style-name="P221"><text:span text:style-name="T492">Mozart </text:span><text:span text:style-name="T503">lived</text:span><text:span text:style-name="T492"> from 1756 to 1791 — Моцарт </text:span><text:span text:style-name="T503">жил</text:span><text:span text:style-name="T492"> с 1756 по 1791 год. </text:span></text:p>
      <text:p text:style-name="P223"><text:span text:style-name="T505">Did</text:span><text:span text:style-name="T508"> you </text:span><text:span text:style-name="T505">go</text:span><text:span text:style-name="T508"> to Los Angeles last week? - Ты </text:span><text:span text:style-name="T505">ездил</text:span><text:span text:style-name="T508"> в Лос Анжелес на прошлой неделе?</text:span></text:p>
      <text:p text:style-name="P560"><text:span text:style-name="T394">I </text:span><text:span text:style-name="T364">didn`t go</text:span><text:span text:style-name="T394"> to Los Angeles — Я </text:span><text:span text:style-name="T364">не ездил</text:span><text:span text:style-name="T394"> в Лос Анжелес.</text:span></text:p>
      <text:p text:style-name="P311"/>
      <text:p text:style-name="P106"><text:span text:style-name="T502">Слова-маячки</text:span><text:span text:style-name="T493">:</text:span></text:p>
      <text:list xml:id="list2490832107" text:style-name="L14">
        <text:list-item>
          <text:p text:style-name="P623">ago — <text:span text:style-name="T527">тому назад</text:span>;</text:p>
        </text:list-item>
        <text:list-item>
          <text:p text:style-name="P623">last — <text:span text:style-name="T527">прошлый</text:span>;</text:p>
        </text:list-item>
        <text:list-item>
          <text:p text:style-name="P686">yesterday — вчера;</text:p>
        </text:list-item>
      </text:list>
      <text:p text:style-name="P128"/>
      <text:p text:style-name="P128"><text:span text:style-name="T528">Past Simple часто путают с Present Perfect, потому что на русский они переводятся </text:span><text:span text:style-name="T529">почти</text:span><text:span text:style-name="T528"> одинаково. Главное отличие </text:span><text:span text:style-name="T526">здесь </text:span><text:span text:style-name="T528">в том, что Present Perfect всегда будет сообщать доп</text:span><text:span text:style-name="T529">олнительную</text:span><text:span text:style-name="T528"> информацию, указывающ</text:span><text:span text:style-name="T529">ую </text:span><text:span text:style-name="T528">на настоящее время.</text:span></text:p>
      <text:p text:style-name="P132"/>
      <text:p text:style-name="P521"><text:span text:style-name="T312">Если </text:span><text:span text:style-name="T311">мы знаем</text:span><text:span text:style-name="T312">, когда произошло событие, то Present Perfect </text:span><text:span text:style-name="T322">уже </text:span><text:span text:style-name="T312">нельзя использовать.</text:span></text:p>
      <text:p text:style-name="P519"><text:span text:style-name="T100">Tom has lost his key last weak </text:span><text:span text:style-name="T107">(неправильно) </text:span><text:span text:style-name="T100">Tom lost his key last weak </text:span><text:span text:style-name="T107">(правильно) </text:span></text:p>
      <text:p text:style-name="P312"/>
      <text:p text:style-name="P433"><text:span text:style-name="T342">Если вопрос содержит слово </text:span><text:span text:style-name="T111">when</text:span><text:span text:style-name="T342">, то он автоматич. привязывает </text:span><text:span text:style-name="T343">предложение</text:span><text:span text:style-name="T342"> к моменту </text:span></text:p>
      <text:p text:style-name="P140"><text:span text:style-name="T392">в прошлом. </text:span><text:span text:style-name="T393">Поэтому Present Perfect в вопросах с </text:span><text:span text:style-name="T60">when</text:span><text:span text:style-name="T393"> не используется.</text:span></text:p>
      <text:p text:style-name="P562"/>
      <text:p text:style-name="P562">Past Continuous</text:p>
      <text:p text:style-name="P546"/>
      <text:p text:style-name="P553"><text:span text:style-name="T313">И</text:span><text:span text:style-name="T314">спользуется, чтобы сообщить о действии, которое происходило в </text:span><text:span text:style-name="T317">точный</text:span><text:span text:style-name="T314"> момент</text:span></text:p>
      <text:p text:style-name="P553"><text:span text:style-name="T314">прошлого, </text:span><text:span text:style-name="T315">и </text:span><text:span text:style-name="T314">не было закончено.</text:span></text:p>
      <text:p text:style-name="P547"/>
      <text:p text:style-name="P554"><text:span text:style-name="T315">В предложении не обязательно должен </text:span><text:span text:style-name="T317">указываться</text:span><text:span text:style-name="T315"> точный момент. Он может только подразумеваться и быть понятен по контексту (</text:span><text:span text:style-name="T317">по</text:span><text:span text:style-name="T315"> </text:span><text:span text:style-name="T316">ситуаци</text:span><text:span text:style-name="T317">и</text:span><text:span text:style-name="T315">).</text:span></text:p>
      <text:p text:style-name="P542"><text:soft-page-break/>Cхема такая же, как и в Present Continuous, только глагол <text:span text:style-name="T2">be</text:span> записывается </text:p>
      <text:p text:style-name="P542">в прошедшей форме (<text:span text:style-name="T2">was/were</text:span>):</text:p>
      <text:p text:style-name="P541"/>
      <text:p text:style-name="P315">Last Sunday at 5 I <text:span text:style-name="T361">was having</text:span> dinner with my friends — В прошлое воскресенье в 5 </text:p>
      <text:p text:style-name="P315">я <text:span text:style-name="T361">ужинал</text:span> со своими друзьями (привязка к точному моменту в прошлом).</text:p>
      <text:p text:style-name="P315"/>
      <text:p text:style-name="P556"><text:span text:style-name="T531">My parents </text:span><text:span text:style-name="T365">were watching</text:span><text:span text:style-name="T531"> TV when I came home yesterday — Мои родители </text:span><text:span text:style-name="T365">смотрели</text:span><text:span text:style-name="T531"> телевизор, когда я пришел вчера домой (незаконченное действие </text:span><text:span text:style-name="T532">в тот момент</text:span><text:span text:style-name="T531">).</text:span></text:p>
      <text:p text:style-name="P556"/>
      <text:p text:style-name="P564"><text:span text:style-name="T500">W</text:span><text:span text:style-name="T501">e weren`t reading — Мы не читали (именно тогда). </text:span></text:p>
      <text:p text:style-name="P558">Was I running? — Я бежал?</text:p>
      <text:p text:style-name="P415"/>
      <text:p text:style-name="P415">Future Simple</text:p>
      <text:p text:style-name="P416"/>
      <text:p text:style-name="P435"><text:span text:style-name="T535">Используется чтобы сообщить о будущих </text:span><text:span text:style-name="T540">действиях</text:span><text:span text:style-name="T535">. </text:span><text:span text:style-name="T442">Эта форма говорит о том, что человек сделает что-то в будущем, но решение он принял в момент речи.</text:span></text:p>
      <text:p text:style-name="Standard"/>
      <text:p text:style-name="P436">Состоит из вспомогательного глагола <text:span text:style-name="T2">will</text:span> и смыслового глагола в начальной форме.</text:p>
      <text:p text:style-name="P417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36">о</text:span> <text:span text:style-name="T2">won`t</text:span>.</text:p>
      <text:p text:style-name="P436"/>
      <text:p text:style-name="P408">We <text:span text:style-name="T361">will</text:span> proobably <text:span text:style-name="T361">meet</text:span> soon — Мы, возможно, скоро <text:span text:style-name="T361">встретимся</text:span>.</text:p>
      <text:p text:style-name="P408">I hope everything <text:span text:style-name="T361">will be</text:span> fine — Надеюсь, все <text:span text:style-name="T361">будет </text:span>хорошо.</text:p>
      <text:p text:style-name="P417"><text:span text:style-name="T117">Will</text:span><text:span text:style-name="T2"> you </text:span><text:span text:style-name="T117">be</text:span><text:span text:style-name="T2"> at home toworrow? No, I won`t — </text:span><text:span text:style-name="T13">Ты </text:span><text:span text:style-name="T118">будешь</text:span><text:span text:style-name="T13"> завтра дома? Нет</text:span><text:span text:style-name="T2">.</text:span></text:p>
      <text:p text:style-name="P409"/>
      <text:p text:style-name="P377"><text:span text:style-name="T443">В</text:span><text:span text:style-name="T444"> предложени</text:span><text:span text:style-name="T443">ях</text:span><text:span text:style-name="T444"> </text:span><text:span text:style-name="T443">будут </text:span><text:span text:style-name="T444">часто </text:span><text:span text:style-name="T443">попадаться слова</text:span><text:span text:style-name="T444">, </text:span><text:span text:style-name="T443">выражающие</text:span><text:span text:style-name="T444"> мнение: <text:s/></text:span></text:p>
      <text:p text:style-name="P377"><text:span text:style-name="T432">I think </text:span><text:span text:style-name="T433">(я думаю)</text:span><text:span text:style-name="T432">, I`m sure </text:span><text:span text:style-name="T433">(я уверен), I hope (я надеюсь), </text:span><text:span text:style-name="T432">probably (возможно).</text:span></text:p>
      <text:p text:style-name="P411"/>
      <text:p text:style-name="P378"><text:span text:style-name="T475">Оборот </text:span><text:span text:style-name="T429">be going to</text:span></text:p>
      <text:p text:style-name="P439"/>
      <text:p text:style-name="P379"><text:span text:style-name="T443">Также позволяет </text:span><text:span text:style-name="T448">сообщить</text:span><text:span text:style-name="T443"> о будущем. </text:span><text:span text:style-name="T448">Но п</text:span><text:span text:style-name="T445">одразумевает, что человек говорит не о спонтанном </text:span><text:span text:style-name="T448">решении</text:span><text:span text:style-name="T445">, </text:span><text:span text:style-name="T446">а о заранее </text:span><text:span text:style-name="T447">продуманных</text:span><text:span text:style-name="T446"> действиях. </text:span><text:span text:style-name="T448">Означает</text:span><text:span text:style-name="T445"> «собираюсь сделать».</text:span></text:p>
      <text:p text:style-name="P419"/>
      <text:p text:style-name="P406">I`m going to meet my friends tomorrow — Я собираюсь встретиться с друзьями завтра.</text:p>
      <text:p text:style-name="P440"><text:span text:style-name="T417">I`m going to go</text:span><text:span text:style-name="T476"> out after I finish my work — Я собираюсь погулять после, как закончу работу.</text:span></text:p>
      <text:p text:style-name="P412"/>
      <text:p text:style-name="P381"><text:span text:style-name="T451">Когда очевидно что вот-вот случится какое-то действие, то </text:span><text:span text:style-name="T434">be going to</text:span><text:span text:style-name="T451"> </text:span><text:span text:style-name="T450">передает оттенок неизбежности происходящего и применяется по отношению к </text:span><text:span text:style-name="T451">другому </text:span><text:span text:style-name="T450">человеку или объетку.</text:span></text:p>
      <text:p text:style-name="P418"/>
      <text:p text:style-name="P410">Look! He`s going to fall — Смотри! Он сейчас упадет.</text:p>
      <text:p text:style-name="P412">The sky is dark. It`s going to rain — Небо темное. Сейчас пойдет дождь.</text:p>
      <text:p text:style-name="P412"/>
      <text:p text:style-name="P440"><text:span text:style-name="T466">В разговорной </text:span><text:span text:style-name="T470">стиле</text:span><text:span text:style-name="T469"> </text:span><text:span text:style-name="T471">этот </text:span><text:span text:style-name="T469">оборот </text:span><text:span text:style-name="T466">очень часто </text:span><text:span text:style-name="T470">записывается</text:span><text:span text:style-name="T466"> как </text:span><text:span text:style-name="T417">gonna</text:span><text:span text:style-name="T466"> </text:span><text:span text:style-name="T417">[гона].</text:span></text:p>
      <text:p text:style-name="P413"/>
      <text:p text:style-name="P550"><text:span text:style-name="T112">P</text:span><text:span text:style-name="T110">resent</text:span><text:span text:style-name="T492"> в значении будущего</text:span></text:p>
      <text:p text:style-name="P548"/>
      <text:p text:style-name="P555"><text:span text:style-name="T325">О</text:span><text:span text:style-name="T323"> будущем можно </text:span><text:span text:style-name="T325">также </text:span><text:span text:style-name="T323">говорить с помощью </text:span><text:span text:style-name="T324">формы </text:span><text:span text:style-name="T323">Present. </text:span><text:span text:style-name="T467">Present Simple </text:span><text:span text:style-name="T468">часто </text:span><text:span text:style-name="T467">использ</text:span><text:span text:style-name="T468">уется</text:span><text:span text:style-name="T467">, когда речь идет о рассписании, которое не зависит от говорящего. </text:span></text:p>
      <text:p text:style-name="P555"><text:span text:style-name="T467">Present Continuous </text:span><text:span text:style-name="T474">используется</text:span><text:span text:style-name="T467"> </text:span><text:span text:style-name="T473">когда говорят о личных планах.</text:span></text:p>
      <text:p text:style-name="P396"/>
      <text:p text:style-name="P405">I am flying to London tomorrow — <text:span text:style-name="T534">Завтра я лечу в Лондон (личный план)</text:span></text:p>
      <text:p text:style-name="P407">My airplane flies at 6 o`clock tomorrow — Мой самолет летит завтра в 6 (рассписание)</text:p>
      <text:p text:style-name="P404"/>
      <text:p text:style-name="P426"><text:soft-page-break/>Модальные глаголы</text:p>
      <text:p text:style-name="Standard"/>
      <text:p text:style-name="P450"><text:span text:style-name="T541">Это особенные глаголы, которые </text:span><text:span text:style-name="T585">могут</text:span><text:span text:style-name="T541"> </text:span><text:span text:style-name="T585">использоваться</text:span><text:span text:style-name="T541"> и как смысловые, и как вспомогательные, притендуя со </text:span><text:span text:style-name="T585">вспомогательными</text:span><text:span text:style-name="T541"> на одну позицию в предложении.</text:span></text:p>
      <text:p text:style-name="P489"><text:span text:style-name="T542">Основные модальные глаголы: </text:span><text:span text:style-name="T18">will, </text:span><text:span text:style-name="T19">shall, </text:span><text:span text:style-name="T18">can, could, might, may, must, should, would</text:span><text:span text:style-name="T542">.</text:span></text:p>
      <text:p text:style-name="P489"/>
      <text:p text:style-name="P457"><text:span text:style-name="T541">Модальные глаголы не меняют свою форму (не </text:span><text:span text:style-name="T547">имеют</text:span><text:span text:style-name="T541"> окончаний </text:span><text:span text:style-name="T17">-s, -ed</text:span><text:span text:style-name="T541">). В связи с </text:span><text:span text:style-name="T547">этим</text:span><text:span text:style-name="T541">, </text:span></text:p>
      <text:p text:style-name="P457"><text:span text:style-name="T541">они не могут </text:span><text:span text:style-name="T547">применяться</text:span><text:span text:style-name="T541"> во всех временах и поэтому, дополняют</text:span><text:span text:style-name="T547">ся</text:span><text:span text:style-name="T541"> модальны</text:span><text:span text:style-name="T547">ми</text:span><text:span text:style-name="T541"> конструкци</text:span><text:span text:style-name="T547">ями</text:span><text:span text:style-name="T541">: </text:span><text:span text:style-name="T18">be able to, have to </text:span><text:span text:style-name="T189">и</text:span><text:span text:style-name="T18"> used to</text:span><text:span text:style-name="T542">.</text:span></text:p>
      <text:p text:style-name="P450"/>
      <text:p text:style-name="P451">После модальных глаголов и конструкций почти всегда идет <text:span text:style-name="T585">голый </text:span>инфинитив.</text:p>
      <text:p text:style-name="P730"/>
      <text:p text:style-name="P451"><text:span text:style-name="T361">Глаголы </text:span><text:span text:style-name="T117">will</text:span><text:span text:style-name="T361"> и </text:span><text:span text:style-name="T117">shall</text:span></text:p>
      <text:p text:style-name="P451"/>
      <text:p text:style-name="P451"><text:span text:style-name="T2">Will</text:span> иногда используется как модальный глагол. Ситуации с <text:span text:style-name="T2">will</text:span> переводятся будущим, </text:p>
      <text:p text:style-name="P451">а с <text:span text:style-name="T2">won`t</text:span> — настоящим. <text:span text:style-name="T2">Won`t</text:span> означает «отказывается».</text:p>
      <text:p text:style-name="P451"/>
      <text:p text:style-name="P224">What`s wrong? My Car won`t start — Что случилось? Моя машина не заводится.</text:p>
      <text:p text:style-name="P225">(не смотря на мои ожидание, действие не происходит).</text:p>
      <text:p text:style-name="P225"/>
      <text:p text:style-name="P452"><text:span text:style-name="T19">S</text:span><text:span text:style-name="T18">hall</text:span><text:span text:style-name="T189"> не используется в современном английском. Он </text:span><text:span text:style-name="T191">встречается</text:span><text:span text:style-name="T189"> в вопросах вместо </text:span><text:span text:style-name="T18">will, </text:span><text:span text:style-name="T190">когда нужно получить одобрение от собеседника (только когда подлежащее </text:span><text:span text:style-name="T19">I</text:span><text:span text:style-name="T190"> или </text:span><text:span text:style-name="T19">we</text:span><text:span text:style-name="T190">).</text:span></text:p>
      <text:p text:style-name="P22"/>
      <text:p text:style-name="P225">Shall I close the door? - Я закрою дверь? (вы не против, если я закрою дверь?)</text:p>
      <text:p text:style-name="P224"/>
      <text:p text:style-name="P142">Глаголы <text:span text:style-name="T2">can</text:span> и <text:span text:style-name="T2">could</text:span></text:p>
      <text:p text:style-name="P224"/>
      <text:p text:style-name="P24"><text:span text:style-name="T2">Can</text:span> переводится как «могу», «умею». <text:s/>С частицей <text:span text:style-name="T2">not</text:span> он пишется либо слитно, </text:p>
      <text:p text:style-name="P24">либо сокращенно (<text:span text:style-name="T2">cannot <text:s/></text:span>или<text:span text:style-name="T2"> can`t</text:span>).</text:p>
      <text:p text:style-name="P23"/>
      <text:p text:style-name="P226">He can understand my English — Он может понимать мой английский.</text:p>
      <text:p text:style-name="P226">You can`t smoke here — Ты не можешь сдесь курить.</text:p>
      <text:p text:style-name="P226">Can I help you? - Я могу вам помочь?</text:p>
      <text:p text:style-name="P224"/>
      <text:p text:style-name="P450"><text:span text:style-name="T2">Could [куд]</text:span> переводится как «мог» и является прошедшей формой от <text:span text:style-name="T2">can</text:span><text:span text:style-name="T19">.</text:span></text:p>
      <text:p text:style-name="P23">Он часто применяется в качестве официальной формы обращения.</text:p>
      <text:p text:style-name="P23"/>
      <text:p text:style-name="P226">I could read at the age of 4 — Я мог читать в 4 года.</text:p>
      <text:p text:style-name="P152"/>
      <text:p text:style-name="P23"><text:span text:style-name="T361">Глаголы </text:span><text:span text:style-name="T117">might</text:span><text:span text:style-name="T361"> и </text:span><text:span text:style-name="T117">may</text:span></text:p>
      <text:p text:style-name="P23"/>
      <text:p text:style-name="P453"><text:span text:style-name="T19">Might [майт]</text:span><text:span text:style-name="T190"> переводится как «может </text:span><text:span text:style-name="T192">ли</text:span><text:span text:style-name="T190">», «мог бы», </text:span><text:span text:style-name="T192">или</text:span><text:span text:style-name="T190"> «должно быть»</text:span><text:span text:style-name="T192">, </text:span><text:span text:style-name="T190">«наверное». </text:span></text:p>
      <text:p text:style-name="P35">Он указывает на вероятность того, что что-то произойдет сейчас или в будущем. </text:p>
      <text:p text:style-name="P453"><text:span text:style-name="T190">Отрицание </text:span><text:span text:style-name="T19">might not</text:span><text:span text:style-name="T190"> сокращается до </text:span><text:span text:style-name="T19">mightn`t [майтэнт].</text:span></text:p>
      <text:p text:style-name="P453"/>
      <text:p text:style-name="P227">Might Tom call in the evening? - <text:span text:style-name="T543">Может ли </text:span>Том позвонить вечером?</text:p>
      <text:p text:style-name="P450"><text:span text:style-name="T2">Look at the sky. It might rain — Посмотри на небо. </text:span><text:span text:style-name="T21">Наверное</text:span><text:span text:style-name="T2"> пойдет дождь.</text:span></text:p>
      <text:p text:style-name="P227"/>
      <text:p text:style-name="P450"><text:span text:style-name="T20">M</text:span><text:span text:style-name="T2">ay</text:span><text:span text:style-name="T180"> в современном английском используется редко. Но его часто применяют, когда нужно предложить помощь незнакомому человеку. Он переводится как «име</text:span><text:span text:style-name="T192">ю</text:span><text:span text:style-name="T180"> возможность».</text:span></text:p>
      <text:p text:style-name="P36"/>
      <text:p text:style-name="P227">May I help you, sir? — <text:span text:style-name="T543">И</text:span>мею ли я возможность вам помочь?</text:p>
      <text:p text:style-name="P36"><text:soft-page-break/><text:span text:style-name="T361">Глагол </text:span><text:span text:style-name="T117">must</text:span></text:p>
      <text:p text:style-name="P36"/>
      <text:p text:style-name="P37">Переводится как «должен», «обязан» или «должно быть», «наверное». </text:p>
      <text:p text:style-name="P455"><text:span text:style-name="T193">Он указывает на обязанност</text:span><text:span text:style-name="T195">ь</text:span><text:span text:style-name="T193">, долг, приказ.</text:span></text:p>
      <text:p text:style-name="P36"/>
      <text:p text:style-name="P227">I must go — Я должен идти.</text:p>
      <text:p text:style-name="P227">Must we hurry? — Нам нужно торопиться?</text:p>
      <text:p text:style-name="P36"/>
      <text:p text:style-name="P450"><text:span text:style-name="T180">Отрицание </text:span><text:span text:style-name="T2">must not</text:span><text:span text:style-name="T180"> означает «нельзя», «запрещено». Сокращается до </text:span><text:span text:style-name="T2">musn`t [мазнт].</text:span></text:p>
      <text:p text:style-name="P228">You musn`t park here — Здесь нельзя парковаться. (здесь «you» это формальное подлежащее)</text:p>
      <text:p text:style-name="P36"/>
      <text:p text:style-name="P454"><text:span text:style-name="T180">В отличие от </text:span><text:span text:style-name="T2">might</text:span><text:span text:style-name="T180">, в значениях «должно быть», «наверное», он передает не вероятность, </text:span></text:p>
      <text:p text:style-name="P25">а неуверенное предположение.</text:p>
      <text:p text:style-name="P25"/>
      <text:p text:style-name="P229">She must be very tired — Она, наверное, очень уставшая.</text:p>
      <text:p text:style-name="P229"/>
      <text:p text:style-name="P143">Глагол should</text:p>
      <text:p text:style-name="P25"/>
      <text:p text:style-name="P25"><text:span text:style-name="T2">Should [шуд]</text:span> <text:span text:style-name="T545">переводится как «нужно», «следует сделать». Подходит чтобы дать совет.</text:span></text:p>
      <text:p text:style-name="P456"><text:span text:style-name="T193">Для совета, </text:span><text:span text:style-name="T194">к</text:span><text:span text:style-name="T193"> </text:span><text:span text:style-name="T22">should</text:span><text:span text:style-name="T193"> можно также </text:span><text:span text:style-name="T194">добавить</text:span><text:span text:style-name="T193"> обороты, </text:span><text:span text:style-name="T194">в</text:span><text:span text:style-name="T193">ыра</text:span><text:span text:style-name="T194">жающие</text:span><text:span text:style-name="T193"> мне</text:span><text:span text:style-name="T194">н</text:span><text:span text:style-name="T193">ие, </text:span></text:p>
      <text:p text:style-name="P456"><text:span text:style-name="T193">например: </text:span><text:span text:style-name="T22">I think, I don`t think</text:span><text:span text:style-name="T193">.</text:span></text:p>
      <text:p text:style-name="P30"/>
      <text:p text:style-name="P231">You should be more attentive — Вам следует быть более внимательным.</text:p>
      <text:p text:style-name="P229">I think you should leave — Думаю, вам пора уйти.</text:p>
      <text:p text:style-name="P229"/>
      <text:p text:style-name="P25"><text:span text:style-name="T2">Should</text:span> также выражает: недоумение, удивление, возмущение. В этом случае он передает</text:p>
      <text:p text:style-name="P25">эмоциональную окраску высказыванию. Отрицательная форма говорит о плохой затее.</text:p>
      <text:p text:style-name="P25"/>
      <text:p text:style-name="P230">Why should I go there? — Скакой стати мне туда идти?</text:p>
      <text:p text:style-name="P229"/>
      <text:p text:style-name="P143">Глагол would</text:p>
      <text:p text:style-name="P25"/>
      <text:p text:style-name="P494"><text:span text:style-name="T22">Would </text:span><text:span text:style-name="T23">[вуд]</text:span><text:span text:style-name="T224"> соответствует частице «бы» </text:span><text:span text:style-name="T225">(</text:span><text:span text:style-name="T224">когда люди представляют ситуацию</text:span><text:span text:style-name="T225">)</text:span><text:span text:style-name="T224"> или сообщает </text:span></text:p>
      <text:p text:style-name="P494"><text:span text:style-name="T224">о привычках прошлого. </text:span><text:span text:style-name="T225">Он ч</text:span><text:span text:style-name="T224">асто сокращается до `d. </text:span><text:span text:style-name="T226">Я</text:span><text:span text:style-name="T224">вляется прошедшей формой от </text:span><text:span text:style-name="T23">will</text:span><text:span text:style-name="T224">.</text:span></text:p>
      <text:p text:style-name="P26"/>
      <text:p text:style-name="P230">I would like to live in New Your — Я бы хотел жить в Нью Йорке (представил).</text:p>
      <text:p text:style-name="P230">I wouldn`t watch this film with my child — Я бы не смотрела этот фильм с моим ребенком.</text:p>
      <text:p text:style-name="P26"/>
      <text:p text:style-name="P26">Фраза <text:span text:style-name="T2">would you like</text:span> часто используется, когда человеку хотят <text:span text:style-name="T546">что-то </text:span>предложить.</text:p>
      <text:p text:style-name="P26">Если человек согласен, то он отвечает <text:span text:style-name="T2">I`d like</text:span> (я бы хотел) или <text:span text:style-name="T2">I`d love </text:span>(с удовольствием).</text:p>
      <text:p text:style-name="P27"/>
      <text:p text:style-name="P230">Would you like a cup of tea? Yes, I would — Вы бы хотили чашечку чая? Да, хотел бы.</text:p>
      <text:p text:style-name="P230">What would you like? I`d like some cofee — Чтобы вы хотели? Я бы хотел кофе.</text:p>
      <text:p text:style-name="P31"/>
      <text:p text:style-name="P144">Конструкция <text:span text:style-name="T2">be able to</text:span></text:p>
      <text:p text:style-name="P26"/>
      <text:p text:style-name="P28">Дублирует по значению модальные глаголы <text:span text:style-name="T2">can/could</text:span>. <text:span text:style-name="T548">В основном используется в будущем, </text:span></text:p>
      <text:p text:style-name="P38">в значении «смогу»; или в прошлом, в значении «смог», а не «мог».</text:p>
      <text:p text:style-name="P28"/>
      <text:p text:style-name="P232"><text:span text:style-name="T544">If I learn </text:span><text:span text:style-name="T548">Eng</text:span><text:span text:style-name="T544">, I will be able to understand it — Если я буду учить </text:span><text:span text:style-name="T548">англ</text:span><text:span text:style-name="T544">, я смогу понимать его.</text:span></text:p>
      <text:p text:style-name="P232"><text:span text:style-name="T548">He</text:span><text:span text:style-name="T544"> talked quickly, but I was able to understand h</text:span><text:span text:style-name="T548">im </text:span><text:span text:style-name="T544">— <text:s/></text:span><text:span text:style-name="T548">Он</text:span><text:span text:style-name="T544"> говорил быстр</text:span><text:span text:style-name="T548">о</text:span><text:span text:style-name="T544">, но я смог </text:span><text:span text:style-name="T548">его </text:span><text:span text:style-name="T544">понять</text:span></text:p>
      <text:p text:style-name="P26"/>
      <text:p text:style-name="P144"><text:soft-page-break/>Конструкция <text:span text:style-name="T2">have to</text:span></text:p>
      <text:p text:style-name="P26"/>
      <text:p text:style-name="P458"><text:span text:style-name="T193">Дублирует по значению модальный глагол </text:span><text:span text:style-name="T22">must</text:span><text:span text:style-name="T193">. </text:span><text:span text:style-name="T195">Указывает</text:span><text:span text:style-name="T193"> </text:span><text:span text:style-name="T195">на </text:span><text:span text:style-name="T193">обязанност</text:span><text:span text:style-name="T195">ь</text:span><text:span text:style-name="T193">, котор</text:span><text:span text:style-name="T195">ую</text:span><text:span text:style-name="T193"> человек вынежден выполнять не по свое воле.</text:span></text:p>
      <text:p text:style-name="P26"/>
      <text:p text:style-name="P230">I must do it — Я должен это сделать (это мой долг).</text:p>
      <text:p text:style-name="P230">I have to do it — Я должен это сделать (того требуют обстоятельства).</text:p>
      <text:p text:style-name="P26"/>
      <text:p text:style-name="P29">В отрицательных предложениях <text:span text:style-name="T2">must</text:span> <text:span text:style-name="T549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6"/>
      <text:p text:style-name="P230">You mustn`t tell anyone — Ты не должен рассказывать никому.</text:p>
      <text:p text:style-name="P230">You don`t have to tell me everything — Можешь не рассказывать мне всего.</text:p>
      <text:p text:style-name="P230"/>
      <text:p text:style-name="P145">Конструкция <text:span text:style-name="T2">used to</text:span></text:p>
      <text:p text:style-name="P233"/>
      <text:p text:style-name="P459"><text:span text:style-name="T196">Дублирует по значению глагол </text:span><text:span text:style-name="T24">would</text:span><text:span text:style-name="T196">, когда говорят о привычках прошлого. </text:span><text:span text:style-name="T197">В основном используется б</text:span><text:span text:style-name="T198">ританц</text:span><text:span text:style-name="T197">ами. </text:span><text:span text:style-name="T196">Переводится как «раньше» </text:span><text:span text:style-name="T197">либо</text:span><text:span text:style-name="T196"> </text:span><text:span text:style-name="T197">вообще </text:span><text:span text:style-name="T196">выпадает при переводе.</text:span></text:p>
      <text:p text:style-name="P39"/>
      <text:p text:style-name="P241">I used to live in Bristol — Раньше я жил в Бристоле (а сейчас нет).</text:p>
      <text:p text:style-name="P241">I didn`t use to drink tea — Раньше я не пил чай (а теперь пью).</text:p>
      <text:p text:style-name="P241">Did you use to play tennis? — Ты раньше играл в теннис?</text:p>
      <text:p text:style-name="P39"/>
      <text:p text:style-name="P39"/>
      <text:p text:style-name="P5"><text:span text:style-name="T196">П</text:span><text:span text:style-name="T180">овелительное наклонение </text:span><text:span text:style-name="T2">(Imperative)</text:span></text:p>
      <text:p text:style-name="P40"/>
      <text:p text:style-name="P462"><text:span text:style-name="T200">Это способ озвучить просьбу, приказ, призыв к действию </text:span><text:span text:style-name="T201">или </text:span><text:span text:style-name="T199">пожелание</text:span><text:span text:style-name="T200">. </text:span><text:span text:style-name="T199">Предложение в повелительном наклонении не имеет подлежащего и начинается с </text:span><text:span text:style-name="T210">начальной формы глагола</text:span><text:span text:style-name="T199">.</text:span></text:p>
      <text:p text:style-name="P234"/>
      <text:p text:style-name="P235">Don`t come here — Не подходи сюда <text:span text:style-name="T550">(просьба).</text:span></text:p>
      <text:p text:style-name="P242">Put your gun down! — Опусти оружие! (приказ).</text:p>
      <text:p text:style-name="P243">Come here — Подойдите сюда (призыв к действию).</text:p>
      <text:p text:style-name="P41"/>
      <text:p text:style-name="P460"><text:span text:style-name="T199">Ч</text:span><text:span text:style-name="T180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42"/>
      <text:p text:style-name="P242">Have a cake, please — Угощайтесь тортом, пожалуйста.</text:p>
      <text:p text:style-name="P242">Have a nice time — Приятно провести время.</text:p>
      <text:p text:style-name="P242">Have fun — Повеселитесь.</text:p>
      <text:p text:style-name="P41"/>
      <text:p text:style-name="P461"><text:span text:style-name="T199">Если нужно призвать человека или группу людей совершить что-то вместе, то перед глаголом нужно добавить фразу </text:span><text:span text:style-name="T25">let`s</text:span><text:span text:style-name="T199"> (</text:span><text:span text:style-name="T25">let us — давай</text:span><text:span text:style-name="T199">). Это один из способом быть вежливее.</text:span></text:p>
      <text:p text:style-name="P41"/>
      <text:p text:style-name="P242">Let`s not watch this movie — Давай не будем смотреть этот фильм.</text:p>
      <text:p text:style-name="P242">Let`s do it — Давай сделаем это.</text:p>
      <text:p text:style-name="P41"/>
      <text:p text:style-name="P41"/>
      <text:p text:style-name="P6"><text:span text:style-name="T199">П</text:span><text:span text:style-name="T180">ассивный залог </text:span><text:span text:style-name="T2">(Passive Voice)</text:span></text:p>
      <text:p text:style-name="P77"/>
      <text:p text:style-name="P495"><text:span text:style-name="T228">В английском язые есть 2 вида залогов</text:span><text:span text:style-name="T227">: активный и пассивный. В активном залоге дейсвие совершает автор, а в пассивном —</text:span><text:span text:style-name="T228"> </text:span><text:span text:style-name="T227">дейс</text:span><text:span text:style-name="T228">т</text:span><text:span text:style-name="T227">вие совершается над автором.</text:span></text:p>
      <text:p text:style-name="P78"/>
      <text:p text:style-name="P463"><text:soft-page-break/><text:span text:style-name="T180">Сказуемое в пассивном залоге состоит из </text:span><text:span text:style-name="T202">вспомогательного глагола </text:span><text:span text:style-name="T27">be</text:span><text:span text:style-name="T202"> и смыслового глагола в 3й форме (для группы Simple).</text:span></text:p>
      <text:p text:style-name="P42"/>
      <text:p text:style-name="P236"><text:span text:style-name="T552">The work </text:span><text:span text:style-name="T379">was finished</text:span><text:span text:style-name="T552"> yesterday — Работа </text:span><text:span text:style-name="T379">закончена</text:span><text:span text:style-name="T552"> вчера (пассивный залог).</text:span></text:p>
      <text:p text:style-name="P236"><text:span text:style-name="T552">I </text:span><text:span text:style-name="T379">finished</text:span><text:span text:style-name="T552"> my work yesterday — Я </text:span><text:span text:style-name="T379">закончил</text:span><text:span text:style-name="T552"> работу вчера (активный залог).</text:span></text:p>
      <text:p text:style-name="P42"/>
      <text:p text:style-name="P464"><text:span text:style-name="T202">Если нужно указать автора действия, то это можно сделать с помощью предлога </text:span><text:span text:style-name="T27">by</text:span><text:span text:style-name="T202">:</text:span></text:p>
      <text:p text:style-name="P463"><text:span text:style-name="T27">Ann Karenina was written </text:span><text:span text:style-name="T61">by Leo Tolstoy</text:span><text:span text:style-name="T27"> — Анна Каренина была написана Львом Толстым.</text:span></text:p>
      <text:p text:style-name="P236"/>
      <text:p text:style-name="P32"><text:span text:style-name="T551">Подлежащие </text:span><text:span text:style-name="T26">I</text:span><text:span text:style-name="T551">, в пассивн</text:span><text:span text:style-name="T552">ом</text:span><text:span text:style-name="T551"> залог</text:span><text:span text:style-name="T552">е</text:span><text:span text:style-name="T551"> </text:span><text:span text:style-name="T552">часто </text:span><text:span text:style-name="T551">переводится не как «я», а как «мне/мной/меня».</text:span></text:p>
      <text:p text:style-name="P32"/>
      <text:p text:style-name="P237">I am ignored all the time — Меня игнорируют все время.</text:p>
      <text:p text:style-name="P237">I was born in 1990 — Я родился в 1990 году (Меня родили в 1990 году).</text:p>
      <text:p text:style-name="P41"/>
      <text:p text:style-name="P42">Present Perfect Passive требует дополнительного слова been, после have. Если его не указать,</text:p>
      <text:p text:style-name="P42">то предложение получится в форме активного залога Present Perfect.</text:p>
      <text:p text:style-name="P42"/>
      <text:p text:style-name="P238">I have been taught an important lesson — Мне преподали важный урок.</text:p>
      <text:p text:style-name="P238">I have taught an important lesson — Я преподал важный урок.</text:p>
      <text:p text:style-name="P41"/>
      <text:p text:style-name="P41">Предложение в Present Perfect Passive можно перепутать с Present Perfect Continuous.</text:p>
      <text:p text:style-name="P461"><text:span text:style-name="T199">Здесь главное </text:span><text:span text:style-name="T203">отличие</text:span><text:span text:style-name="T199"> в том, что в Passive смысловой глагол стоит в 3й форме,</text:span></text:p>
      <text:p text:style-name="P41">а в Continuous — с окончанием ing.</text:p>
      <text:p text:style-name="P41"/>
      <text:p text:style-name="P244">I have been spoken English — Со мной говорили по английски.</text:p>
      <text:p text:style-name="P242">I have been speaking English for 2 years. — Я говорю по английски уже 2 года.</text:p>
      <text:p text:style-name="P234"/>
      <text:p text:style-name="P33">Также можно легко перепутать ситуации, когда be используется с прилагательным и когда</text:p>
      <text:p text:style-name="P461"><text:span text:style-name="T203">в </text:span><text:span text:style-name="T180">пассивн</text:span><text:span text:style-name="T203">о</text:span><text:span text:style-name="T180">м залог</text:span><text:span text:style-name="T203">е</text:span><text:span text:style-name="T180">. Здесь важно отличать прилагательное от глагола.</text:span></text:p>
      <text:p text:style-name="P234"/>
      <text:p text:style-name="P234">I am ignored all the time — Меня игнорируют все время (ignored — глагол в 3й форме).</text:p>
      <text:p text:style-name="P265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53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57">Помимо этого </text:span><text:span text:style-name="T603">по особенному</text:span><text:span text:style-name="T557"> формируются вопросы с предлогами.</text:span></text:p>
      <text:p text:style-name="Standard"/>
      <text:p text:style-name="P441">Общий вопрос</text:p>
      <text:p text:style-name="Standard"/>
      <text:p text:style-name="Standard"><text:span text:style-name="T553">В</text:span>опрос, предполага<text:span text:style-name="T556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13">Do you play the piano? — Yes, I do.</text:p>
      <text:p text:style-name="P213">Does Rita play football? — No, she doesn`t.</text:p>
      <text:p text:style-name="P213"/>
      <text:p text:style-name="P141"><text:soft-page-break/>Разделительный вопрос</text:p>
      <text:p text:style-name="P141"/>
      <text:p text:style-name="P468"><text:span text:style-name="T251">З</text:span><text:span text:style-name="T252">адается</text:span><text:span text:style-name="T250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72"/>
      <text:p text:style-name="P172">Состоит из 2х частей, разделенных запятой: утверждения и противоположного корешка.</text:p>
      <text:p text:style-name="P172">Корешок можно переводить словами: «правда?» «да?», «не так ли?», «верно?»</text:p>
      <text:p text:style-name="P172"/>
      <text:p text:style-name="P172">В корешке, <text:span text:style-name="T554">п</text:span>осле <text:span text:style-name="T554">вспомогательного </text:span>глагола, стоит местоимение, заменяющее подлежащее:</text:p>
      <text:p text:style-name="P321">You play tennis every day, don`t you? — Ты играешь в теннис, да?</text:p>
      <text:p text:style-name="P172"/>
      <text:p text:style-name="P172">Если в главной части отрицание, то в корешке должно быть утверждение (и наоборот).</text:p>
      <text:p text:style-name="P320">You don`t like tomato juice, do you? — Ты не любишь томатный сок, да?</text:p>
      <text:p text:style-name="P172"/>
      <text:p text:style-name="P172">Если в главной части используется <text:span text:style-name="T2">I am</text:span>, то в корешке нужно говорить <text:span text:style-name="T2">aren`t I:</text:span></text:p>
      <text:p text:style-name="P320">I am a famous artist, aren`t I? — Я знаменитая художница, да?</text:p>
      <text:p text:style-name="Standard"/>
      <text:p text:style-name="P441">Специальный вопрос</text:p>
      <text:p text:style-name="Standard"/>
      <text:p text:style-name="P469"><text:span text:style-name="T556">З</text:span><text:span text:style-name="T555">адается для получения дополнительной информации и поэтому всегда начинается </text:span></text:p>
      <text:p text:style-name="P467">с вопросительного слова или вопросительной связки.</text:p>
      <text:p text:style-name="P465"/>
      <text:p text:style-name="P466">Вопросительные слова:</text:p>
      <text:list xml:id="list3592142922" text:style-name="L15">
        <text:list-item>
          <text:p text:style-name="P624">who [ху] — кто;</text:p>
        </text:list-item>
        <text:list-item>
          <text:p text:style-name="P624">whom [хум] — кого;</text:p>
        </text:list-item>
        <text:list-item>
          <text:p text:style-name="P624">whose [хуз] — чей;</text:p>
        </text:list-item>
        <text:list-item>
          <text:p text:style-name="P624">what — что, какой;</text:p>
        </text:list-item>
        <text:list-item>
          <text:p text:style-name="P624">which — который;</text:p>
        </text:list-item>
        <text:list-item>
          <text:p text:style-name="P624">where [вэа] — где, куда;</text:p>
        </text:list-item>
        <text:list-item>
          <text:p text:style-name="P624">when — когда;</text:p>
        </text:list-item>
        <text:list-item>
          <text:p text:style-name="P624">why [вай] — зачем, почему;</text:p>
        </text:list-item>
        <text:list-item>
          <text:p text:style-name="P624">how [хау] — как;</text:p>
        </text:list-item>
        <text:list-item>
          <text:p text:style-name="P624">how often [хау офэн] — как часто;</text:p>
        </text:list-item>
        <text:list-item>
          <text:p text:style-name="P624">how many — сколько (исчисляемые существительные);</text:p>
        </text:list-item>
        <text:list-item>
          <text:p text:style-name="P624">how much — сколько (неисчесляемые существительные);</text:p>
        </text:list-item>
        <text:list-item>
          <text:p text:style-name="P624">how long [хау лон] — как долго;</text:p>
        </text:list-item>
        <text:list-item>
          <text:p text:style-name="P624">how long ago — как давно;</text:p>
        </text:list-item>
        <text:list-item>
          <text:p text:style-name="P624">how old — сколько лет.</text:p>
        </text:list-item>
      </text:list>
      <text:p text:style-name="Standard"/>
      <text:p text:style-name="P468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55">соотв</text:span>. <text:span text:style-name="T2">Which</text:span> подразумевает выбор из нескольких вариантов.</text:p>
      <text:p text:style-name="Standard"/>
      <text:p text:style-name="P213">What do you like? — Что ты любишь?</text:p>
      <text:p text:style-name="P213">What car have you got? — Какая у тебя машина?</text:p>
      <text:p text:style-name="P213">Which car is yours? — Какая из машин твоя?</text:p>
      <text:p text:style-name="P213"/>
      <text:p text:style-name="P34"><text:span text:style-name="T28">H</text:span><text:span text:style-name="T2">ow</text:span> чаще присутствует в связке с прилагательным или наречием, но может употребляться </text:p>
      <text:p text:style-name="P34">и самостоятельно.</text:p>
      <text:p text:style-name="P34"/>
      <text:p text:style-name="P239">How old are you? — Сколько тебе лет?</text:p>
      <text:p text:style-name="P239">How are you? — Как ты?</text:p>
      <text:p text:style-name="P239"/>
      <text:p text:style-name="P146"><text:soft-page-break/>Вопрос к подлежащему</text:p>
      <text:p text:style-name="P34"/>
      <text:p text:style-name="P34">Задается, когда хотят узнать кто или что совершает действие. Начинается со слова <text:span text:style-name="T2">who</text:span></text:p>
      <text:p text:style-name="P34">или <text:span text:style-name="T2">what</text:span>, которое заменяют собой подлежащее. При этом порядок слов остается таким же,</text:p>
      <text:p text:style-name="P468"><text:span text:style-name="T204">как</text:span><text:span text:style-name="T180"> и в утверждении. Вспомогательный глагол часто отсутсвует в таком вопросе.</text:span></text:p>
      <text:p text:style-name="P34"/>
      <text:p text:style-name="P239">Who is in the Room? — Кто в комнате?</text:p>
      <text:p text:style-name="P239">What was that? — Что это было?</text:p>
      <text:p text:style-name="P44"/>
      <text:p text:style-name="P43">Если подлежащее предполагается во множественном числе, то в форму множественного</text:p>
      <text:p text:style-name="P43">числа нужно поставить и глагол.</text:p>
      <text:p text:style-name="P43"/>
      <text:p text:style-name="P245">Who are my best friends? → Mike and Paul are my best friends.</text:p>
      <text:p text:style-name="P240"/>
      <text:p text:style-name="P147">Вопрос с альтернативой</text:p>
      <text:p text:style-name="P147"/>
      <text:p text:style-name="P173"><text:span text:style-name="T556">В</text:span>опрос, <text:span text:style-name="T556">предполагающий </text:span>выбор между двумя альтернативами. Вопросительное слово не</text:p>
      <text:p text:style-name="P173">используется. Порядок слов такой же, как в общем вопросе, но в какой-то части вопроса</text:p>
      <text:p text:style-name="P173">обязательно нужно преложить альтернативу с помощью союза or.</text:p>
      <text:p text:style-name="P173"/>
      <text:p text:style-name="P322">Does <text:span text:style-name="T361">your mother </text:span>or<text:span text:style-name="T361"> your father</text:span> help you? (<text:span text:style-name="T556">альтернатива в </text:span>подлежаще<text:span text:style-name="T556">м</text:span>)</text:p>
      <text:p text:style-name="P322">Has he just <text:span text:style-name="T361">arrived </text:span>or<text:span text:style-name="T361"> left</text:span>? (в смыслово<text:span text:style-name="T556">м</text:span> глагол<text:span text:style-name="T556">е</text:span>)</text:p>
      <text:p text:style-name="P469"><text:span text:style-name="T58">Will you go to Kiev </text:span><text:span text:style-name="T117">by train </text:span><text:span text:style-name="T58">or</text:span><text:span text:style-name="T117"> by plane</text:span><text:span text:style-name="T58">? (</text:span><text:span text:style-name="T62">в </text:span><text:span text:style-name="T58">дополнени</text:span><text:span text:style-name="T62">и</text:span><text:span text:style-name="T58">)</text:span></text:p>
      <text:p text:style-name="P322"/>
      <text:p text:style-name="P148">Вопросы с предлогами</text:p>
      <text:p text:style-name="P148"/>
      <text:p text:style-name="P175">В английском вопросе, предлог всегда стоит в самом конце.</text:p>
      <text:p text:style-name="P174"/>
      <text:p text:style-name="P323"><text:span text:style-name="T354">Who</text:span> do you meet <text:span text:style-name="T361">with</text:span>? — <text:span text:style-name="T361">С</text:span> <text:span text:style-name="T354">кем</text:span> ты встречаешься?</text:p>
      <text:p text:style-name="P323"><text:span text:style-name="T354">What</text:span> are you looking <text:span text:style-name="T361">at</text:span>? — <text:span text:style-name="T361">На</text:span> <text:span text:style-name="T354">что</text:span> ты смотришь?</text:p>
      <text:p text:style-name="P324"/>
      <text:p text:style-name="P323"/>
      <text:p text:style-name="P427">Отрицательные предложения</text:p>
      <text:p text:style-name="P394"/>
      <text:p text:style-name="P428">Чтобы придать мысли отрицательное значение используется частица <text:span text:style-name="T2">not </text:span><text:span text:style-name="T180">или</text:span> слово <text:span text:style-name="T2">never</text:span> </text:p>
      <text:p text:style-name="P428"/>
      <text:p text:style-name="P429"><text:span text:style-name="T205">Частица</text:span><text:span text:style-name="T29"> not</text:span><text:span text:style-name="T568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429"/>
      <text:p text:style-name="P429"><text:span text:style-name="T2">I not like horror movies (неправильно, остуствует вспомогательный/</text:span><text:span text:style-name="T29">модальный </text:span><text:span text:style-name="T2">глагол)</text:span></text:p>
      <text:p text:style-name="P428"/>
      <text:p text:style-name="P428">Но если отрицатульную мысль сообщить в дополнении, то <text:span text:style-name="T2">not</text:span> будет стоять самостоятельно.</text:p>
      <text:p text:style-name="P397">It`s quite impolite not to call me back — Очень не вежливо не перезванивать мне.</text:p>
      <text:p text:style-name="P470"/>
      <text:p text:style-name="P8">Самые важные глаголы</text:p>
      <text:p text:style-name="Standard"/>
      <text:p text:style-name="P471"><text:span text:style-name="T568">Это глаголы: </text:span><text:span text:style-name="T29">be</text:span><text:span text:style-name="T568">, </text:span><text:span text:style-name="T29">do</text:span><text:span text:style-name="T568">, </text:span><text:span text:style-name="T29">have</text:span><text:span text:style-name="T568"> и </text:span><text:span text:style-name="T29">get</text:span><text:span text:style-name="T568">. Они могут быть как смысловыми, так и вспомогательными. (кроме </text:span><text:span text:style-name="T29">get</text:span><text:span text:style-name="T568">). А также входить в устойчивые обороты, меняя свое основное значение.</text:span></text:p>
      <text:p text:style-name="P471"/>
      <text:p text:style-name="P442">Глагол <text:span text:style-name="T2">be</text:span></text:p>
      <text:p text:style-name="Standard"/>
      <text:p text:style-name="P366"><text:span text:style-name="T208">Переводится как</text:span><text:span text:style-name="T569"> «быть» </text:span><text:span text:style-name="T592">и</text:span><text:span text:style-name="T570"> </text:span><text:span text:style-name="T569">меняется в зависимости от подлежащего.</text:span></text:p>
      <text:p text:style-name="P365"><text:soft-page-break/><text:span text:style-name="T570">В </text:span><text:span text:style-name="T30">Present</text:span><text:span text:style-name="T570"> </text:span><text:span text:style-name="T572">этот глагол</text:span><text:span text:style-name="T571"> </text:span><text:span text:style-name="T570">принимает следующие формы:</text:span></text:p>
      <text:list xml:id="list2243971014" text:style-name="L16">
        <text:list-item>
          <text:p text:style-name="P625">am — если подлежащее в первом лице (I);</text:p>
        </text:list-item>
        <text:list-item>
          <text:p text:style-name="P625">is — если подлежащее в третьем лице, единственном числе (he/she/it);</text:p>
        </text:list-item>
        <text:list-item>
          <text:p text:style-name="P625">are — если подлежащее во множественном числе (you/we/they).</text:p>
        </text:list-item>
      </text:list>
      <text:p text:style-name="P246"/>
      <text:p text:style-name="P45"><text:span text:style-name="T2">Be</text:span> в форме <text:span text:style-name="T2">am/is/are</text:span> является смысловым глаголом, но при переводе на русский выпадает.</text:p>
      <text:p text:style-name="P483">После <text:span text:style-name="T2">be</text:span> обычно указывается характеристика (какой) или место (где).</text:p>
      <text:p text:style-name="P45"/>
      <text:p text:style-name="P246">This dress is blue — Это платье синие.</text:p>
      <text:p text:style-name="P246">I am in my office now — Я у себя в офисе сейчас.</text:p>
      <text:p text:style-name="P45"/>
      <text:p text:style-name="P46">Связка <text:span text:style-name="T2">be </text:span>+ прилагательное, <text:span text:style-name="T611">очень </text:span>часто переводится глаголом:</text:p>
      <text:p text:style-name="P325">I am interested in art — Я интересуюсь искусством.</text:p>
      <text:p text:style-name="P46"/>
      <text:p text:style-name="P473"><text:span text:style-name="T206">В вопрос</text:span><text:span text:style-name="T207">ах</text:span><text:span text:style-name="T206"> глагол </text:span><text:span text:style-name="T30">be</text:span><text:span text:style-name="T206"> меняется местами с подлежащим, а в отрица</text:span><text:span text:style-name="T207">ниях</text:span><text:span text:style-name="T206">, используется </text:span></text:p>
      <text:p text:style-name="P473"><text:span text:style-name="T206">с частицей </text:span><text:span text:style-name="T30">not</text:span><text:span text:style-name="T206">: В корешке ответа, вместо </text:span><text:span text:style-name="T30">do/does,</text:span><text:span text:style-name="T206"> используется </text:span><text:span text:style-name="T30">am/is/are</text:span><text:span text:style-name="T206">:</text:span></text:p>
      <text:p text:style-name="P46"/>
      <text:p text:style-name="P247">Is John married? No, he isn`t. — Джон женат? Нет.</text:p>
      <text:p text:style-name="P247"/>
      <text:p text:style-name="P47">Очень часто <text:span text:style-name="T2">am/is/are</text:span> сокращают:</text:p>
      <text:list xml:id="list3764369598" text:style-name="L17">
        <text:list-item>
          <text:p text:style-name="P626">I am → I`m;</text:p>
        </text:list-item>
        <text:list-item>
          <text:p text:style-name="P626">he is → he`s;</text:p>
        </text:list-item>
        <text:list-item>
          <text:p text:style-name="P626">you are → you`re;</text:p>
        </text:list-item>
        <text:list-item>
          <text:p text:style-name="P626">John is → John`s;</text:p>
        </text:list-item>
      </text:list>
      <text:p text:style-name="P247"/>
      <text:p text:style-name="P46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6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47"/>
      <text:p text:style-name="P365"><text:span text:style-name="T206">В </text:span><text:span text:style-name="T30">Past</text:span><text:span text:style-name="T206"> </text:span><text:span text:style-name="T207">он </text:span><text:span text:style-name="T206">принимает слудеющие формы:</text:span></text:p>
      <text:list xml:id="list1067013004" text:style-name="L18">
        <text:list-item>
          <text:p text:style-name="P627">was — если подлежащее в единственном числе (I/he/she/it);</text:p>
        </text:list-item>
        <text:list-item>
          <text:p text:style-name="P627">were — если подлежащее во множественном числе (you/we/they).</text:p>
        </text:list-item>
      </text:list>
      <text:p text:style-name="P247"/>
      <text:p text:style-name="P46">В <text:span text:style-name="T2">Future</text:span> принимает только одну форму — <text:span text:style-name="T2">will be:</text:span></text:p>
      <text:p text:style-name="P247"/>
      <text:p text:style-name="P248">Was the weather good? No, it wasn`t — Погода была хорошая? Нет.</text:p>
      <text:p text:style-name="P247">I will be happy to eat — Я буду рад поесть.</text:p>
      <text:p text:style-name="P247"/>
      <text:p text:style-name="P149">Глагол <text:span text:style-name="T2">do</text:span></text:p>
      <text:p text:style-name="P176"/>
      <text:p text:style-name="P176">Переводится как «делать». В одном предложении может встречаться несколько раз,</text:p>
      <text:p text:style-name="P176">в качестве вспомогательного глагола и смыслового. Вспомогательным глаголом он может</text:p>
      <text:p text:style-name="P176">быть только в отрицаниях и вопросах, времен группы <text:span text:style-name="T2">Simple</text:span>.</text:p>
      <text:p text:style-name="P325"/>
      <text:p text:style-name="P325">What do you <text:span text:style-name="T361">do</text:span>? — Что ты <text:span text:style-name="T361">делаешь</text:span>?</text:p>
      <text:p text:style-name="P325">Do you like pets? No, I don`t — Ты любишь домашних животних? Нет.</text:p>
      <text:p text:style-name="P176"/>
      <text:p text:style-name="P176">В прошедшем времени преорбазуется в <text:span text:style-name="T2">did</text:span> — «делал».</text:p>
      <text:p text:style-name="P247"/>
      <text:p text:style-name="P149">Глагол <text:span text:style-name="T2">have</text:span></text:p>
      <text:p text:style-name="P46"/>
      <text:p text:style-name="P46">Переводится как «иметь». Для времен группы <text:span text:style-name="T2">Perfect</text:span> выступает в роли вспомогательного</text:p>
      <text:p text:style-name="P48">глагола. Также может быть частью устойчивых словосотечаний. </text:p>
      <text:p text:style-name="P48"><text:soft-page-break/>Когда <text:span text:style-name="T2">have</text:span> является смысловым глаголом, он работает по тем же правилам что и другие</text:p>
      <text:p text:style-name="P48">смысловые глаголы, т. е. требует вспомогательного <text:span text:style-name="T2">do</text:span> для отрицаний и вопросов.</text:p>
      <text:p text:style-name="P48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8"/>
      <text:p text:style-name="P249">Mike has many friends — У Майка много друзей.</text:p>
      <text:p text:style-name="P249">He doesn`t have many friends — У него не много друзей.</text:p>
      <text:p text:style-name="P249">Do you have many friends? — У тебя много друзей?</text:p>
      <text:p text:style-name="P48"/>
      <text:p text:style-name="P58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8"/>
      <text:p text:style-name="P249">I have a lot of friends — У меня (есть) много друзей.</text:p>
      <text:p text:style-name="P48"/>
      <text:p text:style-name="P48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49">He hasn`t lost his keys — Он не потерял свои ключи (has в отрицании).</text:p>
      <text:p text:style-name="P249"/>
      <text:p text:style-name="P49">В прошедшем времени преобразуется в <text:span text:style-name="T2">had</text:span> — «имел».</text:p>
      <text:p text:style-name="P257">I had a lot of friends — У меня было много друзей (Я имел много друзей).</text:p>
      <text:p text:style-name="P249"/>
      <text:p text:style-name="P48"><text:span text:style-name="T607">Глагол</text:span><text:span text:style-name="T48"> h</text:span><text:span text:style-name="T2">ave</text:span> в значении «иметь» не употребляется во временах группы <text:span text:style-name="T2">Continuous</text:span>.</text:p>
      <text:p text:style-name="P250">I am having many friends now (неправильно). I have many friends (правильно).</text:p>
      <text:p text:style-name="P48"/>
      <text:p text:style-name="P46">В разговорной речи часто используется оборот <text:span text:style-name="T2">have got</text:span>. Он обозначает тоже самое,</text:p>
      <text:p text:style-name="P46">что и <text:span text:style-name="T2">have</text:span> (иметь/владеть), но используется только в настоящем времени.</text:p>
      <text:p text:style-name="P46"/>
      <text:p text:style-name="P247">Have you got a Mercedes? / Do you have a Mercedes? — У тебя есть мерседес?</text:p>
      <text:p text:style-name="P247">I haven`t got a Mercedes / I don`t have a Mercedes — У меня нет мерседеса.</text:p>
      <text:p text:style-name="P247"/>
      <text:p text:style-name="P520"><text:span text:style-name="T206">Глагол </text:span><text:span text:style-name="T30">have</text:span><text:span text:style-name="T206"> может входить в состав устойчивых словосочетаний. В этом он переводится по другому. Также здесь отменяется правило, </text:span><text:span text:style-name="T236">когда</text:span><text:span text:style-name="T206"> </text:span><text:span text:style-name="T30">have</text:span><text:span text:style-name="T206"> нельзя употребять в </text:span><text:span text:style-name="T30">Continuous</text:span><text:span text:style-name="T206">:</text:span></text:p>
      <text:p text:style-name="P50"/>
      <text:p text:style-name="P55"><text:span text:style-name="T573">В</text:span><text:span text:style-name="T570">ыражения, связанные с приемом пищи:</text:span></text:p>
      <text:list xml:id="list3797887750" text:style-name="L19">
        <text:list-item>
          <text:p text:style-name="P628">have a coffee/tea/drink — пить кофе/чай/напиток;</text:p>
        </text:list-item>
        <text:list-item>
          <text:p text:style-name="P628">have a meal — принимать пищу;</text:p>
        </text:list-item>
        <text:list-item>
          <text:p text:style-name="P628">have a breakfast/luch/dinner — завтракать/обедать/ужинать;</text:p>
        </text:list-item>
      </text:list>
      <text:p text:style-name="P572"/>
      <text:p text:style-name="P368"><text:span text:style-name="T209">В</text:span><text:span text:style-name="T206">ыражения, связанные с времяпровождением:</text:span></text:p>
      <text:list xml:id="list1441187593" text:style-name="L20">
        <text:list-item>
          <text:p text:style-name="P629">have a date — ходить на свидание;</text:p>
        </text:list-item>
        <text:list-item>
          <text:p text:style-name="P629">have a good time — хорошо проводить время;</text:p>
        </text:list-item>
        <text:list-item>
          <text:p text:style-name="P629">have a meeting / an appointment — назначать встречу;</text:p>
        </text:list-item>
        <text:list-item>
          <text:p text:style-name="P629">have a nice day — удачного дня (пожелание);</text:p>
        </text:list-item>
      </text:list>
      <text:p text:style-name="P55"/>
      <text:p text:style-name="P55"><text:span text:style-name="T573">В</text:span><text:span text:style-name="T570">ыражения, связанные с внешностью:</text:span></text:p>
      <text:list xml:id="list424485696" text:style-name="L21">
        <text:list-item>
          <text:p text:style-name="P630">have a bath/shower— принимать ванну/душ;</text:p>
        </text:list-item>
        <text:list-item>
          <text:p text:style-name="P630">have a shave/haircat — побриться/постричься;</text:p>
        </text:list-item>
      </text:list>
      <text:p text:style-name="P250"/>
      <text:p text:style-name="P367"><text:span text:style-name="T209">В</text:span><text:span text:style-name="T206">ыражения, связанные с общением:</text:span></text:p>
      <text:list xml:id="list1803113887" text:style-name="L22">
        <text:list-item>
          <text:p text:style-name="P631">have a guess — угадывать, догадываться;</text:p>
        </text:list-item>
        <text:list-item>
          <text:p text:style-name="P631">have a talk/discussion/chat — беседовать/обсуждать/болтать;</text:p>
        </text:list-item>
        <text:list-item>
          <text:p text:style-name="P631">have a call — позвонить;</text:p>
        </text:list-item>
      </text:list>
      <text:p text:style-name="P247"/>
      <text:p text:style-name="P365"><text:soft-page-break/><text:span text:style-name="T209">В</text:span><text:span text:style-name="T206">ыражения связанные со здоровьем:</text:span></text:p>
      <text:list xml:id="list3236857116" text:style-name="L23">
        <text:list-item>
          <text:p text:style-name="P632">have a baby — родить;</text:p>
        </text:list-item>
        <text:list-item>
          <text:p text:style-name="P633">have a cold/cough — простудиться/кашлять;</text:p>
        </text:list-item>
        <text:list-item>
          <text:p text:style-name="P632">have a headache — болит голова;</text:p>
        </text:list-item>
      </text:list>
      <text:p text:style-name="P247"/>
      <text:p text:style-name="P365"><text:span text:style-name="T209">В</text:span><text:span text:style-name="T206">ыражения, связанные с отдыхом:</text:span></text:p>
      <text:list xml:id="list1453538674" text:style-name="L24">
        <text:list-item>
          <text:p text:style-name="P634">have a day off — взять выходной;</text:p>
        </text:list-item>
        <text:list-item>
          <text:p text:style-name="P634">have a dream/nightmare — видеть сон/кошмар;</text:p>
        </text:list-item>
        <text:list-item>
          <text:p text:style-name="P634">have a rest — отдыхать;</text:p>
        </text:list-item>
        <text:list-item>
          <text:p text:style-name="P634">have a sleep — спать.</text:p>
        </text:list-item>
      </text:list>
      <text:p text:style-name="P247"/>
      <text:p text:style-name="P54"><text:span text:style-name="T573">В</text:span><text:span text:style-name="T570">ыражения, свяханые с физической активностью:</text:span></text:p>
      <text:list xml:id="list302530429" text:style-name="L25">
        <text:list-item>
          <text:p text:style-name="P635">have a good journey — добраться без проблем (пожелание);</text:p>
        </text:list-item>
        <text:list-item>
          <text:p text:style-name="P635">have a good flight — хорошо долететь (пожелание);</text:p>
        </text:list-item>
        <text:list-item>
          <text:p text:style-name="P635">have a lift — подвести (на машине);</text:p>
        </text:list-item>
        <text:list-item>
          <text:p text:style-name="P635">have a ride — проехаться;</text:p>
        </text:list-item>
        <text:list-item>
          <text:p text:style-name="P635">have a walk — пройтись (прогуляться);</text:p>
        </text:list-item>
        <text:list-item>
          <text:p text:style-name="P635">have a swim — поплавать;</text:p>
        </text:list-item>
        <text:list-item>
          <text:p text:style-name="P635">have a hug — обняться;</text:p>
        </text:list-item>
        <text:list-item>
          <text:p text:style-name="P635">have a kiss — поцеловаться.</text:p>
        </text:list-item>
      </text:list>
      <text:p text:style-name="P151"/>
      <text:p text:style-name="P150">Глагол <text:span text:style-name="T2">get</text:span></text:p>
      <text:p text:style-name="P51"/>
      <text:p text:style-name="P51">Переводится по разному, в зависимости от слов, идущих после него. Поэтому его нужно переводить в связке с соседними словами.</text:p>
      <text:p text:style-name="P51"/>
      <text:p text:style-name="P51">Если после <text:span text:style-name="T2">get</text:span> идет существительное, то он передает значение «получать, покупать».</text:p>
      <text:p text:style-name="P51"/>
      <text:p text:style-name="P251">I got an A — Я получил пятерку. (A — это оценка)</text:p>
      <text:p text:style-name="P251">I got a new car — Я купил новую машину.</text:p>
      <text:p text:style-name="P251"/>
      <text:p text:style-name="P51">Если после <text:span text:style-name="T2">get</text:span> идет прилагательное, то это означает «прийти к этому состоянию»,</text:p>
      <text:p text:style-name="P51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1"/>
      <text:p text:style-name="P251">He <text:span text:style-name="T361">got dressed</text:span> quickly and left — Он <text:span text:style-name="T361">оделся</text:span> быстро и ушел.</text:p>
      <text:p text:style-name="P251"/>
      <text:p text:style-name="P51">Если <text:span text:style-name="T2">get</text:span> используется с частицей <text:span text:style-name="T2">to</text:span>, то это означает «прибывать в такое-то место».</text:p>
      <text:p text:style-name="P51"/>
      <text:p text:style-name="P251">I got to work late — Я приехал на работу поздно.</text:p>
      <text:p text:style-name="P251">I got to the airport by train — Я приехал в аэропорт на поезде.</text:p>
      <text:p text:style-name="P251"/>
      <text:p text:style-name="P51">Если <text:span text:style-name="T2">get</text:span> используется со средством передвижения, то он приобретает значение</text:p>
      <text:p text:style-name="P527"><text:span text:style-name="T242">«сесть в транспорт». В этом случае он может </text:span><text:span text:style-name="T241">идти</text:span><text:span text:style-name="T242"> с предлогом </text:span><text:span text:style-name="T50">on</text:span><text:span text:style-name="T242">.</text:span></text:p>
      <text:p text:style-name="P51"/>
      <text:p text:style-name="P251">I got on a bus at 5 o`clock — Я сел в автобус в 5 часов.</text:p>
      <text:p text:style-name="P251">I got a taxi — Я взял такси.</text:p>
      <text:p text:style-name="P251"/>
      <text:p text:style-name="P51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1"/>
      <text:p text:style-name="P52">После <text:span text:style-name="T2">get</text:span> могут стоять предлоги, от которых он может сильно меняться:</text:p>
      <text:list xml:id="list301520470" text:style-name="L26">
        <text:list-item>
          <text:p text:style-name="P636">get along — ладить друг с другом;</text:p>
        </text:list-item>
        <text:list-item>
          <text:p text:style-name="P636"><text:soft-page-break/>get away — удирать;</text:p>
        </text:list-item>
        <text:list-item>
          <text:p text:style-name="P636">get back — вернуться;</text:p>
        </text:list-item>
        <text:list-item>
          <text:p text:style-name="P636">get in — попасть внутрь;</text:p>
        </text:list-item>
        <text:list-item>
          <text:p text:style-name="P636">get on — справиться с ситуацией.</text:p>
        </text:list-item>
      </text:list>
      <text:p text:style-name="P51"/>
      <text:p text:style-name="P251">I`ll get away from work as soon as I can — Я уйду с этой работы, как только смогу.</text:p>
      <text:p text:style-name="P251">Get in the car quickly! — Быстро садись в машину!</text:p>
      <text:p text:style-name="P251">How are you getting on with your new job? — Как дела на новой работе?</text:p>
      <text:p text:style-name="P251"/>
      <text:p text:style-name="P150">Глаголы, в которых все путаются</text:p>
      <text:p text:style-name="P150"/>
      <text:p text:style-name="P474"><text:span text:style-name="T63">Tell</text:span><text:span text:style-name="T253"> и </text:span><text:span text:style-name="T63">say</text:span><text:span text:style-name="T253"> </text:span><text:span text:style-name="T254">передают значение</text:span><text:span text:style-name="T253"> «сказать». Только </text:span><text:span text:style-name="T63">tell</text:span><text:span text:style-name="T253"> </text:span><text:span text:style-name="T254">означает</text:span><text:span text:style-name="T253"> «рассказать кому-то» или «рассказать что-то» и требует дополнения. А </text:span><text:span text:style-name="T63">say</text:span><text:span text:style-name="T253"> означает просто «сказать».</text:span></text:p>
      <text:p text:style-name="P177"/>
      <text:p text:style-name="P252"><text:span text:style-name="T370">Tell me</text:span><text:span text:style-name="T396"> the truth — </text:span><text:span text:style-name="T370">Скажи мне</text:span><text:span text:style-name="T396"> правду.</text:span></text:p>
      <text:p text:style-name="P253"><text:span text:style-name="T385">`It is good,` Mr Bean </text:span><text:span text:style-name="T361">said</text:span><text:span text:style-name="T385"> — «Это хорошо», </text:span><text:span text:style-name="T361">сказал</text:span><text:span text:style-name="T385"> мистер Бин.</text:span></text:p>
      <text:p text:style-name="P326"/>
      <text:p text:style-name="P475"><text:span text:style-name="T64">See, look, watch </text:span><text:span text:style-name="T254">передают значение «видеть». </text:span><text:span text:style-name="T65">See</text:span><text:span text:style-name="T255"> означает «видеть», как визическую возможность. </text:span><text:span text:style-name="T65">Look</text:span><text:span text:style-name="T255"> означает «смотреть» </text:span><text:span text:style-name="T256">как осознанное действие</text:span><text:span text:style-name="T255">. Если смотрят </text:span><text:span text:style-name="T345">на</text:span><text:span text:style-name="T255"> какой-то объект, то доб. предлог </text:span><text:span text:style-name="T65">at</text:span><text:span text:style-name="T255">. W</text:span><text:span text:style-name="T65">atch</text:span><text:span text:style-name="T255"> означает «наблюдать за объектом» и требует дополнения.</text:span></text:p>
      <text:p text:style-name="P178"/>
      <text:p text:style-name="P254"><text:span text:style-name="T385">I </text:span><text:span text:style-name="T361">see</text:span><text:span text:style-name="T385"> a bird in the tree — Я </text:span><text:span text:style-name="T361">вижу</text:span><text:span text:style-name="T385"> птицу на дереве.</text:span></text:p>
      <text:p text:style-name="P253"><text:span text:style-name="T385">Don`t worry, I`m not </text:span><text:span text:style-name="T361">looking</text:span><text:span text:style-name="T385"> — Не волнуйся, я не </text:span><text:span text:style-name="T361">смотрю</text:span><text:span text:style-name="T385">.</text:span></text:p>
      <text:p text:style-name="P253"><text:span text:style-name="T385">I`m </text:span><text:span text:style-name="T361">looking at</text:span><text:span text:style-name="T385"> the dog — Я </text:span><text:span text:style-name="T361">смотрю на</text:span><text:span text:style-name="T385"> собаку.</text:span></text:p>
      <text:p text:style-name="P253"><text:span text:style-name="T385">I like </text:span><text:span text:style-name="T361">watching birds</text:span><text:span text:style-name="T385"> — Мне нравится </text:span><text:span text:style-name="T361">наблюдать за птицами</text:span><text:span text:style-name="T385">.</text:span></text:p>
      <text:p text:style-name="P326"/>
      <text:p text:style-name="P476"><text:span text:style-name="T66">Hear</text:span><text:span text:style-name="T257"> и </text:span><text:span text:style-name="T66">list</text:span><text:span text:style-name="T257"> переводятся как «слышать» и «слушать». Первый означает физическую возможность (подобно </text:span><text:span text:style-name="T66">see</text:span><text:span text:style-name="T257">) а второй — осознанное действие (подобно </text:span><text:span text:style-name="T66">look</text:span><text:span text:style-name="T257">). Когда говорят </text:span></text:p>
      <text:p text:style-name="P476"><text:span text:style-name="T257">о том, что именно слушают, то к </text:span><text:span text:style-name="T66">listen</text:span><text:span text:style-name="T257"> доб. предлог </text:span><text:span text:style-name="T66">to</text:span><text:span text:style-name="T257">, но при переводе он выпадает.</text:span></text:p>
      <text:p text:style-name="P179"/>
      <text:p text:style-name="P255"><text:span text:style-name="T397">Can you </text:span><text:span text:style-name="T371">hear</text:span><text:span text:style-name="T397"> some noise? — Ты </text:span><text:span text:style-name="T371">слышишь</text:span><text:span text:style-name="T397"> шум?</text:span></text:p>
      <text:p text:style-name="P255"><text:span text:style-name="T371">Listen to</text:span><text:span text:style-name="T397"> me, please — Пожалуйста, </text:span><text:span text:style-name="T371">послушай</text:span><text:span text:style-name="T397"> меня.</text:span></text:p>
      <text:p text:style-name="P255"><text:span text:style-name="T397">What music do you </text:span><text:span text:style-name="T371">listen to</text:span><text:span text:style-name="T397">? - Какую музыку ты </text:span><text:span text:style-name="T371">слушает</text:span><text:span text:style-name="T397">?</text:span></text:p>
      <text:p text:style-name="P327"/>
      <text:p text:style-name="P53"><text:span text:style-name="T67">D</text:span><text:span text:style-name="T66">o</text:span><text:span text:style-name="T397"> </text:span><text:span text:style-name="T398">и</text:span><text:span text:style-name="T397"> </text:span><text:span text:style-name="T66">make</text:span><text:span text:style-name="T397"> означают «делать». Только первый имеет абстрактное значение (заниматься</text:span></text:p>
      <text:p text:style-name="P179">делом), а второй больше связан с физической активностью, с созданием предметов.</text:p>
      <text:p text:style-name="P691"/>
      <text:p text:style-name="P256"><text:span text:style-name="T397">Could you </text:span><text:span text:style-name="T371">do</text:span><text:span text:style-name="T397"> me a favour — Не мог бы ты </text:span><text:span text:style-name="T371">оказать</text:span><text:span text:style-name="T397"> мне услугу?</text:span></text:p>
      <text:p text:style-name="P256"><text:span text:style-name="T397">I belive she`ll </text:span><text:span text:style-name="T371">make</text:span><text:span text:style-name="T397"> the right choice — Я верю, что она </text:span><text:span text:style-name="T371">сделает</text:span><text:span text:style-name="T397"> правильный выбор.</text:span></text:p>
      <text:p text:style-name="P179"/>
      <text:p text:style-name="P180">Устойчивые выражения с do:</text:p>
      <text:list xml:id="list2655570691" text:style-name="L27">
        <text:list-item>
          <text:p text:style-name="P692">do an exam/test — сдавать экзамен/тест;</text:p>
        </text:list-item>
        <text:list-item>
          <text:p text:style-name="P692">do a course — пройти курс;</text:p>
        </text:list-item>
        <text:list-item>
          <text:p text:style-name="P692">do work/homework/housework — делать работу / домашнюю работу / работу по дому;</text:p>
        </text:list-item>
        <text:list-item>
          <text:p text:style-name="P692">do a favour — оказывать услугу;</text:p>
        </text:list-item>
        <text:list-item>
          <text:p text:style-name="P692">do business — заниматься бизнесом;</text:p>
        </text:list-item>
        <text:list-item>
          <text:p text:style-name="P692">do right/wrong — поступать правильно/неправильно;</text:p>
        </text:list-item>
        <text:list-item>
          <text:p text:style-name="P692">do the shopping — делать покупки;</text:p>
        </text:list-item>
        <text:list-item>
          <text:p text:style-name="P692">do the wassing up — мыть посуду;</text:p>
        </text:list-item>
      </text:list>
      <text:p text:style-name="P179"/>
      <text:p text:style-name="P180">Устойчивые выражения с make:</text:p>
      <text:list xml:id="list571532652" text:style-name="L28">
        <text:list-item>
          <text:p text:style-name="P693">make a noise — шуметь;</text:p>
        </text:list-item>
        <text:list-item>
          <text:p text:style-name="P693"><text:soft-page-break/>make a bed — застилать постель;</text:p>
        </text:list-item>
        <text:list-item>
          <text:p text:style-name="P693">make a cake/tea/dinner — приготовить торт/чай/ужин;</text:p>
        </text:list-item>
        <text:list-item>
          <text:p text:style-name="P693">make a choice — сделать выбор;</text:p>
        </text:list-item>
        <text:list-item>
          <text:p text:style-name="P693">make a scision — принять решение;</text:p>
        </text:list-item>
        <text:list-item>
          <text:p text:style-name="P693">make a promise — обещать, дать обещание;</text:p>
        </text:list-item>
        <text:list-item>
          <text:p text:style-name="P693">make a friends — подружиться.</text:p>
        </text:list-item>
      </text:list>
      <text:p text:style-name="Standard"/>
      <text:p text:style-name="Standard"/>
      <text:p text:style-name="P57"><text:span text:style-name="T558">И</text:span><text:span text:style-name="T559">нфинитив и герундий</text:span></text:p>
      <text:p text:style-name="P477"/>
      <text:p text:style-name="P481">Когда в английском предложении несколько глаголов идут подряд, то первый является <text:span text:style-name="T574">смысловым</text:span>, а следующ<text:span text:style-name="T574">ие</text:span>, свободны<text:span text:style-name="T574">е</text:span> от времени, <text:span text:style-name="T574">будут</text:span> в форме инфинитива или герундия.</text:p>
      <text:p text:style-name="P477"/>
      <text:p text:style-name="P477">Инфинитив и герундий дополняют по смыслу сказуемое. Они являются взаимозаменяемы</text:p>
      <text:p text:style-name="P477">и в основном используются по наитию либо в зависимости от диалекта.</text:p>
      <text:p text:style-name="Standard"/>
      <text:p text:style-name="P443">Инфинитив</text:p>
      <text:p text:style-name="P478"/>
      <text:p text:style-name="P478">Это глагол в начальной форме, который почти всегда пишется с частицей to.</text:p>
      <text:p text:style-name="P479"/>
      <text:p text:style-name="P258">We <text:span text:style-name="T143">promise</text:span> <text:span text:style-name="T361">to get</text:span> the money — Мы обещали <text:span text:style-name="T361">достать</text:span> денег.</text:p>
      <text:p text:style-name="P258">Don`t <text:span text:style-name="T143">forget</text:span> <text:span text:style-name="T361">to write</text:span> importang things — Не забывай <text:span text:style-name="T361">записывать</text:span> самое главное.</text:p>
      <text:p text:style-name="P478"/>
      <text:p text:style-name="P59">Между смысловым глаголом и идущим за ним инфинитивом часто стоит дополнение.</text:p>
      <text:p text:style-name="P369"><text:span text:style-name="T210">Обычно дополнение </text:span><text:span text:style-name="T211">ставиться</text:span><text:span text:style-name="T210"> после: </text:span><text:span text:style-name="T32">ask, tell, advice, expect, pesuade, teach.</text:span></text:p>
      <text:p text:style-name="P258"/>
      <text:p text:style-name="P258">I <text:span text:style-name="T152">asked</text:span> <text:span text:style-name="T157">Mike</text:span> <text:span text:style-name="T361">to come</text:span> in — Я просила Майка войти.</text:p>
      <text:p text:style-name="P258"><text:span text:style-name="T152">Tell</text:span> <text:span text:style-name="T157">them</text:span> <text:span text:style-name="T361">to leave</text:span> us alone — Попроси их оставить нас в покое.</text:p>
      <text:p text:style-name="P258"/>
      <text:p text:style-name="P60">Если после смыслового глагола указано дополнение, то такие предложения удобней</text:p>
      <text:p text:style-name="P60">переводить с использованием придаточного предложения.</text:p>
      <text:p text:style-name="P258"/>
      <text:p text:style-name="P480"><text:span text:style-name="T32">I </text:span><text:span text:style-name="T2">promise you</text:span><text:span text:style-name="T32"> </text:span><text:span text:style-name="T119">to be</text:span><text:span text:style-name="T32"> there always — Я обещаю тебе, </text:span><text:span text:style-name="T119">что буду</text:span><text:span text:style-name="T32"> рядом всегда.</text:span></text:p>
      <text:p text:style-name="P259"/>
      <text:p text:style-name="P61"><text:span text:style-name="T574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).</text:p>
      <text:p text:style-name="P357"/>
      <text:p text:style-name="P422"><text:span text:style-name="T32">I went out </text:span><text:span text:style-name="T119">to buy</text:span><text:span text:style-name="T32"> food — Я вышел, </text:span><text:span text:style-name="T119">чтобы купить</text:span><text:span text:style-name="T32"> еды.</text:span></text:p>
      <text:p text:style-name="P422"><text:span text:style-name="T32">I went out </text:span><text:span text:style-name="T119">for</text:span><text:span text:style-name="T32"> food — Я вышел </text:span><text:span text:style-name="T119">за</text:span><text:span text:style-name="T32"> едой.</text:span></text:p>
      <text:p text:style-name="P399"/>
      <text:p text:style-name="P423">Есть глаголы, после который инфинитив идет без частицы <text:span text:style-name="T2">to</text:span> (голый инфинитив).</text:p>
      <text:p text:style-name="P423">Самыми распространенным из них являются <text:span text:style-name="T2">let</text:span> и <text:span text:style-name="T2">make</text:span>.</text:p>
      <text:p text:style-name="P423"/>
      <text:p text:style-name="P398"><text:span text:style-name="T143">Let</text:span> Peter <text:span text:style-name="T361">explain</text:span> himself — Позволь Питеру <text:span text:style-name="T385">объясниться</text:span>.</text:p>
      <text:p text:style-name="P398"><text:span text:style-name="T143">Let</text:span> us (let`s) <text:span text:style-name="T361">watch</text:span> this movie — Давай посмотрим этот фильм.</text:p>
      <text:p text:style-name="P398"/>
      <text:p text:style-name="P424">Если после <text:span text:style-name="T2">make</text:span> стоит еще один глагол, то в этом случае <text:span text:style-name="T2">make</text:span> переводится не как «делать», </text:p>
      <text:p text:style-name="P424">а как «заставлять». Также после <text:span text:style-name="T2">make</text:span> нужно указать дополнение.</text:p>
      <text:p text:style-name="P398"/>
      <text:p text:style-name="P482"><text:span text:style-name="T440">I can`t </text:span><text:span text:style-name="T149">make</text:span><text:span text:style-name="T440"> </text:span><text:span text:style-name="T161">John</text:span><text:span text:style-name="T440"> </text:span><text:span text:style-name="T430">work</text:span><text:span text:style-name="T440"> — Я не могу заставить Джона работать.</text:span></text:p>
      <text:p text:style-name="P400"/>
      <text:p text:style-name="P731"/>
      <text:p text:style-name="P568"><text:span text:style-name="T477">Г</text:span><text:span text:style-name="T417">ерундий</text:span></text:p>
      <text:p text:style-name="P425"/>
      <text:p text:style-name="P425">Это нечно среднее между глаголом и существительным, потому что может переводиться</text:p>
      <text:p text:style-name="P484"><text:span text:style-name="T472">и так, и этак. Выглядит как глагол c окончанием -ing</text:span>.</text:p>
      <text:p text:style-name="Standard"/>
      <text:p text:style-name="P485">Герундий <text:span text:style-name="T580">используется после предлогов и некоторых глаголов. </text:span></text:p>
      <text:p text:style-name="P485">В этом случае он переводится глаголом.</text:p>
      <text:p text:style-name="P358"/>
      <text:p text:style-name="P213">I <text:span text:style-name="T143">ran</text:span> for a long time <text:span text:style-name="T576">without</text:span> <text:span text:style-name="T361">stopping</text:span> — Я долго бежал, не <text:span text:style-name="T361">останавливаясь</text:span>.</text:p>
      <text:p text:style-name="P213">Don`t stop. <text:span text:style-name="T143">Keep</text:span> <text:span text:style-name="T576">on</text:span> <text:span text:style-name="T361">running</text:span>! — Не останавливайся. Продолжай <text:span text:style-name="T361">бежать</text:span>!</text:p>
      <text:p text:style-name="P213"/>
      <text:p text:style-name="P486">Между смысловым глаголом <text:span text:style-name="T578">и герундием также </text:span>может стоять дополнение:</text:p>
      <text:p text:style-name="P213">I <text:span text:style-name="T143">saw</text:span> <text:span text:style-name="T157">John</text:span> <text:span text:style-name="T361">working</text:span> in the garden — Я видел, как Джон работает в саду.</text:p>
      <text:p text:style-name="P62"/>
      <text:p text:style-name="P63">Связка <text:span text:style-name="T2">go</text:span> + герундий означает «занимаюсь этим делом»</text:p>
      <text:p text:style-name="P63">А связка <text:span text:style-name="T2">like</text:span> + герундий означает «люблю заниматься этим делом».</text:p>
      <text:p text:style-name="P63"/>
      <text:p text:style-name="P260">Would you like <text:span text:style-name="T361">to go skiing</text:span>? — Ты хочешь <text:span text:style-name="T361">покататься на лыжах</text:span>?</text:p>
      <text:p text:style-name="P260">I would rather <text:span text:style-name="T361">go shopping</text:span> — <text:span text:style-name="T579">Я</text:span> <text:span text:style-name="T579">бы </text:span>лучше <text:span text:style-name="T361">по</text:span><text:span text:style-name="T372">шопилась</text:span>.</text:p>
      <text:p text:style-name="P260">I <text:span text:style-name="T361">like shopping</text:span>! — Я <text:span text:style-name="T361">люблю </text:span><text:span text:style-name="T372">шопиться</text:span>!</text:p>
      <text:p text:style-name="P260"/>
      <text:p text:style-name="P64">Если герундий стоит в начале предложения, то он является подлежащим и будет переводиться существительным.</text:p>
      <text:p text:style-name="P64"/>
      <text:p text:style-name="P261"><text:span text:style-name="T373">Swimming</text:span><text:span text:style-name="T581"> is very good for your health — </text:span><text:span text:style-name="T373">Плаванье</text:span><text:span text:style-name="T581"> хорошо для здоровья</text:span></text:p>
      <text:p text:style-name="P261"><text:span text:style-name="T373">Learning</text:span><text:span text:style-name="T581"> English is not easy — </text:span><text:span text:style-name="T373">Изучение</text:span><text:span text:style-name="T581"> английского это нелегко.</text:span></text:p>
      <text:p text:style-name="P64"/>
      <text:p text:style-name="P370">Глаголы, после которых принято использовать герундий:</text:p>
      <text:list xml:id="list3149462234" text:style-name="L29">
        <text:list-item>
          <text:p text:style-name="P637">stop, finish, give up, carry on, go on, keep on (начало или конец процесса);</text:p>
        </text:list-item>
        <text:list-item>
          <text:p text:style-name="P742"><text:span text:style-name="T2">dislike, </text:span><text:span text:style-name="T33">enjoy (отношени</text:span><text:span text:style-name="T34">е</text:span><text:span text:style-name="T33"> к чему-то);</text:span></text:p>
        </text:list-item>
        <text:list-item>
          <text:p text:style-name="P638"><text:span text:style-name="T575">see, watch, hear, listen to (чувственн</text:span><text:span text:style-name="T582">ые</text:span><text:span text:style-name="T575"> восприяти</text:span><text:span text:style-name="T582">е</text:span><text:span text:style-name="T575">);</text:span></text:p>
        </text:list-item>
        <text:list-item>
          <text:p text:style-name="P638"><text:span text:style-name="T581">suggest, mind, avoid, practive, can`t help </text:span><text:span text:style-name="T578">(</text:span><text:span text:style-name="T582">другие глаголы и словосочетания)</text:span><text:span text:style-name="T581">;</text:span></text:p>
        </text:list-item>
      </text:list>
      <text:p text:style-name="P65"/>
      <text:p text:style-name="P263"><text:span text:style-name="T212">Г</text:span><text:span text:style-name="T180">лаголы, после которых можно использовать как инфинитив, так и герундий:</text:span></text:p>
      <text:list xml:id="list620099677" text:style-name="L30">
        <text:list-item>
          <text:p text:style-name="P639">start, begin, continues (связанные с процессом)</text:p>
        </text:list-item>
        <text:list-item>
          <text:p text:style-name="P639">love, like, hate, prefer (связанные с отношением)</text:p>
        </text:list-item>
      </text:list>
      <text:p text:style-name="P66"/>
      <text:p text:style-name="P262">I started to leart English at school / I started learning English at school.</text:p>
      <text:p text:style-name="P533"/>
      <text:p text:style-name="P533"/>
      <text:p text:style-name="P64"><text:span text:style-name="T560">Формальное подлежащее </text:span><text:span text:style-name="T566">(</text:span><text:span text:style-name="T565">Dummy subject</text:span><text:span text:style-name="T566">)</text:span></text:p>
      <text:p text:style-name="P64"/>
      <text:p text:style-name="P528"><text:span text:style-name="T214">Когда в авнглийском предложен. отсутстует подлежащее, то его место </text:span><text:span text:style-name="T244">занимает</text:span><text:span text:style-name="T214"> формальное подлежащее. Обычно это либо </text:span><text:span text:style-name="T35">there</text:span><text:span text:style-name="T214">, либо </text:span><text:span text:style-name="T35">it</text:span><text:span text:style-name="T214">, но иногда это могут быть: </text:span><text:span text:style-name="T35">they</text:span><text:span text:style-name="T214">, </text:span><text:span text:style-name="T35">this</text:span><text:span text:style-name="T214">, </text:span><text:span text:style-name="T35">that</text:span><text:span text:style-name="T214">, </text:span><text:span text:style-name="T35">you</text:span><text:span text:style-name="T214">. Такие предложения удобнее переводить с конца.</text:span></text:p>
      <text:p text:style-name="P68"/>
      <text:p text:style-name="P487"><text:span text:style-name="T214">Подлежащее </text:span><text:span text:style-name="T35">there</text:span><text:span text:style-name="T214"> всегда идет в связке с глаголом </text:span><text:span text:style-name="T35">be</text:span><text:span text:style-name="T214">. Оно необходимо, чтобы указать</text:span></text:p>
      <text:p text:style-name="P487"><text:span text:style-name="T214">на местоположение существительного, которое идет после </text:span><text:span text:style-name="T35">be</text:span><text:span text:style-name="T214">.</text:span></text:p>
      <text:p text:style-name="P68"/>
      <text:p text:style-name="P264"><text:span text:style-name="T139">There</text:span><text:span text:style-name="T583"> </text:span><text:span text:style-name="T153">is</text:span><text:span text:style-name="T583"> </text:span><text:span text:style-name="T163">a new restaurant</text:span><text:span text:style-name="T583"> </text:span><text:span text:style-name="T171">in King Street</text:span><text:span text:style-name="T583"> — На Кинг-стрит есть новый ресторан.</text:span></text:p>
      <text:p text:style-name="P264"><text:span text:style-name="T139">There</text:span><text:span text:style-name="T583"> </text:span><text:span text:style-name="T153">was</text:span><text:span text:style-name="T583"> </text:span><text:span text:style-name="T163">a fight</text:span><text:span text:style-name="T583"> </text:span><text:span text:style-name="T171">in the street today</text:span><text:span text:style-name="T583"> — На улице сегодня была драка.</text:span></text:p>
      <text:p text:style-name="P64"/>
      <text:p text:style-name="P63"><text:soft-page-break/>Иногда с помощью <text:span text:style-name="T2">there</text:span> + <text:span text:style-name="T2">be</text:span> говорят о существительном, которое не соверша<text:span text:style-name="T584">ет никаких</text:span></text:p>
      <text:p text:style-name="P63">действий, но с которым связана дополнительная информация.</text:p>
      <text:p text:style-name="P260"/>
      <text:p text:style-name="P260">There is something I want to tell you — Есть, кое-что, что я должен сказать тебе.</text:p>
      <text:p text:style-name="P260"/>
      <text:p text:style-name="P63">Подлежащее <text:span text:style-name="T2">it</text:span> обычно используется, когда надо сообщить время или сказать о погоде.</text:p>
      <text:p text:style-name="P69">После него может идти существительное, прилагательное или глагол (любой).</text:p>
      <text:p text:style-name="P260"/>
      <text:p text:style-name="P260"><text:span text:style-name="T133">It</text:span> <text:span text:style-name="T143">is</text:span> 5 o`clock — Сейчас 5 часов.</text:p>
      <text:p text:style-name="P260"><text:span text:style-name="T133">It</text:span> <text:span text:style-name="T143">is</text:span> warm — Тепло.</text:p>
      <text:p text:style-name="P260"><text:span text:style-name="T133">It</text:span> often <text:span text:style-name="T143">snows</text:span> in the winter — Зимой часто идет снег.</text:p>
      <text:p text:style-name="P260"/>
      <text:p text:style-name="P63">Также формальное подлежащее используется, когда действие не выполняет кто-то</text:p>
      <text:p text:style-name="P488"><text:span text:style-name="T213">конкретный. Такие предложения можно </text:span><text:span text:style-name="T215">переводить</text:span><text:span text:style-name="T213"> из активного залога в пассивный.</text:span></text:p>
      <text:p text:style-name="P63"/>
      <text:p text:style-name="P213">They say this film is interesting / This film is said to be interesting —</text:p>
      <text:p text:style-name="P213">Говорят, этот фильминтересный.</text:p>
      <text:p text:style-name="P260"/>
      <text:p text:style-name="P260"/>
      <text:p text:style-name="P496"><text:span text:style-name="T561">Местоимени</text:span><text:span text:style-name="T562">е</text:span><text:span text:style-name="T561"> </text:span><text:span text:style-name="T566">(Pronoun)</text:span></text:p>
      <text:p text:style-name="P63"/>
      <text:p text:style-name="P490"><text:span text:style-name="T213">Это слово, которым заменяют имя человека, название предмета или понятие. </text:span><text:span text:style-name="T216">М</text:span><text:span text:style-name="T213">естоимения </text:span><text:span text:style-name="T231">бывают</text:span><text:span text:style-name="T213">: </text:span><text:span text:style-name="T216">личны</text:span><text:span text:style-name="T231">ми</text:span><text:span text:style-name="T216">, притяжательны</text:span><text:span text:style-name="T231">ми</text:span><text:span text:style-name="T216">, возвратны</text:span><text:span text:style-name="T231">ми</text:span><text:span text:style-name="T216">, указательны</text:span><text:span text:style-name="T231">ми,</text:span><text:span text:style-name="T216"> неопределенны</text:span><text:span text:style-name="T231">ми</text:span><text:span text:style-name="T216">.</text:span></text:p>
      <text:p text:style-name="P70"/>
      <text:p text:style-name="P155">Личные местоимения</text:p>
      <text:p text:style-name="P70"/>
      <text:p text:style-name="P505"><text:span text:style-name="T216">Имеют 2 формы: именительный и объектный падеж. В английском языке</text:span><text:span text:style-name="T231"> всего </text:span><text:span text:style-name="T221">2</text:span><text:span text:style-name="T216"> падежа: именительный и объектный. Объектный падеж соответсвует косвенному падежу</text:span></text:p>
      <text:p text:style-name="P505"><text:span text:style-name="T216">(</text:span><text:span text:style-name="T231">в русском языке косвенные падежи, </text:span><text:span text:style-name="T216">это все, кроме именительного).</text:span></text:p>
      <text:p text:style-name="P70"/>
      <text:p text:style-name="P491"><text:span text:style-name="T180">Личные местоимения </text:span><text:span text:style-name="T218">в именительном падеже</text:span><text:span text:style-name="T219"> </text:span><text:span text:style-name="T220">отвечают на вопросы «кто?», «что?» </text:span></text:p>
      <text:p text:style-name="P491"><text:span text:style-name="T220">и заменяют </text:span><text:span text:style-name="T221">собой </text:span><text:span text:style-name="T220">подлежащее:</text:span></text:p>
      <text:p text:style-name="P573"/>
      <text:list xml:id="list1521863369" text:style-name="L31">
        <text:list-item>
          <text:p text:style-name="P640">I — я;</text:p>
        </text:list-item>
        <text:list-item>
          <text:p text:style-name="P640">you — ты/вы;</text:p>
        </text:list-item>
        <text:list-item>
          <text:p text:style-name="P640">he — он;</text:p>
        </text:list-item>
        <text:list-item>
          <text:p text:style-name="P640">she — она;</text:p>
        </text:list-item>
        <text:list-item>
          <text:p text:style-name="P640">it — он/она/оно/это;</text:p>
        </text:list-item>
        <text:list-item>
          <text:p text:style-name="P640">we — мы;</text:p>
        </text:list-item>
        <text:list-item>
          <text:p text:style-name="P640">they — они;</text:p>
        </text:list-item>
      </text:list>
      <text:p text:style-name="P743"/>
      <text:p text:style-name="P268"><text:span text:style-name="T133">I</text:span> <text:span text:style-name="T143">love</text:span> <text:span text:style-name="T157">Jave</text:span> — Я люблю Джейн</text:p>
      <text:p text:style-name="P268"/>
      <text:p text:style-name="P71"><text:span text:style-name="T588">Местоимение</text:span><text:span text:style-name="T39"> </text:span><text:span text:style-name="T2">I</text:span> заменяет первое лицо <text:span text:style-name="T587">и</text:span> <text:span text:style-name="T587">в</text:span>сегда пишется с большой буквы. </text:p>
      <text:p text:style-name="P71"><text:span text:style-name="T588">Местоимения </text:span><text:span text:style-name="T39">h</text:span><text:span text:style-name="T2">e, she</text:span> заменяют человека. Они не могут заменить предмет или животное.</text:p>
      <text:p text:style-name="P70"/>
      <text:p text:style-name="P71"><text:span text:style-name="T588">Местоимение</text:span><text:span text:style-name="T39"> y</text:span><text:span text:style-name="T2">ou</text:span> заменяет второе лицо. По умолчанию означает «вы» и лишь по тону </text:p>
      <text:p text:style-name="P71">и словам можно догадаться что вместо «вы», хотят сказать «ты».</text:p>
      <text:p text:style-name="P70"/>
      <text:p text:style-name="P490"><text:span text:style-name="T217">Местоимение</text:span><text:span text:style-name="T37"> i</text:span><text:span text:style-name="T38">t</text:span><text:span text:style-name="T216"> заменяет неодушевленный предмет </text:span><text:span text:style-name="T217">и</text:span><text:span text:style-name="T216"> животн</text:span><text:span text:style-name="T218">ое (в единственном числе)</text:span><text:span text:style-name="T216">.</text:span></text:p>
      <text:p text:style-name="P492"><text:span text:style-name="T218">Местоимение</text:span><text:span text:style-name="T38"> they</text:span><text:span text:style-name="T216"> </text:span><text:span text:style-name="T218">з</text:span><text:span text:style-name="T216">аменя</text:span><text:span text:style-name="T218">е</text:span><text:span text:style-name="T216">т людей и неодушевленные предметы.</text:span></text:p>
      <text:p text:style-name="P70"/>
      <text:p text:style-name="P490"><text:soft-page-break/><text:span text:style-name="T38">Where is the </text:span><text:span text:style-name="T120">book</text:span><text:span text:style-name="T38">? </text:span><text:span text:style-name="T120">It</text:span><text:span text:style-name="T38"> is on the table — Где </text:span><text:span text:style-name="T120">книга</text:span><text:span text:style-name="T38">? </text:span><text:span text:style-name="T120">Она</text:span><text:span text:style-name="T38"> на столе.</text:span></text:p>
      <text:p text:style-name="P267"><text:span text:style-name="T586">Where are the </text:span><text:span text:style-name="T374">keys</text:span><text:span text:style-name="T586">? </text:span><text:span text:style-name="T374">They</text:span><text:span text:style-name="T586"> are on the table — Где </text:span><text:span text:style-name="T374">ключи</text:span><text:span text:style-name="T586">? </text:span><text:span text:style-name="T374">Они</text:span><text:span text:style-name="T586"> на столе.</text:span></text:p>
      <text:p text:style-name="P267"/>
      <text:p text:style-name="P380"><text:span text:style-name="T219">Если</text:span><text:span text:style-name="T218"> сказуемое </text:span><text:span text:style-name="T219">это</text:span><text:span text:style-name="T216">: </text:span><text:span text:style-name="T38">like</text:span><text:span text:style-name="T216">, </text:span><text:span text:style-name="T38">have</text:span><text:span text:style-name="T216">, </text:span><text:span text:style-name="T38">enjoy,</text:span><text:span text:style-name="T216"> </text:span><text:span text:style-name="T38">need</text:span><text:span text:style-name="T216">, </text:span><text:span text:style-name="T219">то </text:span><text:span text:style-name="T216">подлежащие </text:span><text:span text:style-name="T219">будет</text:span><text:span text:style-name="T216"> </text:span><text:span text:style-name="T219">в </text:span><text:span text:style-name="T218">объектн</text:span><text:span text:style-name="T219">ом</text:span><text:span text:style-name="T216"> падеж</text:span><text:span text:style-name="T219">е</text:span><text:span text:style-name="T216">.</text:span></text:p>
      <text:p text:style-name="P266"><text:span text:style-name="T361">I</text:span> like my job — <text:span text:style-name="T361">Мне</text:span> нравится моя работа.</text:p>
      <text:p text:style-name="P70"/>
      <text:p text:style-name="P72">Личные местоимения в объектном падеже <text:span text:style-name="T589">отвечают на вопрос</text:span><text:span text:style-name="T590">ы</text:span><text:span text:style-name="T589"> «кого?», «кому?», «кем?» </text:span><text:s/></text:p>
      <text:p text:style-name="P72"><text:span text:style-name="T589">(«чего?», «чему?», «чем?» для неодушевлен.) и </text:span><text:span text:style-name="T588">заменяют дополнение:</text:span></text:p>
      <text:p text:style-name="P72"/>
      <text:list xml:id="list1937306595" text:style-name="L32">
        <text:list-item>
          <text:p text:style-name="P641">me — меня, мне, мной;</text:p>
        </text:list-item>
        <text:list-item>
          <text:p text:style-name="P641">you — тебя, тебе, тобой / вас, вам, вами;</text:p>
        </text:list-item>
        <text:list-item>
          <text:p text:style-name="P641">him — его, ему, им;</text:p>
        </text:list-item>
        <text:list-item>
          <text:p text:style-name="P641">her — ее, ей;</text:p>
        </text:list-item>
        <text:list-item>
          <text:p text:style-name="P642">it — его, ему, им, <text:span text:style-name="T589">ее, ей</text:span> (неодушевлен.);</text:p>
        </text:list-item>
        <text:list-item>
          <text:p text:style-name="P641">us — нас, нам, нами;</text:p>
        </text:list-item>
        <text:list-item>
          <text:p text:style-name="P641">them — их, им, ими.</text:p>
        </text:list-item>
      </text:list>
      <text:p text:style-name="P675"/>
      <text:p text:style-name="P269"><text:span text:style-name="T133">Jane</text:span> <text:span text:style-name="T143">loves</text:span> <text:span text:style-name="T157">me</text:span> — Джейн любит меня</text:p>
      <text:p text:style-name="P156"/>
      <text:p text:style-name="P156">Притяжательные местоимения</text:p>
      <text:p text:style-name="P80"/>
      <text:p text:style-name="P73">Отвечают на вопрос «чей?» и заменяют собой артикли.</text:p>
      <text:p text:style-name="P73"/>
      <text:p text:style-name="P74">Притяжательные местоимения 1го типа употребляются в связке с существительным</text:p>
      <text:p text:style-name="P74">(существительное обязательно идет после):</text:p>
      <text:p text:style-name="P74"/>
      <text:list xml:id="list3074410950" text:style-name="L33">
        <text:list-item>
          <text:p text:style-name="P645">my — мой;</text:p>
        </text:list-item>
        <text:list-item>
          <text:p text:style-name="P645">your — твой/ваш;</text:p>
        </text:list-item>
        <text:list-item>
          <text:p text:style-name="P645">his — его;</text:p>
        </text:list-item>
        <text:list-item>
          <text:p text:style-name="P645">her — ее;</text:p>
        </text:list-item>
        <text:list-item>
          <text:p text:style-name="P645">its — этого.</text:p>
        </text:list-item>
        <text:list-item>
          <text:p text:style-name="P645">our — наш;</text:p>
        </text:list-item>
        <text:list-item>
          <text:p text:style-name="P645">their — их;</text:p>
        </text:list-item>
      </text:list>
      <text:p text:style-name="P646"/>
      <text:p text:style-name="P270">I like <text:span text:style-name="T361">my work</text:span> — Мне нравится <text:span text:style-name="T361">моя работа</text:span>. (без артикля)</text:p>
      <text:p text:style-name="P270">He likes <text:span text:style-name="T361">his work</text:span> — Ему нравится <text:span text:style-name="T361">его работа</text:span>.</text:p>
      <text:p text:style-name="P270"/>
      <text:p text:style-name="P73">Иногда такие местоимения удобнее переводить словом «свой» и его вариантами.</text:p>
      <text:p text:style-name="P270">He loves <text:span text:style-name="T361">his</text:span> native town — Он любит <text:span text:style-name="T361">свой</text:span> родной город.</text:p>
      <text:p text:style-name="P270"/>
      <text:p text:style-name="P75">Притяжательные местоимения 2го типа употребляются самостоятельно:</text:p>
      <text:list xml:id="list431240830" text:style-name="L34">
        <text:list-item>
          <text:p text:style-name="P643">mine — мой;</text:p>
        </text:list-item>
        <text:list-item>
          <text:p text:style-name="P644">yours — твой/ваш;</text:p>
        </text:list-item>
        <text:list-item>
          <text:p text:style-name="P644">his — его;</text:p>
        </text:list-item>
        <text:list-item>
          <text:p text:style-name="P644">hers — ее;</text:p>
        </text:list-item>
        <text:list-item>
          <text:p text:style-name="P644">its — этого;</text:p>
        </text:list-item>
        <text:list-item>
          <text:p text:style-name="P644">ours — наш;</text:p>
        </text:list-item>
        <text:list-item>
          <text:p text:style-name="P644">theirs — их;</text:p>
        </text:list-item>
      </text:list>
      <text:p text:style-name="P271"/>
      <text:p text:style-name="P271">Don`t touch it. It`s <text:span text:style-name="T361">mine</text:span> — Не трогай это. Это <text:span text:style-name="T361">мое</text:span>.</text:p>
      <text:p text:style-name="P271"/>
      <text:p text:style-name="P170"/>
      <text:p text:style-name="P569">Возвратные местоимения</text:p>
      <text:p text:style-name="P76"/>
      <text:p text:style-name="P493"><text:span text:style-name="T229">Они с</text:span><text:span text:style-name="T222">остоят из 2х частей: корня </text:span><text:span text:style-name="T40">my/your/him/her/it/our/them</text:span><text:span text:style-name="T222"> и окончания </text:span><text:span text:style-name="T40">-self</text:span><text:span text:style-name="T222">. </text:span></text:p>
      <text:p text:style-name="P81"/>
      <text:p text:style-name="P493"><text:span text:style-name="T229">П</text:span><text:span text:style-name="T223">оказывают, что человек совершает дейсвтие по отношению к самому себе и перевод</text:span><text:span text:style-name="T229">ся</text:span><text:span text:style-name="T223"> словами «себя», «себе», «собой» либо появляются у глаголов, в виде окончания -сь, -ся.</text:span></text:p>
      <text:p text:style-name="P82"/>
      <text:p text:style-name="P272"><text:span text:style-name="T591">I looked at </text:span><text:span text:style-name="T375">myself</text:span><text:span text:style-name="T591"> in the mirror — Я посмотрела на </text:span><text:span text:style-name="T375">себя</text:span><text:span text:style-name="T591"> в зеркало.</text:span></text:p>
      <text:p text:style-name="P272"><text:span text:style-name="T591">He had to explain </text:span><text:span text:style-name="T375">himself</text:span><text:span text:style-name="T591"> — Ему пришлось объяснить</text:span><text:span text:style-name="T375">ся</text:span></text:p>
      <text:p text:style-name="P352"/>
      <text:p text:style-name="P181"><text:span text:style-name="T591">Местоимение, образованное от </text:span><text:span text:style-name="T41">you,</text:span><text:span text:style-name="T591"> имеет варианты: </text:span><text:span text:style-name="T41">yourself</text:span><text:span text:style-name="T591"> и </text:span><text:span text:style-name="T41">yourselves</text:span><text:span text:style-name="T591">. Это практически</text:span></text:p>
      <text:p text:style-name="P191">единственный случай в английском, когда видны отличия между «ты» и «вы».</text:p>
      <text:p text:style-name="P181"/>
      <text:p text:style-name="P328">You talk to yourself when you sleep — Ты говоришь с собой, когда спишь.</text:p>
      <text:p text:style-name="P328">You should belive in yourselves — Вы должны верить в себя.</text:p>
      <text:p text:style-name="P328"/>
      <text:p text:style-name="P181">Местоимение <text:span text:style-name="T2">itself</text:span> используется в значении «сам по себе», «само собой» и стоит после</text:p>
      <text:p text:style-name="P181">существительных в единственном числе или абстракный понятиях.</text:p>
      <text:p text:style-name="P328"/>
      <text:p text:style-name="P328">I hope crisis resolves itself — Я надеюсь, кризис разрешится сам собой.</text:p>
      <text:p text:style-name="P328"/>
      <text:p text:style-name="P182">Глаголы, <text:span text:style-name="T593">с которыми</text:span> не используются возвратные местоимения: <text:span text:style-name="T2">concentrate, relax, feel, meet</text:span>.</text:p>
      <text:p text:style-name="P181"/>
      <text:p text:style-name="P328">I feel good — Я чувствую себя хорошо <text:span text:style-name="T593">(feel myself — неправильно)</text:span>.</text:p>
      <text:p text:style-name="P328">You need to relax — Тебе нужно расслабиться.</text:p>
      <text:p text:style-name="P328"/>
      <text:p text:style-name="P181">Возвратные местоимения также используются, когда необходимо подчеркнуть что человек</text:p>
      <text:p text:style-name="P181">сделал что-то сам. В этом случае они так и переводятся: «сам, самостоятельно».</text:p>
      <text:p text:style-name="P181"/>
      <text:p text:style-name="P328">If you want to do it well, do it yourself — Хочешь сделать хорошо, делай это сам.</text:p>
      <text:p text:style-name="P328"/>
      <text:p text:style-name="P153">Указательные местоимения</text:p>
      <text:p text:style-name="P181"/>
      <text:p text:style-name="P497"><text:span text:style-name="T614">У</text:span>казывают на человека, предмет или <text:span text:style-name="T595">мысль. </text:span><text:span text:style-name="T596">Заменяются артиклем the:</text:span></text:p>
      <text:list xml:id="list3043573386" text:style-name="L35">
        <text:list-item>
          <text:p text:style-name="P694">this, <text:span text:style-name="T594">that</text:span> — этот, <text:span text:style-name="T594">тот</text:span>;</text:p>
        </text:list-item>
        <text:list-item>
          <text:p text:style-name="P695">these, those — эти, те;</text:p>
        </text:list-item>
      </text:list>
      <text:p text:style-name="P329"/>
      <text:p text:style-name="P184">Если объект близко, то используют<text:span text:style-name="T594">ся</text:span> this <text:span text:style-name="T594">или </text:span>these. </text:p>
      <text:p text:style-name="P184">Если объект далеко и до него не дотянуться — то that <text:span text:style-name="T594">или </text:span>those.</text:p>
      <text:p text:style-name="P183"/>
      <text:p text:style-name="P329">This is my friend Joe — <text:span text:style-name="T594">(Вот) Э</text:span>то мой друг Джо.</text:p>
      <text:p text:style-name="P329">Those pictures on the wall are very beautiful — Те картины на стене очень красивые.</text:p>
      <text:p text:style-name="P594"/>
      <text:p text:style-name="P505"><text:span text:style-name="T258">Очень часто </text:span><text:span text:style-name="T68">this</text:span><text:span text:style-name="T258"> и </text:span><text:span text:style-name="T68">that</text:span><text:span text:style-name="T258"> выступают формальным подлежащим, указывая на мысль. В этом случае </text:span><text:span text:style-name="T68">this</text:span><text:span text:style-name="T258"> соответсвует тому, о чем человек </text:span><text:span text:style-name="T259">говорит или </text:span><text:span text:style-name="T258">думает сейчас, а </text:span><text:span text:style-name="T68">that</text:span><text:span text:style-name="T258"> — тому, </text:span></text:p>
      <text:p text:style-name="P505"><text:span text:style-name="T258">о чем </text:span><text:span text:style-name="T259">говорил или </text:span><text:span text:style-name="T258">думал раньше. Также </text:span><text:span text:style-name="T68">that</text:span><text:span text:style-name="T258"> может указывать на прошло</text:span><text:span text:style-name="T269">е </text:span><text:span text:style-name="T258">событие.</text:span></text:p>
      <text:p text:style-name="P185"/>
      <text:p text:style-name="P330">I`ve got a new job! That`s good news — Я получил работу. Это хорошие новости</text:p>
      <text:p text:style-name="P330">(that указывает на озвученную ранее мысл<text:span text:style-name="T596">ь</text:span>).</text:p>
      <text:p text:style-name="P185"/>
      <text:p text:style-name="P330">Thanks for help. That was nice of you — Спасибо за помощь. Это было мило с вашей стороны (that указывает на ранее произошедшее событие).</text:p>
      <text:p text:style-name="P534"><text:soft-page-break/><text:span text:style-name="T288">Иногда,</text:span><text:span text:style-name="T289"> вместо </text:span><text:span text:style-name="T88">this is,</text:span><text:span text:style-name="T289"> используют </text:span><text:span text:style-name="T88">it is</text:span><text:span text:style-name="T289">. Разницы между этим</text:span><text:span text:style-name="T290">и</text:span><text:span text:style-name="T289"> словосочетаниями нет.</text:span></text:p>
      <text:p text:style-name="P331">This is my book / It is my book — Это моя книга.</text:p>
      <text:p text:style-name="P331"/>
      <text:p text:style-name="P154">Неопределенные местоимения</text:p>
      <text:p text:style-name="P186"/>
      <text:p text:style-name="P187">Они связаны с чем-то неопределенным и часто выпадают при переводе. </text:p>
      <text:p text:style-name="P187">Основные из них это: <text:s/><text:span text:style-name="T2">some, any, no, every. </text:span></text:p>
      <text:p text:style-name="P187"/>
      <text:p text:style-name="P498"><text:span text:style-name="T260">Местоимения </text:span><text:span text:style-name="T69">some</text:span><text:span text:style-name="T260"> и </text:span><text:span text:style-name="T69">any</text:span><text:span text:style-name="T260"> означают «какой-то», «некоторый», «несколько». </text:span><text:span text:style-name="T261">Они с</text:span><text:span text:style-name="T260">тоят перед существительным во множественно числе или перед неисчисляемым существительным.</text:span></text:p>
      <text:p text:style-name="P187"/>
      <text:p text:style-name="P332">I have some friends — У меня есть (некоторые) друзья.</text:p>
      <text:p text:style-name="P332">Give me some water, please — Дай мне немного воды, пожалуйста.</text:p>
      <text:p text:style-name="P187"/>
      <text:p text:style-name="P187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87">Связка <text:span text:style-name="T2">not</text:span> + <text:span text:style-name="T2">any</text:span> обычно переводится двойным отрицанием.</text:p>
      <text:p text:style-name="P187"/>
      <text:p text:style-name="P332">I have n<text:span text:style-name="T599">o</text:span>t got any friends — У меня нет никаких друзей.</text:p>
      <text:p text:style-name="P332"/>
      <text:p text:style-name="P188">В утвержениях <text:span text:style-name="T2">some</text:span> ставить не обязательно. <text:span text:style-name="T597">А вот в вопросах активно используются </text:span></text:p>
      <text:p text:style-name="P192">оба местоимения, т. к. здесь они передают разный смысл.</text:p>
      <text:p text:style-name="P187"/>
      <text:p text:style-name="P499"><text:span text:style-name="T70">Some</text:span><text:span text:style-name="T261"> в вопросах имеет позитивный оттенок и используется когда что-то предлагают или просят, предполагая что это </text:span><text:span text:style-name="T262">есть</text:span><text:span text:style-name="T261"> у самих, либо у т</text:span><text:span text:style-name="T262">ех</text:span><text:span text:style-name="T261">, кому адресована просьба.</text:span></text:p>
      <text:p text:style-name="P188"/>
      <text:p text:style-name="P499"><text:span text:style-name="T69">Any,</text:span><text:span text:style-name="T260"> </text:span><text:span text:style-name="T262">наоборот, </text:span><text:span text:style-name="T260">передает сомнение </text:span><text:span text:style-name="T262">о </text:span><text:span text:style-name="T260">наличии </text:span><text:span text:style-name="T262">того</text:span><text:span text:style-name="T260">, </text:span><text:span text:style-name="T263">что</text:span><text:span text:style-name="T260"> спрашивают, поэтому обычно используется </text:span><text:span text:style-name="T262">в вопросах</text:span><text:span text:style-name="T260">, </text:span><text:span text:style-name="T262">где</text:span><text:span text:style-name="T260"> нужн</text:span><text:span text:style-name="T270">а</text:span><text:span text:style-name="T260"> дополнительн</text:span><text:span text:style-name="T270">ая</text:span><text:span text:style-name="T260"> информаци</text:span><text:span text:style-name="T270">я</text:span><text:span text:style-name="T260">.</text:span></text:p>
      <text:p text:style-name="P188"/>
      <text:p text:style-name="P333">Would you like some milk? — Вы хотите молока? (<text:span text:style-name="T598">могу </text:span>поделиться)</text:p>
      <text:p text:style-name="P333">Could you give me some milk? — Я могу попросить молока? (поделитесь пожалуйста)</text:p>
      <text:p text:style-name="P333">Have you got any milk in the fridge? — У тебя есть молоко в холодильнике?</text:p>
      <text:p text:style-name="P333"/>
      <text:p text:style-name="P188">Если задается вопрос и ожидается положительный ответ, то используется <text:span text:style-name="T2">some</text:span>.</text:p>
      <text:p text:style-name="P333">Are you waiting for some people? — Ты ждешь каких-то людей? (не так ли?)</text:p>
      <text:p text:style-name="P333"/>
      <text:p text:style-name="P506"><text:span text:style-name="T271">Местоимение </text:span><text:span text:style-name="T74">no</text:span><text:span text:style-name="T271"> </text:span><text:span text:style-name="T272">может </text:span><text:span text:style-name="T271">заменя</text:span><text:span text:style-name="T272">ть</text:span><text:span text:style-name="T271"> </text:span><text:span text:style-name="T74">any</text:span><text:span text:style-name="T271"> в отрицаниях. Оно как бы усиливает </text:span><text:span text:style-name="T272">отрицание</text:span><text:span text:style-name="T271">. </text:span></text:p>
      <text:p text:style-name="P335"/>
      <text:p text:style-name="P190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189"/>
      <text:p text:style-name="P334">There are no shops here / There aren`t any shops here — Здесь нет магазинов.</text:p>
      <text:p text:style-name="P334"/>
      <text:p text:style-name="P500"><text:span text:style-name="T264">Неопределенные местоимения могут объединяться со словами: </text:span><text:span text:style-name="T71">body/one</text:span><text:span text:style-name="T264">, </text:span><text:span text:style-name="T71">thing</text:span><text:span text:style-name="T264"> или </text:span><text:span text:style-name="T71">where</text:span><text:span text:style-name="T264">.</text:span></text:p>
      <text:p text:style-name="P193">В этом случае они будут переводится как «кто-то», «что-то», «где-то».</text:p>
      <text:p text:style-name="P193"/>
      <text:p text:style-name="P273"><text:span text:style-name="T385">There is </text:span><text:span text:style-name="T361">somebody</text:span><text:span text:style-name="T385"> in the street — </text:span><text:span text:style-name="T361">Кто-то</text:span><text:span text:style-name="T385"> на улице.</text:span></text:p>
      <text:p text:style-name="P273"><text:span text:style-name="T385">Is there </text:span><text:span text:style-name="T361">anybody</text:span><text:span text:style-name="T385"> in the street? — Есть </text:span><text:span text:style-name="T361">кто</text:span><text:span text:style-name="T385"> на улице?</text:span></text:p>
      <text:p text:style-name="P273"><text:span text:style-name="T385">There is </text:span><text:span text:style-name="T361">nobody</text:span><text:span text:style-name="T385"> in the street / There isn`t </text:span><text:span text:style-name="T361">anybody</text:span><text:span text:style-name="T385"> in the street — </text:span><text:span text:style-name="T361">Никого</text:span><text:span text:style-name="T385"> нет на улице.</text:span></text:p>
      <text:p text:style-name="P336"/>
      <text:p text:style-name="P79"><text:span text:style-name="T385">Частица </text:span><text:span text:style-name="T58">not</text:span><text:span text:style-name="T385"> также не используется в одном предложении с </text:span><text:span text:style-name="T58">nobody/nothing/nowhere</text:span><text:span text:style-name="T385">.</text:span></text:p>
      <text:p text:style-name="P500"><text:span text:style-name="T265">О</text:span><text:span text:style-name="T264">кончани</text:span><text:span text:style-name="T265">я</text:span><text:span text:style-name="T264"> </text:span><text:span text:style-name="T71">-body</text:span><text:span text:style-name="T264"> и </text:span><text:span text:style-name="T71">-one</text:span><text:span text:style-name="T264"> </text:span><text:span text:style-name="T265">являются </text:span><text:span text:style-name="T264">взаимозаменяемы</text:span><text:span text:style-name="T265">ми</text:span><text:span text:style-name="T264">.</text:span></text:p>
      <text:p text:style-name="P193"/>
      <text:p text:style-name="P445"><text:soft-page-break/><text:span text:style-name="T564">П</text:span><text:span text:style-name="T563">ритяжательный падеж </text:span><text:span text:style-name="T567">(Possessive Voice)</text:span></text:p>
      <text:p text:style-name="P193"/>
      <text:p text:style-name="P504"><text:span text:style-name="T268">У</text:span><text:span text:style-name="T264">казывает на владельца </text:span><text:span text:style-name="T268">предмета</text:span><text:span text:style-name="T264">. Чтобы поставить </text:span><text:span text:style-name="T266">владельца</text:span><text:span text:style-name="T264"> в этот падеж, нужно добавить к нему окончание </text:span><text:span text:style-name="T71">`s</text:span><text:span text:style-name="T264">. </text:span><text:span text:style-name="T268">Как</text:span><text:span text:style-name="T264"> и притяжательное местоимение, отвечает на вопрос «чей?». </text:span></text:p>
      <text:p text:style-name="P194"/>
      <text:p text:style-name="P274"><text:span text:style-name="T399">This is </text:span><text:span text:style-name="T376">Tom`s</text:span><text:span text:style-name="T399"> friend — Это друг </text:span><text:span text:style-name="T376">Тома</text:span><text:span text:style-name="T399"> (</text:span><text:span text:style-name="T400">владелец</text:span><text:span text:style-name="T399"> в притяжательном падеже)</text:span></text:p>
      <text:p text:style-name="P274"><text:span text:style-name="T399">This is </text:span><text:span text:style-name="T376">his</text:span><text:span text:style-name="T399"> friend — Это </text:span><text:span text:style-name="T376">его</text:span><text:span text:style-name="T399"> друг (притяжательное местоимение)</text:span></text:p>
      <text:p text:style-name="P193"/>
      <text:p text:style-name="P502"><text:span text:style-name="T264">Если предмет является частью другого </text:span><text:span text:style-name="T267">(большего) </text:span><text:span text:style-name="T264">предмета, то вместо притяжательного падежа используется предлог </text:span><text:span text:style-name="T71">of</text:span><text:span text:style-name="T264">. Т. к. владельцем может быть кто-то живой.</text:span></text:p>
      <text:p text:style-name="P195"/>
      <text:p text:style-name="P337">The wheel of the car — Колесо машины (Car`s wheel неправильно).</text:p>
      <text:p text:style-name="P193"/>
      <text:p text:style-name="P500"><text:span text:style-name="T264">Если </text:span><text:span text:style-name="T266">владелец</text:span><text:span text:style-name="T264"> только подразумевается, то его можно не указывать.</text:span></text:p>
      <text:p text:style-name="P336">This isn`t my car. It`s my brothers`s — Это не моя машина. Она брата.</text:p>
      <text:p text:style-name="P193"/>
      <text:p text:style-name="P501"><text:span text:style-name="T264">Если </text:span><text:span text:style-name="T267">владелец</text:span><text:span text:style-name="T264"> идет в связке с прилагательным или местоимением, </text:span><text:span text:style-name="T266">или владельцев несколько, то </text:span><text:span text:style-name="T72">`s</text:span><text:span text:style-name="T266"> ставится в конце: </text:span><text:span text:style-name="T72">a </text:span><text:span text:style-name="T121">big dog`s</text:span><text:span text:style-name="T72"> owner, </text:span><text:span text:style-name="T121">my friend`s</text:span><text:span text:style-name="T72"> house, </text:span><text:span text:style-name="T122">Tom</text:span><text:span text:style-name="T123"> and </text:span><text:span text:style-name="T122">Jil</text:span><text:span text:style-name="T123">`s</text:span><text:span text:style-name="T71"> wedding.</text:span></text:p>
      <text:p text:style-name="P193"/>
      <text:p text:style-name="P503"><text:span text:style-name="T264">Если </text:span><text:span text:style-name="T267">владелец</text:span><text:span text:style-name="T264"> во множественном числе, то в конце пишется только апостроф, без </text:span><text:span text:style-name="T71">s</text:span><text:span text:style-name="T264">. </text:span></text:p>
      <text:p text:style-name="P196">Но если во множественном числе слово-исключение, то применяются обычные правила: </text:p>
      <text:p text:style-name="P196"/>
      <text:p text:style-name="P535"><text:span text:style-name="T71">my </text:span><text:span text:style-name="T123">friends`</text:span><text:span text:style-name="T71"> school, </text:span><text:span text:style-name="T123">men`s</text:span><text:span text:style-name="T71"> clothes </text:span><text:span text:style-name="T73">(мужская одежда)</text:span><text:span text:style-name="T264">.</text:span></text:p>
      <text:p text:style-name="P193"/>
      <text:p text:style-name="P193"/>
      <text:p text:style-name="P7"><text:span text:style-name="T230">С</text:span><text:span text:style-name="T180">уществительное </text:span><text:span text:style-name="T2">(Noun)</text:span></text:p>
      <text:p text:style-name="P197"/>
      <text:p text:style-name="P198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198"/>
      <text:p text:style-name="P157">Множественное число</text:p>
      <text:p text:style-name="P198"/>
      <text:p text:style-name="P198">Распространяется только на существительные и не касается прилагательных.</text:p>
      <text:p text:style-name="P198">Образуется с помощью окончания <text:span text:style-name="T2">-s</text:span> или <text:span text:style-name="T2">-es</text:span>.</text:p>
      <text:p text:style-name="P198"/>
      <text:p text:style-name="P338">A blue ballon<text:span text:style-name="T560">s</text:span> — Голуб<text:span text:style-name="T361">ые</text:span> шарик<text:span text:style-name="T361">и</text:span>.</text:p>
      <text:p text:style-name="P198"/>
      <text:p text:style-name="P157">Исчисляемые и неисчисляемые</text:p>
      <text:p text:style-name="P198"/>
      <text:p text:style-name="P204">Исчисляемые существительные можно посчитать. Они могут быть как в единственном, </text:p>
      <text:p text:style-name="P507"><text:span text:style-name="T273">так и во множественном числе. Количество можно указать числом, наречием или артиклем </text:span><text:span text:style-name="T75">a</text:span><text:span text:style-name="T273">.</text:span></text:p>
      <text:p text:style-name="P726"/>
      <text:p text:style-name="P275"><text:span text:style-name="T377">3</text:span><text:span text:style-name="T401"> apples — 3 яблока </text:span><text:span text:style-name="T402">(числительное)</text:span><text:span text:style-name="T401">. </text:span></text:p>
      <text:p text:style-name="P507"><text:span text:style-name="T124">Many</text:span><text:span text:style-name="T75"> books — Много книг </text:span><text:span text:style-name="T76">(местоимение)</text:span><text:span text:style-name="T75">.</text:span></text:p>
      <text:p text:style-name="P275"><text:span text:style-name="T401">I want </text:span><text:span text:style-name="T377">a</text:span><text:span text:style-name="T401"> banana — Я хочу банан </text:span><text:span text:style-name="T402">(артикль a означает one)</text:span><text:span text:style-name="T401">.</text:span></text:p>
      <text:p text:style-name="P341"/>
      <text:p text:style-name="P507"><text:span text:style-name="T273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5">it</text:span><text:span text:style-name="T273">. </text:span><text:span text:style-name="T291">Ч</text:span><text:span text:style-name="T273">тобы выразить их кол-во</text:span><text:span text:style-name="T274">,</text:span><text:span text:style-name="T273"> используется мерка:</text:span></text:p>
      <text:p text:style-name="P204"/>
      <text:p text:style-name="P205">Мерка для жидкостей:</text:p>
      <text:list xml:id="list1542211836" text:style-name="L36">
        <text:list-item>
          <text:p text:style-name="P696">a glass of — стакан;</text:p>
        </text:list-item>
        <text:list-item>
          <text:p text:style-name="P696"><text:soft-page-break/>a cup of — чашка;</text:p>
        </text:list-item>
        <text:list-item>
          <text:p text:style-name="P696">a jar of — банка;</text:p>
        </text:list-item>
        <text:list-item>
          <text:p text:style-name="P696">a jug of — кувшин;</text:p>
        </text:list-item>
        <text:list-item>
          <text:p text:style-name="P696">a bottle of — бутылка;</text:p>
        </text:list-item>
      </text:list>
      <text:p text:style-name="P204"/>
      <text:p text:style-name="P205">Мерка для сыпучих веществ:</text:p>
      <text:list xml:id="list453057058" text:style-name="L37">
        <text:list-item>
          <text:p text:style-name="P697">a packet of — упаковка;</text:p>
        </text:list-item>
        <text:list-item>
          <text:p text:style-name="P697">a bowl of — миска;</text:p>
        </text:list-item>
        <text:list-item>
          <text:p text:style-name="P697">a bag of — мешок;</text:p>
        </text:list-item>
        <text:list-item>
          <text:p text:style-name="P697">a kilo of — килограм;</text:p>
        </text:list-item>
      </text:list>
      <text:p text:style-name="P204"/>
      <text:p text:style-name="P205">Мерка для продуктов, которые режут:</text:p>
      <text:list xml:id="list152805306165129" text:continue-numbering="true" text:style-name="L37">
        <text:list-item>
          <text:p text:style-name="P697">a piece/slice of — кусочек;</text:p>
        </text:list-item>
        <text:list-item>
          <text:p text:style-name="P697">a loaf of — буханка;</text:p>
        </text:list-item>
      </text:list>
      <text:p text:style-name="P204"/>
      <text:p text:style-name="P508"><text:span text:style-name="T250">Существительные, которые всегда неислисляемые: </text:span><text:span text:style-name="T58">news, money, bad luck, traffic, furniture, progress, information, advice, hair, paper, food.</text:span></text:p>
      <text:p text:style-name="P341"/>
      <text:p text:style-name="P341">It is good news — Это хорошие новости (без артикля).</text:p>
      <text:p text:style-name="P341">I need good advice — Мне нужен хороший совет (без артикля).</text:p>
      <text:p text:style-name="P341"/>
      <text:p text:style-name="P158">Несколько существительных рядом</text:p>
      <text:p text:style-name="P199"/>
      <text:p text:style-name="P199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199">Первое существительное всегда стоит в единственном числе.</text:p>
      <text:p text:style-name="P199"/>
      <text:p text:style-name="P339">A tennis ball — теннисный мяч / мяч для тенниса;</text:p>
      <text:p text:style-name="P339">A income tax — подоходный налог / налог на прибыль;</text:p>
      <text:p text:style-name="P339"/>
      <text:p text:style-name="P199">Иногда первое существительное имеет окончание -ing. По правилам английского, </text:p>
      <text:p text:style-name="P199">глагол с окончанием -ing грамматически является существительным.</text:p>
      <text:p text:style-name="P199"/>
      <text:p text:style-name="P339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509"/>
      <text:p text:style-name="P510"><text:span text:style-name="T275">Это маленькие слова перед существительными, которые передают </text:span><text:span text:style-name="T276">их</text:span><text:span text:style-name="T275"> краткую характеристику. Есть 2 вида артикля: неопределенный (</text:span><text:span text:style-name="T77">a/an) </text:span><text:span text:style-name="T276">и</text:span><text:span text:style-name="T78"> </text:span><text:span text:style-name="T275">определенный (</text:span><text:span text:style-name="T77">the)</text:span><text:span text:style-name="T275">.</text:span></text:p>
      <text:p text:style-name="P200"/>
      <text:p text:style-name="P171">Неопределенный артикль <text:span text:style-name="T42">a/an</text:span></text:p>
      <text:p text:style-name="P201"/>
      <text:p text:style-name="P202">Указывает на какой-то один неопределенный предмет. Каждый человек может представить </text:p>
      <text:p text:style-name="P202">по разному такой предмет. </text:p>
      <text:p text:style-name="P202"/>
      <text:p text:style-name="P340">A house — Дом (один представит особняк, другой — маленький домик).</text:p>
      <text:p text:style-name="P340"/>
      <text:p text:style-name="P202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02"/>
      <text:p text:style-name="P340">I have <text:span text:style-name="T361">a</text:span> cat / I have <text:span text:style-name="T361">one</text:span> cat — У меня есть (одна такая) кошка.</text:p>
      <text:p text:style-name="P202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02">Если согласная не произносится, то ставится <text:span text:style-name="T2">an</text:span>: <text:span text:style-name="T2">an hour (аувер), an honesty (анэсти).</text:span></text:p>
      <text:p text:style-name="P340"/>
      <text:p text:style-name="P372"><text:span text:style-name="T276">Также </text:span><text:span text:style-name="T81">a/an</text:span><text:span text:style-name="T276"> ставится, когда:</text:span></text:p>
      <text:list xml:id="list3279444066" text:style-name="L38">
        <text:list-item>
          <text:p text:style-name="P698">говорят о профессии (I`m a doctor);</text:p>
        </text:list-item>
        <text:list-item>
          <text:p text:style-name="P744"><text:span text:style-name="T78">впервые упоминяют </text:span><text:span text:style-name="T79">объект</text:span><text:span text:style-name="T78"> в разговоре (I have a cat);</text:span></text:p>
        </text:list-item>
        <text:list-item>
          <text:p text:style-name="P595"><text:span text:style-name="T2">дается определение </text:span><text:span text:style-name="T43">объекту</text:span><text:span text:style-name="T2"> (he is a good man).</text:span></text:p>
        </text:list-item>
      </text:list>
      <text:p text:style-name="P340"/>
      <text:p text:style-name="P511"><text:span text:style-name="T276">Если перед существительным </text:span><text:span text:style-name="T277">стоит</text:span><text:span text:style-name="T276"> </text:span><text:span text:style-name="T277">прилагательное</text:span><text:span text:style-name="T276">, то </text:span><text:span text:style-name="T78">a/</text:span><text:span text:style-name="T79">an</text:span><text:span text:style-name="T276"> ставится перед ним</text:span><text:span text:style-name="T277">.</text:span></text:p>
      <text:p text:style-name="P340"><text:span text:style-name="T619">A</text:span> big old house — <text:span text:style-name="T619">Б</text:span>ольшой старый дом.</text:p>
      <text:p text:style-name="P340"/>
      <text:p text:style-name="P202">При этом перед прилагательным без существительного <text:span text:style-name="T600">артикль</text:span> <text:span text:style-name="T2">a/</text:span><text:span text:style-name="T43">an</text:span> не ставится.</text:p>
      <text:p text:style-name="P340">This book is a good (неправильно). This book is good (правильно).</text:p>
      <text:p text:style-name="P340"/>
      <text:p text:style-name="P159">Определенный артикль <text:span text:style-name="T2">the</text:span></text:p>
      <text:p text:style-name="P353"/>
      <text:p text:style-name="P203">Указывает на определенный предмет или понятие. Т.е. на то, что выделяется из общей массы.</text:p>
      <text:p text:style-name="P203"/>
      <text:p text:style-name="P203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03">А также перед исчисляемым<text:span text:style-name="T602">и</text:span> и неисчисляемым<text:span text:style-name="T602">и</text:span> сущесвтительным<text:span text:style-name="T602">и</text:span>.</text:p>
      <text:p text:style-name="P203"/>
      <text:p text:style-name="P512"><text:span text:style-name="T278">Если предмет или человек упоминаются в речи впервые, то обычно о </text:span><text:span text:style-name="T279">нем</text:span><text:span text:style-name="T278"> еще ничего не известно и поэтому сначала используется неопределенный артикль </text:span><text:span text:style-name="T80">a/an</text:span><text:span text:style-name="T278">. Но если </text:span><text:span text:style-name="T279">он</text:span><text:span text:style-name="T278"> упоминаются в речи повторно, то далее </text:span><text:span text:style-name="T279">используется</text:span><text:span text:style-name="T278"> определенный артикль </text:span><text:span text:style-name="T80">the</text:span><text:span text:style-name="T278">.</text:span></text:p>
      <text:p text:style-name="P203"/>
      <text:p text:style-name="P276"><text:span text:style-name="T403">I have got </text:span><text:span text:style-name="T378">a</text:span><text:span text:style-name="T403"> puppy. </text:span><text:span text:style-name="T378">The</text:span><text:span text:style-name="T403"> puppy is white — У меня есть щенок. (Этот) Щенок белый.</text:span></text:p>
      <text:p text:style-name="P342"/>
      <text:p text:style-name="P203">Определенный артикль может стоять не только перед существительным, но и перед</text:p>
      <text:p text:style-name="P203">прилагательным. В этом случае прилагательное становится существительным.</text:p>
      <text:p text:style-name="P342"/>
      <text:p text:style-name="P277"><text:span text:style-name="T404">R</text:span><text:span text:style-name="T403">ich people — </text:span><text:span text:style-name="T404">Б</text:span><text:span text:style-name="T403">огатые люди; </text:span><text:span text:style-name="T404">The</text:span><text:span text:style-name="T403">e rich — </text:span><text:span text:style-name="T404">Б</text:span><text:span text:style-name="T403">огачи.</text:span></text:p>
      <text:p text:style-name="P343"/>
      <text:p text:style-name="P163"><text:span text:style-name="T601">К</text:span>акой артикль выбрать?</text:p>
      <text:p text:style-name="P344"/>
      <text:p text:style-name="P513"><text:span text:style-name="T280">Можно п</text:span><text:span text:style-name="T279">редставить перед существит</text:span><text:span text:style-name="T280">ельным</text:span><text:span text:style-name="T279"> </text:span><text:span text:style-name="T280">слова:</text:span><text:span text:style-name="T279"> «один», «один такой», «один из».</text:span></text:p>
      <text:p text:style-name="P83"><text:span text:style-name="T385">Если логика предложения не нарушена, то скорее всего нужен </text:span><text:span text:style-name="T58">a/an</text:span><text:span text:style-name="T385">.</text:span></text:p>
      <text:p text:style-name="P344"/>
      <text:p text:style-name="P344">I`ve got a window in my room — У меня в комнате есть окно (обычное окно, каких много).</text:p>
      <text:p text:style-name="P345"/>
      <text:p text:style-name="P84"><text:span text:style-name="T385">Также можно представить перед существительным слова: </text:span><text:span text:style-name="T90">this, that, these, those</text:span><text:span text:style-name="T385"> или </text:span></text:p>
      <text:p text:style-name="P84"><text:span text:style-name="T385">«тот самый», «именно тот», «конкретное этот» и т. д. Если смысл предложения в целом не изменился, то можно ставить </text:span><text:span text:style-name="T58">the</text:span><text:span text:style-name="T385">.</text:span></text:p>
      <text:p text:style-name="P206"/>
      <text:p text:style-name="P346">Look at the window. It`s broken — Посмотри на окно. Оно разбито.</text:p>
      <text:p text:style-name="P346">(посмотри на это конкретное окно, именно оно разбито).</text:p>
      <text:p text:style-name="P346"/>
      <text:p text:style-name="P535"><text:span text:style-name="T385">Очень часто артикли используются по особым правилам из-за того, что так сложилось исторически. </text:span><text:span text:style-name="T412">Так, н</text:span><text:span text:style-name="T385">апример </text:span><text:span text:style-name="T58">the</text:span><text:span text:style-name="T385"> всегда ставят: когда говорят о части помещения, когда человек куда-то направляется, когда объект </text:span><text:span text:style-name="T412">явяляется</text:span><text:span text:style-name="T385">, уникальный и т.д: </text:span></text:p>
      <text:p text:style-name="P699"/>
      <text:p text:style-name="P699">in the room, go to the bank, the Bible, the sky, on the left.</text:p>
      <text:p text:style-name="P446"><text:soft-page-break/><text:span text:style-name="T563">Прилагательное </text:span><text:span text:style-name="T567">(Adjective)</text:span></text:p>
      <text:p text:style-name="Standard"/>
      <text:p text:style-name="P516"><text:span text:style-name="T604">Часть речи, которая отвечает на вопрос «какой?». </text:span><text:span text:style-name="T605">Прилагательное </text:span><text:span text:style-name="T606">дает характеристику существительному</text:span><text:span text:style-name="T605"> и всегда стоит перед ним. Но может появляться и отдельно.</text:span></text:p>
      <text:p text:style-name="P516"/>
      <text:p text:style-name="P514">Прилагательные деляться на 2 группы: оценочные и фактовые. </text:p>
      <text:p text:style-name="P514"/>
      <text:p text:style-name="P515">Оценочные прилагательные выражают личное мнение человека о предмете: </text:p>
      <text:p text:style-name="P536"><text:span text:style-name="T54">a</text:span><text:span text:style-name="T44"> </text:span><text:span text:style-name="T55">funny cat (мнение с которым можно не соглашаться). </text:span></text:p>
      <text:p text:style-name="P515"/>
      <text:p text:style-name="P515">Фактовые прилагательные указывают на визуальную информацию либо на факты, </text:p>
      <text:p text:style-name="P515">которые известны об объекте: <text:span text:style-name="T44">a </text:span><text:span text:style-name="T2">gray cat (характеристика, которая не зависит от мнения).</text:span></text:p>
      <text:p text:style-name="P278"/>
      <text:p text:style-name="P85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5"/>
      <text:p text:style-name="P537"><text:span text:style-name="T56">a</text:span><text:span text:style-name="T57"> funny gray cat (правильно). </text:span><text:span text:style-name="T56">a</text:span><text:span text:style-name="T57"> gray funny cat (неправильно).</text:span></text:p>
      <text:p text:style-name="P279"/>
      <text:p text:style-name="P85">Если прилагательное стоит после глагола, то оно будет переводиться наречием.</text:p>
      <text:p text:style-name="P85"/>
      <text:p text:style-name="P279">You look <text:span text:style-name="T361">nice</text:span>! — Ты <text:span text:style-name="T361">прекрасно</text:span> выглядишь!</text:p>
      <text:p text:style-name="P279">I feel <text:span text:style-name="T361">bad</text:span> — Я <text:span text:style-name="T361">плохо</text:span> себя чувствую.</text:p>
      <text:p text:style-name="P279"/>
      <text:p text:style-name="P537"><text:span text:style-name="T348">Сравнительная и превосходная степень</text:span><text:span text:style-name="T349"> сравнения</text:span></text:p>
      <text:p text:style-name="P85"/>
      <text:p text:style-name="P519">Сравнительная степень используется когда, сравниваются 2 <text:span text:style-name="T620">прилагательных</text:span>. <text:span text:style-name="T620">Второе</text:span> может только подразумеваться. <text:span text:style-name="T606">О</text:span>бразуется с пом<text:span text:style-name="T606">ощью</text:span> окончания <text:span text:style-name="T2">-er</text:span> или слова <text:span text:style-name="T2">more </text:span><text:span text:style-name="T45">(более)</text:span>. </text:p>
      <text:p text:style-name="P87"/>
      <text:p text:style-name="P87">Суффикс <text:span text:style-name="T2">-er</text:span> ставится, когда слово маленькое, обычно из 1 слога:</text:p>
      <text:list xml:id="list4205157102" text:style-name="L39">
        <text:list-item>
          <text:p text:style-name="P647">small (маленький) → smaller (меньше);</text:p>
        </text:list-item>
        <text:list-item>
          <text:p text:style-name="P647">funny (смешной) → funnier (смешнее);</text:p>
        </text:list-item>
      </text:list>
      <text:p text:style-name="P280"/>
      <text:p text:style-name="P87">Слово <text:span text:style-name="T2">more</text:span> ставится, когда слово состоит из 2х и более слогов:</text:p>
      <text:list xml:id="list1005861036" text:style-name="L40">
        <text:list-item>
          <text:p text:style-name="P648">useful (полезный) → more useful (более полезный);</text:p>
        </text:list-item>
        <text:list-item>
          <text:p text:style-name="P648">interesting (интересный) → more interesting (более интересный);</text:p>
        </text:list-item>
      </text:list>
      <text:p text:style-name="P280"/>
      <text:p text:style-name="P86">Прилагательные, для которые сравнительная степень образуется и так, и эдак: </text:p>
      <text:p text:style-name="P280">quiet, clever, narrow, simple.</text:p>
      <text:p text:style-name="P86"/>
      <text:p text:style-name="P280">Be <text:span text:style-name="T361">quieter</text:span>, please / Be <text:span text:style-name="T361">more quiet</text:span>, please — Веди себя <text:span text:style-name="T361">тише</text:span>, пожалуйста.</text:p>
      <text:p text:style-name="P280"/>
      <text:p text:style-name="P86">Часто, при сравнении, используется слово <text:span text:style-name="T2">than (чем):</text:span></text:p>
      <text:p text:style-name="P280">New York is bigger than Manchester — Нью Йорк больше, чем Манчестер.</text:p>
      <text:p text:style-name="P280"/>
      <text:p text:style-name="P517"><text:span text:style-name="T232">Иногда после </text:span><text:span text:style-name="T45">than</text:span><text:span text:style-name="T232"> идёт личное местоимение в объектном падеже</text:span><text:span text:style-name="T45"> (me, him, her…)</text:span></text:p>
      <text:p text:style-name="P517"><text:span text:style-name="T232">В этом случае оно будет переводится именительн</text:span><text:span text:style-name="T233">ым</text:span><text:span text:style-name="T232"> падеж</text:span><text:span text:style-name="T233">ом</text:span><text:span text:style-name="T232">.</text:span></text:p>
      <text:p text:style-name="P86"/>
      <text:p text:style-name="P280">I`m more attentive than <text:span text:style-name="T361">him</text:span> — Я внимательней, чем <text:span text:style-name="T361">он</text:span>.</text:p>
      <text:p text:style-name="P280"/>
      <text:p text:style-name="P88">В качестве альтернативы, местоимение может быть в именительном падеже, но с вместе </text:p>
      <text:p text:style-name="P88">с ним должен указываться вспомогательный или модальный глагол из первой части.</text:p>
      <text:p text:style-name="P88"/>
      <text:p text:style-name="P281"><text:soft-page-break/>I <text:span text:style-name="T385">am</text:span> more attentive than <text:span text:style-name="T361">he is</text:span> — Я внимательне, чем <text:span text:style-name="T361">он</text:span>.</text:p>
      <text:p text:style-name="P281">I <text:span text:style-name="T385">can</text:span> jump higher than <text:span text:style-name="T361">he can</text:span> — Я прыгаю выше, чем <text:span text:style-name="T361">он</text:span>.</text:p>
      <text:p text:style-name="P281"/>
      <text:p text:style-name="P538"><text:span text:style-name="T234">Превосходная степень используется, когда сравниваю три и более </text:span><text:span text:style-name="T249">прилагательных</text:span><text:span text:style-name="T234">. </text:span></text:p>
      <text:p text:style-name="P575">Общее кол-во может только подразумеваться. Она обозначает наивысшую степень качества. </text:p>
      <text:p text:style-name="P89"/>
      <text:p text:style-name="P576"><text:span text:style-name="T620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576">а вместо <text:span text:style-name="T2">more</text:span> используется <text:span text:style-name="T2">most </text:span><text:span text:style-name="T46">(самый)</text:span>. </text:p>
      <text:p text:style-name="P576"/>
      <text:list xml:id="list256885859" text:style-name="L41">
        <text:list-item>
          <text:p text:style-name="P650">strong (сильный) → the strongest (сильнейший);</text:p>
        </text:list-item>
        <text:list-item>
          <text:p text:style-name="P650">reasonable (разумный)→ the most reasonable (самый разумный);</text:p>
        </text:list-item>
      </text:list>
      <text:p text:style-name="P577"/>
      <text:p text:style-name="P518"><text:span text:style-name="T234">Перед прилагательным </text:span><text:span text:style-name="T235">будет</text:span><text:span text:style-name="T234"> артикль </text:span><text:span text:style-name="T47">the</text:span><text:span text:style-name="T234">, а после прилагательно</text:span><text:span text:style-name="T235">го</text:span><text:span text:style-name="T234"> — предлог </text:span><text:span text:style-name="T47">in</text:span><text:span text:style-name="T234"> или </text:span><text:span text:style-name="T47">of</text:span><text:span text:style-name="T234">.</text:span></text:p>
      <text:p text:style-name="P90"/>
      <text:p text:style-name="P282">What is the longest river in the world? — Какая самая длинная река в мире?</text:p>
      <text:p text:style-name="P282">It was the happiest day of my life — Это был самый счастливый день в моей жизни.</text:p>
      <text:p text:style-name="P282"/>
      <text:p text:style-name="P92">Слова-исключения с особой сравнительной и превосходной степенью:</text:p>
      <text:list xml:id="list2218940664" text:style-name="L42">
        <text:list-item>
          <text:p text:style-name="P649">good (хороший) → better (лучше) → the best (наилучший);</text:p>
        </text:list-item>
        <text:list-item>
          <text:p text:style-name="P649">bad (плохой) → worse (хуже) → the worst (наихудший);</text:p>
        </text:list-item>
        <text:list-item>
          <text:p text:style-name="P649">far (далекий) → farther (дальше) → the farthest (самый далекий);</text:p>
        </text:list-item>
      </text:list>
      <text:p text:style-name="P283"/>
      <text:p text:style-name="P283"/>
      <text:p text:style-name="P14">Наречие <text:span text:style-name="T2">(Adverb)</text:span></text:p>
      <text:p text:style-name="P91"/>
      <text:p text:style-name="P93"><text:span text:style-name="T606">Часть речи, которая отвечает на вопрос</text:span><text:span text:style-name="T608">ы</text:span><text:span text:style-name="T606"> «как?», «</text:span><text:span text:style-name="T608">каким образом?</text:span><text:span text:style-name="T606">» </text:span></text:p>
      <text:p text:style-name="P93"/>
      <text:p text:style-name="P522"><text:span text:style-name="T237">Наречие </text:span><text:span text:style-name="T238">дает</text:span><text:span text:style-name="T237"> характеристику глаголу или прилагательному. Если оно относится к глаголу, то стоит после него (обычно в конце </text:span><text:span text:style-name="T239">предложен</text:span><text:span text:style-name="T238">ия</text:span><text:span text:style-name="T237">), а если к прилагательному — то перед ним.</text:span></text:p>
      <text:p text:style-name="P284"/>
      <text:p text:style-name="P284">I <text:span text:style-name="T361">kwon</text:span> him <text:span text:style-name="T361">well</text:span> — Я <text:span text:style-name="T361">хорошо</text:span> его <text:span text:style-name="T361">знаю</text:span>.</text:p>
      <text:p text:style-name="P284">He is <text:span text:style-name="T361">very</text:span> <text:span text:style-name="T361">serious</text:span> — Он <text:span text:style-name="T361">очень</text:span> <text:span text:style-name="T361">серьезный</text:span>.</text:p>
      <text:p text:style-name="P284"/>
      <text:p text:style-name="P160">Наречия, образованные от прилагательных</text:p>
      <text:p text:style-name="P94"/>
      <text:p text:style-name="P95">Они образуются с помощью окончания <text:span text:style-name="T2">-ly</text:span>:</text:p>
      <text:list xml:id="list4199628811" text:style-name="L43">
        <text:list-item>
          <text:p text:style-name="P651">quick (быстрый) → quickly (быстро);</text:p>
        </text:list-item>
        <text:list-item>
          <text:p text:style-name="P651">serious (серьезный) → seriously (серьезно);</text:p>
        </text:list-item>
      </text:list>
      <text:p text:style-name="P285"/>
      <text:p text:style-name="P95">Наречия, которые <text:span text:style-name="T609">пишутся</text:span> как прилагательные:</text:p>
      <text:list xml:id="list2029131539" text:style-name="L44">
        <text:list-item>
          <text:p text:style-name="P652">fast — быстрый/быстро;</text:p>
        </text:list-item>
        <text:list-item>
          <text:p text:style-name="P652">late — поздний/поздно;</text:p>
        </text:list-item>
        <text:list-item>
          <text:p text:style-name="P652">hard — тяжелый/тяжело;</text:p>
        </text:list-item>
      </text:list>
      <text:p text:style-name="P285"/>
      <text:p text:style-name="P161">Самобытные наречия</text:p>
      <text:p text:style-name="P96"/>
      <text:p text:style-name="P96">Они существуют с давних времен и имееют собственную форму.</text:p>
      <text:p text:style-name="P96"/>
      <text:p text:style-name="P97">Наречия, указывающие на степень чего-то:</text:p>
      <text:list xml:id="list2907981408" text:style-name="L45">
        <text:list-item>
          <text:p text:style-name="P653">enough — достаточно;</text:p>
        </text:list-item>
        <text:list-item>
          <text:p text:style-name="P653">a lot, much, many — много;</text:p>
        </text:list-item>
        <text:list-item>
          <text:p text:style-name="P653"><text:soft-page-break/>almost — почти;</text:p>
        </text:list-item>
        <text:list-item>
          <text:p text:style-name="P653">pretty, very — довольно (очень);</text:p>
        </text:list-item>
        <text:list-item>
          <text:p text:style-name="P653">too — слишком;</text:p>
        </text:list-item>
      </text:list>
      <text:p text:style-name="P286"/>
      <text:p text:style-name="P97">Наречия, помогающие акцентироваться на чем-то:</text:p>
      <text:list xml:id="list2999816750" text:style-name="L46">
        <text:list-item>
          <text:p text:style-name="P654">just — всего лишь;</text:p>
        </text:list-item>
        <text:list-item>
          <text:p text:style-name="P654">only — только;</text:p>
        </text:list-item>
        <text:list-item>
          <text:p text:style-name="P654">simply — просто;</text:p>
        </text:list-item>
        <text:list-item>
          <text:p text:style-name="P654">especially — особенно;</text:p>
        </text:list-item>
      </text:list>
      <text:p text:style-name="P286"/>
      <text:p text:style-name="P97">Другие распространенные наречия:</text:p>
      <text:list xml:id="list2781746955" text:style-name="L47">
        <text:list-item>
          <text:p text:style-name="P655">quite — совсем;</text:p>
        </text:list-item>
        <text:list-item>
          <text:p text:style-name="P655">so — такой;</text:p>
        </text:list-item>
        <text:list-item>
          <text:p text:style-name="P655">soon — скоро;</text:p>
        </text:list-item>
      </text:list>
      <text:p text:style-name="P286"/>
      <text:p text:style-name="P286">Marry is pretty smart — Мэри довольно умная;</text:p>
      <text:p text:style-name="P286">We just want to ask you a question — Мы всего лишь хотим задать вам вопрос.</text:p>
      <text:p text:style-name="P286">Why are you so sad? — Почему ты такой грусный?</text:p>
      <text:p text:style-name="P286"/>
      <text:p text:style-name="P98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98">а <text:span text:style-name="T2">many</text:span> — перед исчисляемыми: <text:span text:style-name="T2">much work, many books.</text:span></text:p>
      <text:p text:style-name="P98"/>
      <text:p text:style-name="P98">Связка <text:span text:style-name="T2">a lot of</text:span> (или <text:span text:style-name="T2">lots of</text:span>) может стоять как перед исчисляемыми, так и неисчисляемыми</text:p>
      <text:p text:style-name="P523"><text:span text:style-name="T238">существительными: </text:span><text:span text:style-name="T49">a lot of coffee, a lot of cars. </text:span><text:span text:style-name="T238">Англоговорящие не используют </text:span><text:span text:style-name="T49">much</text:span><text:span text:style-name="T238"> </text:span></text:p>
      <text:p text:style-name="P523"><text:span text:style-name="T238">в утвердительных предложениях и заменяют его на </text:span><text:span text:style-name="T49">a lof of</text:span><text:span text:style-name="T238">.</text:span></text:p>
      <text:p text:style-name="P98"/>
      <text:p text:style-name="P288">There is a lot of juice in the jug — В кувшине много сока.</text:p>
      <text:p text:style-name="P288">There isn`t much coffee in the cup — В чашке не много кофе.</text:p>
      <text:p text:style-name="P287"/>
      <text:p text:style-name="P101">Слова <text:span text:style-name="T2">little</text:span> и <text:span text:style-name="T2">few</text:span> переводятся как «мало». <text:span text:style-name="T610">Слово </text:span><text:span text:style-name="T49">l</text:span><text:span text:style-name="T2">ittle</text:span> — это антоним <text:span text:style-name="T2">much</text:span>,</text:p>
      <text:p text:style-name="P101">а слово <text:span text:style-name="T2">few</text:span> — антоним <text:span text:style-name="T2">many</text:span>: <text:span text:style-name="T2">little work, few books.</text:span></text:p>
      <text:p text:style-name="P162"/>
      <text:p text:style-name="P162">Наречия частности</text:p>
      <text:p text:style-name="P98"/>
      <text:p text:style-name="P98">Указывают на то, когда или с какой периодичностью происходит действие в предложении.</text:p>
      <text:p text:style-name="P98">Это те самые слова-маячки, которые помогают определять правильное время.</text:p>
      <text:p text:style-name="P98"/>
      <text:p text:style-name="P98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98"/>
      <text:p text:style-name="P288"><text:span text:style-name="T133">I</text:span> <text:span text:style-name="T172">don`t</text:span> <text:span text:style-name="T361">usually</text:span> <text:span text:style-name="T143">drive</text:span> to work — Обычно, я не еду (на машине) на работу.</text:p>
      <text:p text:style-name="P288"><text:span text:style-name="T133">You</text:span> <text:span text:style-name="T172">can</text:span> <text:span text:style-name="T361">always</text:span> <text:span text:style-name="T143">call</text:span> me — Ты всегда можешь позвонить мне.</text:p>
      <text:p text:style-name="P288"/>
      <text:p text:style-name="P99">Если наречие частотности в связке с другим словом, то вся связка должна быть в конце.</text:p>
      <text:p text:style-name="P289">I buy coffee on my way to work <text:span text:style-name="T361">very often</text:span> — Я <text:span text:style-name="T361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0"/>
      <text:p text:style-name="P104">В английском языке, предлоги заменяют падежи для существительных. При этом к одном<text:span text:style-name="T615">у</text:span> и тому же падежу могут вести разные предлоги или вообще никаких.</text:p>
      <text:p text:style-name="P103"/>
      <text:p text:style-name="P164"><text:soft-page-break/>Предлоги времени <text:span text:style-name="T2">at, on, in</text:span></text:p>
      <text:p text:style-name="P103"/>
      <text:p text:style-name="P103">Отвечают на вопрос «когда?». Каждый из них обозначает разный момент времени.</text:p>
      <text:p text:style-name="P103"/>
      <text:p text:style-name="P750"><text:span text:style-name="T243">Предлог </text:span><text:span text:style-name="T51">at</text:span><text:span text:style-name="T243"> указывает на точное время. Иногда </text:span><text:span text:style-name="T245">он</text:span><text:span text:style-name="T243"> </text:span><text:span text:style-name="T245">указывает на </text:span><text:span text:style-name="T243">периоды дня и праздники:</text:span></text:p>
      <text:p text:style-name="P751"><text:span text:style-name="T243">Если в названии праздника </text:span><text:span text:style-name="T245">есть</text:span><text:span text:style-name="T243"> слово </text:span><text:span text:style-name="T51">day</text:span><text:span text:style-name="T243">, то он пишется с предлогом </text:span><text:span text:style-name="T51">on</text:span><text:span text:style-name="T243">, а не </text:span><text:span text:style-name="T51">at</text:span><text:span text:style-name="T243">.</text:span></text:p>
      <text:p text:style-name="P579"/>
      <text:list xml:id="list2344561758" text:style-name="L48">
        <text:list-item>
          <text:p text:style-name="P659">at 5 o`clock — в 5 часов;</text:p>
        </text:list-item>
        <text:list-item>
          <text:p text:style-name="P659">at night — ночью;</text:p>
        </text:list-item>
        <text:list-item>
          <text:p text:style-name="P659">at sunset — на рассвете;</text:p>
        </text:list-item>
        <text:list-item>
          <text:p text:style-name="P659">at the weekend — в выходные;</text:p>
        </text:list-item>
        <text:list-item>
          <text:p text:style-name="P659">at the moment — в данный момент;</text:p>
        </text:list-item>
        <text:list-item>
          <text:p text:style-name="P659">at the end (of) — в конце;</text:p>
        </text:list-item>
        <text:list-item>
          <text:p text:style-name="P659">at Christmas — на Рождество;</text:p>
        </text:list-item>
        <text:list-item>
          <text:p text:style-name="P659">at Easter — на Пасху;</text:p>
        </text:list-item>
      </text:list>
      <text:p text:style-name="P662"/>
      <text:p text:style-name="P579">Предлог <text:span text:style-name="T2">on</text:span> указывает на конкретный день. Обычно это дни недели или даты.</text:p>
      <text:p text:style-name="P580">В английском языке дни недели, месяцы, и названия праздников пишутся с большой буквы.</text:p>
      <text:p text:style-name="P660"/>
      <text:list xml:id="list2258498845" text:style-name="L49">
        <text:list-item>
          <text:p text:style-name="P661">on Sunday — в воскресенье / по воскресеньям;</text:p>
        </text:list-item>
        <text:list-item>
          <text:p text:style-name="P661">on the 8th of March — 8го марта;</text:p>
        </text:list-item>
        <text:list-item>
          <text:p text:style-name="P661">on April, 10 — 10го апреля;</text:p>
        </text:list-item>
        <text:list-item>
          <text:p text:style-name="P661">on my birthday — на мой день рождения;</text:p>
        </text:list-item>
        <text:list-item>
          <text:p text:style-name="P661">on Christmas day — в день Рождества;</text:p>
        </text:list-item>
      </text:list>
      <text:p text:style-name="P662"/>
      <text:p text:style-name="P105">Предлог <text:span text:style-name="T2">in</text:span> указывает на большие периоды: месяцы, сезоны, годы:</text:p>
      <text:list xml:id="list2261931138" text:style-name="L50">
        <text:list-item>
          <text:p text:style-name="P578">in January — в январе;</text:p>
        </text:list-item>
        <text:list-item>
          <text:p text:style-name="P656">in winter — зимой;</text:p>
        </text:list-item>
        <text:list-item>
          <text:p text:style-name="P656">in the evening — вечером;</text:p>
        </text:list-item>
        <text:list-item>
          <text:p text:style-name="P656">in 2065 — в 2065 году;</text:p>
        </text:list-item>
        <text:list-item>
          <text:p text:style-name="P656">in the 1970s — в 1970х годах;</text:p>
        </text:list-item>
        <text:list-item>
          <text:p text:style-name="P656">in the past — в прошлом;</text:p>
        </text:list-item>
      </text:list>
      <text:p text:style-name="P579"/>
      <text:p text:style-name="P105">Предлог <text:span text:style-name="T2">in</text:span> в связке с временем означает «через»:</text:p>
      <text:list xml:id="list4108628130" text:style-name="L51">
        <text:list-item>
          <text:p text:style-name="P657">in 5 minutes — через 5 минут;</text:p>
        </text:list-item>
        <text:list-item>
          <text:p text:style-name="P657">in two weeks — через две недели;</text:p>
        </text:list-item>
        <text:list-item>
          <text:p text:style-name="P657">in no time — мигом (через мгновение);</text:p>
        </text:list-item>
      </text:list>
      <text:p text:style-name="P291"/>
      <text:p text:style-name="P103">Предлоги времени не используются перед словами:<text:span text:style-name="T2"> last, next, this, that, each, every.</text:span></text:p>
      <text:p text:style-name="P291">See you next Friday — Увидимся в следующую пятницу.</text:p>
      <text:p text:style-name="P291"/>
      <text:p text:style-name="P529"><text:span text:style-name="T247">П</text:span><text:span text:style-name="T246">редлоги </text:span><text:span text:style-name="T247">времени</text:span><text:span text:style-name="T246"> имееют множество нелогичных исключений. Так, например, </text:span><text:span text:style-name="T52">in</text:span><text:span text:style-name="T246"> и </text:span><text:span text:style-name="T52">at</text:span><text:span text:style-name="T246"> принятно говорить с некоторыми пер</text:span><text:span text:style-name="T247">и</text:span><text:span text:style-name="T246">одами дня. Это нужно просто заучить.</text:span></text:p>
      <text:p text:style-name="P581"/>
      <text:p text:style-name="P444"><text:span text:style-name="T246">Предлоги времени</text:span><text:span text:style-name="T52"> since, for, from ... to, until</text:span></text:p>
      <text:p text:style-name="P606"/>
      <text:p text:style-name="P207">Отвечают на вопрос «в какой период?» Связаны с большими отрезками времени.</text:p>
      <text:p text:style-name="P207"/>
      <text:p text:style-name="P530"><text:span text:style-name="T180">Предлог </text:span><text:span text:style-name="T2">since</text:span><text:span text:style-name="T180"> означает «с». Он указывает на начало периода:</text:span></text:p>
      <text:list xml:id="list4231099105" text:style-name="L52">
        <text:list-item>
          <text:p text:style-name="P700">since Wednesday — со среды;</text:p>
        </text:list-item>
        <text:list-item>
          <text:p text:style-name="P700">since 1984 — с 1984 года;</text:p>
        </text:list-item>
        <text:list-item>
          <text:p text:style-name="P700">since Monday — с понедельника;</text:p>
        </text:list-item>
      </text:list>
      <text:p text:style-name="P208"><text:soft-page-break/>Предлог <text:span text:style-name="T2">for</text:span> означает «уже», «в течение». Он указывает, как долго длится действие.</text:p>
      <text:list xml:id="list1121592347" text:style-name="L53">
        <text:list-item>
          <text:p text:style-name="P701">for 10 hours — (уже) 10 часов / в течении 10 часов;</text:p>
        </text:list-item>
        <text:list-item>
          <text:p text:style-name="P701">for two weeks — (уже) две недели / в течении 2х недель;</text:p>
        </text:list-item>
      </text:list>
      <text:p text:style-name="P347"/>
      <text:p text:style-name="P207"><text:span text:style-name="T2">Since</text:span> и <text:span text:style-name="T2">for</text:span> используются в <text:span text:style-name="T2">Present Perfect Continuous</text:span>.</text:p>
      <text:p text:style-name="P207"/>
      <text:p text:style-name="P373"><text:span text:style-name="T281">П</text:span><text:span text:style-name="T282">редлог </text:span><text:span text:style-name="T82">from ... to</text:span><text:span text:style-name="T282"> означает «с ... до». Он указыват </text:span><text:span text:style-name="T281">на</text:span><text:span text:style-name="T282"> границы периода:</text:span></text:p>
      <text:list xml:id="list2305611844" text:style-name="L54">
        <text:list-item>
          <text:p text:style-name="P702">from 9 to 5 — с девяти до пяти (часов);</text:p>
        </text:list-item>
        <text:list-item>
          <text:p text:style-name="P702">from January to March — с января по март;</text:p>
        </text:list-item>
      </text:list>
      <text:p text:style-name="P347"/>
      <text:p text:style-name="P56"><text:span text:style-name="T405">Предлог </text:span><text:span text:style-name="T82">until (till)</text:span><text:span text:style-name="T405"> означает «до того, как». Он </text:span><text:span text:style-name="T406">указывает на</text:span><text:span text:style-name="T405"> конец периода:</text:span></text:p>
      <text:list xml:id="list894065445" text:style-name="L55">
        <text:list-item>
          <text:p text:style-name="P704">until Wednesday — до среды;</text:p>
        </text:list-item>
        <text:list-item>
          <text:p text:style-name="P704">until I come — до того, как я вернусь;</text:p>
        </text:list-item>
      </text:list>
      <text:p text:style-name="P347"/>
      <text:p text:style-name="P165"><text:span text:style-name="T616">Предлоги места </text:span><text:span text:style-name="T52">at, on, in</text:span></text:p>
      <text:p text:style-name="P727"/>
      <text:p text:style-name="P597">Отвечают на вопрос «где?». Помимо времени также указывают на местоположение.</text:p>
      <text:p text:style-name="P597"/>
      <text:p text:style-name="P374"><text:span text:style-name="T283">Предлог </text:span><text:span text:style-name="T83">at</text:span><text:span text:style-name="T283"> обозначает конкретное место/точку, где находится предмет:</text:span></text:p>
      <text:list xml:id="list588512430" text:style-name="L56">
        <text:list-item>
          <text:p text:style-name="P705">at the bus stop — на автобусной остановке;</text:p>
        </text:list-item>
        <text:list-item>
          <text:p text:style-name="P705">at the top/bottom - наверху/внизу;</text:p>
        </text:list-item>
        <text:list-item>
          <text:p text:style-name="P705">at school — в школе.</text:p>
        </text:list-item>
      </text:list>
      <text:p text:style-name="P597"/>
      <text:p text:style-name="P374"><text:span text:style-name="T283">Предлог </text:span><text:span text:style-name="T83">on</text:span><text:span text:style-name="T283"> обозначает поверхность, </text:span><text:span text:style-name="T346">на</text:span><text:span text:style-name="T283"> которой располагается объект:</text:span></text:p>
      <text:list xml:id="list432906181" text:style-name="L57">
        <text:list-item>
          <text:p text:style-name="P706">on the table — на столе;</text:p>
        </text:list-item>
        <text:list-item>
          <text:p text:style-name="P706">on the floor — на полу;</text:p>
        </text:list-item>
        <text:list-item>
          <text:p text:style-name="P706">on the head — на голове;</text:p>
        </text:list-item>
      </text:list>
      <text:p text:style-name="P707"/>
      <text:p text:style-name="P375"><text:span text:style-name="T83">П</text:span><text:span text:style-name="T84">редлог in обозначает положение </text:span><text:span text:style-name="T126">в</text:span><text:span text:style-name="T84"> опред. месте, ограниченном рамками или барьером.</text:span></text:p>
      <text:list xml:id="list3757630363" text:style-name="L58">
        <text:list-item>
          <text:p text:style-name="P708">in the house — в доме;</text:p>
        </text:list-item>
        <text:list-item>
          <text:p text:style-name="P708">in a box — в коробке;</text:p>
        </text:list-item>
      </text:list>
      <text:p text:style-name="P598"/>
      <text:p text:style-name="P593"><text:span text:style-name="T407">Эти предлоги также имеют исключения. </text:span><text:span text:style-name="T413">Например </text:span><text:span text:style-name="T89">i</text:span><text:span text:style-name="T84">n</text:span><text:span text:style-name="T407"> часто переводится как «на», </text:span></text:p>
      <text:p text:style-name="P593"><text:span text:style-name="T407">а </text:span><text:span text:style-name="T84">on</text:span><text:span text:style-name="T407"> — как «в». Особенно, когда они используются с транспортом:</text:span></text:p>
      <text:p text:style-name="P600"/>
      <text:list xml:id="list2343489641" text:style-name="L59">
        <text:list-item>
          <text:p text:style-name="P712">in a car — на машине;</text:p>
        </text:list-item>
        <text:list-item>
          <text:p text:style-name="P713">in the street — на улице;</text:p>
        </text:list-item>
        <text:list-item>
          <text:p text:style-name="P712">on a bus — в автобусе;</text:p>
        </text:list-item>
        <text:list-item>
          <text:p text:style-name="P713">on the list — в списке;</text:p>
        </text:list-item>
        <text:list-item>
          <text:p text:style-name="P713">on the way — по дороге;</text:p>
        </text:list-item>
      </text:list>
      <text:p text:style-name="P599"/>
      <text:p text:style-name="P607">Другие предлоги места</text:p>
      <text:p text:style-name="P598"/>
      <text:p text:style-name="P599">Помогают определить нахождение объекта в пространсте:</text:p>
      <text:list xml:id="list2779894748" text:style-name="L60">
        <text:list-item>
          <text:p text:style-name="P709">above — над;</text:p>
        </text:list-item>
        <text:list-item>
          <text:p text:style-name="P709">under — под;</text:p>
        </text:list-item>
        <text:list-item>
          <text:p text:style-name="P709">in front of — перед;</text:p>
        </text:list-item>
        <text:list-item>
          <text:p text:style-name="P709">behind — позади;</text:p>
        </text:list-item>
        <text:list-item>
          <text:p text:style-name="P709">between/with — между/c;</text:p>
        </text:list-item>
        <text:list-item>
          <text:p text:style-name="P663"><text:span text:style-name="T407">next to — рядом с</text:span><text:span text:style-name="T408">;</text:span></text:p>
        </text:list-item>
      </text:list>
      <text:p text:style-name="P714"/>
      <text:p text:style-name="P292"><text:soft-page-break/><text:span text:style-name="T408">The cat is </text:span><text:span text:style-name="T380">under</text:span><text:span text:style-name="T408"> the ball — Кот </text:span><text:span text:style-name="T380">под</text:span><text:span text:style-name="T408"> клубком.</text:span></text:p>
      <text:p text:style-name="P292"><text:span text:style-name="T408">The cat is </text:span><text:span text:style-name="T380">in front of</text:span><text:span text:style-name="T408"> the ball — Кот </text:span><text:span text:style-name="T380">перед</text:span><text:span text:style-name="T408"> клубком.</text:span></text:p>
      <text:p text:style-name="P710"/>
      <text:p text:style-name="P166"><text:span text:style-name="T617">Предллог направления </text:span><text:span text:style-name="T53">to</text:span></text:p>
      <text:p text:style-name="P598"/>
      <text:p text:style-name="P598">Отвечает на вопрос «куда?». Указывает в какое место хочет попасть человек.</text:p>
      <text:p text:style-name="P107"><text:span text:style-name="T407">Используется после глаголов движения: </text:span><text:span text:style-name="T84">go, walk, drive, come, travel, return, send, get.</text:span></text:p>
      <text:p text:style-name="P598"/>
      <text:p text:style-name="P292"><text:span text:style-name="T407">I want to </text:span><text:span text:style-name="T381">go to</text:span><text:span text:style-name="T407"> New York — Я хочу </text:span><text:span text:style-name="T381">поехать в</text:span><text:span text:style-name="T407"> Нью Йорк.</text:span></text:p>
      <text:p text:style-name="P292"><text:span text:style-name="T407">Did they </text:span><text:span text:style-name="T381">get to</text:span><text:span text:style-name="T407"> London? — Они </text:span><text:span text:style-name="T381">добрались до</text:span><text:span text:style-name="T407"> Лондона?</text:span></text:p>
      <text:p text:style-name="P710"/>
      <text:p text:style-name="P107"><text:span text:style-name="T407">Если в качестве направления используется слово </text:span><text:span text:style-name="T84">home</text:span><text:span text:style-name="T407">, то перед ним </text:span><text:span text:style-name="T84">to</text:span><text:span text:style-name="T407"> не нужен.</text:span></text:p>
      <text:p text:style-name="P711">Go home (правильно). Go to home (неправильно). </text:p>
      <text:p text:style-name="P710"/>
      <text:p text:style-name="P107"><text:span text:style-name="T407">Если нужно </text:span><text:span text:style-name="T409">сказать </text:span><text:span text:style-name="T407">что </text:span><text:span text:style-name="T409">человек бывал </text:span><text:span text:style-name="T407">в каком-то месте, например в стране или городе,</text:span></text:p>
      <text:p text:style-name="P107"><text:span text:style-name="T407">то нужно использовать </text:span><text:span text:style-name="T84">Present Perfect</text:span><text:span text:style-name="T407"> с </text:span><text:span text:style-name="T409">предлогом </text:span><text:span text:style-name="T84">to</text:span><text:span text:style-name="T407">.</text:span></text:p>
      <text:p text:style-name="P598"/>
      <text:p text:style-name="P710">The have been to Italy — Они бывали в Италии.</text:p>
      <text:p text:style-name="P710"/>
      <text:p text:style-name="P166"><text:span text:style-name="T617">Предлог </text:span><text:span text:style-name="T53">by</text:span></text:p>
      <text:p text:style-name="P728"/>
      <text:p text:style-name="P382"><text:span text:style-name="T286">Может п</text:span><text:span text:style-name="T284">ереводит</text:span><text:span text:style-name="T286">ь</text:span><text:span text:style-name="T284">ся по разному. </text:span><text:span text:style-name="T285">Помогает сказать, </text:span><text:span text:style-name="T347">как</text:span><text:span text:style-name="T285"> что-то делается или случается.</text:span></text:p>
      <text:p text:style-name="P383"><text:span text:style-name="T286">Иногда в</text:span><text:span text:style-name="T285">стречается в пассивном залоге, когда </text:span><text:span text:style-name="T286">указывают</text:span><text:span text:style-name="T285"> автора действия.</text:span></text:p>
      <text:p text:style-name="P601"/>
      <text:list xml:id="list284490503" text:style-name="L61">
        <text:list-item>
          <text:p text:style-name="P717">happen by mistake — случиться по ошибке.</text:p>
        </text:list-item>
        <text:list-item>
          <text:p text:style-name="P718">send by post — отправиться почтой;</text:p>
        </text:list-item>
      </text:list>
      <text:p text:style-name="P719"/>
      <text:p text:style-name="P715">Did you play for the meal by credit card — Ты заплатил за еду кредиткой?</text:p>
      <text:p text:style-name="P716"/>
      <text:p text:style-name="P602">Также этот предлог используется в значении «около», «рядом».</text:p>
      <text:p text:style-name="P720"/>
      <text:p text:style-name="P721">Sit by me — Посиди рядом со мной.</text:p>
      <text:p text:style-name="P293"><text:span text:style-name="T385">There is a car parked by the store — </text:span><text:span text:style-name="T411">Около магазина стоит машина.</text:span></text:p>
      <text:p text:style-name="P168"/>
      <text:p text:style-name="P168">Связки существительных и предлогов</text:p>
      <text:p text:style-name="P167"/>
      <text:p text:style-name="P209">Иногда, после некоторых существительных, принято использовать определенные предлоги. </text:p>
      <text:p text:style-name="P209">Такие связки нужно просто запомнить. При переводе предлог может выпадать.</text:p>
      <text:p text:style-name="P605"/>
      <text:list xml:id="list2753958857" text:style-name="L62">
        <text:list-item>
          <text:p text:style-name="P722">a need for — нужда в;</text:p>
        </text:list-item>
        <text:list-item>
          <text:p text:style-name="P722">a reason for — причина для (чего-либо);</text:p>
        </text:list-item>
        <text:list-item>
          <text:p text:style-name="P722">an advantage of — преимущество (чего-либо);</text:p>
        </text:list-item>
        <text:list-item>
          <text:p text:style-name="P722">a cause of — причина (чего-либо);</text:p>
          <text:p text:style-name="P722"/>
        </text:list-item>
        <text:list-item>
          <text:p text:style-name="P722">a solution to — решение какой-то проблемы;</text:p>
        </text:list-item>
        <text:list-item>
          <text:p text:style-name="P722">a key to — ключ к/от (чего-либо);</text:p>
        </text:list-item>
        <text:list-item>
          <text:p text:style-name="P722">an answer to — ответ на;</text:p>
        </text:list-item>
        <text:list-item>
          <text:p text:style-name="P722">an attitude to — отношение к;</text:p>
          <text:p text:style-name="P722"/>
        </text:list-item>
        <text:list-item>
          <text:p text:style-name="P722">a contact with/between — контакт с/между;</text:p>
        </text:list-item>
        <text:list-item>
          <text:p text:style-name="P722">a connection with/between — связь с/между;</text:p>
        </text:list-item>
        <text:list-item>
          <text:p text:style-name="P722">a relationship with/between — взаимосвязь с/между;</text:p>
        </text:list-item>
      </text:list>
      <text:p text:style-name="P348"><text:soft-page-break/>There must be a reason for his actions — Должна быть какая-то причина его действий.</text:p>
      <text:p text:style-name="P348">We`ll find a solution to the problem — Мы найдем решение этой проблемы.</text:p>
      <text:p text:style-name="P348">She has an emotion connection with him — У нее эмоциональная связь с ним.</text:p>
      <text:p text:style-name="P348"/>
      <text:p text:style-name="P168">Связки прилагательных и предлогов</text:p>
      <text:p text:style-name="P168"/>
      <text:p text:style-name="P209">После некоторых прилагательных могут также идти определенные предлоги.</text:p>
      <text:p text:style-name="P209"/>
      <text:p text:style-name="P210">Прилагательное + <text:span text:style-name="T2">about</text:span> означает «испытывать чувство из-за чего-либо»:</text:p>
      <text:list xml:id="list3229328977" text:style-name="L63">
        <text:list-item>
          <text:p text:style-name="P745"><text:span text:style-name="T85">happy about — </text:span><text:span text:style-name="T86">счастливый</text:span><text:span text:style-name="T85"> из-за;</text:span></text:p>
        </text:list-item>
        <text:list-item>
          <text:p text:style-name="P746"><text:span text:style-name="T85">upset about — </text:span><text:span text:style-name="T86">растроенный</text:span><text:span text:style-name="T85"> из-за;</text:span></text:p>
        </text:list-item>
        <text:list-item>
          <text:p text:style-name="P723">angry about — злиться из-за;</text:p>
        </text:list-item>
        <text:list-item>
          <text:p text:style-name="P747"><text:span text:style-name="T86">worried</text:span><text:span text:style-name="T85"> about — </text:span><text:span text:style-name="T86">волноваться</text:span><text:span text:style-name="T85"> из-за;</text:span></text:p>
        </text:list-item>
      </text:list>
      <text:p text:style-name="P348"/>
      <text:p text:style-name="P348">Bill seems really upset about this — Билл выглядит очень расстроенным из-за этого.</text:p>
      <text:p text:style-name="P348">I was worried about you — Я волновался за тебя.</text:p>
      <text:p text:style-name="P348"/>
      <text:p text:style-name="P108"><text:span text:style-name="T410">Слово</text:span><text:span text:style-name="T86"> sorry</text:span><text:span text:style-name="T410"> в связке с </text:span><text:span text:style-name="T86">about</text:span><text:span text:style-name="T410"> и </text:span><text:span text:style-name="T86">for</text:span><text:span text:style-name="T410"> выражает сожаление, сочувствие:</text:span></text:p>
      <text:p text:style-name="P211"/>
      <text:p text:style-name="P348">I`m sorry about my behavior — Прости мое поведение.</text:p>
      <text:p text:style-name="P348">Sorry for interrupting — Простите, что беспокою вас.</text:p>
      <text:p text:style-name="P348">I`m sorry for your loss — Сожалею о вашей утрате.</text:p>
      <text:p text:style-name="P348"/>
      <text:p text:style-name="P531">Если после прилагательного идет предлог <text:span text:style-name="T2">of</text:span>, то он будет соответствовать </text:p>
      <text:p text:style-name="P531">родительскому падежу (кого/чего). </text:p>
      <text:p text:style-name="P211"/>
      <text:p text:style-name="P349">It was very stupied of you to go there — Было очень глупо с твоей стороны идти туда.</text:p>
      <text:p text:style-name="P349"/>
      <text:p text:style-name="P604">Предлог <text:span text:style-name="T2">of</text:span> часто используется после прилагательных, выражающий отношение</text:p>
      <text:p text:style-name="P604">к чему-либо. Сама связка в этом случае <text:span text:style-name="T618">может </text:span>переводит<text:span text:style-name="T618">ь</text:span>ся глаголом:</text:p>
      <text:p text:style-name="P604"/>
      <text:list xml:id="list2935825005" text:style-name="L64">
        <text:list-item>
          <text:p text:style-name="P724">afraid of — бояться;</text:p>
        </text:list-item>
        <text:list-item>
          <text:p text:style-name="P724">proud of — гордиться;</text:p>
        </text:list-item>
        <text:list-item>
          <text:p text:style-name="P724">full of — полон;</text:p>
        </text:list-item>
        <text:list-item>
          <text:p text:style-name="P724">short of — не хватает;</text:p>
        </text:list-item>
        <text:list-item>
          <text:p text:style-name="P724">sure of — быть уверенным в.</text:p>
        </text:list-item>
      </text:list>
      <text:p text:style-name="P725"/>
      <text:p text:style-name="P349">Are you afraid of dogs? — Ты боишься собак?</text:p>
      <text:p text:style-name="P349">I`m sure of him — Я уверен в нем.</text:p>
      <text:p text:style-name="P349">This bag is full of cash — В этой сумке полно денег.</text:p>
      <text:p text:style-name="P349"/>
      <text:p text:style-name="P169"><text:span text:style-name="T618">С</text:span>вязки глаголов и предлогов</text:p>
      <text:p text:style-name="P211"/>
      <text:p text:style-name="P752"><text:span text:style-name="T287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7">search</text:span><text:span text:style-name="T287"> чаще используется </text:span><text:span text:style-name="T87">look for</text:span><text:span text:style-name="T287">.</text:span></text:p>
      <text:p text:style-name="P733"/>
      <text:list xml:id="list3617232826" text:style-name="L65">
        <text:list-item>
          <text:p text:style-name="P739">look at — стмотреть на;</text:p>
        </text:list-item>
        <text:list-item>
          <text:p text:style-name="P739">look for — искать;</text:p>
        </text:list-item>
        <text:list-item>
          <text:p text:style-name="P739">listen to — слушать;</text:p>
        </text:list-item>
        <text:list-item>
          <text:p text:style-name="P739">wait for — ждать;</text:p>
        </text:list-item>
        <text:list-item>
          <text:p text:style-name="P739">stay at — останавливаться (например, в отеле);</text:p>
        </text:list-item>
        <text:list-item>
          <text:p text:style-name="P736"><text:soft-page-break/>what ... like — на что похож (здесь like — это предлог);</text:p>
        </text:list-item>
        <text:list-item>
          <text:p text:style-name="P736">belong to — принадлежать к;</text:p>
        </text:list-item>
        <text:list-item>
          <text:p text:style-name="P736">happen to — случилось с;</text:p>
        </text:list-item>
        <text:list-item>
          <text:p text:style-name="P736">speak to / talk to — говорить с (кем-то);</text:p>
        </text:list-item>
        <text:list-item>
          <text:p text:style-name="P736">ask for — просить (чего-то);</text:p>
        </text:list-item>
        <text:list-item>
          <text:p text:style-name="P736">thank for — благодарить за;</text:p>
        </text:list-item>
        <text:list-item>
          <text:p text:style-name="P736">depend on — зависить от;</text:p>
        </text:list-item>
        <text:list-item>
          <text:p text:style-name="P736">think about/of — думать о;</text:p>
        </text:list-item>
      </text:list>
      <text:p text:style-name="P740"/>
      <text:p text:style-name="P414">What are you looking at? — На что ты смотришь?</text:p>
      <text:p text:style-name="P414">What does he look like? — Как он выглядит? (На что он похож?)</text:p>
      <text:p text:style-name="P414">We belong to different world — Мы принадлежим к разным мирам.</text:p>
      <text:p text:style-name="P414"/>
      <text:p text:style-name="P421">Предлоги, передающие особый контекст для глаголов движения и перемещения:</text:p>
      <text:list xml:id="list3753922796" text:style-name="L66">
        <text:list-item>
          <text:p text:style-name="P737">in — переместить(ся) в закрытое пространство (go on — войти);</text:p>
        </text:list-item>
        <text:list-item>
          <text:p text:style-name="P737">out — покинуть закрытое пространство (go out — выйти);</text:p>
        </text:list-item>
        <text:list-item>
          <text:p text:style-name="P737">on — переместить(ся) на поверхность (go on — продложать (движение));</text:p>
        </text:list-item>
        <text:list-item>
          <text:p text:style-name="P737">off — убрать с поверхности (go off — уходить, сходить);</text:p>
        </text:list-item>
        <text:list-item>
          <text:p text:style-name="P737">up — переместить(ся) выше уровнем (go up — подняться);</text:p>
        </text:list-item>
        <text:list-item>
          <text:p text:style-name="P737">down — переместить(ся) ниже уровнем (go down — опускаться);</text:p>
        </text:list-item>
        <text:list-item>
          <text:p text:style-name="P737">away — убрать(ся) прочь (go away — уходить, разойтись);</text:p>
        </text:list-item>
        <text:list-item>
          <text:p text:style-name="P737">back — вернуть(ся) (go back — возвращаться);</text:p>
        </text:list-item>
      </text:list>
      <text:p text:style-name="P420"/>
      <text:p text:style-name="P109"><text:span text:style-name="T479">Если фразовый глагол имеет дополнение, то </text:span><text:span text:style-name="T480">оно </text:span><text:span text:style-name="T479">может стоять как в середине связки, </text:span></text:p>
      <text:p text:style-name="P109"><text:span text:style-name="T479">так и после </text:span><text:span text:style-name="T480">неё</text:span><text:span text:style-name="T479">. А если дополнение</text:span><text:span text:style-name="T480">м</text:span><text:span text:style-name="T479"> </text:span><text:span text:style-name="T480">является </text:span><text:span text:style-name="T479">местоимени</text:span><text:span text:style-name="T480">е</text:span><text:span text:style-name="T479">, то оно всегда будет </text:span><text:span text:style-name="T480">в середине</text:span><text:span text:style-name="T479">.</text:span></text:p>
      <text:p text:style-name="P732"/>
      <text:p text:style-name="P294"><text:span text:style-name="T479">I </text:span><text:span text:style-name="T420">turned</text:span><text:span text:style-name="T479"> </text:span><text:span text:style-name="T164">the light</text:span><text:span text:style-name="T479"> </text:span><text:span text:style-name="T420">off</text:span><text:span text:style-name="T479"> / I </text:span><text:span text:style-name="T420">turned off </text:span><text:span text:style-name="T164">the light </text:span><text:span text:style-name="T479">— Я выключил свет.</text:span></text:p>
      <text:p text:style-name="P294"><text:span text:style-name="T479">I </text:span><text:span text:style-name="T420">turned</text:span><text:span text:style-name="T479"> </text:span><text:span text:style-name="T164">it</text:span><text:span text:style-name="T479"> </text:span><text:span text:style-name="T420">off</text:span><text:span text:style-name="T479"> — Я выключил это.</text:span></text:p>
      <text:p text:style-name="P738"/>
      <text:p text:style-name="P738"/>
      <text:p text:style-name="P532"><text:span text:style-name="T489">С</text:span><text:span text:style-name="T488">ложн</text:span><text:span text:style-name="T490">ое </text:span><text:span text:style-name="T488">предложени</text:span><text:span text:style-name="T490">е</text:span></text:p>
      <text:p text:style-name="P732"/>
      <text:p text:style-name="P539"><text:span text:style-name="T449">С</text:span><text:span text:style-name="T452">одерж</text:span><text:span text:style-name="T454">и</text:span><text:span text:style-name="T452">т 2 (и более) подлежащих, и 2 (и более) сказуемых. </text:span><text:span text:style-name="T453">Всегда </text:span><text:span text:style-name="T454">имеют </text:span><text:span text:style-name="T453">главную часть </text:span></text:p>
      <text:p text:style-name="P734">и зависимые части, которые называются предаточными предложениями (clause).</text:p>
      <text:p text:style-name="P735"/>
      <text:p text:style-name="P295"><text:span text:style-name="T141">I</text:span><text:span text:style-name="T481"> </text:span><text:span text:style-name="T155">woke</text:span><text:span text:style-name="T481"> up at 7 o`clock — Я проснулся в 7 часов (простое предложение).</text:span></text:p>
      <text:p text:style-name="P296"><text:span text:style-name="T141">I</text:span><text:span text:style-name="T481"> </text:span><text:span text:style-name="T155">woke</text:span><text:span text:style-name="T481"> up at 7 o`clock, but </text:span><text:span text:style-name="T141">everybody</text:span><text:span text:style-name="T481"> </text:span><text:span text:style-name="T155">was</text:span><text:span text:style-name="T481"> still asleep — Я проснулся в 7, но все еще спали.</text:span></text:p>
      <text:p text:style-name="P741"/>
      <text:p text:style-name="P748"><text:span text:style-name="T455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span></text:p>
      <text:p text:style-name="P749"><text:span text:style-name="T455"/></text:p>
      <text:p text:style-name="P753"><text:span text:style-name="T455">Самые популярные союзы:</text:span></text:p>
      <text:list xml:id="list1670161166" text:style-name="L67">
        <text:list-item>
          <text:p text:style-name="P665"><text:span text:style-name="T482">and — и, а;</text:span></text:p>
        </text:list-item>
        <text:list-item>
          <text:p text:style-name="P665"><text:span text:style-name="T482">or — или;</text:span></text:p>
        </text:list-item>
        <text:list-item>
          <text:p text:style-name="P665"><text:span text:style-name="T482">but — но;</text:span></text:p>
        </text:list-item>
        <text:list-item>
          <text:p text:style-name="P665"><text:span text:style-name="T482">so — поэтому;</text:span></text:p>
        </text:list-item>
        <text:list-item>
          <text:p text:style-name="P665"><text:span text:style-name="T482">because — потому что;</text:span></text:p>
        </text:list-item>
      </text:list>
      <text:p text:style-name="P664"><text:span text:style-name="T482"/></text:p>
      <text:p text:style-name="P664"><text:span text:style-name="T482">I met Jill, and we went for a wolk — Я встретила Джил и мы пошли гулять.</text:span></text:p>
      <text:p text:style-name="P664"><text:span text:style-name="T482">I was very tired, so I went to sleep early — Я очень устал, поэтому я пошел спать раньше.</text:span></text:p>
      <text:p text:style-name="P664"><text:span text:style-name="T482"/></text:p>
      <text:p text:style-name="P611"><text:span text:style-name="T478">Перед </text:span><text:span text:style-name="T431">because</text:span><text:span text:style-name="T478"> запятая не ставится даже в сложном предложении.</text:span></text:p>
      <text:p text:style-name="P760"><text:soft-page-break/><text:span text:style-name="T463">В вопросах, з</text:span><text:span text:style-name="T465">ависим</text:span><text:span text:style-name="T464">ая</text:span><text:span text:style-name="T465"> част</text:span><text:span text:style-name="T464">ь</text:span><text:span text:style-name="T465"> сохраня</text:span><text:span text:style-name="T464">е</text:span><text:span text:style-name="T465">т утвердительный порядок слов и отделя</text:span><text:span text:style-name="T464">е</text:span><text:span text:style-name="T465">тся вопросительным словом, котор</text:span><text:span text:style-name="T464">ое</text:span><text:span text:style-name="T465"> в этом случае явля</text:span><text:span text:style-name="T464">ю</text:span><text:span text:style-name="T465">тся союзом. Если вопрос общий, </text:span></text:p>
      <text:p text:style-name="P755"><text:span text:style-name="T441">то союзом будет слово </text:span><text:span text:style-name="T431">if/whether</text:span><text:span text:style-name="T441">. </text:span><text:span text:style-name="T456">Оно переводится частицей «ли».</text:span></text:p>
      <text:p text:style-name="P755"><text:span text:style-name="T441"/></text:p>
      <text:p text:style-name="P666"><text:span text:style-name="T478">Do you know </text:span><text:span text:style-name="T418">why</text:span><text:span text:style-name="T478"> she is crying? </text:span><text:span text:style-name="T483">—</text:span><text:span text:style-name="T478"> </text:span><text:span text:style-name="T483">Ты знаешь </text:span><text:span text:style-name="T421">почему</text:span><text:span text:style-name="T483"> она плачит?</text:span></text:p>
      <text:p text:style-name="P729"><text:span text:style-name="T484">Can you tell </text:span><text:span text:style-name="T491">if</text:span><text:span text:style-name="T484"> this house belongs to Jerry? — Скажите, этот </text:span><text:span text:style-name="T491">ли</text:span><text:span text:style-name="T484"> дом принадлежит Джерри?</text:span></text:p>
      <text:p text:style-name="P610"><text:span text:style-name="T491"/></text:p>
      <text:p text:style-name="P610"><text:span text:style-name="T491">П</text:span><text:span text:style-name="T417">ридаточные предложения</text:span></text:p>
      <text:p text:style-name="P589"><text:span text:style-name="T478"/></text:p>
      <text:p text:style-name="P591"><text:span text:style-name="T478">Дополняют по смыслу главную часть и обычно относятся к какому-то существительному </text:span></text:p>
      <text:p text:style-name="P591"><text:span text:style-name="T478">или прилагательному. Могут стоять и в середине, и в конце предложения.</text:span></text:p>
      <text:p text:style-name="P591"><text:span text:style-name="T478"/></text:p>
      <text:p text:style-name="P673"><text:span text:style-name="T478">The </text:span><text:span text:style-name="T140">woman</text:span><text:span text:style-name="T478"> </text:span><text:span text:style-name="T418">who lives next door</text:span><text:span text:style-name="T478"> </text:span><text:span text:style-name="T154">is</text:span><text:span text:style-name="T478"> a doctor — Женщина, которая живет по соседству,</text:span></text:p>
      <text:p text:style-name="P673"><text:span text:style-name="T478">работает доктором (выделенная часть относится к «женщине»).</text:span></text:p>
      <text:p text:style-name="P591"><text:span text:style-name="T478"/></text:p>
      <text:p text:style-name="P590"><text:span text:style-name="T478">Союзы, с которых начинается придаточное предложение:</text:span></text:p>
      <text:list xml:id="list1326564639" text:style-name="L69">
        <text:list-item>
          <text:p text:style-name="P672"><text:span text:style-name="T478">who — который (о людях);</text:span></text:p>
        </text:list-item>
        <text:list-item>
          <text:p text:style-name="P672"><text:span text:style-name="T478">which — который (о предметах и животных);</text:span></text:p>
        </text:list-item>
        <text:list-item>
          <text:p text:style-name="P672"><text:span text:style-name="T478">that — который (о людях, предметах и животных);</text:span></text:p>
        </text:list-item>
        <text:list-item>
          <text:p text:style-name="P672"><text:span text:style-name="T478">where — где;</text:span></text:p>
        </text:list-item>
        <text:list-item>
          <text:p text:style-name="P672"><text:span text:style-name="T478">whose — чей.</text:span></text:p>
        </text:list-item>
      </text:list>
      <text:p text:style-name="P673"><text:span text:style-name="T478"/></text:p>
      <text:p text:style-name="P591"><text:span text:style-name="T478">Союзы ставить не обязательно. Всё предложение может быть без союзов и запятых.</text:span></text:p>
      <text:p text:style-name="P591"><text:span text:style-name="T478">Но если союз заменяет подлежащее, то он обязан стоять.</text:span></text:p>
      <text:p text:style-name="P591"><text:span text:style-name="T478"/></text:p>
      <text:p text:style-name="P673"><text:span text:style-name="T478">The</text:span><text:span text:style-name="T140"> movie</text:span><text:span text:style-name="T478"> </text:span><text:span text:style-name="T418">we saw last weak</text:span><text:span text:style-name="T478"> </text:span><text:span text:style-name="T154">was</text:span><text:span text:style-name="T478"> rather good — Филь, который мы смотрели на прошлой</text:span></text:p>
      <text:p text:style-name="P673"><text:span text:style-name="T478">неделе, оказался довольно хорошим (при переводе союзы и запятые будут).</text:span></text:p>
      <text:p text:style-name="P591"><text:span text:style-name="T478"/></text:p>
      <text:p text:style-name="P673"><text:span text:style-name="T455">I work in an office </text:span><text:span text:style-name="T142">which</text:span><text:span text:style-name="T455"> </text:span><text:span text:style-name="T156">is</text:span><text:span text:style-name="T455"> in Park street — Я работаю в офисе, который на Парк стрит.</text:span></text:p>
      <text:p text:style-name="P667"><text:span text:style-name="T478"/></text:p>
      <text:p text:style-name="P609"><text:span text:style-name="T417">Косвенная речь</text:span></text:p>
      <text:p text:style-name="P583"><text:span text:style-name="T478"/></text:p>
      <text:p text:style-name="P583"><text:span text:style-name="T478">Это пересказ речи другого человека. В главной части указывается автор. </text:span></text:p>
      <text:p text:style-name="P583"><text:span text:style-name="T478">В зависимой части меняется время, на прошлое.</text:span></text:p>
      <text:p text:style-name="P583"><text:span text:style-name="T478"/></text:p>
      <text:p text:style-name="P668"><text:span text:style-name="T478">I want to eat — Я хочу есть. (прямая речь)</text:span></text:p>
      <text:p text:style-name="P669"><text:span text:style-name="T484">He said that he wanted to eat — Он сказал, что он хочет есть. (ковенная речь)</text:span></text:p>
      <text:p text:style-name="P582"><text:span text:style-name="T478"/></text:p>
      <text:p text:style-name="P582"><text:span text:style-name="T478">Союз </text:span><text:span text:style-name="T431">that</text:span><text:span text:style-name="T478"> означает «что». Он часто выпадает при переводе.</text:span></text:p>
      <text:p text:style-name="P582"><text:span text:style-name="T478"/></text:p>
      <text:p text:style-name="P756"><text:span text:style-name="T457">Если слова автора были в </text:span><text:span text:style-name="T435">Future</text:span><text:span text:style-name="T457">, то при пересказе они стану в </text:span><text:span text:style-name="T435">Future In The Past</text:span><text:span text:style-name="T457"> </text:span></text:p>
      <text:p text:style-name="P756"><text:span text:style-name="T457">(это когда </text:span><text:span text:style-name="T435">will</text:span><text:span text:style-name="T457"> меняется на </text:span><text:span text:style-name="T435">would</text:span><text:span text:style-name="T457">; перевод не обязательно будет в прошлом, </text:span></text:p>
      <text:p text:style-name="P756"><text:span text:style-name="T457">прошлое указывается грамматически). </text:span></text:p>
      <text:p text:style-name="P756"><text:span text:style-name="T457"/></text:p>
      <text:p text:style-name="P669"><text:span text:style-name="T484">When will Joe come to the meeting? — Когда Джо придет на собрание?</text:span></text:p>
      <text:p text:style-name="P669"><text:span text:style-name="T484">I asked when Joe would come to the meeting? — Я спросил, когда Джо придет на собрание?</text:span></text:p>
      <text:p text:style-name="P669"><text:span text:style-name="T484"/></text:p>
      <text:p text:style-name="P584"><text:span text:style-name="T484">Если пересказывается просьба или приказ, то </text:span><text:span text:style-name="T485">в утверждениях </text:span><text:span text:style-name="T484">перед зависимой</text:span></text:p>
      <text:p text:style-name="P756"><text:span text:style-name="T457">частью ставится слово </text:span><text:span text:style-name="T435">to</text:span><text:span text:style-name="T457">, а </text:span><text:span text:style-name="T458">в отрицаниях</text:span><text:span text:style-name="T457"> — то </text:span><text:span text:style-name="T435">not to</text:span><text:span text:style-name="T457">.</text:span></text:p>
      <text:p text:style-name="P756"><text:span text:style-name="T457"/></text:p>
      <text:p text:style-name="P669"><text:span text:style-name="T484">Stop the car, Tom → She told Tom to stop the car.</text:span></text:p>
      <text:p text:style-name="P669"><text:span text:style-name="T484">Don`t stop the car, Tom → She told Tom not to stop the car.</text:span></text:p>
      <text:p text:style-name="P585"><text:soft-page-break/><text:span text:style-name="T422">У</text:span><text:span text:style-name="T423">словные предложения</text:span></text:p>
      <text:p text:style-name="P586"><text:span text:style-name="T478"/></text:p>
      <text:p text:style-name="P757"><text:span text:style-name="T459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36">when</text:span><text:span text:style-name="T459">, если ситуация случается наверняка, либо с союза </text:span><text:span text:style-name="T436">if</text:span><text:span text:style-name="T459">, если </text:span><text:span text:style-name="T460">есть только вероятность того, что случится.</text:span></text:p>
      <text:p text:style-name="P586"><text:span text:style-name="T459"/></text:p>
      <text:p text:style-name="P669"><text:span text:style-name="T484">When I com home (зависимая часть), I always watch TV (главная часть).</text:span></text:p>
      <text:p text:style-name="P669"><text:span text:style-name="T484"/></text:p>
      <text:p text:style-name="P587"><text:span text:style-name="T484">Союзы в условных предложениях:</text:span></text:p>
      <text:list xml:id="list1322790604" text:style-name="L68">
        <text:list-item>
          <text:p text:style-name="P670"><text:span text:style-name="T484">when — когда;</text:span></text:p>
        </text:list-item>
        <text:list-item>
          <text:p text:style-name="P670"><text:span text:style-name="T484">if — если;</text:span></text:p>
        </text:list-item>
        <text:list-item>
          <text:p text:style-name="P670"><text:span text:style-name="T484">while — в то время, как;</text:span></text:p>
        </text:list-item>
        <text:list-item>
          <text:p text:style-name="P670"><text:span text:style-name="T484">before — до того, как;</text:span></text:p>
        </text:list-item>
        <text:list-item>
          <text:p text:style-name="P670"><text:span text:style-name="T484">after — после;</text:span></text:p>
        </text:list-item>
        <text:list-item>
          <text:p text:style-name="P670"><text:span text:style-name="T484">until (till) — до того момента, как.</text:span></text:p>
        </text:list-item>
      </text:list>
      <text:p text:style-name="P584"><text:span text:style-name="T484"/></text:p>
      <text:p text:style-name="P584"><text:span text:style-name="T484">Когда в главной части </text:span><text:span text:style-name="T487">стоит </text:span><text:span text:style-name="T484">настоящее, то такие предложения называются условными</text:span></text:p>
      <text:p text:style-name="P584"><text:span text:style-name="T484">предложениями нулевого типа (</text:span><text:span text:style-name="T437">Z</text:span><text:span text:style-name="T435">ero </text:span><text:span text:style-name="T437">C</text:span><text:span text:style-name="T435">onditionals</text:span><text:span text:style-name="T484">). Они расска</text:span><text:span text:style-name="T486">зывают</text:span><text:span text:style-name="T484">, при каких</text:span></text:p>
      <text:p text:style-name="P584"><text:span text:style-name="T484">условиях обычно происходят события (уклад жизни).</text:span></text:p>
      <text:p text:style-name="P669"><text:span text:style-name="T484"/></text:p>
      <text:p text:style-name="P669"><text:span text:style-name="T484">Water boils when the temperature is 100 degrees — Вода кипит, когда температура 100 град.</text:span></text:p>
      <text:p text:style-name="P669"><text:span text:style-name="T484">When the sun goes down, it gets dark — Когда солнце садится, становится темно.</text:span></text:p>
      <text:p text:style-name="P669"><text:span text:style-name="T484"/></text:p>
      <text:p text:style-name="P758"><text:span text:style-name="T457">Когда в главной части стоит будущее, то </text:span><text:span text:style-name="T461">это</text:span><text:span text:style-name="T457"> условн</text:span><text:span text:style-name="T462">ые</text:span><text:span text:style-name="T461"> </text:span><text:span text:style-name="T457">предложени</text:span><text:span text:style-name="T462">я</text:span><text:span text:style-name="T457"> первого типа </text:span></text:p>
      <text:p text:style-name="P759"><text:span text:style-name="T457">(</text:span><text:span text:style-name="T438">F</text:span><text:span text:style-name="T435">irst </text:span><text:span text:style-name="T438">С</text:span><text:span text:style-name="T435">onditional</text:span><text:span text:style-name="T438">s</text:span><text:span text:style-name="T457">). </text:span><text:span text:style-name="T462">Они описывают </text:span><text:span text:style-name="T457">услови</text:span><text:span text:style-name="T462">я</text:span><text:span text:style-name="T457">, при </text:span><text:span text:style-name="T462">которых</text:span><text:span text:style-name="T457"> произойдут будущие события (планы). </text:span><text:span text:style-name="T462">З</text:span><text:span text:style-name="T461">ависим</text:span><text:span text:style-name="T462">я</text:span><text:span text:style-name="T461"> част</text:span><text:span text:style-name="T462">ь</text:span><text:span text:style-name="T461"> грамматически </text:span><text:span text:style-name="T462">в</text:span><text:span text:style-name="T461"> настояще</text:span><text:span text:style-name="T462">м</text:span><text:span text:style-name="T461">, но переводится будущим.</text:span></text:p>
      <text:p text:style-name="P584"><text:span text:style-name="T484"/></text:p>
      <text:p text:style-name="P669"><text:span text:style-name="T484">If it`s nice day tomorrow, I will go the beach — Если завтра будет хор. день, я пойду на пляж.</text:span></text:p>
      <text:p text:style-name="P669"><text:span text:style-name="T484">I will go shopping if I have time — Я зайду в магазин, если у меня будет время.</text:span></text:p>
      <text:p text:style-name="P669"><text:span text:style-name="T484"/></text:p>
      <text:p text:style-name="P756"><text:span text:style-name="T457">Условные предложения второго типа </text:span><text:span text:style-name="T462">(</text:span><text:span text:style-name="T439">Second Conditionals</text:span><text:span text:style-name="T462">)</text:span><text:span text:style-name="T457"> используются для описания нереальных ситуаций, связанных с настоящим (альтернативная реальность).</text:span></text:p>
      <text:p text:style-name="P584"><text:span text:style-name="T484"/></text:p>
      <text:p text:style-name="P584"><text:span text:style-name="T484">Главная часть содержит связку </text:span><text:span text:style-name="T435">would + инфинитив</text:span><text:span text:style-name="T484">. Зависимая часть, грамматически,</text:span></text:p>
      <text:p text:style-name="P584"><text:span text:style-name="T484">стоит в прошешем времени, но привязана к настоящему. Союз </text:span><text:span text:style-name="T435">if</text:span><text:span text:style-name="T484"> переводится как «если бы».</text:span></text:p>
      <text:p text:style-name="P584"><text:span text:style-name="T484"/></text:p>
      <text:p text:style-name="P669"><text:span text:style-name="T422">If</text:span><text:span text:style-name="T484"> he was rich (зависимая часть), he would buy Lamborgini (главная часть) —</text:span></text:p>
      <text:p text:style-name="P669"><text:span text:style-name="T422">Если бы</text:span><text:span text:style-name="T484"> он был богатым, он бы купил Ламборджини (would и will заменяют to?).</text:span></text:p>
      <text:p text:style-name="P671"><text:span text:style-name="T484"/></text:p>
      <text:p text:style-name="P588"><text:span text:style-name="T484">Очень часто в условных предложениях второго типа в</text:span><text:span text:style-name="T435"> if-части</text:span><text:span text:style-name="T484">, глагол </text:span><text:span text:style-name="T435">be</text:span><text:span text:style-name="T484"> стоит в форме </text:span><text:span text:style-name="T435">were</text:span><text:span text:style-name="T484">,</text:span></text:p>
      <text:p text:style-name="P588"><text:span text:style-name="T484">даже после </text:span><text:span text:style-name="T435">I, he, she, it</text:span><text:span text:style-name="T484">. Это исключение из правил, которое нужно запомнить.</text:span></text:p>
      <text:p text:style-name="P671"><text:span text:style-name="T484"/></text:p>
      <text:p text:style-name="P671"><text:span text:style-name="T484">If </text:span><text:span text:style-name="T422">he were</text:span><text:span text:style-name="T484"> rich, he would buy Lamborgini — Если бы </text:span><text:span text:style-name="T422">он был</text:span><text:span text:style-name="T484"> богатым, он бы купил</text:span></text:p>
      <text:p text:style-name="P671"><text:span text:style-name="T484">Ламборджини (такой вариант тоже считается правильным).</text:span></text:p>
      <text:p text:style-name="P674"><text:span text:style-name="T478"/></text:p>
      <text:p text:style-name="P766"><text:span text:style-name="T327">Таблица </text:span><text:span text:style-name="T328">форм</text:span><text:span text:style-name="T327"> глагола </text:span><text:span text:style-name="T108">b</text:span><text:span text:style-name="T109">e</text:span><text:span text:style-name="T327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18697903296">
          <table:table-cell table:style-name="Table5.A1" office:value-type="string">
            <text:p text:style-name="P768">Подлежащее</text:p>
          </table:table-cell>
          <table:table-cell table:style-name="Table5.A1" office:value-type="string">
            <text:p text:style-name="P769">Past</text:p>
          </table:table-cell>
          <table:table-cell table:style-name="Table5.A1" office:value-type="string">
            <text:p text:style-name="P769">Present</text:p>
          </table:table-cell>
          <table:table-cell table:style-name="Table5.D1" office:value-type="string">
            <text:p text:style-name="P769">Future</text:p>
          </table:table-cell>
        </table:table-row>
        <table:table-row table:style-name="TableLine94318666024608">
          <table:table-cell table:style-name="Table5.A2" office:value-type="string">
            <text:p text:style-name="P778">I</text:p>
          </table:table-cell>
          <table:table-cell table:style-name="Table5.A2" office:value-type="string">
            <text:p text:style-name="P779">was</text:p>
          </table:table-cell>
          <table:table-cell table:style-name="Table5.A2" office:value-type="string">
            <text:p text:style-name="P780">am</text:p>
          </table:table-cell>
          <table:table-cell table:style-name="Table5.D2" office:value-type="string">
            <text:p text:style-name="P781">will be</text:p>
          </table:table-cell>
        </table:table-row>
        <table:table-row table:style-name="TableLine94318664694416">
          <table:table-cell table:style-name="Table5.A2" office:value-type="string">
            <text:p text:style-name="P778">he/she/<text:span text:style-name="T621">it</text:span></text:p>
          </table:table-cell>
          <table:table-cell table:style-name="Table5.A2" office:value-type="string">
            <text:p text:style-name="P779">was</text:p>
          </table:table-cell>
          <table:table-cell table:style-name="Table5.A2" office:value-type="string">
            <text:p text:style-name="P780">is</text:p>
          </table:table-cell>
          <table:table-cell table:style-name="Table5.D2" office:value-type="string">
            <text:p text:style-name="P781">will be</text:p>
          </table:table-cell>
        </table:table-row>
        <table:table-row table:style-name="TableLine94318694014704">
          <table:table-cell table:style-name="Table5.A2" office:value-type="string">
            <text:p text:style-name="P778">you/we/they</text:p>
          </table:table-cell>
          <table:table-cell table:style-name="Table5.A2" office:value-type="string">
            <text:p text:style-name="P779">were</text:p>
          </table:table-cell>
          <table:table-cell table:style-name="Table5.A2" office:value-type="string">
            <text:p text:style-name="P780">are</text:p>
          </table:table-cell>
          <table:table-cell table:style-name="Table5.D2" office:value-type="string">
            <text:p text:style-name="P781">will be</text:p>
          </table:table-cell>
        </table:table-row>
      </table:table>
      <text:p text:style-name="P754"><text:span text:style-name="T414"/></text:p>
      <text:p text:style-name="P761"><text:span text:style-name="T414">Таблица </text:span><text:span text:style-name="T415">личны</text:span><text:span text:style-name="T416">х</text:span><text:span text:style-name="T415"> и притяжательных </text:span><text:span text:style-name="T414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318730235392">
          <table:table-cell table:style-name="Table11.A1" table:number-columns-spanned="2" office:value-type="string">
            <text:p text:style-name="P770">Личные местоимения</text:p>
          </table:table-cell>
          <table:covered-table-cell/>
          <table:table-cell table:style-name="Table11.C1" table:number-columns-spanned="2" office:value-type="string">
            <text:p text:style-name="P770">Притяжательные местоимения</text:p>
          </table:table-cell>
          <table:covered-table-cell/>
        </table:table-row>
        <table:table-row table:style-name="TableLine94318666115248">
          <table:table-cell table:style-name="Table11.A2" office:value-type="string">
            <text:p text:style-name="P782"><text:span text:style-name="T622">и</text:span><text:span text:style-name="T623">менительный падеж</text:span></text:p>
            <text:p text:style-name="P784"><text:span text:style-name="T624">(</text:span>кто/что<text:span text:style-name="T624">)</text:span></text:p>
          </table:table-cell>
          <table:table-cell table:style-name="Table11.A2" office:value-type="string">
            <text:p text:style-name="P782"><text:span text:style-name="T622">о</text:span><text:span text:style-name="T623">бъектный падеж</text:span></text:p>
            <text:p text:style-name="P784"><text:span text:style-name="T624">(</text:span>кого, <text:span text:style-name="T624">к</text:span>ому, кем<text:span text:style-name="T624">)</text:span></text:p>
          </table:table-cell>
          <table:table-cell table:style-name="Table11.A2" office:value-type="string">
            <text:p text:style-name="P785"><text:span text:style-name="T624">с</text:span> существительным</text:p>
            <text:p text:style-name="P786">(чей)</text:p>
          </table:table-cell>
          <table:table-cell table:style-name="Table11.D2" office:value-type="string">
            <text:p text:style-name="P782"><text:span text:style-name="T624">о</text:span><text:span text:style-name="T623">тдельно</text:span></text:p>
            <text:p text:style-name="P786">(чей)</text:p>
          </table:table-cell>
        </table:table-row>
        <table:table-row table:style-name="TableLine94318694291552">
          <table:table-cell table:style-name="Table11.A2" office:value-type="string">
            <text:p text:style-name="P787">I</text:p>
          </table:table-cell>
          <table:table-cell table:style-name="Table11.A2" office:value-type="string">
            <text:p text:style-name="P787">me</text:p>
          </table:table-cell>
          <table:table-cell table:style-name="Table11.A2" office:value-type="string">
            <text:p text:style-name="P788">my</text:p>
          </table:table-cell>
          <table:table-cell table:style-name="Table11.D2" office:value-type="string">
            <text:p text:style-name="P788">mine</text:p>
          </table:table-cell>
        </table:table-row>
        <table:table-row table:style-name="TableLine94318696778720">
          <table:table-cell table:style-name="Table11.A2" office:value-type="string">
            <text:p text:style-name="P787">you</text:p>
          </table:table-cell>
          <table:table-cell table:style-name="Table11.A2" office:value-type="string">
            <text:p text:style-name="P787">you</text:p>
          </table:table-cell>
          <table:table-cell table:style-name="Table11.A2" office:value-type="string">
            <text:p text:style-name="P788">your</text:p>
          </table:table-cell>
          <table:table-cell table:style-name="Table11.D2" office:value-type="string">
            <text:p text:style-name="P788">yours</text:p>
          </table:table-cell>
        </table:table-row>
        <table:table-row table:style-name="TableLine94318665085312">
          <table:table-cell table:style-name="Table11.A2" office:value-type="string">
            <text:p text:style-name="P787">he</text:p>
          </table:table-cell>
          <table:table-cell table:style-name="Table11.A2" office:value-type="string">
            <text:p text:style-name="P787">him</text:p>
          </table:table-cell>
          <table:table-cell table:style-name="Table11.A2" office:value-type="string">
            <text:p text:style-name="P788">his</text:p>
          </table:table-cell>
          <table:table-cell table:style-name="Table11.D2" office:value-type="string">
            <text:p text:style-name="P788">his</text:p>
          </table:table-cell>
        </table:table-row>
        <table:table-row table:style-name="TableLine94318692745216">
          <table:table-cell table:style-name="Table11.A2" office:value-type="string">
            <text:p text:style-name="P787">she</text:p>
          </table:table-cell>
          <table:table-cell table:style-name="Table11.A2" office:value-type="string">
            <text:p text:style-name="P788">her</text:p>
          </table:table-cell>
          <table:table-cell table:style-name="Table11.A2" office:value-type="string">
            <text:p text:style-name="P788">her</text:p>
          </table:table-cell>
          <table:table-cell table:style-name="Table11.D2" office:value-type="string">
            <text:p text:style-name="P788">hers</text:p>
          </table:table-cell>
        </table:table-row>
        <table:table-row table:style-name="TableLine94318693678176">
          <table:table-cell table:style-name="Table11.A2" office:value-type="string">
            <text:p text:style-name="P787">it</text:p>
          </table:table-cell>
          <table:table-cell table:style-name="Table11.A2" office:value-type="string">
            <text:p text:style-name="P788">it</text:p>
          </table:table-cell>
          <table:table-cell table:style-name="Table11.A2" office:value-type="string">
            <text:p text:style-name="P788">its</text:p>
          </table:table-cell>
          <table:table-cell table:style-name="Table11.D2" office:value-type="string">
            <text:p text:style-name="P788">its</text:p>
          </table:table-cell>
        </table:table-row>
        <table:table-row table:style-name="TableLine94318696227008">
          <table:table-cell table:style-name="Table11.A2" office:value-type="string">
            <text:p text:style-name="P787">we</text:p>
          </table:table-cell>
          <table:table-cell table:style-name="Table11.A2" office:value-type="string">
            <text:p text:style-name="P788">us</text:p>
          </table:table-cell>
          <table:table-cell table:style-name="Table11.A2" office:value-type="string">
            <text:p text:style-name="P788">our</text:p>
          </table:table-cell>
          <table:table-cell table:style-name="Table11.D2" office:value-type="string">
            <text:p text:style-name="P788">ours</text:p>
          </table:table-cell>
        </table:table-row>
        <table:table-row table:style-name="TableLine94318698892928">
          <table:table-cell table:style-name="Table11.A2" office:value-type="string">
            <text:p text:style-name="P787">they</text:p>
          </table:table-cell>
          <table:table-cell table:style-name="Table11.A2" office:value-type="string">
            <text:p text:style-name="P788">them</text:p>
          </table:table-cell>
          <table:table-cell table:style-name="Table11.A2" office:value-type="string">
            <text:p text:style-name="P788">their</text:p>
          </table:table-cell>
          <table:table-cell table:style-name="Table11.D2" office:value-type="string">
            <text:p text:style-name="P788">theirs</text:p>
          </table:table-cell>
        </table:table-row>
      </table:table>
      <text:p text:style-name="P613"/>
      <text:p text:style-name="P761"><text:span text:style-name="T329">Таблица </text:span><text:span text:style-name="T330">условных предложений</text:span><text:span text:style-name="T329">:</text:span></text:p>
      <table:table table:name="Table14" table:style-name="Table14">
        <table:table-column table:style-name="Table14.A"/>
        <table:table-column table:style-name="Table14.B"/>
        <table:table-row table:style-name="TableLine94318692524320">
          <table:table-cell table:style-name="Table14.A1" office:value-type="string">
            <text:p text:style-name="P771">Тип</text:p>
          </table:table-cell>
          <table:table-cell table:style-name="Table14.B1" office:value-type="string">
            <text:p text:style-name="P771">Пример</text:p>
          </table:table-cell>
        </table:table-row>
        <table:table-row table:style-name="TableLine94318738594544">
          <table:table-cell table:style-name="Table14.A2" office:value-type="string">
            <text:p text:style-name="P789"><text:span text:style-name="T627">Z</text:span>ero <text:span text:style-name="T627">C</text:span>onditionals</text:p>
          </table:table-cell>
          <table:table-cell table:style-name="Table14.B2" office:value-type="string">
            <text:p text:style-name="P793"><text:span text:style-name="T625">If I </text:span><text:span text:style-name="T131">drive</text:span><text:span text:style-name="T625"> home early, I </text:span><text:span text:style-name="T131">watch</text:span><text:span text:style-name="T625"> some movie (уклад жизни)</text:span></text:p>
          </table:table-cell>
        </table:table-row>
        <table:table-row table:style-name="TableLine94318705904992">
          <table:table-cell table:style-name="Table14.A2" office:value-type="string">
            <text:p text:style-name="P789"><text:span text:style-name="T627">F</text:span>irst <text:span text:style-name="T627">C</text:span>onditionals</text:p>
          </table:table-cell>
          <table:table-cell table:style-name="Table14.B2" office:value-type="string">
            <text:p text:style-name="P790">If I <text:span text:style-name="T130">drive</text:span> home early today, I <text:span text:style-name="T130">will watch</text:span> some movie (планы)</text:p>
          </table:table-cell>
        </table:table-row>
        <table:table-row table:style-name="TableLine94318667369504">
          <table:table-cell table:style-name="Table14.A2" office:value-type="string">
            <text:p text:style-name="P789"><text:span text:style-name="T627">S</text:span>ec. <text:span text:style-name="T627">C</text:span>onditionals</text:p>
          </table:table-cell>
          <table:table-cell table:style-name="Table14.B2" office:value-type="string">
            <text:p text:style-name="P793"><text:span text:style-name="T625">If I </text:span><text:span text:style-name="T131">drove</text:span><text:span text:style-name="T625"> home earcly, I </text:span><text:span text:style-name="T131">would watch</text:span><text:span text:style-name="T625"> some movie (</text:span><text:span text:style-name="T626">нереальность</text:span><text:span text:style-name="T625">)</text:span></text:p>
          </table:table-cell>
        </table:table-row>
      </table:table>
      <text:p text:style-name="P614"/>
      <text:p text:style-name="P612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18664748496">
          <table:table-cell table:style-name="Table2.A1" office:value-type="string">
            <text:p text:style-name="P772">Глагол</text:p>
          </table:table-cell>
          <table:table-cell table:style-name="Table2.A1" office:value-type="string">
            <text:p text:style-name="P782"><text:span text:style-name="T382">З</text:span><text:span text:style-name="T383">начение</text:span></text:p>
          </table:table-cell>
          <table:table-cell table:style-name="Table2.C1" office:value-type="string">
            <text:p text:style-name="P782"><text:span text:style-name="T382">В</text:span><text:span text:style-name="T383">рем</text:span><text:span text:style-name="T382">я</text:span></text:p>
          </table:table-cell>
        </table:table-row>
        <table:table-row table:style-name="TableLine94318698448768">
          <table:table-cell table:style-name="Table2.A2" office:value-type="string">
            <text:p text:style-name="P791">can</text:p>
          </table:table-cell>
          <table:table-cell table:style-name="Table2.A2" office:value-type="string">
            <text:p text:style-name="P791">могу, умею</text:p>
          </table:table-cell>
          <table:table-cell table:style-name="Table2.C2" office:value-type="string">
            <text:p text:style-name="P791">настоящее и будущее</text:p>
          </table:table-cell>
        </table:table-row>
        <table:table-row table:style-name="TableLine94318690626560">
          <table:table-cell table:style-name="Table2.A2" office:value-type="string">
            <text:p text:style-name="P791">could</text:p>
          </table:table-cell>
          <table:table-cell table:style-name="Table2.A2" office:value-type="string">
            <text:p text:style-name="P791">мог, умел</text:p>
          </table:table-cell>
          <table:table-cell table:style-name="Table2.C2" office:value-type="string">
            <text:p text:style-name="P791">прошедшее</text:p>
          </table:table-cell>
        </table:table-row>
        <table:table-row table:style-name="TableLine94318696551600">
          <table:table-cell table:style-name="Table2.A2" office:value-type="string">
            <text:p text:style-name="P791">might, may</text:p>
          </table:table-cell>
          <table:table-cell table:style-name="Table2.A2" office:value-type="string">
            <text:p text:style-name="P791">может быть, мог бы,</text:p>
          </table:table-cell>
          <table:table-cell table:style-name="Table2.C2" office:value-type="string">
            <text:p text:style-name="P791">настоящее и будущие</text:p>
          </table:table-cell>
        </table:table-row>
        <table:table-row table:style-name="TableLine94318697420688">
          <table:table-cell table:style-name="Table2.A2" office:value-type="string">
            <text:p text:style-name="P791">must</text:p>
          </table:table-cell>
          <table:table-cell table:style-name="Table2.A2" office:value-type="string">
            <text:p text:style-name="P791">должен, нужно, нельзя</text:p>
          </table:table-cell>
          <table:table-cell table:style-name="Table2.C2" office:value-type="string">
            <text:p text:style-name="P791">настоящее</text:p>
          </table:table-cell>
        </table:table-row>
        <table:table-row table:style-name="TableLine94318740459696">
          <table:table-cell table:style-name="Table2.A2" office:value-type="string">
            <text:p text:style-name="P791">should</text:p>
          </table:table-cell>
          <table:table-cell table:style-name="Table2.A2" office:value-type="string">
            <text:p text:style-name="P791">следует сделать (совет)</text:p>
          </table:table-cell>
          <table:table-cell table:style-name="Table2.C2" office:value-type="string">
            <text:p text:style-name="P791">настоящее и будущие</text:p>
          </table:table-cell>
        </table:table-row>
        <table:table-row table:style-name="TableLine94318699302576">
          <table:table-cell table:style-name="Table2.A2" office:value-type="string">
            <text:p text:style-name="P791">would</text:p>
          </table:table-cell>
          <table:table-cell table:style-name="Table2.A2" office:value-type="string">
            <text:p text:style-name="P782"><text:span text:style-name="T629">частица «бы»</text:span></text:p>
          </table:table-cell>
          <table:table-cell table:style-name="Table2.C2" office:value-type="string">
            <text:p text:style-name="P791">настоящ., прошед., будущ.</text:p>
          </table:table-cell>
        </table:table-row>
      </table:table>
      <text:p text:style-name="P616"/>
      <text:p text:style-name="P615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18738632384">
          <table:table-cell table:style-name="Table3.A1" office:value-type="string">
            <text:p text:style-name="P773">Конструкция</text:p>
          </table:table-cell>
          <table:table-cell table:style-name="Table3.A1" office:value-type="string">
            <text:p text:style-name="P773">Значение</text:p>
          </table:table-cell>
          <table:table-cell table:style-name="Table3.C1" office:value-type="string">
            <text:p text:style-name="P773">Время</text:p>
          </table:table-cell>
        </table:table-row>
        <table:table-row table:style-name="TableLine94318692637440">
          <table:table-cell table:style-name="Table3.A2" office:value-type="string">
            <text:p text:style-name="P792">be able to</text:p>
          </table:table-cell>
          <table:table-cell table:style-name="Table3.A2" office:value-type="string">
            <text:p text:style-name="P792">могу (близко к can)</text:p>
          </table:table-cell>
          <table:table-cell table:style-name="Table3.C2" office:value-type="string">
            <text:p text:style-name="P792">be меняется по временам</text:p>
          </table:table-cell>
        </table:table-row>
        <table:table-row table:style-name="TableLine94318689112432">
          <table:table-cell table:style-name="Table3.A2" office:value-type="string">
            <text:p text:style-name="P792">have to</text:p>
          </table:table-cell>
          <table:table-cell table:style-name="Table3.A2" office:value-type="string">
            <text:p text:style-name="P792">должен (близко к must)</text:p>
          </table:table-cell>
          <table:table-cell table:style-name="Table3.C2" office:value-type="string">
            <text:p text:style-name="P792">have меняется по временам</text:p>
          </table:table-cell>
        </table:table-row>
        <table:table-row table:style-name="TableLine94318665196400">
          <table:table-cell table:style-name="Table3.A2" office:value-type="string">
            <text:p text:style-name="P792">used to</text:p>
          </table:table-cell>
          <table:table-cell table:style-name="Table3.A2" office:value-type="string">
            <text:p text:style-name="P792">раньше делал (близко к would)</text:p>
          </table:table-cell>
          <table:table-cell table:style-name="Table3.C2" office:value-type="string">
            <text:p text:style-name="P792">всегда в прошедшем</text:p>
          </table:table-cell>
        </table:table-row>
      </table:table>
      <text:p text:style-name="P767"><text:span text:style-name="T331">Таблица попу</text:span><text:span text:style-name="T332">л</text:span><text:span text:style-name="T331">я</text:span><text:span text:style-name="T332">р</text:span><text:span text:style-name="T331">ных</text:span><text:span text:style-name="T333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318730265104">
          <table:table-cell table:style-name="Table13.A1" office:value-type="string">
            <text:p text:style-name="P774">Связка</text:p>
          </table:table-cell>
          <table:table-cell table:style-name="Table13.A1" office:value-type="string">
            <text:p text:style-name="P774">Значение</text:p>
          </table:table-cell>
          <table:table-cell table:style-name="Table13.C1" office:value-type="string">
            <text:p text:style-name="P775">Контекст</text:p>
          </table:table-cell>
        </table:table-row>
        <table:table-row table:style-name="TableLine94318696863456">
          <table:table-cell table:style-name="Table13.A2" office:value-type="string">
            <text:p text:style-name="P794">back off</text:p>
          </table:table-cell>
          <table:table-cell table:style-name="Table13.A2" office:value-type="string">
            <text:p text:style-name="P794">отступать</text:p>
          </table:table-cell>
          <table:table-cell table:style-name="Table13.C2" office:value-type="string">
            <text:p text:style-name="P795"><text:span text:style-name="T630">The police told the protesters to </text:span><text:span text:style-name="T127">back off</text:span><text:span text:style-name="T630"> — </text:span></text:p>
            <text:p text:style-name="P795"><text:span text:style-name="T630">Полиция сказала протестующим </text:span><text:span text:style-name="T127">отступи</text:span><text:span text:style-name="T128">ть</text:span><text:span text:style-name="T630">.</text:span></text:p>
          </table:table-cell>
        </table:table-row>
        <table:table-row table:style-name="TableLine94318664880624">
          <table:table-cell table:style-name="Table13.A2" office:value-type="string">
            <text:p text:style-name="P794">be away</text:p>
          </table:table-cell>
          <table:table-cell table:style-name="Table13.A2" office:value-type="string">
            <text:p text:style-name="P794">отсутствовать, </text:p>
            <text:p text:style-name="P794">быть в отпуске</text:p>
          </table:table-cell>
          <table:table-cell table:style-name="Table13.C2" office:value-type="string">
            <text:p text:style-name="P796">She <text:span text:style-name="T125">is away</text:span> on business for three weeks — </text:p>
            <text:p text:style-name="P796">Она <text:span text:style-name="T125">отсутствует</text:span> по делам 3 недели.</text:p>
          </table:table-cell>
        </table:table-row>
        <table:table-row table:style-name="TableLine94318737677120">
          <table:table-cell table:style-name="Table13.A2" office:value-type="string">
            <text:p text:style-name="P794">break up</text:p>
          </table:table-cell>
          <table:table-cell table:style-name="Table13.A2" office:value-type="string">
            <text:p text:style-name="P794">разойтись, заканчивать отноше<text:span text:style-name="T630">н</text:span>ия, </text:p>
            <text:p text:style-name="P794">разбиться на части</text:p>
          </table:table-cell>
          <table:table-cell table:style-name="Table13.C2" office:value-type="string">
            <text:p text:style-name="P796">Yesterday we decided to <text:span text:style-name="T125">break up</text:span> — </text:p>
            <text:p text:style-name="P797">Вчера мы решили <text:span text:style-name="T125">разойтись</text:span>.</text:p>
            <text:p text:style-name="P799">Tha plate <text:span text:style-name="T125">broke up</text:span> when he dropped it on the floor <text:span text:style-name="T630">—</text:span></text:p>
            <text:p text:style-name="P799">Тарелка <text:span text:style-name="T125">разбилась</text:span>, когда он уронил ее на пол.</text:p>
          </table:table-cell>
        </table:table-row>
        <table:table-row table:style-name="TableLine94318660684864">
          <table:table-cell table:style-name="Table13.A2" office:value-type="string">
            <text:p text:style-name="P794">call back</text:p>
          </table:table-cell>
          <table:table-cell table:style-name="Table13.A2" office:value-type="string">
            <text:p text:style-name="P794">перезванивать</text:p>
          </table:table-cell>
          <table:table-cell table:style-name="Table13.C2" office:value-type="string">
            <text:p text:style-name="P799">I must <text:span text:style-name="T125">call</text:span> her <text:span text:style-name="T125">back</text:span> when <text:span text:style-name="T631">we get to the office — </text:span></text:p>
            <text:p text:style-name="P799"><text:span text:style-name="T631">Я должен </text:span><text:span text:style-name="T129">перезвонить</text:span><text:span text:style-name="T631"> ей, когда вернемся в офис.</text:span></text:p>
          </table:table-cell>
        </table:table-row>
        <table:table-row table:style-name="TableLine94318665032288">
          <table:table-cell table:style-name="Table13.A2" office:value-type="string">
            <text:p text:style-name="P794">fall down</text:p>
          </table:table-cell>
          <table:table-cell table:style-name="Table13.A2" office:value-type="string">
            <text:p text:style-name="P794">упасть на землю</text:p>
          </table:table-cell>
          <table:table-cell table:style-name="Table13.C2" office:value-type="string">
            <text:p text:style-name="P800">I slipped on the ice and <text:span text:style-name="T125">fell down</text:span> — </text:p>
            <text:p text:style-name="P800">Я подскользнулся на льду и <text:span text:style-name="T125">упал</text:span><text:span text:style-name="T292">.</text:span></text:p>
          </table:table-cell>
        </table:table-row>
        <table:table-row table:style-name="TableLine94318692669536">
          <table:table-cell table:style-name="Table13.A2" office:value-type="string">
            <text:p text:style-name="P794">eat out</text:p>
          </table:table-cell>
          <table:table-cell table:style-name="Table13.A2" office:value-type="string">
            <text:p text:style-name="P794">есть вне дома</text:p>
            <text:p text:style-name="P794"><text:span text:style-name="T630">(</text:span>в кафе <text:span text:style-name="T630">или </text:span>ресторане<text:span text:style-name="T630">)</text:span></text:p>
          </table:table-cell>
          <table:table-cell table:style-name="Table13.C2" office:value-type="string">
            <text:p text:style-name="P800">I don`t <text:span text:style-name="T125">eat out</text:span> much — Я не часто <text:span text:style-name="T125">хожу в кафе</text:span>.</text:p>
          </table:table-cell>
        </table:table-row>
        <table:table-row table:style-name="TableLine94318665586432">
          <table:table-cell table:style-name="Table13.A2" office:value-type="string">
            <text:p text:style-name="P794">get out</text:p>
          </table:table-cell>
          <table:table-cell table:style-name="Table13.A2" office:value-type="string">
            <text:p text:style-name="P783"><text:span text:style-name="T632">вынимать</text:span><text:span text:style-name="T633">, </text:span></text:p>
            <text:p text:style-name="P794">покинуть помещение</text:p>
          </table:table-cell>
          <table:table-cell table:style-name="Table13.C2" office:value-type="string">
            <text:p text:style-name="P800">I can <text:span text:style-name="T125">get out</text:span> if you want — </text:p>
            <text:p text:style-name="P800">Я могу <text:span text:style-name="T125">выйти</text:span>, если ты хочешь.</text:p>
          </table:table-cell>
        </table:table-row>
        <table:table-row table:style-name="TableLine94318713194304">
          <table:table-cell table:style-name="Table13.A2" office:value-type="string">
            <text:p text:style-name="P794">work out</text:p>
          </table:table-cell>
          <table:table-cell table:style-name="Table13.A2" office:value-type="string">
            <text:p text:style-name="P794">заниматься спортом, </text:p>
            <text:p text:style-name="P794">решать проблему</text:p>
          </table:table-cell>
          <table:table-cell table:style-name="Table13.C2" office:value-type="string">
            <text:p text:style-name="P800">Don`t worry. We`ll <text:span text:style-name="T130">work</text:span> it <text:span text:style-name="T130">out</text:span> — </text:p>
            <text:p text:style-name="P800">Не волнуйся, мы <text:span text:style-name="T130">найдем выход</text:span> из этой ситуации.</text:p>
          </table:table-cell>
        </table:table-row>
        <table:table-row table:style-name="TableLine94318704536832">
          <table:table-cell table:style-name="Table13.A2" office:value-type="string">
            <text:p text:style-name="P794">find out</text:p>
          </table:table-cell>
          <table:table-cell table:style-name="Table13.A2" office:value-type="string">
            <text:p text:style-name="P794">выяснить, </text:p>
            <text:p text:style-name="P794">узнать правду</text:p>
          </table:table-cell>
          <table:table-cell table:style-name="Table13.C2" office:value-type="string">
            <text:p text:style-name="P800">Let`s <text:span text:style-name="T130">find out</text:span> what`s going on here — </text:p>
            <text:p text:style-name="P800">Давайте <text:span text:style-name="T130">выясним</text:span>, что здесь происходит.</text:p>
          </table:table-cell>
        </table:table-row>
        <table:table-row table:style-name="TableLine94318667838432">
          <table:table-cell table:style-name="Table13.A2" office:value-type="string">
            <text:p text:style-name="P794">turn out</text:p>
          </table:table-cell>
          <table:table-cell table:style-name="Table13.A2" office:value-type="string">
            <text:p text:style-name="P798">выясняться, </text:p>
            <text:p text:style-name="P798">открывать правду</text:p>
          </table:table-cell>
          <table:table-cell table:style-name="Table13.C2" office:value-type="string">
            <text:p text:style-name="P800">It <text:span text:style-name="T130">turned out</text:span> that Mike knew the truth all the time —</text:p>
            <text:p text:style-name="P800"><text:span text:style-name="T130">Выяснилось</text:span>, что Майк знал правду все время.</text:p>
          </table:table-cell>
        </table:table-row>
        <table:table-row table:style-name="TableLine94318729428800">
          <table:table-cell table:style-name="Table13.A2" office:value-type="string">
            <text:p text:style-name="P794">turn on</text:p>
          </table:table-cell>
          <table:table-cell table:style-name="Table13.A2" office:value-type="string">
            <text:p text:style-name="P798">включить</text:p>
          </table:table-cell>
          <table:table-cell table:style-name="Table13.C2" office:value-type="string">
            <text:p text:style-name="P800">It`s dark. Let`s <text:span text:style-name="T130">turn</text:span> the light <text:span text:style-name="T130">on</text:span> — </text:p>
            <text:p text:style-name="P800">Стало темно. Давай <text:span text:style-name="T130">включим</text:span> свет.</text:p>
          </table:table-cell>
        </table:table-row>
        <table:table-row table:style-name="TableLine94318733639680">
          <table:table-cell table:style-name="Table13.A2" office:value-type="string">
            <text:p text:style-name="P794">turn off</text:p>
          </table:table-cell>
          <table:table-cell table:style-name="Table13.A2" office:value-type="string">
            <text:p text:style-name="P798">выключить</text:p>
          </table:table-cell>
          <table:table-cell table:style-name="Table13.C2" office:value-type="string">
            <text:p text:style-name="P801">Could you <text:span text:style-name="T130">turn off</text:span> the TV? — </text:p>
            <text:p text:style-name="P801">Не мог бы ты <text:span text:style-name="T130">выключить</text:span> телевизор?</text:p>
          </table:table-cell>
        </table:table-row>
        <table:table-row table:style-name="TableLine94318736181744">
          <table:table-cell table:style-name="Table13.A2" office:value-type="string">
            <text:p text:style-name="P794">go on</text:p>
          </table:table-cell>
          <table:table-cell table:style-name="Table13.A2" office:value-type="string">
            <text:p text:style-name="P798">происходить (о ситуации)</text:p>
          </table:table-cell>
          <table:table-cell table:style-name="Table13.C2" office:value-type="string">
            <text:p text:style-name="P801">What`s <text:span text:style-name="T130">going on</text:span> here? — Что здесь <text:span text:style-name="T130">происходит</text:span>?</text:p>
          </table:table-cell>
        </table:table-row>
        <table:table-row table:style-name="TableLine94318733702560">
          <table:table-cell table:style-name="Table13.A2" office:value-type="string">
            <text:p text:style-name="P794">carry on</text:p>
          </table:table-cell>
          <table:table-cell table:style-name="Table13.A2" office:value-type="string">
            <text:p text:style-name="P798">продолжать</text:p>
          </table:table-cell>
          <table:table-cell table:style-name="Table13.C2" office:value-type="string">
            <text:p text:style-name="P801">I`d like to <text:span text:style-name="T130">carry on</text:span> if you don`t mind — </text:p>
            <text:p text:style-name="P801">Я бы хотел <text:span text:style-name="T130">продолжить</text:span>, если вы не возражаете.</text:p>
          </table:table-cell>
        </table:table-row>
        <table:table-row table:style-name="TableLine94318706023840">
          <table:table-cell table:style-name="Table13.A2" office:value-type="string">
            <text:p text:style-name="P794">keep on</text:p>
          </table:table-cell>
          <table:table-cell table:style-name="Table13.A2" office:value-type="string">
            <text:p text:style-name="P798">постоянно делать</text:p>
          </table:table-cell>
          <table:table-cell table:style-name="Table13.C2" office:value-type="string">
            <text:p text:style-name="P801"><text:span text:style-name="T130">Keep on</text:span> working in order to succeed — </text:p>
            <text:p text:style-name="P801"><text:span text:style-name="T130">Продолжай</text:span> работать, чтобы добиться успеха.</text:p>
          </table:table-cell>
        </table:table-row>
        <table:table-row table:style-name="TableLine94318699465504">
          <table:table-cell table:style-name="Table13.A2" office:value-type="string">
            <text:p text:style-name="P794">put on</text:p>
          </table:table-cell>
          <table:table-cell table:style-name="Table13.A2" office:value-type="string">
            <text:p text:style-name="P798">надевать (одежду), </text:p>
            <text:p text:style-name="P798">набирать вес</text:p>
          </table:table-cell>
          <table:table-cell table:style-name="Table13.C2" office:value-type="string">
            <text:p text:style-name="P801">I see you`ve <text:span text:style-name="T130">put on</text:span> a few kilos — </text:p>
            <text:p text:style-name="P801">Вижу, ты <text:span text:style-name="T130">поправился</text:span> на пару килограммов.</text:p>
          </table:table-cell>
        </table:table-row>
        <table:table-row table:style-name="TableLine94318692933120">
          <table:table-cell table:style-name="Table13.A2" office:value-type="string">
            <text:p text:style-name="P794">take off</text:p>
          </table:table-cell>
          <table:table-cell table:style-name="Table13.A2" office:value-type="string">
            <text:p text:style-name="P798">снимать (одежду)</text:p>
          </table:table-cell>
          <table:table-cell table:style-name="Table13.C2" office:value-type="string">
            <text:p text:style-name="P801">You should <text:span text:style-name="T130">take off</text:span> these ugly pants — </text:p>
            <text:p text:style-name="P801">Тебе следует <text:span text:style-name="T130">снять</text:span> эти ужасные штаны.</text:p>
          </table:table-cell>
        </table:table-row>
        <table:table-row table:style-name="TableLine94318739573040">
          <table:table-cell table:style-name="Table13.A2" office:value-type="string">
            <text:p text:style-name="P794">calm down</text:p>
          </table:table-cell>
          <table:table-cell table:style-name="Table13.A2" office:value-type="string">
            <text:p text:style-name="P798">успокоиться</text:p>
          </table:table-cell>
          <table:table-cell table:style-name="Table13.C2" office:value-type="string">
            <text:p text:style-name="P801">Please, dear, <text:span text:style-name="T130">calm down</text:span> — </text:p>
            <text:p text:style-name="P801">Прошу тебя, <text:span text:style-name="T130">успокойся</text:span>, дорогая.</text:p>
          </table:table-cell>
        </table:table-row>
        <table:table-row table:style-name="TableLine94318699272528">
          <table:table-cell table:style-name="Table13.A2" office:value-type="string">
            <text:p text:style-name="P794">keep away</text:p>
          </table:table-cell>
          <table:table-cell table:style-name="Table13.A2" office:value-type="string">
            <text:p text:style-name="P798">держаться подальше, </text:p>
            <text:p text:style-name="P798">не приближаться</text:p>
          </table:table-cell>
          <table:table-cell table:style-name="Table13.C2" office:value-type="string">
            <text:p text:style-name="P802">Hazard! <text:span text:style-name="T130">Keep away</text:span> — </text:p>
            <text:p text:style-name="P802">Опасность! <text:span text:style-name="T130">Держитесь подальше</text:span>.</text:p>
          </table:table-cell>
        </table:table-row>
        <table:table-row table:style-name="TableLine94318740932624">
          <table:table-cell table:style-name="Table13.A2" office:value-type="string">
            <text:p text:style-name="P794">give up</text:p>
          </table:table-cell>
          <table:table-cell table:style-name="Table13.A2" office:value-type="string">
            <text:p text:style-name="P798">сдаваться</text:p>
          </table:table-cell>
          <table:table-cell table:style-name="Table13.C2" office:value-type="string">
            <text:p text:style-name="P802">Never <text:span text:style-name="T130">give up</text:span>! — Никогда не <text:span text:style-name="T130">сдавайся</text:span>!</text:p>
          </table:table-cell>
        </table:table-row>
      </table:table>
      <text:p text:style-name="P617"/>
      <text:p text:style-name="P765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318739226464">
          <table:table-cell table:style-name="Table6.A1" office:value-type="string">
            <text:p text:style-name="P777">Начальная форма</text:p>
          </table:table-cell>
          <table:table-cell table:style-name="Table6.A1" office:value-type="string">
            <text:p text:style-name="P777">2я форма</text:p>
          </table:table-cell>
          <table:table-cell table:style-name="Table6.A1" office:value-type="string">
            <text:p text:style-name="P776">3я форма</text:p>
          </table:table-cell>
          <table:table-cell table:style-name="Table6.D1" office:value-type="string">
            <text:p text:style-name="P776">Перевод</text:p>
          </table:table-cell>
        </table:table-row>
        <table:table-row table:style-name="TableLine94318713284336">
          <table:table-cell table:style-name="Table6.A2" office:value-type="string">
            <text:p text:style-name="P803">begin</text:p>
          </table:table-cell>
          <table:table-cell table:style-name="Table6.A2" office:value-type="string">
            <text:p text:style-name="P803">began</text:p>
          </table:table-cell>
          <table:table-cell table:style-name="Table6.A2" office:value-type="string">
            <text:p text:style-name="P803">begun</text:p>
          </table:table-cell>
          <table:table-cell table:style-name="Table6.D2" office:value-type="string">
            <text:p text:style-name="P803">начинать</text:p>
          </table:table-cell>
        </table:table-row>
        <table:table-row table:style-name="TableLine94318733330832">
          <table:table-cell table:style-name="Table6.A2" office:value-type="string">
            <text:p text:style-name="P803">break</text:p>
          </table:table-cell>
          <table:table-cell table:style-name="Table6.A2" office:value-type="string">
            <text:p text:style-name="P803">broke</text:p>
          </table:table-cell>
          <table:table-cell table:style-name="Table6.A2" office:value-type="string">
            <text:p text:style-name="P803">broken</text:p>
          </table:table-cell>
          <table:table-cell table:style-name="Table6.D2" office:value-type="string">
            <text:p text:style-name="P803">ломать</text:p>
          </table:table-cell>
        </table:table-row>
        <table:table-row table:style-name="TableLine94318734357552">
          <table:table-cell table:style-name="Table6.A2" office:value-type="string">
            <text:p text:style-name="P803">bring</text:p>
          </table:table-cell>
          <table:table-cell table:style-name="Table6.A2" office:value-type="string">
            <text:p text:style-name="P803">brought</text:p>
          </table:table-cell>
          <table:table-cell table:style-name="Table6.A2" office:value-type="string">
            <text:p text:style-name="P803">brought</text:p>
          </table:table-cell>
          <table:table-cell table:style-name="Table6.D2" office:value-type="string">
            <text:p text:style-name="P803">приносить</text:p>
          </table:table-cell>
        </table:table-row>
        <table:table-row table:style-name="TableLine94318735139296">
          <table:table-cell table:style-name="Table6.A2" office:value-type="string">
            <text:p text:style-name="P803">buy</text:p>
          </table:table-cell>
          <table:table-cell table:style-name="Table6.A2" office:value-type="string">
            <text:p text:style-name="P803">bought</text:p>
          </table:table-cell>
          <table:table-cell table:style-name="Table6.A2" office:value-type="string">
            <text:p text:style-name="P803">bought</text:p>
          </table:table-cell>
          <table:table-cell table:style-name="Table6.D2" office:value-type="string">
            <text:p text:style-name="P803">покупать</text:p>
          </table:table-cell>
        </table:table-row>
        <table:table-row table:style-name="TableLine94318718712240">
          <table:table-cell table:style-name="Table6.A2" office:value-type="string">
            <text:p text:style-name="P803">come</text:p>
          </table:table-cell>
          <table:table-cell table:style-name="Table6.A2" office:value-type="string">
            <text:p text:style-name="P803">came</text:p>
          </table:table-cell>
          <table:table-cell table:style-name="Table6.A2" office:value-type="string">
            <text:p text:style-name="P803">come</text:p>
          </table:table-cell>
          <table:table-cell table:style-name="Table6.D2" office:value-type="string">
            <text:p text:style-name="P803">приходить</text:p>
          </table:table-cell>
        </table:table-row>
        <table:table-row table:style-name="TableLine94318735376544">
          <table:table-cell table:style-name="Table6.A2" office:value-type="string">
            <text:p text:style-name="P803">do</text:p>
          </table:table-cell>
          <table:table-cell table:style-name="Table6.A2" office:value-type="string">
            <text:p text:style-name="P803">did</text:p>
          </table:table-cell>
          <table:table-cell table:style-name="Table6.A2" office:value-type="string">
            <text:p text:style-name="P803">done</text:p>
          </table:table-cell>
          <table:table-cell table:style-name="Table6.D2" office:value-type="string">
            <text:p text:style-name="P803">делать</text:p>
          </table:table-cell>
        </table:table-row>
        <table:table-row table:style-name="TableLine94318665759488">
          <table:table-cell table:style-name="Table6.A2" office:value-type="string">
            <text:p text:style-name="P803">drink</text:p>
          </table:table-cell>
          <table:table-cell table:style-name="Table6.A2" office:value-type="string">
            <text:p text:style-name="P803">drank</text:p>
          </table:table-cell>
          <table:table-cell table:style-name="Table6.A2" office:value-type="string">
            <text:p text:style-name="P803">drunk</text:p>
          </table:table-cell>
          <table:table-cell table:style-name="Table6.D2" office:value-type="string">
            <text:p text:style-name="P803">пить</text:p>
          </table:table-cell>
        </table:table-row>
        <table:table-row table:style-name="TableLine94318735293888">
          <table:table-cell table:style-name="Table6.A2" office:value-type="string">
            <text:p text:style-name="P803">eat</text:p>
          </table:table-cell>
          <table:table-cell table:style-name="Table6.A2" office:value-type="string">
            <text:p text:style-name="P803">ate</text:p>
          </table:table-cell>
          <table:table-cell table:style-name="Table6.A2" office:value-type="string">
            <text:p text:style-name="P803">eaten</text:p>
          </table:table-cell>
          <table:table-cell table:style-name="Table6.D2" office:value-type="string">
            <text:p text:style-name="P803">есть</text:p>
          </table:table-cell>
        </table:table-row>
        <table:table-row table:style-name="TableLine94318696784416">
          <table:table-cell table:style-name="Table6.A2" office:value-type="string">
            <text:p text:style-name="P803">fall</text:p>
          </table:table-cell>
          <table:table-cell table:style-name="Table6.A2" office:value-type="string">
            <text:p text:style-name="P803">fell</text:p>
          </table:table-cell>
          <table:table-cell table:style-name="Table6.A2" office:value-type="string">
            <text:p text:style-name="P803">fallen</text:p>
          </table:table-cell>
          <table:table-cell table:style-name="Table6.D2" office:value-type="string">
            <text:p text:style-name="P803">падать</text:p>
          </table:table-cell>
        </table:table-row>
        <table:table-row table:style-name="TableLine94318692907808">
          <table:table-cell table:style-name="Table6.A2" office:value-type="string">
            <text:p text:style-name="P803">fly</text:p>
          </table:table-cell>
          <table:table-cell table:style-name="Table6.A2" office:value-type="string">
            <text:p text:style-name="P803">flew</text:p>
          </table:table-cell>
          <table:table-cell table:style-name="Table6.A2" office:value-type="string">
            <text:p text:style-name="P803">flown</text:p>
          </table:table-cell>
          <table:table-cell table:style-name="Table6.D2" office:value-type="string">
            <text:p text:style-name="P803">летать</text:p>
          </table:table-cell>
        </table:table-row>
        <table:table-row table:style-name="TableLine94318705750992">
          <table:table-cell table:style-name="Table6.A2" office:value-type="string">
            <text:p text:style-name="P803">forget</text:p>
          </table:table-cell>
          <table:table-cell table:style-name="Table6.A2" office:value-type="string">
            <text:p text:style-name="P803">forgot</text:p>
          </table:table-cell>
          <table:table-cell table:style-name="Table6.A2" office:value-type="string">
            <text:p text:style-name="P803">forgotten</text:p>
          </table:table-cell>
          <table:table-cell table:style-name="Table6.D2" office:value-type="string">
            <text:p text:style-name="P803">забывать</text:p>
          </table:table-cell>
        </table:table-row>
        <table:table-row table:style-name="TableLine94318698423168">
          <table:table-cell table:style-name="Table6.A2" office:value-type="string">
            <text:p text:style-name="P803">get</text:p>
          </table:table-cell>
          <table:table-cell table:style-name="Table6.A2" office:value-type="string">
            <text:p text:style-name="P803">got</text:p>
          </table:table-cell>
          <table:table-cell table:style-name="Table6.A2" office:value-type="string">
            <text:p text:style-name="P803">got</text:p>
          </table:table-cell>
          <table:table-cell table:style-name="Table6.D2" office:value-type="string">
            <text:p text:style-name="P803">получать</text:p>
          </table:table-cell>
        </table:table-row>
        <table:table-row table:style-name="TableLine94318670098656">
          <table:table-cell table:style-name="Table6.A2" office:value-type="string">
            <text:p text:style-name="P804">give</text:p>
          </table:table-cell>
          <table:table-cell table:style-name="Table6.A2" office:value-type="string">
            <text:p text:style-name="P804">gave</text:p>
          </table:table-cell>
          <table:table-cell table:style-name="Table6.A2" office:value-type="string">
            <text:p text:style-name="P804">given</text:p>
          </table:table-cell>
          <table:table-cell table:style-name="Table6.D2" office:value-type="string">
            <text:p text:style-name="P804">давать</text:p>
          </table:table-cell>
        </table:table-row>
        <table:table-row table:style-name="TableLine94318732860000">
          <table:table-cell table:style-name="Table6.A2" office:value-type="string">
            <text:p text:style-name="P804">go</text:p>
          </table:table-cell>
          <table:table-cell table:style-name="Table6.A2" office:value-type="string">
            <text:p text:style-name="P804">went</text:p>
          </table:table-cell>
          <table:table-cell table:style-name="Table6.A2" office:value-type="string">
            <text:p text:style-name="P804">gone</text:p>
          </table:table-cell>
          <table:table-cell table:style-name="Table6.D2" office:value-type="string">
            <text:p text:style-name="P804">идти</text:p>
          </table:table-cell>
        </table:table-row>
        <table:table-row table:style-name="TableLine94318738812720">
          <table:table-cell table:style-name="Table6.A2" office:value-type="string">
            <text:p text:style-name="P805">have</text:p>
          </table:table-cell>
          <table:table-cell table:style-name="Table6.A2" office:value-type="string">
            <text:p text:style-name="P805">had</text:p>
          </table:table-cell>
          <table:table-cell table:style-name="Table6.A2" office:value-type="string">
            <text:p text:style-name="P805">had</text:p>
          </table:table-cell>
          <table:table-cell table:style-name="Table6.D2" office:value-type="string">
            <text:p text:style-name="P805">иметь </text:p>
          </table:table-cell>
        </table:table-row>
        <table:table-row table:style-name="TableLine94318738660864">
          <table:table-cell table:style-name="Table6.A2" office:value-type="string">
            <text:p text:style-name="P805">hear</text:p>
          </table:table-cell>
          <table:table-cell table:style-name="Table6.A2" office:value-type="string">
            <text:p text:style-name="P805">heard</text:p>
          </table:table-cell>
          <table:table-cell table:style-name="Table6.A2" office:value-type="string">
            <text:p text:style-name="P805">heard</text:p>
          </table:table-cell>
          <table:table-cell table:style-name="Table6.D2" office:value-type="string">
            <text:p text:style-name="P805">слышать</text:p>
          </table:table-cell>
        </table:table-row>
        <table:table-row table:style-name="TableLine94318664777264">
          <table:table-cell table:style-name="Table6.A2" office:value-type="string">
            <text:p text:style-name="P805">know</text:p>
          </table:table-cell>
          <table:table-cell table:style-name="Table6.A2" office:value-type="string">
            <text:p text:style-name="P805">knew</text:p>
          </table:table-cell>
          <table:table-cell table:style-name="Table6.A2" office:value-type="string">
            <text:p text:style-name="P805">known</text:p>
          </table:table-cell>
          <table:table-cell table:style-name="Table6.D2" office:value-type="string">
            <text:p text:style-name="P805">знать</text:p>
          </table:table-cell>
        </table:table-row>
        <table:table-row table:style-name="TableLine94318713648560">
          <table:table-cell table:style-name="Table6.A2" office:value-type="string">
            <text:p text:style-name="P805">lose</text:p>
          </table:table-cell>
          <table:table-cell table:style-name="Table6.A2" office:value-type="string">
            <text:p text:style-name="P805">lost</text:p>
          </table:table-cell>
          <table:table-cell table:style-name="Table6.A2" office:value-type="string">
            <text:p text:style-name="P805">lost</text:p>
          </table:table-cell>
          <table:table-cell table:style-name="Table6.D2" office:value-type="string">
            <text:p text:style-name="P805">терять</text:p>
          </table:table-cell>
        </table:table-row>
        <table:table-row table:style-name="TableLine94318663581232">
          <table:table-cell table:style-name="Table6.A2" office:value-type="string">
            <text:p text:style-name="P805">make</text:p>
          </table:table-cell>
          <table:table-cell table:style-name="Table6.A2" office:value-type="string">
            <text:p text:style-name="P805">made</text:p>
          </table:table-cell>
          <table:table-cell table:style-name="Table6.A2" office:value-type="string">
            <text:p text:style-name="P805">made</text:p>
          </table:table-cell>
          <table:table-cell table:style-name="Table6.D2" office:value-type="string">
            <text:p text:style-name="P805">делать</text:p>
          </table:table-cell>
        </table:table-row>
        <table:table-row table:style-name="TableLine94318665534640">
          <table:table-cell table:style-name="Table6.A2" office:value-type="string">
            <text:p text:style-name="P805">pay</text:p>
          </table:table-cell>
          <table:table-cell table:style-name="Table6.A2" office:value-type="string">
            <text:p text:style-name="P805">paid</text:p>
          </table:table-cell>
          <table:table-cell table:style-name="Table6.A2" office:value-type="string">
            <text:p text:style-name="P805">paid</text:p>
          </table:table-cell>
          <table:table-cell table:style-name="Table6.D2" office:value-type="string">
            <text:p text:style-name="P805">платить</text:p>
          </table:table-cell>
        </table:table-row>
        <table:table-row table:style-name="TableLine94318695901296">
          <table:table-cell table:style-name="Table6.A2" office:value-type="string">
            <text:p text:style-name="P805">put</text:p>
          </table:table-cell>
          <table:table-cell table:style-name="Table6.A2" office:value-type="string">
            <text:p text:style-name="P805">put</text:p>
          </table:table-cell>
          <table:table-cell table:style-name="Table6.A2" office:value-type="string">
            <text:p text:style-name="P805">put</text:p>
          </table:table-cell>
          <table:table-cell table:style-name="Table6.D2" office:value-type="string">
            <text:p text:style-name="P805">класть</text:p>
          </table:table-cell>
        </table:table-row>
        <table:table-row table:style-name="TableLine94318740818128">
          <table:table-cell table:style-name="Table6.A2" office:value-type="string">
            <text:p text:style-name="P805">read</text:p>
          </table:table-cell>
          <table:table-cell table:style-name="Table6.A2" office:value-type="string">
            <text:p text:style-name="P805">read</text:p>
          </table:table-cell>
          <table:table-cell table:style-name="Table6.A2" office:value-type="string">
            <text:p text:style-name="P805">read</text:p>
          </table:table-cell>
          <table:table-cell table:style-name="Table6.D2" office:value-type="string">
            <text:p text:style-name="P805">читать</text:p>
          </table:table-cell>
        </table:table-row>
        <table:table-row table:style-name="TableLine94318737190800">
          <table:table-cell table:style-name="Table6.A2" office:value-type="string">
            <text:p text:style-name="P805">say</text:p>
          </table:table-cell>
          <table:table-cell table:style-name="Table6.A2" office:value-type="string">
            <text:p text:style-name="P805">said</text:p>
          </table:table-cell>
          <table:table-cell table:style-name="Table6.A2" office:value-type="string">
            <text:p text:style-name="P805">said</text:p>
          </table:table-cell>
          <table:table-cell table:style-name="Table6.D2" office:value-type="string">
            <text:p text:style-name="P805">сказать</text:p>
          </table:table-cell>
        </table:table-row>
        <table:table-row table:style-name="TableLine94318736423424">
          <table:table-cell table:style-name="Table6.A2" office:value-type="string">
            <text:p text:style-name="P805">speak</text:p>
          </table:table-cell>
          <table:table-cell table:style-name="Table6.A2" office:value-type="string">
            <text:p text:style-name="P805">spoke</text:p>
          </table:table-cell>
          <table:table-cell table:style-name="Table6.A2" office:value-type="string">
            <text:p text:style-name="P805">spoken</text:p>
          </table:table-cell>
          <table:table-cell table:style-name="Table6.D2" office:value-type="string">
            <text:p text:style-name="P805">говорить</text:p>
          </table:table-cell>
        </table:table-row>
        <table:table-row table:style-name="TableLine94318732158816">
          <table:table-cell table:style-name="Table6.A2" office:value-type="string">
            <text:p text:style-name="P805">see</text:p>
          </table:table-cell>
          <table:table-cell table:style-name="Table6.A2" office:value-type="string">
            <text:p text:style-name="P805">saw</text:p>
          </table:table-cell>
          <table:table-cell table:style-name="Table6.A2" office:value-type="string">
            <text:p text:style-name="P805">seen</text:p>
          </table:table-cell>
          <table:table-cell table:style-name="Table6.D2" office:value-type="string">
            <text:p text:style-name="P805">видеть</text:p>
          </table:table-cell>
        </table:table-row>
        <table:table-row table:style-name="TableLine94318739491936">
          <table:table-cell table:style-name="Table6.A2" office:value-type="string">
            <text:p text:style-name="P805">sit</text:p>
          </table:table-cell>
          <table:table-cell table:style-name="Table6.A2" office:value-type="string">
            <text:p text:style-name="P805">sat</text:p>
          </table:table-cell>
          <table:table-cell table:style-name="Table6.A2" office:value-type="string">
            <text:p text:style-name="P805">sat</text:p>
          </table:table-cell>
          <table:table-cell table:style-name="Table6.D2" office:value-type="string">
            <text:p text:style-name="P805">сидеть</text:p>
          </table:table-cell>
        </table:table-row>
        <table:table-row table:style-name="TableLine94318702910160">
          <table:table-cell table:style-name="Table6.A2" office:value-type="string">
            <text:p text:style-name="P805">take</text:p>
          </table:table-cell>
          <table:table-cell table:style-name="Table6.A2" office:value-type="string">
            <text:p text:style-name="P805">took</text:p>
          </table:table-cell>
          <table:table-cell table:style-name="Table6.A2" office:value-type="string">
            <text:p text:style-name="P805">taken</text:p>
          </table:table-cell>
          <table:table-cell table:style-name="Table6.D2" office:value-type="string">
            <text:p text:style-name="P805">брать</text:p>
          </table:table-cell>
        </table:table-row>
        <table:table-row table:style-name="TableLine94318699219152">
          <table:table-cell table:style-name="Table6.A2" office:value-type="string">
            <text:p text:style-name="P806">teach</text:p>
          </table:table-cell>
          <table:table-cell table:style-name="Table6.A2" office:value-type="string">
            <text:p text:style-name="P807">taught</text:p>
          </table:table-cell>
          <table:table-cell table:style-name="Table6.A2" office:value-type="string">
            <text:p text:style-name="P806">taught</text:p>
          </table:table-cell>
          <table:table-cell table:style-name="Table6.D2" office:value-type="string">
            <text:p text:style-name="P806">обучать</text:p>
          </table:table-cell>
        </table:table-row>
        <table:table-row table:style-name="TableLine94318741088592">
          <table:table-cell table:style-name="Table6.A2" office:value-type="string">
            <text:p text:style-name="P805">tell</text:p>
          </table:table-cell>
          <table:table-cell table:style-name="Table6.A2" office:value-type="string">
            <text:p text:style-name="P805">told</text:p>
          </table:table-cell>
          <table:table-cell table:style-name="Table6.A2" office:value-type="string">
            <text:p text:style-name="P805">told</text:p>
          </table:table-cell>
          <table:table-cell table:style-name="Table6.D2" office:value-type="string">
            <text:p text:style-name="P805">рассказывать</text:p>
          </table:table-cell>
        </table:table-row>
        <table:table-row table:style-name="TableLine94318666417568">
          <table:table-cell table:style-name="Table6.A2" office:value-type="string">
            <text:p text:style-name="P805">think</text:p>
          </table:table-cell>
          <table:table-cell table:style-name="Table6.A2" office:value-type="string">
            <text:p text:style-name="P805">thought</text:p>
          </table:table-cell>
          <table:table-cell table:style-name="Table6.A2" office:value-type="string">
            <text:p text:style-name="P805">thought</text:p>
          </table:table-cell>
          <table:table-cell table:style-name="Table6.D2" office:value-type="string">
            <text:p text:style-name="P805">думать</text:p>
          </table:table-cell>
        </table:table-row>
        <table:table-row table:style-name="TableLine94318690409216">
          <table:table-cell table:style-name="Table6.A2" office:value-type="string">
            <text:p text:style-name="P805">win</text:p>
          </table:table-cell>
          <table:table-cell table:style-name="Table6.A2" office:value-type="string">
            <text:p text:style-name="P805">won</text:p>
          </table:table-cell>
          <table:table-cell table:style-name="Table6.A2" office:value-type="string">
            <text:p text:style-name="P805">won</text:p>
          </table:table-cell>
          <table:table-cell table:style-name="Table6.D2" office:value-type="string">
            <text:p text:style-name="P805">побеждать</text:p>
          </table:table-cell>
        </table:table-row>
        <table:table-row table:style-name="TableLine94318730205296">
          <table:table-cell table:style-name="Table6.A2" office:value-type="string">
            <text:p text:style-name="P805">write</text:p>
          </table:table-cell>
          <table:table-cell table:style-name="Table6.A2" office:value-type="string">
            <text:p text:style-name="P805">wrote</text:p>
          </table:table-cell>
          <table:table-cell table:style-name="Table6.A2" office:value-type="string">
            <text:p text:style-name="P805">written</text:p>
          </table:table-cell>
          <table:table-cell table:style-name="Table6.D2" office:value-type="string">
            <text:p text:style-name="P805">писать</text:p>
          </table:table-cell>
        </table:table-row>
      </table:table>
      <text:p text:style-name="P6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2-25T15:28:04.759623964</dc:date>
    <meta:editing-duration>PT11H47M52S</meta:editing-duration>
    <meta:editing-cycles>208</meta:editing-cycles>
    <meta:document-statistic meta:table-count="7" meta:image-count="0" meta:object-count="0" meta:page-count="38" meta:paragraph-count="1481" meta:word-count="11472" meta:character-count="71747" meta:non-whitespace-character-count="61302"/>
  </office:meta>
</office:document-meta>
</file>